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5.025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8063in"/>
    </style:style>
    <style:style style:name="co10" style:family="table-column">
      <style:table-column-properties fo:break-before="auto" style:column-width="0.6398in"/>
    </style:style>
    <style:style style:name="co11" style:family="table-column">
      <style:table-column-properties fo:break-before="auto" style:column-width="0.6102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1.1417in"/>
    </style:style>
    <style:style style:name="co14" style:family="table-column">
      <style:table-column-properties fo:break-before="auto" style:column-width="0.4957in"/>
    </style:style>
    <style:style style:name="co15" style:family="table-column">
      <style:table-column-properties fo:break-before="auto" style:column-width="0.4382in"/>
    </style:style>
    <style:style style:name="co16" style:family="table-column">
      <style:table-column-properties fo:break-before="auto" style:column-width="0.4236in"/>
    </style:style>
    <style:style style:name="co17" style:family="table-column">
      <style:table-column-properties fo:break-before="auto" style:column-width="0.9484in"/>
    </style:style>
    <style:style style:name="co18" style:family="table-column">
      <style:table-column-properties fo:break-before="auto" style:column-width="0.7618in"/>
    </style:style>
    <style:style style:name="co19" style:family="table-column">
      <style:table-column-properties fo:break-before="auto" style:column-width="1.1709in"/>
    </style:style>
    <style:style style:name="co20" style:family="table-column">
      <style:table-column-properties fo:break-before="auto" style:column-width="1.1563in"/>
    </style:style>
    <style:style style:name="co21" style:family="table-column">
      <style:table-column-properties fo:break-before="auto" style:column-width="1.0701in"/>
    </style:style>
    <style:style style:name="co22" style:family="table-column">
      <style:table-column-properties fo:break-before="auto" style:column-width="1.1839in"/>
    </style:style>
    <style:style style:name="co23" style:family="table-column">
      <style:table-column-properties fo:break-before="auto" style:column-width="1.0043in"/>
    </style:style>
    <style:style style:name="co24" style:family="table-column">
      <style:table-column-properties fo:break-before="auto" style:column-width="1.0909in"/>
    </style:style>
    <style:style style:name="co25" style:family="table-column">
      <style:table-column-properties fo:break-before="auto" style:column-width="1.089in"/>
    </style:style>
    <style:style style:name="co26" style:family="table-column">
      <style:table-column-properties fo:break-before="auto" style:column-width="1.3327in"/>
    </style:style>
    <style:style style:name="co27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61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909in" fo:break-before="auto" style:use-optimal-row-height="true"/>
    </style:style>
    <style:style style:name="ro7" style:family="table-row">
      <style:table-row-properties style:row-height="0.5354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#000055"/>
    </style:style>
    <style:style style:name="ce9" style:family="table-cell" style:parent-style-name="Default">
      <style:table-cell-properties fo:background-color="#550000"/>
    </style:style>
    <style:style style:name="ce10" style:family="table-cell" style:parent-style-name="Default">
      <style:table-cell-properties fo:background-color="#550055"/>
    </style:style>
    <style:style style:name="ce11" style:family="table-cell" style:parent-style-name="Default">
      <style:table-cell-properties fo:background-color="#0000aa"/>
    </style:style>
    <style:style style:name="ce12" style:family="table-cell" style:parent-style-name="Default">
      <style:table-cell-properties fo:background-color="#5500aa"/>
    </style:style>
    <style:style style:name="ce13" style:family="table-cell" style:parent-style-name="Default">
      <style:table-cell-properties fo:background-color="#005500"/>
    </style:style>
    <style:style style:name="ce14" style:family="table-cell" style:parent-style-name="Default">
      <style:table-cell-properties fo:background-color="#005555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fo:background-color="#555500"/>
    </style:style>
    <style:style style:name="ce17" style:family="table-cell" style:parent-style-name="Default">
      <style:table-cell-properties fo:background-color="#aa0000"/>
    </style:style>
    <style:style style:name="ce18" style:family="table-cell" style:parent-style-name="Default">
      <style:table-cell-properties fo:background-color="#555555"/>
    </style:style>
    <style:style style:name="ce19" style:family="table-cell" style:parent-style-name="Default">
      <style:table-cell-properties fo:background-color="#5500ff"/>
    </style:style>
    <style:style style:name="ce20" style:family="table-cell" style:parent-style-name="Default">
      <style:table-cell-properties fo:background-color="#aa0055"/>
    </style:style>
    <style:style style:name="ce21" style:family="table-cell" style:parent-style-name="Default">
      <style:table-cell-properties fo:background-color="#0055aa"/>
    </style:style>
    <style:style style:name="ce22" style:family="table-cell" style:parent-style-name="Default">
      <style:table-cell-properties fo:background-color="#5555aa"/>
    </style:style>
    <style:style style:name="ce23" style:family="table-cell" style:parent-style-name="Default">
      <style:table-cell-properties fo:background-color="#aa00aa"/>
    </style:style>
    <style:style style:name="ce24" style:family="table-cell" style:parent-style-name="Default">
      <style:table-cell-properties fo:background-color="#0055ff"/>
    </style:style>
    <style:style style:name="ce25" style:family="table-cell" style:parent-style-name="Default">
      <style:table-cell-properties fo:background-color="#aa5500"/>
    </style:style>
    <style:style style:name="ce26" style:family="table-cell" style:parent-style-name="Default">
      <style:table-cell-properties fo:background-color="#5555ff"/>
    </style:style>
    <style:style style:name="ce27" style:family="table-cell" style:parent-style-name="Default">
      <style:table-cell-properties fo:background-color="#aa5555"/>
    </style:style>
    <style:style style:name="ce28" style:family="table-cell" style:parent-style-name="Default">
      <style:table-cell-properties fo:background-color="#aa00ff"/>
    </style:style>
    <style:style style:name="ce29" style:family="table-cell" style:parent-style-name="Default">
      <style:table-cell-properties fo:background-color="#aa55aa"/>
    </style:style>
    <style:style style:name="ce30" style:family="table-cell" style:parent-style-name="Default" style:data-style-name="N4">
      <style:table-cell-properties fo:background-color="#ff0000"/>
    </style:style>
    <style:style style:name="ce31" style:family="table-cell" style:parent-style-name="Default">
      <style:table-cell-properties fo:background-color="#ff0055"/>
    </style:style>
    <style:style style:name="ce32" style:family="table-cell" style:parent-style-name="Default">
      <style:table-cell-properties fo:background-color="#aa55ff"/>
    </style:style>
    <style:style style:name="ce33" style:family="table-cell" style:parent-style-name="Default">
      <style:table-cell-properties fo:background-color="#ff00aa"/>
    </style:style>
    <style:style style:name="ce34" style:family="table-cell" style:parent-style-name="Default">
      <style:table-cell-properties fo:background-color="#ff5500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ff5555"/>
    </style:style>
    <style:style style:name="ce37" style:family="table-cell" style:parent-style-name="Default">
      <style:table-cell-properties fo:background-color="#00aa00"/>
    </style:style>
    <style:style style:name="ce38" style:family="table-cell" style:parent-style-name="Default">
      <style:table-cell-properties fo:background-color="#00aa55"/>
    </style:style>
    <style:style style:name="ce39" style:family="table-cell" style:parent-style-name="Default">
      <style:table-cell-properties fo:background-color="#ff55aa"/>
    </style:style>
    <style:style style:name="ce40" style:family="table-cell" style:parent-style-name="Default">
      <style:table-cell-properties fo:background-color="#55aa00"/>
    </style:style>
    <style:style style:name="ce41" style:family="table-cell" style:parent-style-name="Default">
      <style:table-cell-properties fo:background-color="#55aa55"/>
    </style:style>
    <style:style style:name="ce42" style:family="table-cell" style:parent-style-name="Default">
      <style:table-cell-properties fo:background-color="#00aaaa"/>
    </style:style>
    <style:style style:name="ce43" style:family="table-cell" style:parent-style-name="Default">
      <style:table-cell-properties fo:background-color="#55aaaa"/>
    </style:style>
    <style:style style:name="ce44" style:family="table-cell" style:parent-style-name="Default">
      <style:table-cell-properties fo:background-color="#ff55ff"/>
    </style:style>
    <style:style style:name="ce45" style:family="table-cell" style:parent-style-name="Default">
      <style:table-cell-properties fo:background-color="#00aaff"/>
    </style:style>
    <style:style style:name="ce46" style:family="table-cell" style:parent-style-name="Default">
      <style:table-cell-properties fo:background-color="#aaaa00"/>
    </style:style>
    <style:style style:name="ce47" style:family="table-cell" style:parent-style-name="Default">
      <style:table-cell-properties fo:background-color="#55aaff"/>
    </style:style>
    <style:style style:name="ce48" style:family="table-cell" style:parent-style-name="Default">
      <style:table-cell-properties fo:background-color="#aaaa55"/>
    </style:style>
    <style:style style:name="ce49" style:family="table-cell" style:parent-style-name="Default">
      <style:table-cell-properties fo:background-color="#aaaaaa"/>
    </style:style>
    <style:style style:name="ce50" style:family="table-cell" style:parent-style-name="Default">
      <style:table-cell-properties fo:background-color="#aaaaff"/>
    </style:style>
    <style:style style:name="ce51" style:family="table-cell" style:parent-style-name="Default">
      <style:table-cell-properties fo:background-color="#ffaa00"/>
    </style:style>
    <style:style style:name="ce52" style:family="table-cell" style:parent-style-name="Default">
      <style:table-cell-properties fo:background-color="#ffaa55"/>
    </style:style>
    <style:style style:name="ce53" style:family="table-cell" style:parent-style-name="Default">
      <style:table-cell-properties fo:background-color="#ffaaaa"/>
    </style:style>
    <style:style style:name="ce54" style:family="table-cell" style:parent-style-name="Default">
      <style:table-cell-properties fo:background-color="#ffaaff"/>
    </style:style>
    <style:style style:name="ce55" style:family="table-cell" style:parent-style-name="Default">
      <style:table-cell-properties fo:background-color="#00ff00"/>
    </style:style>
    <style:style style:name="ce56" style:family="table-cell" style:parent-style-name="Default">
      <style:table-cell-properties fo:background-color="#00ff55"/>
    </style:style>
    <style:style style:name="ce57" style:family="table-cell" style:parent-style-name="Default">
      <style:table-cell-properties fo:background-color="#55ff00"/>
    </style:style>
    <style:style style:name="ce58" style:family="table-cell" style:parent-style-name="Default">
      <style:table-cell-properties fo:background-color="#55ff55"/>
    </style:style>
    <style:style style:name="ce59" style:family="table-cell" style:parent-style-name="Default">
      <style:table-cell-properties fo:background-color="#00ffaa"/>
    </style:style>
    <style:style style:name="ce60" style:family="table-cell" style:parent-style-name="Default">
      <style:table-cell-properties fo:background-color="#55ffaa"/>
    </style:style>
    <style:style style:name="ce61" style:family="table-cell" style:parent-style-name="Default">
      <style:table-cell-properties fo:background-color="#00ffff"/>
    </style:style>
    <style:style style:name="ce62" style:family="table-cell" style:parent-style-name="Default">
      <style:table-cell-properties fo:background-color="#aaff00"/>
    </style:style>
    <style:style style:name="ce63" style:family="table-cell" style:parent-style-name="Default">
      <style:table-cell-properties fo:background-color="#55ffff"/>
    </style:style>
    <style:style style:name="ce64" style:family="table-cell" style:parent-style-name="Default">
      <style:table-cell-properties fo:background-color="#aaff55"/>
    </style:style>
    <style:style style:name="ce65" style:family="table-cell" style:parent-style-name="Default">
      <style:table-cell-properties fo:background-color="#aaffaa"/>
    </style:style>
    <style:style style:name="ce66" style:family="table-cell" style:parent-style-name="Default">
      <style:table-cell-properties fo:background-color="#aaffff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55"/>
    </style:style>
    <style:style style:name="ce69" style:family="table-cell" style:parent-style-name="Default">
      <style:table-cell-properties fo:background-color="#ffffaa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89" style:family="table-cell" style:parent-style-name="Default">
      <style:text-properties style:font-name="Courier New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4" style:family="table-cell" style:parent-style-name="Default" style:data-style-name="N1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5" style:family="table-cell" style:parent-style-name="Default" style:data-style-name="N1"/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98" style:family="table-cell" style:parent-style-name="Default">
      <style:text-properties fo:font-style="italic" style:font-style-asian="italic" style:font-style-complex="italic"/>
    </style:style>
    <style:style style:name="ce99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0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e6e6e6" fo:padding-bottom="0.0193in" fo:padding-left="0.0138in" fo:padding-right="0.0138in" fo:padding-top="0.0193in"/>
      <style:text-properties fo:font-style="italic" style:font-style-asian="italic" style:font-style-complex="italic"/>
    </style:style>
    <style:style style:name="ce102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3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4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5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6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7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8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9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0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1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2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13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4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5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6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1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8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9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22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3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4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5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6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27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2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30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1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4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35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6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7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38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9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0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1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2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3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4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5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6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7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48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9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0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1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2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3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54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6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7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8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1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62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3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4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5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6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68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/>
    </style:style>
    <style:style style:name="ce169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/>
    </style:style>
    <style:style style:name="ce170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71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/>
    </style:style>
    <style:style style:name="ce172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/>
    </style:style>
    <style:style style:name="ce1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74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/>
    </style:style>
    <style:style style:name="ce175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/>
    </style:style>
    <style:style style:name="ce176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7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/>
    </style:style>
    <style:style style:name="ce178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/>
    </style:style>
    <style:style style:name="ce179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/>
    </style:style>
    <style:style style:name="ce180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/>
    </style:style>
    <style:style style:name="ce18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82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/>
    </style:style>
    <style:style style:name="ce183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/>
    </style:style>
    <style:style style:name="ce184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/>
    </style:style>
    <style:style style:name="ce185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/>
    </style:style>
    <style:style style:name="ce18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87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/>
    </style:style>
    <style:style style:name="ce188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/>
    </style:style>
    <style:style style:name="ce189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/>
    </style:style>
    <style:style style:name="ce190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/>
    </style:style>
    <style:style style:name="ce191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/>
    </style:style>
    <style:style style:name="ce192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/>
    </style:style>
    <style:style style:name="ce193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/>
    </style:style>
    <style:style style:name="ce19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95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/>
    </style:style>
    <style:style style:name="ce196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/>
    </style:style>
    <style:style style:name="ce197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/>
    </style:style>
    <style:style style:name="ce198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/>
    </style:style>
    <style:style style:name="ce199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200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/>
    </style:style>
    <style:style style:name="ce201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/>
    </style:style>
    <style:style style:name="ce202" style:family="table-cell" style:parent-style-name="Default">
      <style:table-cell-properties fo:background-color="#000080"/>
    </style:style>
    <style:style style:name="ce203" style:family="table-cell" style:parent-style-name="Default">
      <style:table-cell-properties fo:background-color="#008000"/>
    </style:style>
    <style:style style:name="ce204" style:family="table-cell" style:parent-style-name="Default">
      <style:table-cell-properties fo:background-color="#008080"/>
    </style:style>
    <style:style style:name="ce205" style:family="table-cell" style:parent-style-name="Default">
      <style:table-cell-properties fo:background-color="#800000"/>
    </style:style>
    <style:style style:name="ce206" style:family="table-cell" style:parent-style-name="Default">
      <style:table-cell-properties fo:background-color="#800080"/>
    </style:style>
    <style:style style:name="ce207" style:family="table-cell" style:parent-style-name="Default">
      <style:table-cell-properties fo:background-color="#808000"/>
    </style:style>
    <style:style style:name="ce208" style:family="table-cell" style:parent-style-name="Default">
      <style:table-cell-properties fo:background-color="#808080"/>
    </style:style>
    <style:style style:name="ce209" style:family="table-cell" style:parent-style-name="Default">
      <style:table-cell-properties fo:background-color="#c0c0c0"/>
    </style:style>
    <style:style style:name="ce210" style:family="table-cell" style:parent-style-name="Default">
      <style:table-cell-properties fo:background-color="#ff0000"/>
    </style:style>
    <style:style style:name="ce211" style:family="table-cell" style:parent-style-name="Default">
      <style:table-cell-properties fo:background-color="#333333"/>
    </style:style>
    <style:style style:name="ce212" style:family="table-cell" style:parent-style-name="Default">
      <style:table-cell-properties fo:background-color="#4c4c4c"/>
    </style:style>
    <style:style style:name="ce213" style:family="table-cell" style:parent-style-name="Default">
      <style:table-cell-properties fo:background-color="#666666"/>
    </style:style>
    <style:style style:name="ce214" style:family="table-cell" style:parent-style-name="Default">
      <style:table-cell-properties fo:background-color="#999999"/>
    </style:style>
    <style:style style:name="ce215" style:family="table-cell" style:parent-style-name="Default">
      <style:table-cell-properties fo:background-color="#b3b3b3"/>
    </style:style>
    <style:style style:name="ce216" style:family="table-cell" style:parent-style-name="Default">
      <style:table-cell-properties fo:background-color="#cccccc"/>
    </style:style>
    <style:style style:name="ce217" style:family="table-cell" style:parent-style-name="Default">
      <style:table-cell-properties fo:background-color="#e6e6e6"/>
    </style:style>
    <style:style style:name="ce218" style:family="table-cell" style:parent-style-name="Default">
      <style:table-cell-properties fo:background-color="#e6e6ff"/>
    </style:style>
    <style:style style:name="ce219" style:family="table-cell" style:parent-style-name="Default">
      <style:table-cell-properties fo:background-color="#ff3366"/>
    </style:style>
    <style:style style:name="ce220" style:family="table-cell" style:parent-style-name="Default">
      <style:table-cell-properties fo:background-color="#dc2300"/>
    </style:style>
    <style:style style:name="ce221" style:family="table-cell" style:parent-style-name="Default">
      <style:table-cell-properties fo:background-color="#b84700"/>
    </style:style>
    <style:style style:name="ce222" style:family="table-cell" style:parent-style-name="Default">
      <style:table-cell-properties fo:background-color="#ff3333"/>
    </style:style>
    <style:style style:name="ce223" style:family="table-cell" style:parent-style-name="Default">
      <style:table-cell-properties fo:background-color="#eb613d"/>
    </style:style>
    <style:style style:name="ce224" style:family="table-cell" style:parent-style-name="Default">
      <style:table-cell-properties fo:background-color="#b84747"/>
    </style:style>
    <style:style style:name="ce225" style:family="table-cell" style:parent-style-name="Default">
      <style:table-cell-properties fo:background-color="#b80047"/>
    </style:style>
    <style:style style:name="ce226" style:family="table-cell" style:parent-style-name="Default">
      <style:table-cell-properties fo:background-color="#99284c"/>
    </style:style>
    <style:style style:name="ce227" style:family="table-cell" style:parent-style-name="Default">
      <style:table-cell-properties fo:background-color="#94006b"/>
    </style:style>
    <style:style style:name="ce228" style:family="table-cell" style:parent-style-name="Default">
      <style:table-cell-properties fo:background-color="#94476b"/>
    </style:style>
    <style:style style:name="ce229" style:family="table-cell" style:parent-style-name="Default">
      <style:table-cell-properties fo:background-color="#944794"/>
    </style:style>
    <style:style style:name="ce230" style:family="table-cell" style:parent-style-name="Default">
      <style:table-cell-properties fo:background-color="#9966cc"/>
    </style:style>
    <style:style style:name="ce231" style:family="table-cell" style:parent-style-name="Default">
      <style:table-cell-properties fo:background-color="#6b4794"/>
    </style:style>
    <style:style style:name="ce232" style:family="table-cell" style:parent-style-name="Default">
      <style:table-cell-properties fo:background-color="#6b2394"/>
    </style:style>
    <style:style style:name="ce233" style:family="table-cell" style:parent-style-name="Default">
      <style:table-cell-properties fo:background-color="#6b0094"/>
    </style:style>
    <style:style style:name="ce234" style:family="table-cell" style:parent-style-name="Default">
      <style:table-cell-properties fo:background-color="#5e11a6"/>
    </style:style>
    <style:style style:name="ce235" style:family="table-cell" style:parent-style-name="Default">
      <style:table-cell-properties fo:background-color="#280099"/>
    </style:style>
    <style:style style:name="ce236" style:family="table-cell" style:parent-style-name="Default">
      <style:table-cell-properties fo:background-color="#4700b8"/>
    </style:style>
    <style:style style:name="ce237" style:family="table-cell" style:parent-style-name="Default">
      <style:table-cell-properties fo:background-color="#2300dc"/>
    </style:style>
    <style:style style:name="ce238" style:family="table-cell" style:parent-style-name="Default">
      <style:table-cell-properties fo:background-color="#2323dc"/>
    </style:style>
    <style:style style:name="ce239" style:family="table-cell" style:parent-style-name="Default">
      <style:table-cell-properties fo:background-color="#0047ff"/>
    </style:style>
    <style:style style:name="ce240" style:family="table-cell" style:parent-style-name="Default">
      <style:table-cell-properties fo:background-color="#0099ff"/>
    </style:style>
    <style:style style:name="ce241" style:family="table-cell" style:parent-style-name="Default">
      <style:table-cell-properties fo:background-color="#00b8ff"/>
    </style:style>
    <style:style style:name="ce242" style:family="table-cell" style:parent-style-name="Default">
      <style:table-cell-properties fo:background-color="#99ccff"/>
    </style:style>
    <style:style style:name="ce243" style:family="table-cell" style:parent-style-name="Default">
      <style:table-cell-properties fo:background-color="#00dcff"/>
    </style:style>
    <style:style style:name="ce244" style:family="table-cell" style:parent-style-name="Default">
      <style:table-cell-properties fo:background-color="#00cccc"/>
    </style:style>
    <style:style style:name="ce245" style:family="table-cell" style:parent-style-name="Default">
      <style:table-cell-properties fo:background-color="#23b8dc"/>
    </style:style>
    <style:style style:name="ce246" style:family="table-cell" style:parent-style-name="Default">
      <style:table-cell-properties fo:background-color="#47b8b8"/>
    </style:style>
    <style:style style:name="ce247" style:family="table-cell" style:parent-style-name="Default">
      <style:table-cell-properties fo:background-color="#33a3a3"/>
    </style:style>
    <style:style style:name="ce248" style:family="table-cell" style:parent-style-name="Default">
      <style:table-cell-properties fo:background-color="#198a8a"/>
    </style:style>
    <style:style style:name="ce249" style:family="table-cell" style:parent-style-name="Default">
      <style:table-cell-properties fo:background-color="#006b6b"/>
    </style:style>
    <style:style style:name="ce250" style:family="table-cell" style:parent-style-name="Default">
      <style:table-cell-properties fo:background-color="#004a4a"/>
    </style:style>
    <style:style style:name="ce251" style:family="table-cell" style:parent-style-name="Default">
      <style:table-cell-properties fo:background-color="#355e00"/>
    </style:style>
    <style:style style:name="ce252" style:family="table-cell" style:parent-style-name="Default">
      <style:table-cell-properties fo:background-color="#5c8526"/>
    </style:style>
    <style:style style:name="ce253" style:family="table-cell" style:parent-style-name="Default">
      <style:table-cell-properties fo:background-color="#7da647"/>
    </style:style>
    <style:style style:name="ce254" style:family="table-cell" style:parent-style-name="Default">
      <style:table-cell-properties fo:background-color="#94bd5e"/>
    </style:style>
    <style:style style:name="ce255" style:family="table-cell" style:parent-style-name="Default">
      <style:table-cell-properties fo:background-color="#00ae00"/>
    </style:style>
    <style:style style:name="ce256" style:family="table-cell" style:parent-style-name="Default">
      <style:table-cell-properties fo:background-color="#33cc66"/>
    </style:style>
    <style:style style:name="ce257" style:family="table-cell" style:parent-style-name="Default">
      <style:table-cell-properties fo:background-color="#3deb3d"/>
    </style:style>
    <style:style style:name="ce258" style:family="table-cell" style:parent-style-name="Default">
      <style:table-cell-properties fo:background-color="#23ff23"/>
    </style:style>
    <style:style style:name="ce259" style:family="table-cell" style:parent-style-name="Default">
      <style:table-cell-properties fo:background-color="#e6ff00"/>
    </style:style>
    <style:style style:name="ce260" style:family="table-cell" style:parent-style-name="Default">
      <style:table-cell-properties fo:background-color="#ffff99"/>
    </style:style>
    <style:style style:name="ce261" style:family="table-cell" style:parent-style-name="Default">
      <style:table-cell-properties fo:background-color="#ffff66"/>
    </style:style>
    <style:style style:name="ce262" style:family="table-cell" style:parent-style-name="Default">
      <style:table-cell-properties fo:background-color="#e6e64c"/>
    </style:style>
    <style:style style:name="ce263" style:family="table-cell" style:parent-style-name="Default">
      <style:table-cell-properties fo:background-color="#cccc00"/>
    </style:style>
    <style:style style:name="ce264" style:family="table-cell" style:parent-style-name="Default">
      <style:table-cell-properties fo:background-color="#b3b300"/>
    </style:style>
    <style:style style:name="ce265" style:family="table-cell" style:parent-style-name="Default">
      <style:table-cell-properties fo:background-color="#808019"/>
    </style:style>
    <style:style style:name="ce266" style:family="table-cell" style:parent-style-name="Default">
      <style:table-cell-properties fo:background-color="#666600"/>
    </style:style>
    <style:style style:name="ce267" style:family="table-cell" style:parent-style-name="Default">
      <style:table-cell-properties fo:background-color="#4c1900"/>
    </style:style>
    <style:style style:name="ce268" style:family="table-cell" style:parent-style-name="Default">
      <style:table-cell-properties fo:background-color="#663300"/>
    </style:style>
    <style:style style:name="ce269" style:family="table-cell" style:parent-style-name="Default">
      <style:table-cell-properties fo:background-color="#804c19"/>
    </style:style>
    <style:style style:name="ce270" style:family="table-cell" style:parent-style-name="Default">
      <style:table-cell-properties fo:background-color="#996633"/>
    </style:style>
    <style:style style:name="ce271" style:family="table-cell" style:parent-style-name="Default">
      <style:table-cell-properties fo:background-color="#cc6633"/>
    </style:style>
    <style:style style:name="ce272" style:family="table-cell" style:parent-style-name="Default">
      <style:table-cell-properties fo:background-color="#ff6633"/>
    </style:style>
    <style:style style:name="ce273" style:family="table-cell" style:parent-style-name="Default">
      <style:table-cell-properties fo:background-color="#ff9966"/>
    </style:style>
    <style:style style:name="ce274" style:family="table-cell" style:parent-style-name="Default">
      <style:table-cell-properties fo:background-color="#ffcc99"/>
    </style:style>
    <style:style style:name="ce275" style:family="table-cell" style:parent-style-name="Default">
      <style:table-cell-properties fo:background-color="#9999ff"/>
    </style:style>
    <style:style style:name="ce276" style:family="table-cell" style:parent-style-name="Default">
      <style:table-cell-properties fo:background-color="#993366"/>
    </style:style>
    <style:style style:name="ce277" style:family="table-cell" style:parent-style-name="Default">
      <style:table-cell-properties fo:background-color="#ffffcc"/>
    </style:style>
    <style:style style:name="ce278" style:family="table-cell" style:parent-style-name="Default">
      <style:table-cell-properties fo:background-color="#ccffff"/>
    </style:style>
    <style:style style:name="ce279" style:family="table-cell" style:parent-style-name="Default">
      <style:table-cell-properties fo:background-color="#660066"/>
    </style:style>
    <style:style style:name="ce280" style:family="table-cell" style:parent-style-name="Default">
      <style:table-cell-properties fo:background-color="#ff8080"/>
    </style:style>
    <style:style style:name="ce281" style:family="table-cell" style:parent-style-name="Default">
      <style:table-cell-properties fo:background-color="#0066cc"/>
    </style:style>
    <style:style style:name="ce282" style:family="table-cell" style:parent-style-name="Default">
      <style:table-cell-properties fo:background-color="#004586"/>
    </style:style>
    <style:style style:name="ce283" style:family="table-cell" style:parent-style-name="Default">
      <style:table-cell-properties fo:background-color="#ff420e"/>
    </style:style>
    <style:style style:name="ce284" style:family="table-cell" style:parent-style-name="Default">
      <style:table-cell-properties fo:background-color="#ffd320"/>
    </style:style>
    <style:style style:name="ce285" style:family="table-cell" style:parent-style-name="Default">
      <style:table-cell-properties fo:background-color="#579d1c"/>
    </style:style>
    <style:style style:name="ce286" style:family="table-cell" style:parent-style-name="Default">
      <style:table-cell-properties fo:background-color="#7e0021"/>
    </style:style>
    <style:style style:name="ce287" style:family="table-cell" style:parent-style-name="Default">
      <style:table-cell-properties fo:background-color="#83caff"/>
    </style:style>
    <style:style style:name="ce288" style:family="table-cell" style:parent-style-name="Default">
      <style:table-cell-properties fo:background-color="#314004"/>
    </style:style>
    <style:style style:name="ce289" style:family="table-cell" style:parent-style-name="Default">
      <style:table-cell-properties fo:background-color="#aecf00"/>
    </style:style>
    <style:style style:name="ce290" style:family="table-cell" style:parent-style-name="Default">
      <style:table-cell-properties fo:background-color="#4b1f6f"/>
    </style:style>
    <style:style style:name="ce291" style:family="table-cell" style:parent-style-name="Default">
      <style:table-cell-properties fo:background-color="#ff950e"/>
    </style:style>
    <style:style style:name="ce292" style:family="table-cell" style:parent-style-name="Default">
      <style:table-cell-properties fo:background-color="#c5000b"/>
    </style:style>
    <style:style style:name="ce293" style:family="table-cell" style:parent-style-name="Default">
      <style:table-cell-properties fo:background-color="#0084d1"/>
    </style:style>
    <style:style style:name="ce294" style:family="table-cell" style:parent-style-name="Default">
      <style:table-cell-properties fo:background-color="#18a303"/>
    </style:style>
    <style:style style:name="ce295" style:family="table-cell" style:parent-style-name="Default">
      <style:table-cell-properties fo:background-color="#2cee0e"/>
    </style:style>
    <style:style style:name="ce296" style:family="table-cell" style:parent-style-name="Default">
      <style:table-cell-properties fo:background-color="#84f671"/>
    </style:style>
    <style:style style:name="ce297" style:family="table-cell" style:parent-style-name="Default">
      <style:table-cell-properties fo:background-color="#c2f6ba"/>
    </style:style>
    <style:style style:name="ce298" style:family="table-cell" style:parent-style-name="Default">
      <style:table-cell-properties fo:background-color="#0369a3"/>
    </style:style>
    <style:style style:name="ce299" style:family="table-cell" style:parent-style-name="Default">
      <style:table-cell-properties fo:background-color="#0e9cee"/>
    </style:style>
    <style:style style:name="ce300" style:family="table-cell" style:parent-style-name="Default">
      <style:table-cell-properties fo:background-color="#49bafb"/>
    </style:style>
    <style:style style:name="ce301" style:family="table-cell" style:parent-style-name="Default">
      <style:table-cell-properties fo:background-color="#9fd7f6"/>
    </style:style>
    <style:style style:name="ce302" style:family="table-cell" style:parent-style-name="Default">
      <style:table-cell-properties fo:background-color="#a33e03"/>
    </style:style>
    <style:style style:name="ce303" style:family="table-cell" style:parent-style-name="Default">
      <style:table-cell-properties fo:background-color="#f25f0a"/>
    </style:style>
    <style:style style:name="ce304" style:family="table-cell" style:parent-style-name="Default">
      <style:table-cell-properties fo:background-color="#fc9b63"/>
    </style:style>
    <style:style style:name="ce305" style:family="table-cell" style:parent-style-name="Default">
      <style:table-cell-properties fo:background-color="#f8c9ac"/>
    </style:style>
    <style:style style:name="ce306" style:family="table-cell" style:parent-style-name="Default">
      <style:table-cell-properties fo:background-color="#8e03a3"/>
    </style:style>
    <style:style style:name="ce307" style:family="table-cell" style:parent-style-name="Default">
      <style:table-cell-properties fo:background-color="#cf42e4"/>
    </style:style>
    <style:style style:name="ce308" style:family="table-cell" style:parent-style-name="Default">
      <style:table-cell-properties fo:background-color="#db76ea"/>
    </style:style>
    <style:style style:name="ce309" style:family="table-cell" style:parent-style-name="Default">
      <style:table-cell-properties fo:background-color="#f2c4fa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6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36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36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3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3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3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3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3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3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41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4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420" style:family="table-cell" style:parent-style-name="Default">
      <style:table-cell-properties fo:background-color="#000000"/>
      <style:text-properties fo:color="#ffffff"/>
    </style:style>
    <style:style style:name="ce421" style:family="table-cell" style:parent-style-name="Default">
      <style:table-cell-properties fo:background-color="#f0f8ff"/>
    </style:style>
    <style:style style:name="ce422" style:family="table-cell" style:parent-style-name="Default">
      <style:table-cell-properties fo:background-color="#faebd7"/>
    </style:style>
    <style:style style:name="ce423" style:family="table-cell" style:parent-style-name="Default">
      <style:table-cell-properties fo:background-color="#ffefdb"/>
    </style:style>
    <style:style style:name="ce424" style:family="table-cell" style:parent-style-name="Default">
      <style:table-cell-properties fo:background-color="#eedfcc"/>
    </style:style>
    <style:style style:name="ce425" style:family="table-cell" style:parent-style-name="Default">
      <style:table-cell-properties fo:background-color="#cdc0af"/>
    </style:style>
    <style:style style:name="ce426" style:family="table-cell" style:parent-style-name="Default">
      <style:table-cell-properties fo:background-color="#8b8378"/>
    </style:style>
    <style:style style:name="ce4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4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4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4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4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"/>
    </style:style>
    <style:style style:name="ce435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sic English Col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S IPTV colors" table:style-name="ta1" table:print="false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visibility="collapse" table:default-cell-style-name="ce2"/>
        <table:table-column table:style-name="co4" table:number-columns-repeated="3" table:default-cell-style-name="ce2"/>
        <table:table-column table:style-name="co4" table:default-cell-style-name="ce89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default-cell-style-name="ce89"/>
        <table:table-column table:style-name="co13" table:default-cell-style-name="ce93"/>
        <table:table-column table:style-name="co14" table:default-cell-style-name="ce95"/>
        <table:table-column table:style-name="co15" table:default-cell-style-name="ce95"/>
        <table:table-column table:style-name="co16" table:default-cell-style-name="ce95"/>
        <table:table-column table:style-name="co17" table:default-cell-style-name="ce2"/>
        <table:table-column table:style-name="co18" table:default-cell-style-name="ce2"/>
        <table:table-column table:style-name="co4" table:number-columns-repeated="9" table:default-cell-style-name="Default"/>
        <table:table-row table:style-name="ro1">
          <table:table-cell table:style-name="ce5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Reorder</text:p>
          </table:table-cell>
          <table:table-cell table:style-name="ce1" office:value-type="string">
            <text:p>Tint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91" office:value-type="string">
            <text:p>α</text:p>
          </table:table-cell>
          <table:table-cell table:style-name="ce87" office:value-type="string">
            <text:p>RGB Hex</text:p>
          </table:table-cell>
          <table:table-cell table:style-name="ce92" office:value-type="string">
            <text:p>CIE LAB</text:p>
          </table:table-cell>
          <table:table-cell table:style-name="ce94" office:value-type="string">
            <text:p>CIE L*</text:p>
          </table:table-cell>
          <table:table-cell table:style-name="ce94" office:value-type="string">
            <text:p>a*</text:p>
          </table:table-cell>
          <table:table-cell table:style-name="ce94" office:value-type="string">
            <text:p>b*</text:p>
          </table:table-cell>
          <table:table-cell table:style-name="ce96" office:value-type="string">
            <text:p>Primary</text:p>
          </table:table-cell>
          <table:table-cell table:style-name="ce96" office:value-type="string">
            <text:p>Secondary</text:p>
          </table:table-cell>
          <table:table-cell table:style-name="ce90" office:value-type="string">
            <text:p>Y</text:p>
          </table:table-cell>
          <table:table-cell table:style-name="ce90" office:value-type="string">
            <text:p>H</text:p>
          </table:table-cell>
          <table:table-cell table:style-name="ce90" office:value-type="string">
            <text:p>S</text:p>
          </table:table-cell>
          <table:table-cell table:style-name="ce90" office:value-type="string">
            <text:p>L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7"/>
          <table:table-cell table:style-name="ce71" office:value-type="string">
            <text:p>Black</text:p>
          </table:table-cell>
          <table:table-cell table:style-name="ce78" office:value-type="string">
            <text:p>black</text:p>
          </table:table-cell>
          <table:table-cell table:style-name="ce78" table:number-columns-repeated="2"/>
          <table:table-cell table:style-name="ce88" office:value-type="string">
            <text:p>#000000</text:p>
          </table:table-cell>
          <table:table-cell table:formula="of:=HEX2DEC(MID([.G2];2;2))" office:value-type="float" office:value="0">
            <text:p>0</text:p>
          </table:table-cell>
          <table:table-cell table:formula="of:=HEX2DEC(MID([.G2];4;2))" office:value-type="float" office:value="0">
            <text:p>0</text:p>
          </table:table-cell>
          <table:table-cell table:formula="of:=HEX2DEC(MID([.G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00</text:p>
          </table:table-cell>
          <table:table-cell table:formula="of:=CONCATENATE(&quot;(&quot;;ROUND([.N2]);&quot;,&quot;;ROUND([.O2]);&quot;,&quot;;ROUND([.P2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2]=0;[.P2]=0);IF([.N2]=0;&quot;Black&quot;;IF([.N2]=100;&quot;White&quot;;&quot;Gray&quot;));IF(ABS([.O2])&gt;ABS([.P2]);IF([.O2]&lt;0;&quot;Green&quot;;&quot;Red&quot;);IF(ABS([.O2])&lt;ABS([.P2]);IF([.P2]&lt;0;&quot;Blue&quot;;&quot;Yellow&quot;);&quot;None&quot;)) )" office:value-type="string" office:string-value="Black">
            <text:p>Black</text:p>
          </table:table-cell>
          <table:table-cell table:formula="of:=IF(AND([.O2]=0;[.P2]=0);IF([.N2]=0;&quot;&quot;;IF([.N2]=100;&quot;&quot;;&quot;&quot;));IF(ABS([.O2])&gt;ABS([.P2]);IF([.P2]&lt;0;&quot;Blue&quot;;&quot;Yellow&quot;);IF(ABS([.O2])&lt;ABS([.P2]);IF([.O2]&lt;0;&quot;Green&quot;;&quot;Red&quot;);&quot;None&quot;)) )">
            <text:p/>
          </table:table-cell>
          <table:table-cell table:formula="of:=0.2126*[.H2] + 0.7152*[.I2] + 0.0722*[.J2]" office:value-type="float" office:value="0">
            <text:p>0</text:p>
          </table:table-cell>
          <table:table-cell table:formula="of:=MOD(60*IF([.Z2]=[.AA2];0;IF([.W2]=[.AA2];([.X2]-[.Y2])/([.AA2]-[.Z2]);IF([.X2]=[.AA2];2+([.Y2]-[.W2])/([.AA2]-[.Z2]);4+([.W2]-[.X2])/([.AA2]-[.Z2]))));360)" office:value-type="float" office:value="0">
            <text:p>0</text:p>
          </table:table-cell>
          <table:table-cell table:formula="of:=IF([.Z2]=[.AA2];0;IF([.V2]&lt;0.5;([.AA2]-[.Z2])/([.Z2]+[.AA2]);([.AA2]-[.Z2])/(2-[.AA2]-[.Z2])))" office:value-type="float" office:value="0">
            <text:p>0</text:p>
          </table:table-cell>
          <table:table-cell table:formula="of:=([.Z2]+[.AA2])/2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[.I2]/255" office:value-type="float" office:value="0">
            <text:p>0</text:p>
          </table:table-cell>
          <table:table-cell table:formula="of:=[.J2]/255" office:value-type="float" office:value="0">
            <text:p>0</text:p>
          </table:table-cell>
          <table:table-cell table:formula="of:=MIN([.W2];[.X2];[.Y2])" office:value-type="float" office:value="0">
            <text:p>0</text:p>
          </table:table-cell>
          <table:table-cell table:formula="of:=MAX([.W2];[.X2];[.Y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8"/>
          <table:table-cell office:value-type="string">
            <text:p>1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0055</text:p>
          </table:table-cell>
          <table:table-cell table:formula="of:=HEX2DEC(MID([.G3];2;2))" office:value-type="float" office:value="0">
            <text:p>0</text:p>
          </table:table-cell>
          <table:table-cell table:formula="of:=HEX2DEC(MID([.G3];4;2))" office:value-type="float" office:value="0">
            <text:p>0</text:p>
          </table:table-cell>
          <table:table-cell table:formula="of:=HEX2DEC(MID([.G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55</text:p>
          </table:table-cell>
          <table:table-cell table:formula="of:=CONCATENATE(&quot;(&quot;;ROUND([.N3]);&quot;,&quot;;ROUND([.O3]);&quot;,&quot;;ROUND([.P3]);&quot;)&quot;)" office:value-type="string" office:string-value="(6,35,-48)">
            <text:p>(6,35,-48)</text:p>
          </table:table-cell>
          <table:table-cell office:value-type="float" office:value="5.9">
            <text:p>6</text:p>
          </table:table-cell>
          <table:table-cell office:value-type="float" office:value="34.7">
            <text:p>35</text:p>
          </table:table-cell>
          <table:table-cell office:value-type="float" office:value="-48.1">
            <text:p>-48</text:p>
          </table:table-cell>
          <table:table-cell table:formula="of:=IF(AND([.O3]=0;[.P3]=0);IF([.N3]=0;&quot;Black&quot;;IF([.N3]=100;&quot;White&quot;;&quot;Gray&quot;));IF(ABS([.O3])&gt;ABS([.P3]);IF([.O3]&lt;0;&quot;Green&quot;;&quot;Red&quot;);IF(ABS([.O3])&lt;ABS([.P3]);IF([.P3]&lt;0;&quot;Blue&quot;;&quot;Yellow&quot;);&quot;None&quot;)) )" office:value-type="string" office:string-value="Blue">
            <text:p>Blue</text:p>
          </table:table-cell>
          <table:table-cell table:formula="of:=IF(AND([.O3]=0;[.P3]=0);IF([.N3]=0;&quot;&quot;;IF([.N3]=100;&quot;&quot;;&quot;&quot;));IF(ABS([.O3])&gt;ABS([.P3]);IF([.P3]&lt;0;&quot;Blue&quot;;&quot;Yellow&quot;);IF(ABS([.O3])&lt;ABS([.P3]);IF([.O3]&lt;0;&quot;Green&quot;;&quot;Red&quot;);&quot;None&quot;)) )" office:value-type="string" office:string-value="Red">
            <text:p>Red</text:p>
          </table:table-cell>
          <table:table-cell table:formula="of:=0.2126*[.H3] + 0.7152*[.I3] + 0.0722*[.J3]" office:value-type="float" office:value="6.137">
            <text:p>6.14</text:p>
          </table:table-cell>
          <table:table-cell table:formula="of:=MOD(60*IF([.Z3]=[.AA3];0;IF([.W3]=[.AA3];([.X3]-[.Y3])/([.AA3]-[.Z3]);IF([.X3]=[.AA3];2+([.Y3]-[.W3])/([.AA3]-[.Z3]);4+([.W3]-[.X3])/([.AA3]-[.Z3]))));360)" office:value-type="float" office:value="240">
            <text:p>240</text:p>
          </table:table-cell>
          <table:table-cell table:formula="of:=IF([.Z3]=[.AA3];0;IF([.V3]&lt;0.5;([.AA3]-[.Z3])/([.Z3]+[.AA3]);([.AA3]-[.Z3])/(2-[.AA3]-[.Z3])))" office:value-type="float" office:value="1">
            <text:p>1</text:p>
          </table:table-cell>
          <table:table-cell table:formula="of:=([.Z3]+[.AA3])/2" office:value-type="float" office:value="0.166666666666667">
            <text:p>0.17</text:p>
          </table:table-cell>
          <table:table-cell table:formula="of:=[.H3]/255" office:value-type="float" office:value="0">
            <text:p>0</text:p>
          </table:table-cell>
          <table:table-cell table:formula="of:=[.I3]/255" office:value-type="float" office:value="0">
            <text:p>0</text:p>
          </table:table-cell>
          <table:table-cell table:formula="of:=[.J3]/255" office:value-type="float" office:value="0.333333333333333">
            <text:p>0.33</text:p>
          </table:table-cell>
          <table:table-cell table:formula="of:=MIN([.W3];[.X3];[.Y3])" office:value-type="float" office:value="0">
            <text:p>0</text:p>
          </table:table-cell>
          <table:table-cell table:formula="of:=MAX([.W3];[.X3];[.Y3])" office:value-type="float" office:value="0.333333333333333">
            <text:p>0.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9"/>
          <table:table-cell office:value-type="string">
            <text:p>1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0000</text:p>
          </table:table-cell>
          <table:table-cell table:formula="of:=HEX2DEC(MID([.G4];2;2))" office:value-type="float" office:value="85">
            <text:p>85</text:p>
          </table:table-cell>
          <table:table-cell table:formula="of:=HEX2DEC(MID([.G4];4;2))" office:value-type="float" office:value="0">
            <text:p>0</text:p>
          </table:table-cell>
          <table:table-cell table:formula="of:=HEX2DEC(MID([.G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00</text:p>
          </table:table-cell>
          <table:table-cell table:formula="of:=CONCATENATE(&quot;(&quot;;ROUND([.N4]);&quot;,&quot;;ROUND([.O4]);&quot;,&quot;;ROUND([.P4]);&quot;)&quot;)" office:value-type="string" office:string-value="(15,36,24)">
            <text:p>(15,36,24)</text:p>
          </table:table-cell>
          <table:table-cell office:value-type="float" office:value="15.1">
            <text:p>15</text:p>
          </table:table-cell>
          <table:table-cell office:value-type="float" office:value="36">
            <text:p>36</text:p>
          </table:table-cell>
          <table:table-cell office:value-type="float" office:value="23.6">
            <text:p>24</text:p>
          </table:table-cell>
          <table:table-cell table:formula="of:=IF(AND([.O4]=0;[.P4]=0);IF([.N4]=0;&quot;Black&quot;;IF([.N4]=100;&quot;White&quot;;&quot;Gray&quot;));IF(ABS([.O4])&gt;ABS([.P4]);IF([.O4]&lt;0;&quot;Green&quot;;&quot;Red&quot;);IF(ABS([.O4])&lt;ABS([.P4]);IF([.P4]&lt;0;&quot;Blue&quot;;&quot;Yellow&quot;);&quot;None&quot;)) )" office:value-type="string" office:string-value="Red">
            <text:p>Red</text:p>
          </table:table-cell>
          <table:table-cell table:formula="of:=IF(AND([.O4]=0;[.P4]=0);IF([.N4]=0;&quot;&quot;;IF([.N4]=100;&quot;&quot;;&quot;&quot;));IF(ABS([.O4])&gt;ABS([.P4]);IF([.P4]&lt;0;&quot;Blue&quot;;&quot;Yellow&quot;);IF(ABS([.O4])&lt;ABS([.P4]);IF([.O4]&lt;0;&quot;Green&quot;;&quot;Red&quot;);&quot;None&quot;)) )" office:value-type="string" office:string-value="Yellow">
            <text:p>Yellow</text:p>
          </table:table-cell>
          <table:table-cell table:formula="of:=0.2126*[.H4] + 0.7152*[.I4] + 0.0722*[.J4]" office:value-type="float" office:value="18.071">
            <text:p>18.07</text:p>
          </table:table-cell>
          <table:table-cell table:formula="of:=MOD(60*IF([.Z4]=[.AA4];0;IF([.W4]=[.AA4];([.X4]-[.Y4])/([.AA4]-[.Z4]);IF([.X4]=[.AA4];2+([.Y4]-[.W4])/([.AA4]-[.Z4]);4+([.W4]-[.X4])/([.AA4]-[.Z4]))));360)" office:value-type="float" office:value="0">
            <text:p>0</text:p>
          </table:table-cell>
          <table:table-cell table:formula="of:=IF([.Z4]=[.AA4];0;IF([.V4]&lt;0.5;([.AA4]-[.Z4])/([.Z4]+[.AA4]);([.AA4]-[.Z4])/(2-[.AA4]-[.Z4])))" office:value-type="float" office:value="1">
            <text:p>1</text:p>
          </table:table-cell>
          <table:table-cell table:formula="of:=([.Z4]+[.AA4])/2" office:value-type="float" office:value="0.166666666666667">
            <text:p>0.17</text:p>
          </table:table-cell>
          <table:table-cell table:formula="of:=[.H4]/255" office:value-type="float" office:value="0.333333333333333">
            <text:p>0.33</text:p>
          </table:table-cell>
          <table:table-cell table:formula="of:=[.I4]/255" office:value-type="float" office:value="0">
            <text:p>0</text:p>
          </table:table-cell>
          <table:table-cell table:formula="of:=[.J4]/255" office:value-type="float" office:value="0">
            <text:p>0</text:p>
          </table:table-cell>
          <table:table-cell table:formula="of:=MIN([.W4];[.X4];[.Y4])" office:value-type="float" office:value="0">
            <text:p>0</text:p>
          </table:table-cell>
          <table:table-cell table:formula="of:=MAX([.W4];[.X4];[.Y4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0"/>
          <table:table-cell office:value-type="string">
            <text:p>1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550055</text:p>
          </table:table-cell>
          <table:table-cell table:formula="of:=HEX2DEC(MID([.G5];2;2))" office:value-type="float" office:value="85">
            <text:p>85</text:p>
          </table:table-cell>
          <table:table-cell table:formula="of:=HEX2DEC(MID([.G5];4;2))" office:value-type="float" office:value="0">
            <text:p>0</text:p>
          </table:table-cell>
          <table:table-cell table:formula="of:=HEX2DEC(MID([.G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55</text:p>
          </table:table-cell>
          <table:table-cell table:formula="of:=CONCATENATE(&quot;(&quot;;ROUND([.N5]);&quot;,&quot;;ROUND([.O5]);&quot;,&quot;;ROUND([.P5]);&quot;)&quot;)" office:value-type="string" office:string-value="(18,44,-27)">
            <text:p>(18,44,-27)</text:p>
          </table:table-cell>
          <table:table-cell office:value-type="float" office:value="18.3">
            <text:p>18</text:p>
          </table:table-cell>
          <table:table-cell office:value-type="float" office:value="44.2">
            <text:p>44</text:p>
          </table:table-cell>
          <table:table-cell office:value-type="float" office:value="-27.4">
            <text:p>-27</text:p>
          </table:table-cell>
          <table:table-cell table:formula="of:=IF(AND([.O5]=0;[.P5]=0);IF([.N5]=0;&quot;Black&quot;;IF([.N5]=100;&quot;White&quot;;&quot;Gray&quot;));IF(ABS([.O5])&gt;ABS([.P5]);IF([.O5]&lt;0;&quot;Green&quot;;&quot;Red&quot;);IF(ABS([.O5])&lt;ABS([.P5]);IF([.P5]&lt;0;&quot;Blue&quot;;&quot;Yellow&quot;);&quot;None&quot;)) )" office:value-type="string" office:string-value="Red">
            <text:p>Red</text:p>
          </table:table-cell>
          <table:table-cell table:formula="of:=IF(AND([.O5]=0;[.P5]=0);IF([.N5]=0;&quot;&quot;;IF([.N5]=100;&quot;&quot;;&quot;&quot;));IF(ABS([.O5])&gt;ABS([.P5]);IF([.P5]&lt;0;&quot;Blue&quot;;&quot;Yellow&quot;);IF(ABS([.O5])&lt;ABS([.P5]);IF([.O5]&lt;0;&quot;Green&quot;;&quot;Red&quot;);&quot;None&quot;)) )" office:value-type="string" office:string-value="Blue">
            <text:p>Blue</text:p>
          </table:table-cell>
          <table:table-cell table:formula="of:=0.2126*[.H5] + 0.7152*[.I5] + 0.0722*[.J5]" office:value-type="float" office:value="24.208">
            <text:p>24.21</text:p>
          </table:table-cell>
          <table:table-cell table:formula="of:=MOD(60*IF([.Z5]=[.AA5];0;IF([.W5]=[.AA5];([.X5]-[.Y5])/([.AA5]-[.Z5]);IF([.X5]=[.AA5];2+([.Y5]-[.W5])/([.AA5]-[.Z5]);4+([.W5]-[.X5])/([.AA5]-[.Z5]))));360)" office:value-type="float" office:value="300">
            <text:p>300</text:p>
          </table:table-cell>
          <table:table-cell table:formula="of:=IF([.Z5]=[.AA5];0;IF([.V5]&lt;0.5;([.AA5]-[.Z5])/([.Z5]+[.AA5]);([.AA5]-[.Z5])/(2-[.AA5]-[.Z5])))" office:value-type="float" office:value="1">
            <text:p>1</text:p>
          </table:table-cell>
          <table:table-cell table:formula="of:=([.Z5]+[.AA5])/2" office:value-type="float" office:value="0.166666666666667">
            <text:p>0.17</text:p>
          </table:table-cell>
          <table:table-cell table:formula="of:=[.H5]/255" office:value-type="float" office:value="0.333333333333333">
            <text:p>0.33</text:p>
          </table:table-cell>
          <table:table-cell table:formula="of:=[.I5]/255" office:value-type="float" office:value="0">
            <text:p>0</text:p>
          </table:table-cell>
          <table:table-cell table:formula="of:=[.J5]/255" office:value-type="float" office:value="0.333333333333333">
            <text:p>0.33</text:p>
          </table:table-cell>
          <table:table-cell table:formula="of:=MIN([.W5];[.X5];[.Y5])" office:value-type="float" office:value="0">
            <text:p>0</text:p>
          </table:table-cell>
          <table:table-cell table:formula="of:=MAX([.W5];[.X5];[.Y5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1"/>
          <table:table-cell office:value-type="string">
            <text:p>2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0000AA</text:p>
          </table:table-cell>
          <table:table-cell table:formula="of:=HEX2DEC(MID([.G6];2;2))" office:value-type="float" office:value="0">
            <text:p>0</text:p>
          </table:table-cell>
          <table:table-cell table:formula="of:=HEX2DEC(MID([.G6];4;2))" office:value-type="float" office:value="0">
            <text:p>0</text:p>
          </table:table-cell>
          <table:table-cell table:formula="of:=HEX2DEC(MID([.G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AA</text:p>
          </table:table-cell>
          <table:table-cell table:formula="of:=CONCATENATE(&quot;(&quot;;ROUND([.N6]);&quot;,&quot;;ROUND([.O6]);&quot;,&quot;;ROUND([.P6]);&quot;)&quot;)" office:value-type="string" office:string-value="(20,58,-80)">
            <text:p>(20,58,-80)</text:p>
          </table:table-cell>
          <table:table-cell office:value-type="float" office:value="19.6">
            <text:p>20</text:p>
          </table:table-cell>
          <table:table-cell office:value-type="float" office:value="58.4">
            <text:p>58</text:p>
          </table:table-cell>
          <table:table-cell office:value-type="float" office:value="-79.6">
            <text:p>-80</text:p>
          </table:table-cell>
          <table:table-cell table:formula="of:=IF(AND([.O6]=0;[.P6]=0);IF([.N6]=0;&quot;Black&quot;;IF([.N6]=100;&quot;White&quot;;&quot;Gray&quot;));IF(ABS([.O6])&gt;ABS([.P6]);IF([.O6]&lt;0;&quot;Green&quot;;&quot;Red&quot;);IF(ABS([.O6])&lt;ABS([.P6]);IF([.P6]&lt;0;&quot;Blue&quot;;&quot;Yellow&quot;);&quot;None&quot;)) )" office:value-type="string" office:string-value="Blue">
            <text:p>Blue</text:p>
          </table:table-cell>
          <table:table-cell table:formula="of:=IF(AND([.O6]=0;[.P6]=0);IF([.N6]=0;&quot;&quot;;IF([.N6]=100;&quot;&quot;;&quot;&quot;));IF(ABS([.O6])&gt;ABS([.P6]);IF([.P6]&lt;0;&quot;Blue&quot;;&quot;Yellow&quot;);IF(ABS([.O6])&lt;ABS([.P6]);IF([.O6]&lt;0;&quot;Green&quot;;&quot;Red&quot;);&quot;None&quot;)) )" office:value-type="string" office:string-value="Red">
            <text:p>Red</text:p>
          </table:table-cell>
          <table:table-cell table:formula="of:=0.2126*[.H6] + 0.7152*[.I6] + 0.0722*[.J6]" office:value-type="float" office:value="12.274">
            <text:p>12.27</text:p>
          </table:table-cell>
          <table:table-cell table:formula="of:=MOD(60*IF([.Z6]=[.AA6];0;IF([.W6]=[.AA6];([.X6]-[.Y6])/([.AA6]-[.Z6]);IF([.X6]=[.AA6];2+([.Y6]-[.W6])/([.AA6]-[.Z6]);4+([.W6]-[.X6])/([.AA6]-[.Z6]))));360)" office:value-type="float" office:value="240">
            <text:p>240</text:p>
          </table:table-cell>
          <table:table-cell table:formula="of:=IF([.Z6]=[.AA6];0;IF([.V6]&lt;0.5;([.AA6]-[.Z6])/([.Z6]+[.AA6]);([.AA6]-[.Z6])/(2-[.AA6]-[.Z6])))" office:value-type="float" office:value="1">
            <text:p>1</text:p>
          </table:table-cell>
          <table:table-cell table:formula="of:=([.Z6]+[.AA6])/2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[.I6]/255" office:value-type="float" office:value="0">
            <text:p>0</text:p>
          </table:table-cell>
          <table:table-cell table:formula="of:=[.J6]/255" office:value-type="float" office:value="0.666666666666667">
            <text:p>0.67</text:p>
          </table:table-cell>
          <table:table-cell table:formula="of:=MIN([.W6];[.X6];[.Y6])" office:value-type="float" office:value="0">
            <text:p>0</text:p>
          </table:table-cell>
          <table:table-cell table:formula="of:=MAX([.W6];[.X6];[.Y6])" office:value-type="float" office:value="0.666666666666667">
            <text:p>0.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AA</text:p>
          </table:table-cell>
          <table:table-cell table:formula="of:=HEX2DEC(MID([.G7];2;2))" office:value-type="float" office:value="85">
            <text:p>85</text:p>
          </table:table-cell>
          <table:table-cell table:formula="of:=HEX2DEC(MID([.G7];4;2))" office:value-type="float" office:value="0">
            <text:p>0</text:p>
          </table:table-cell>
          <table:table-cell table:formula="of:=HEX2DEC(MID([.G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AA</text:p>
          </table:table-cell>
          <table:table-cell table:formula="of:=CONCATENATE(&quot;(&quot;;ROUND([.N7]);&quot;,&quot;;ROUND([.O7]);&quot;,&quot;;ROUND([.P7]);&quot;)&quot;)" office:value-type="string" office:string-value="(26,62,-68)">
            <text:p>(26,62,-68)</text:p>
          </table:table-cell>
          <table:table-cell office:value-type="float" office:value="26.3">
            <text:p>26</text:p>
          </table:table-cell>
          <table:table-cell office:value-type="float" office:value="61.5">
            <text:p>62</text:p>
          </table:table-cell>
          <table:table-cell office:value-type="float" office:value="-68.4">
            <text:p>-68</text:p>
          </table:table-cell>
          <table:table-cell table:formula="of:=IF(AND([.O7]=0;[.P7]=0);IF([.N7]=0;&quot;Black&quot;;IF([.N7]=100;&quot;White&quot;;&quot;Gray&quot;));IF(ABS([.O7])&gt;ABS([.P7]);IF([.O7]&lt;0;&quot;Green&quot;;&quot;Red&quot;);IF(ABS([.O7])&lt;ABS([.P7]);IF([.P7]&lt;0;&quot;Blue&quot;;&quot;Yellow&quot;);&quot;None&quot;)) )" office:value-type="string" office:string-value="Blue">
            <text:p>Blue</text:p>
          </table:table-cell>
          <table:table-cell table:formula="of:=IF(AND([.O7]=0;[.P7]=0);IF([.N7]=0;&quot;&quot;;IF([.N7]=100;&quot;&quot;;&quot;&quot;));IF(ABS([.O7])&gt;ABS([.P7]);IF([.P7]&lt;0;&quot;Blue&quot;;&quot;Yellow&quot;);IF(ABS([.O7])&lt;ABS([.P7]);IF([.O7]&lt;0;&quot;Green&quot;;&quot;Red&quot;);&quot;None&quot;)) )" office:value-type="string" office:string-value="Red">
            <text:p>Red</text:p>
          </table:table-cell>
          <table:table-cell table:formula="of:=0.2126*[.H7] + 0.7152*[.I7] + 0.0722*[.J7]" office:value-type="float" office:value="30.345">
            <text:p>30.35</text:p>
          </table:table-cell>
          <table:table-cell table:formula="of:=MOD(60*IF([.Z7]=[.AA7];0;IF([.W7]=[.AA7];([.X7]-[.Y7])/([.AA7]-[.Z7]);IF([.X7]=[.AA7];2+([.Y7]-[.W7])/([.AA7]-[.Z7]);4+([.W7]-[.X7])/([.AA7]-[.Z7]))));360)" office:value-type="float" office:value="270">
            <text:p>270</text:p>
          </table:table-cell>
          <table:table-cell table:formula="of:=IF([.Z7]=[.AA7];0;IF([.V7]&lt;0.5;([.AA7]-[.Z7])/([.Z7]+[.AA7]);([.AA7]-[.Z7])/(2-[.AA7]-[.Z7])))" office:value-type="float" office:value="1">
            <text:p>1</text:p>
          </table:table-cell>
          <table:table-cell table:formula="of:=([.Z7]+[.AA7])/2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[.I7]/255" office:value-type="float" office:value="0">
            <text:p>0</text:p>
          </table:table-cell>
          <table:table-cell table:formula="of:=[.J7]/255" office:value-type="float" office:value="0.666666666666667">
            <text:p>0.67</text:p>
          </table:table-cell>
          <table:table-cell table:formula="of:=MIN([.W7];[.X7];[.Y7])" office:value-type="float" office:value="0">
            <text:p>0</text:p>
          </table:table-cell>
          <table:table-cell table:formula="of:=MAX([.W7];[.X7];[.Y7])" office:value-type="float" office:value="0.666666666666667">
            <text:p>0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3"/>
          <table:table-cell office:value-type="string">
            <text:p>1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5500</text:p>
          </table:table-cell>
          <table:table-cell table:formula="of:=HEX2DEC(MID([.G8];2;2))" office:value-type="float" office:value="0">
            <text:p>0</text:p>
          </table:table-cell>
          <table:table-cell table:formula="of:=HEX2DEC(MID([.G8];4;2))" office:value-type="float" office:value="85">
            <text:p>85</text:p>
          </table:table-cell>
          <table:table-cell table:formula="of:=HEX2DEC(MID([.G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00</text:p>
          </table:table-cell>
          <table:table-cell table:formula="of:=CONCATENATE(&quot;(&quot;;ROUND([.N8]);&quot;,&quot;;ROUND([.O8]);&quot;,&quot;;ROUND([.P8]);&quot;)&quot;)" office:value-type="string" office:string-value="(31,-39,37)">
            <text:p>(31,-39,37)</text:p>
          </table:table-cell>
          <table:table-cell office:value-type="float" office:value="30.6">
            <text:p>31</text:p>
          </table:table-cell>
          <table:table-cell office:value-type="float" office:value="-38.7">
            <text:p>-39</text:p>
          </table:table-cell>
          <table:table-cell office:value-type="float" office:value="37.4">
            <text:p>37</text:p>
          </table:table-cell>
          <table:table-cell table:formula="of:=IF(AND([.O8]=0;[.P8]=0);IF([.N8]=0;&quot;Black&quot;;IF([.N8]=100;&quot;White&quot;;&quot;Gray&quot;));IF(ABS([.O8])&gt;ABS([.P8]);IF([.O8]&lt;0;&quot;Green&quot;;&quot;Red&quot;);IF(ABS([.O8])&lt;ABS([.P8]);IF([.P8]&lt;0;&quot;Blue&quot;;&quot;Yellow&quot;);&quot;None&quot;)) )" office:value-type="string" office:string-value="Green">
            <text:p>Green</text:p>
          </table:table-cell>
          <table:table-cell table:formula="of:=IF(AND([.O8]=0;[.P8]=0);IF([.N8]=0;&quot;&quot;;IF([.N8]=100;&quot;&quot;;&quot;&quot;));IF(ABS([.O8])&gt;ABS([.P8]);IF([.P8]&lt;0;&quot;Blue&quot;;&quot;Yellow&quot;);IF(ABS([.O8])&lt;ABS([.P8]);IF([.O8]&lt;0;&quot;Green&quot;;&quot;Red&quot;);&quot;None&quot;)) )" office:value-type="string" office:string-value="Yellow">
            <text:p>Yellow</text:p>
          </table:table-cell>
          <table:table-cell table:formula="of:=0.2126*[.H8] + 0.7152*[.I8] + 0.0722*[.J8]" office:value-type="float" office:value="60.792">
            <text:p>60.79</text:p>
          </table:table-cell>
          <table:table-cell table:formula="of:=MOD(60*IF([.Z8]=[.AA8];0;IF([.W8]=[.AA8];([.X8]-[.Y8])/([.AA8]-[.Z8]);IF([.X8]=[.AA8];2+([.Y8]-[.W8])/([.AA8]-[.Z8]);4+([.W8]-[.X8])/([.AA8]-[.Z8]))));360)" office:value-type="float" office:value="120">
            <text:p>120</text:p>
          </table:table-cell>
          <table:table-cell table:formula="of:=IF([.Z8]=[.AA8];0;IF([.V8]&lt;0.5;([.AA8]-[.Z8])/([.Z8]+[.AA8]);([.AA8]-[.Z8])/(2-[.AA8]-[.Z8])))" office:value-type="float" office:value="1">
            <text:p>1</text:p>
          </table:table-cell>
          <table:table-cell table:formula="of:=([.Z8]+[.AA8])/2" office:value-type="float" office:value="0.166666666666667">
            <text:p>0.17</text:p>
          </table:table-cell>
          <table:table-cell table:formula="of:=[.H8]/255" office:value-type="float" office:value="0">
            <text:p>0</text:p>
          </table:table-cell>
          <table:table-cell table:formula="of:=[.I8]/255" office:value-type="float" office:value="0.333333333333333">
            <text:p>0.33</text:p>
          </table:table-cell>
          <table:table-cell table:formula="of:=[.J8]/255" office:value-type="float" office:value="0">
            <text:p>0</text:p>
          </table:table-cell>
          <table:table-cell table:formula="of:=MIN([.W8];[.X8];[.Y8])" office:value-type="float" office:value="0">
            <text:p>0</text:p>
          </table:table-cell>
          <table:table-cell table:formula="of:=MAX([.W8];[.X8];[.Y8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4"/>
          <table:table-cell office:value-type="string">
            <text:p>1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5555</text:p>
          </table:table-cell>
          <table:table-cell table:formula="of:=HEX2DEC(MID([.G9];2;2))" office:value-type="float" office:value="0">
            <text:p>0</text:p>
          </table:table-cell>
          <table:table-cell table:formula="of:=HEX2DEC(MID([.G9];4;2))" office:value-type="float" office:value="85">
            <text:p>85</text:p>
          </table:table-cell>
          <table:table-cell table:formula="of:=HEX2DEC(MID([.G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55</text:p>
          </table:table-cell>
          <table:table-cell table:formula="of:=CONCATENATE(&quot;(&quot;;ROUND([.N9]);&quot;,&quot;;ROUND([.O9]);&quot;,&quot;;ROUND([.P9]);&quot;)&quot;)" office:value-type="string" office:string-value="(32,-22,-6)">
            <text:p>(32,-22,-6)</text:p>
          </table:table-cell>
          <table:table-cell office:value-type="float" office:value="32.2">
            <text:p>32</text:p>
          </table:table-cell>
          <table:table-cell office:value-type="float" office:value="-21.6">
            <text:p>-22</text:p>
          </table:table-cell>
          <table:table-cell office:value-type="float" office:value="-6.4">
            <text:p>-6</text:p>
          </table:table-cell>
          <table:table-cell table:formula="of:=IF(AND([.O9]=0;[.P9]=0);IF([.N9]=0;&quot;Black&quot;;IF([.N9]=100;&quot;White&quot;;&quot;Gray&quot;));IF(ABS([.O9])&gt;ABS([.P9]);IF([.O9]&lt;0;&quot;Green&quot;;&quot;Red&quot;);IF(ABS([.O9])&lt;ABS([.P9]);IF([.P9]&lt;0;&quot;Blue&quot;;&quot;Yellow&quot;);&quot;None&quot;)) )" office:value-type="string" office:string-value="Green">
            <text:p>Green</text:p>
          </table:table-cell>
          <table:table-cell table:formula="of:=IF(AND([.O9]=0;[.P9]=0);IF([.N9]=0;&quot;&quot;;IF([.N9]=100;&quot;&quot;;&quot;&quot;));IF(ABS([.O9])&gt;ABS([.P9]);IF([.P9]&lt;0;&quot;Blue&quot;;&quot;Yellow&quot;);IF(ABS([.O9])&lt;ABS([.P9]);IF([.O9]&lt;0;&quot;Green&quot;;&quot;Red&quot;);&quot;None&quot;)) )" office:value-type="string" office:string-value="Blue">
            <text:p>Blue</text:p>
          </table:table-cell>
          <table:table-cell table:formula="of:=0.2126*[.H9] + 0.7152*[.I9] + 0.0722*[.J9]" office:value-type="float" office:value="66.929">
            <text:p>66.93</text:p>
          </table:table-cell>
          <table:table-cell table:formula="of:=MOD(60*IF([.Z9]=[.AA9];0;IF([.W9]=[.AA9];([.X9]-[.Y9])/([.AA9]-[.Z9]);IF([.X9]=[.AA9];2+([.Y9]-[.W9])/([.AA9]-[.Z9]);4+([.W9]-[.X9])/([.AA9]-[.Z9]))));360)" office:value-type="float" office:value="180">
            <text:p>180</text:p>
          </table:table-cell>
          <table:table-cell table:formula="of:=IF([.Z9]=[.AA9];0;IF([.V9]&lt;0.5;([.AA9]-[.Z9])/([.Z9]+[.AA9]);([.AA9]-[.Z9])/(2-[.AA9]-[.Z9])))" office:value-type="float" office:value="1">
            <text:p>1</text:p>
          </table:table-cell>
          <table:table-cell table:formula="of:=([.Z9]+[.AA9])/2" office:value-type="float" office:value="0.166666666666667">
            <text:p>0.17</text:p>
          </table:table-cell>
          <table:table-cell table:formula="of:=[.H9]/255" office:value-type="float" office:value="0">
            <text:p>0</text:p>
          </table:table-cell>
          <table:table-cell table:formula="of:=[.I9]/255" office:value-type="float" office:value="0.333333333333333">
            <text:p>0.33</text:p>
          </table:table-cell>
          <table:table-cell table:formula="of:=[.J9]/255" office:value-type="float" office:value="0.333333333333333">
            <text:p>0.33</text:p>
          </table:table-cell>
          <table:table-cell table:formula="of:=MIN([.W9];[.X9];[.Y9])" office:value-type="float" office:value="0">
            <text:p>0</text:p>
          </table:table-cell>
          <table:table-cell table:formula="of:=MAX([.W9];[.X9];[.Y9])" office:value-type="float" office:value="0.33333333333333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5"/>
          <table:table-cell table:style-name="ce72" office:value-type="string">
            <text:p>Blue</text:p>
          </table:table-cell>
          <table:table-cell table:style-name="ce80" office:value-type="string">
            <text:p>blue</text:p>
          </table:table-cell>
          <table:table-cell table:style-name="ce79"/>
          <table:table-cell table:style-name="ce80" office:value-type="float" office:value="6">
            <text:p>6</text:p>
          </table:table-cell>
          <table:table-cell table:style-name="ce88" office:value-type="string">
            <text:p>#0000FF</text:p>
          </table:table-cell>
          <table:table-cell table:formula="of:=HEX2DEC(MID([.G10];2;2))" office:value-type="float" office:value="0">
            <text:p>0</text:p>
          </table:table-cell>
          <table:table-cell table:formula="of:=HEX2DEC(MID([.G10];4;2))" office:value-type="float" office:value="0">
            <text:p>0</text:p>
          </table:table-cell>
          <table:table-cell table:formula="of:=HEX2DEC(MID([.G1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FF</text:p>
          </table:table-cell>
          <table:table-cell table:formula="of:=CONCATENATE(&quot;(&quot;;ROUND([.N10]);&quot;,&quot;;ROUND([.O10]);&quot;,&quot;;ROUND([.P10]);&quot;)&quot;)" office:value-type="string" office:string-value="(32,79,-108)">
            <text:p>(32,79,-108)</text:p>
          </table:table-cell>
          <table:table-cell office:value-type="float" office:value="32.3">
            <text:p>32</text:p>
          </table:table-cell>
          <table:table-cell office:value-type="float" office:value="79.2">
            <text:p>79</text:p>
          </table:table-cell>
          <table:table-cell office:value-type="float" office:value="-107.9">
            <text:p>-108</text:p>
          </table:table-cell>
          <table:table-cell table:formula="of:=IF(AND([.O10]=0;[.P10]=0);IF([.N10]=0;&quot;Black&quot;;IF([.N10]=100;&quot;White&quot;;&quot;Gray&quot;));IF(ABS([.O10])&gt;ABS([.P10]);IF([.O10]&lt;0;&quot;Green&quot;;&quot;Red&quot;);IF(ABS([.O10])&lt;ABS([.P10]);IF([.P10]&lt;0;&quot;Blue&quot;;&quot;Yellow&quot;);&quot;None&quot;)) )" office:value-type="string" office:string-value="Blue">
            <text:p>Blue</text:p>
          </table:table-cell>
          <table:table-cell table:formula="of:=IF(AND([.O10]=0;[.P10]=0);IF([.N10]=0;&quot;&quot;;IF([.N10]=100;&quot;&quot;;&quot;&quot;));IF(ABS([.O10])&gt;ABS([.P10]);IF([.P10]&lt;0;&quot;Blue&quot;;&quot;Yellow&quot;);IF(ABS([.O10])&lt;ABS([.P10]);IF([.O10]&lt;0;&quot;Green&quot;;&quot;Red&quot;);&quot;None&quot;)) )" office:value-type="string" office:string-value="Red">
            <text:p>Red</text:p>
          </table:table-cell>
          <table:table-cell table:formula="of:=0.2126*[.H10] + 0.7152*[.I10] + 0.0722*[.J10]" office:value-type="float" office:value="18.411">
            <text:p>18.41</text:p>
          </table:table-cell>
          <table:table-cell table:formula="of:=MOD(60*IF([.Z10]=[.AA10];0;IF([.W10]=[.AA10];([.X10]-[.Y10])/([.AA10]-[.Z10]);IF([.X10]=[.AA10];2+([.Y10]-[.W10])/([.AA10]-[.Z10]);4+([.W10]-[.X10])/([.AA10]-[.Z10]))));360)" office:value-type="float" office:value="240">
            <text:p>240</text:p>
          </table:table-cell>
          <table:table-cell table:formula="of:=IF([.Z10]=[.AA10];0;IF([.V10]&lt;0.5;([.AA10]-[.Z10])/([.Z10]+[.AA10]);([.AA10]-[.Z10])/(2-[.AA10]-[.Z10])))" office:value-type="float" office:value="1">
            <text:p>1</text:p>
          </table:table-cell>
          <table:table-cell table:formula="of:=([.Z10]+[.AA10])/2" office:value-type="float" office:value="0.5">
            <text:p>0.5</text:p>
          </table:table-cell>
          <table:table-cell table:formula="of:=[.H10]/255" office:value-type="float" office:value="0">
            <text:p>0</text:p>
          </table:table-cell>
          <table:table-cell table:formula="of:=[.I10]/255" office:value-type="float" office:value="0">
            <text:p>0</text:p>
          </table:table-cell>
          <table:table-cell table:formula="of:=[.J10]/255" office:value-type="float" office:value="1">
            <text:p>1</text:p>
          </table:table-cell>
          <table:table-cell table:formula="of:=MIN([.W10];[.X10];[.Y10])" office:value-type="float" office:value="0">
            <text:p>0</text:p>
          </table:table-cell>
          <table:table-cell table:formula="of:=MAX([.W10];[.X10];[.Y10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6"/>
          <table:table-cell office:value-type="string">
            <text:p>1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555500</text:p>
          </table:table-cell>
          <table:table-cell table:formula="of:=HEX2DEC(MID([.G11];2;2))" office:value-type="float" office:value="85">
            <text:p>85</text:p>
          </table:table-cell>
          <table:table-cell table:formula="of:=HEX2DEC(MID([.G11];4;2))" office:value-type="float" office:value="85">
            <text:p>85</text:p>
          </table:table-cell>
          <table:table-cell table:formula="of:=HEX2DEC(MID([.G1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00</text:p>
          </table:table-cell>
          <table:table-cell table:formula="of:=CONCATENATE(&quot;(&quot;;ROUND([.N11]);&quot;,&quot;;ROUND([.O11]);&quot;,&quot;;ROUND([.P11]);&quot;)&quot;)" office:value-type="string" office:string-value="(35,-10,43)">
            <text:p>(35,-10,43)</text:p>
          </table:table-cell>
          <table:table-cell office:value-type="float" office:value="34.9">
            <text:p>35</text:p>
          </table:table-cell>
          <table:table-cell office:value-type="float" office:value="-9.7">
            <text:p>-10</text:p>
          </table:table-cell>
          <table:table-cell office:value-type="float" office:value="42.5">
            <text:p>43</text:p>
          </table:table-cell>
          <table:table-cell table:formula="of:=IF(AND([.O11]=0;[.P11]=0);IF([.N11]=0;&quot;Black&quot;;IF([.N11]=100;&quot;White&quot;;&quot;Gray&quot;));IF(ABS([.O11])&gt;ABS([.P11]);IF([.O11]&lt;0;&quot;Green&quot;;&quot;Red&quot;);IF(ABS([.O11])&lt;ABS([.P11]);IF([.P11]&lt;0;&quot;Blue&quot;;&quot;Yellow&quot;);&quot;None&quot;)) )" office:value-type="string" office:string-value="Yellow">
            <text:p>Yellow</text:p>
          </table:table-cell>
          <table:table-cell table:formula="of:=IF(AND([.O11]=0;[.P11]=0);IF([.N11]=0;&quot;&quot;;IF([.N11]=100;&quot;&quot;;&quot;&quot;));IF(ABS([.O11])&gt;ABS([.P11]);IF([.P11]&lt;0;&quot;Blue&quot;;&quot;Yellow&quot;);IF(ABS([.O11])&lt;ABS([.P11]);IF([.O11]&lt;0;&quot;Green&quot;;&quot;Red&quot;);&quot;None&quot;)) )" office:value-type="string" office:string-value="Green">
            <text:p>Green</text:p>
          </table:table-cell>
          <table:table-cell table:formula="of:=0.2126*[.H11] + 0.7152*[.I11] + 0.0722*[.J11]" office:value-type="float" office:value="78.863">
            <text:p>78.86</text:p>
          </table:table-cell>
          <table:table-cell table:formula="of:=MOD(60*IF([.Z11]=[.AA11];0;IF([.W11]=[.AA11];([.X11]-[.Y11])/([.AA11]-[.Z11]);IF([.X11]=[.AA11];2+([.Y11]-[.W11])/([.AA11]-[.Z11]);4+([.W11]-[.X11])/([.AA11]-[.Z11]))));360)" office:value-type="float" office:value="60">
            <text:p>60</text:p>
          </table:table-cell>
          <table:table-cell table:formula="of:=IF([.Z11]=[.AA11];0;IF([.V11]&lt;0.5;([.AA11]-[.Z11])/([.Z11]+[.AA11]);([.AA11]-[.Z11])/(2-[.AA11]-[.Z11])))" office:value-type="float" office:value="1">
            <text:p>1</text:p>
          </table:table-cell>
          <table:table-cell table:formula="of:=([.Z11]+[.AA11])/2" office:value-type="float" office:value="0.166666666666667">
            <text:p>0.17</text:p>
          </table:table-cell>
          <table:table-cell table:formula="of:=[.H11]/255" office:value-type="float" office:value="0.333333333333333">
            <text:p>0.33</text:p>
          </table:table-cell>
          <table:table-cell table:formula="of:=[.I11]/255" office:value-type="float" office:value="0.333333333333333">
            <text:p>0.33</text:p>
          </table:table-cell>
          <table:table-cell table:formula="of:=[.J11]/255" office:value-type="float" office:value="0">
            <text:p>0</text:p>
          </table:table-cell>
          <table:table-cell table:formula="of:=MIN([.W11];[.X11];[.Y11])" office:value-type="float" office:value="0">
            <text:p>0</text:p>
          </table:table-cell>
          <table:table-cell table:formula="of:=MAX([.W11];[.X11];[.Y11])" office:value-type="float" office:value="0.333333333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7"/>
          <table:table-cell office:value-type="string">
            <text:p>2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0000</text:p>
          </table:table-cell>
          <table:table-cell table:formula="of:=HEX2DEC(MID([.G12];2;2))" office:value-type="float" office:value="170">
            <text:p>170</text:p>
          </table:table-cell>
          <table:table-cell table:formula="of:=HEX2DEC(MID([.G12];4;2))" office:value-type="float" office:value="0">
            <text:p>0</text:p>
          </table:table-cell>
          <table:table-cell table:formula="of:=HEX2DEC(MID([.G1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00</text:p>
          </table:table-cell>
          <table:table-cell table:formula="of:=CONCATENATE(&quot;(&quot;;ROUND([.N12]);&quot;,&quot;;ROUND([.O12]);&quot;,&quot;;ROUND([.P12]);&quot;)&quot;)" office:value-type="string" office:string-value="(35,59,49)">
            <text:p>(35,59,49)</text:p>
          </table:table-cell>
          <table:table-cell office:value-type="float" office:value="35.1">
            <text:p>35</text:p>
          </table:table-cell>
          <table:table-cell office:value-type="float" office:value="59.1">
            <text:p>59</text:p>
          </table:table-cell>
          <table:table-cell office:value-type="float" office:value="49.4">
            <text:p>49</text:p>
          </table:table-cell>
          <table:table-cell table:formula="of:=IF(AND([.O12]=0;[.P12]=0);IF([.N12]=0;&quot;Black&quot;;IF([.N12]=100;&quot;White&quot;;&quot;Gray&quot;));IF(ABS([.O12])&gt;ABS([.P12]);IF([.O12]&lt;0;&quot;Green&quot;;&quot;Red&quot;);IF(ABS([.O12])&lt;ABS([.P12]);IF([.P12]&lt;0;&quot;Blue&quot;;&quot;Yellow&quot;);&quot;None&quot;)) )" office:value-type="string" office:string-value="Red">
            <text:p>Red</text:p>
          </table:table-cell>
          <table:table-cell table:formula="of:=IF(AND([.O12]=0;[.P12]=0);IF([.N12]=0;&quot;&quot;;IF([.N12]=100;&quot;&quot;;&quot;&quot;));IF(ABS([.O12])&gt;ABS([.P12]);IF([.P12]&lt;0;&quot;Blue&quot;;&quot;Yellow&quot;);IF(ABS([.O12])&lt;ABS([.P12]);IF([.O12]&lt;0;&quot;Green&quot;;&quot;Red&quot;);&quot;None&quot;)) )" office:value-type="string" office:string-value="Yellow">
            <text:p>Yellow</text:p>
          </table:table-cell>
          <table:table-cell table:formula="of:=0.2126*[.H12] + 0.7152*[.I12] + 0.0722*[.J12]" office:value-type="float" office:value="36.142">
            <text:p>36.14</text:p>
          </table:table-cell>
          <table:table-cell table:formula="of:=MOD(60*IF([.Z12]=[.AA12];0;IF([.W12]=[.AA12];([.X12]-[.Y12])/([.AA12]-[.Z12]);IF([.X12]=[.AA12];2+([.Y12]-[.W12])/([.AA12]-[.Z12]);4+([.W12]-[.X12])/([.AA12]-[.Z12]))));360)" office:value-type="float" office:value="0">
            <text:p>0</text:p>
          </table:table-cell>
          <table:table-cell table:formula="of:=IF([.Z12]=[.AA12];0;IF([.V12]&lt;0.5;([.AA12]-[.Z12])/([.Z12]+[.AA12]);([.AA12]-[.Z12])/(2-[.AA12]-[.Z12])))" office:value-type="float" office:value="1">
            <text:p>1</text:p>
          </table:table-cell>
          <table:table-cell table:formula="of:=([.Z12]+[.AA12])/2" office:value-type="float" office:value="0.333333333333333">
            <text:p>0.33</text:p>
          </table:table-cell>
          <table:table-cell table:formula="of:=[.H12]/255" office:value-type="float" office:value="0.666666666666667">
            <text:p>0.67</text:p>
          </table:table-cell>
          <table:table-cell table:formula="of:=[.I12]/255" office:value-type="float" office:value="0">
            <text:p>0</text:p>
          </table:table-cell>
          <table:table-cell table:formula="of:=[.J12]/255" office:value-type="float" office:value="0">
            <text:p>0</text:p>
          </table:table-cell>
          <table:table-cell table:formula="of:=MIN([.W12];[.X12];[.Y12])" office:value-type="float" office:value="0">
            <text:p>0</text:p>
          </table:table-cell>
          <table:table-cell table:formula="of:=MAX([.W12];[.X12];[.Y12])" office:value-type="float" office:value="0.666666666666667">
            <text:p>0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8"/>
          <table:table-cell office:value-type="string">
            <text:p>Gray 1 (1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5555</text:p>
          </table:table-cell>
          <table:table-cell table:formula="of:=HEX2DEC(MID([.G13];2;2))" office:value-type="float" office:value="85">
            <text:p>85</text:p>
          </table:table-cell>
          <table:table-cell table:formula="of:=HEX2DEC(MID([.G13];4;2))" office:value-type="float" office:value="85">
            <text:p>85</text:p>
          </table:table-cell>
          <table:table-cell table:formula="of:=HEX2DEC(MID([.G1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55</text:p>
          </table:table-cell>
          <table:table-cell table:formula="of:=CONCATENATE(&quot;(&quot;;ROUND([.N13]);&quot;,&quot;;ROUND([.O13]);&quot;,&quot;;ROUND([.P13]);&quot;)&quot;)" office:value-type="string" office:string-value="(36,0,0)">
            <text:p>(36,0,0)</text:p>
          </table:table-cell>
          <table:table-cell office:value-type="float" office:value="36.1">
            <text:p>36</text:p>
          </table:table-cell>
          <table:table-cell table:number-columns-repeated="2" office:value-type="float" office:value="0">
            <text:p>0</text:p>
          </table:table-cell>
          <table:table-cell table:formula="of:=IF(AND([.O13]=0;[.P13]=0);IF([.N13]=0;&quot;Black&quot;;IF([.N13]=100;&quot;White&quot;;&quot;Gray&quot;));IF(ABS([.O13])&gt;ABS([.P13]);IF([.O13]&lt;0;&quot;Green&quot;;&quot;Red&quot;);IF(ABS([.O13])&lt;ABS([.P13]);IF([.P13]&lt;0;&quot;Blue&quot;;&quot;Yellow&quot;);&quot;None&quot;)) )" office:value-type="string" office:string-value="Gray">
            <text:p>Gray</text:p>
          </table:table-cell>
          <table:table-cell table:formula="of:=IF(AND([.O13]=0;[.P13]=0);IF([.N13]=0;&quot;&quot;;IF([.N13]=100;&quot;&quot;;&quot;&quot;));IF(ABS([.O13])&gt;ABS([.P13]);IF([.P13]&lt;0;&quot;Blue&quot;;&quot;Yellow&quot;);IF(ABS([.O13])&lt;ABS([.P13]);IF([.O13]&lt;0;&quot;Green&quot;;&quot;Red&quot;);&quot;None&quot;)) )">
            <text:p/>
          </table:table-cell>
          <table:table-cell table:formula="of:=0.2126*[.H13] + 0.7152*[.I13] + 0.0722*[.J13]" office:value-type="float" office:value="85">
            <text:p>85</text:p>
          </table:table-cell>
          <table:table-cell table:formula="of:=MOD(60*IF([.Z13]=[.AA13];0;IF([.W13]=[.AA13];([.X13]-[.Y13])/([.AA13]-[.Z13]);IF([.X13]=[.AA13];2+([.Y13]-[.W13])/([.AA13]-[.Z13]);4+([.W13]-[.X13])/([.AA13]-[.Z13]))));360)" office:value-type="float" office:value="0">
            <text:p>0</text:p>
          </table:table-cell>
          <table:table-cell table:formula="of:=IF([.Z13]=[.AA13];0;IF([.V13]&lt;0.5;([.AA13]-[.Z13])/([.Z13]+[.AA13]);([.AA13]-[.Z13])/(2-[.AA13]-[.Z13])))" office:value-type="float" office:value="0">
            <text:p>0</text:p>
          </table:table-cell>
          <table:table-cell table:formula="of:=([.Z13]+[.AA13])/2" office:value-type="float" office:value="0.333333333333333">
            <text:p>0.33</text:p>
          </table:table-cell>
          <table:table-cell table:formula="of:=[.H13]/255" office:value-type="float" office:value="0.333333333333333">
            <text:p>0.33</text:p>
          </table:table-cell>
          <table:table-cell table:formula="of:=[.I13]/255" office:value-type="float" office:value="0.333333333333333">
            <text:p>0.33</text:p>
          </table:table-cell>
          <table:table-cell table:formula="of:=[.J13]/255" office:value-type="float" office:value="0.333333333333333">
            <text:p>0.33</text:p>
          </table:table-cell>
          <table:table-cell table:formula="of:=MIN([.W13];[.X13];[.Y13])" office:value-type="float" office:value="0.333333333333333">
            <text:p>0.33</text:p>
          </table:table-cell>
          <table:table-cell table:formula="of:=MAX([.W13];[.X13];[.Y13])" office:value-type="float" office:value="0.333333333333333">
            <text:p>0.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9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FF</text:p>
          </table:table-cell>
          <table:table-cell table:formula="of:=HEX2DEC(MID([.G14];2;2))" office:value-type="float" office:value="85">
            <text:p>85</text:p>
          </table:table-cell>
          <table:table-cell table:formula="of:=HEX2DEC(MID([.G14];4;2))" office:value-type="float" office:value="0">
            <text:p>0</text:p>
          </table:table-cell>
          <table:table-cell table:formula="of:=HEX2DEC(MID([.G1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FF</text:p>
          </table:table-cell>
          <table:table-cell table:formula="of:=CONCATENATE(&quot;(&quot;;ROUND([.N14]);&quot;,&quot;;ROUND([.O14]);&quot;,&quot;;ROUND([.P14]);&quot;)&quot;)" office:value-type="string" office:string-value="(36,81,-101)">
            <text:p>(36,81,-101)</text:p>
          </table:table-cell>
          <table:table-cell office:value-type="float" office:value="36.3">
            <text:p>36</text:p>
          </table:table-cell>
          <table:table-cell office:value-type="float" office:value="80.7">
            <text:p>81</text:p>
          </table:table-cell>
          <table:table-cell office:value-type="float" office:value="-101.1">
            <text:p>-101</text:p>
          </table:table-cell>
          <table:table-cell table:formula="of:=IF(AND([.O14]=0;[.P14]=0);IF([.N14]=0;&quot;Black&quot;;IF([.N14]=100;&quot;White&quot;;&quot;Gray&quot;));IF(ABS([.O14])&gt;ABS([.P14]);IF([.O14]&lt;0;&quot;Green&quot;;&quot;Red&quot;);IF(ABS([.O14])&lt;ABS([.P14]);IF([.P14]&lt;0;&quot;Blue&quot;;&quot;Yellow&quot;);&quot;None&quot;)) )" office:value-type="string" office:string-value="Blue">
            <text:p>Blue</text:p>
          </table:table-cell>
          <table:table-cell table:formula="of:=IF(AND([.O14]=0;[.P14]=0);IF([.N14]=0;&quot;&quot;;IF([.N14]=100;&quot;&quot;;&quot;&quot;));IF(ABS([.O14])&gt;ABS([.P14]);IF([.P14]&lt;0;&quot;Blue&quot;;&quot;Yellow&quot;);IF(ABS([.O14])&lt;ABS([.P14]);IF([.O14]&lt;0;&quot;Green&quot;;&quot;Red&quot;);&quot;None&quot;)) )" office:value-type="string" office:string-value="Red">
            <text:p>Red</text:p>
          </table:table-cell>
          <table:table-cell table:formula="of:=0.2126*[.H14] + 0.7152*[.I14] + 0.0722*[.J14]" office:value-type="float" office:value="36.482">
            <text:p>36.48</text:p>
          </table:table-cell>
          <table:table-cell table:formula="of:=MOD(60*IF([.Z14]=[.AA14];0;IF([.W14]=[.AA14];([.X14]-[.Y14])/([.AA14]-[.Z14]);IF([.X14]=[.AA14];2+([.Y14]-[.W14])/([.AA14]-[.Z14]);4+([.W14]-[.X14])/([.AA14]-[.Z14]))));360)" office:value-type="float" office:value="260">
            <text:p>260</text:p>
          </table:table-cell>
          <table:table-cell table:formula="of:=IF([.Z14]=[.AA14];0;IF([.V14]&lt;0.5;([.AA14]-[.Z14])/([.Z14]+[.AA14]);([.AA14]-[.Z14])/(2-[.AA14]-[.Z14])))" office:value-type="float" office:value="1">
            <text:p>1</text:p>
          </table:table-cell>
          <table:table-cell table:formula="of:=([.Z14]+[.AA14])/2" office:value-type="float" office:value="0.5">
            <text:p>0.5</text:p>
          </table:table-cell>
          <table:table-cell table:formula="of:=[.H14]/255" office:value-type="float" office:value="0.333333333333333">
            <text:p>0.33</text:p>
          </table:table-cell>
          <table:table-cell table:formula="of:=[.I14]/255" office:value-type="float" office:value="0">
            <text:p>0</text:p>
          </table:table-cell>
          <table:table-cell table:formula="of:=[.J14]/255" office:value-type="float" office:value="1">
            <text:p>1</text:p>
          </table:table-cell>
          <table:table-cell table:formula="of:=MIN([.W14];[.X14];[.Y14])" office:value-type="float" office:value="0">
            <text:p>0</text:p>
          </table:table-cell>
          <table:table-cell table:formula="of:=MAX([.W14];[.X14];[.Y14]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0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0055</text:p>
          </table:table-cell>
          <table:table-cell table:formula="of:=HEX2DEC(MID([.G15];2;2))" office:value-type="float" office:value="170">
            <text:p>170</text:p>
          </table:table-cell>
          <table:table-cell table:formula="of:=HEX2DEC(MID([.G15];4;2))" office:value-type="float" office:value="0">
            <text:p>0</text:p>
          </table:table-cell>
          <table:table-cell table:formula="of:=HEX2DEC(MID([.G1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55</text:p>
          </table:table-cell>
          <table:table-cell table:formula="of:=CONCATENATE(&quot;(&quot;;ROUND([.N15]);&quot;,&quot;;ROUND([.O15]);&quot;,&quot;;ROUND([.P15]);&quot;)&quot;)" office:value-type="string" office:string-value="(36,63,2)">
            <text:p>(36,63,2)</text:p>
          </table:table-cell>
          <table:table-cell office:value-type="float" office:value="36.4">
            <text:p>36</text:p>
          </table:table-cell>
          <table:table-cell office:value-type="float" office:value="62.5">
            <text:p>63</text:p>
          </table:table-cell>
          <table:table-cell office:value-type="float" office:value="1.9">
            <text:p>2</text:p>
          </table:table-cell>
          <table:table-cell table:formula="of:=IF(AND([.O15]=0;[.P15]=0);IF([.N15]=0;&quot;Black&quot;;IF([.N15]=100;&quot;White&quot;;&quot;Gray&quot;));IF(ABS([.O15])&gt;ABS([.P15]);IF([.O15]&lt;0;&quot;Green&quot;;&quot;Red&quot;);IF(ABS([.O15])&lt;ABS([.P15]);IF([.P15]&lt;0;&quot;Blue&quot;;&quot;Yellow&quot;);&quot;None&quot;)) )" office:value-type="string" office:string-value="Red">
            <text:p>Red</text:p>
          </table:table-cell>
          <table:table-cell table:formula="of:=IF(AND([.O15]=0;[.P15]=0);IF([.N15]=0;&quot;&quot;;IF([.N15]=100;&quot;&quot;;&quot;&quot;));IF(ABS([.O15])&gt;ABS([.P15]);IF([.P15]&lt;0;&quot;Blue&quot;;&quot;Yellow&quot;);IF(ABS([.O15])&lt;ABS([.P15]);IF([.O15]&lt;0;&quot;Green&quot;;&quot;Red&quot;);&quot;None&quot;)) )" office:value-type="string" office:string-value="Yellow">
            <text:p>Yellow</text:p>
          </table:table-cell>
          <table:table-cell table:formula="of:=0.2126*[.H15] + 0.7152*[.I15] + 0.0722*[.J15]" office:value-type="float" office:value="42.279">
            <text:p>42.28</text:p>
          </table:table-cell>
          <table:table-cell table:formula="of:=MOD(60*IF([.Z15]=[.AA15];0;IF([.W15]=[.AA15];([.X15]-[.Y15])/([.AA15]-[.Z15]);IF([.X15]=[.AA15];2+([.Y15]-[.W15])/([.AA15]-[.Z15]);4+([.W15]-[.X15])/([.AA15]-[.Z15]))));360)" office:value-type="float" office:value="330">
            <text:p>330</text:p>
          </table:table-cell>
          <table:table-cell table:formula="of:=IF([.Z15]=[.AA15];0;IF([.V15]&lt;0.5;([.AA15]-[.Z15])/([.Z15]+[.AA15]);([.AA15]-[.Z15])/(2-[.AA15]-[.Z15])))" office:value-type="float" office:value="1">
            <text:p>1</text:p>
          </table:table-cell>
          <table:table-cell table:formula="of:=([.Z15]+[.AA15])/2" office:value-type="float" office:value="0.333333333333333">
            <text:p>0.33</text:p>
          </table:table-cell>
          <table:table-cell table:formula="of:=[.H15]/255" office:value-type="float" office:value="0.666666666666667">
            <text:p>0.67</text:p>
          </table:table-cell>
          <table:table-cell table:formula="of:=[.I15]/255" office:value-type="float" office:value="0">
            <text:p>0</text:p>
          </table:table-cell>
          <table:table-cell table:formula="of:=[.J15]/255" office:value-type="float" office:value="0.333333333333333">
            <text:p>0.33</text:p>
          </table:table-cell>
          <table:table-cell table:formula="of:=MIN([.W15];[.X15];[.Y15])" office:value-type="float" office:value="0">
            <text:p>0</text:p>
          </table:table-cell>
          <table:table-cell table:formula="of:=MAX([.W15];[.X15];[.Y15])" office:value-type="float" office:value="0.666666666666667">
            <text:p>0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1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55AA</text:p>
          </table:table-cell>
          <table:table-cell table:formula="of:=HEX2DEC(MID([.G16];2;2))" office:value-type="float" office:value="0">
            <text:p>0</text:p>
          </table:table-cell>
          <table:table-cell table:formula="of:=HEX2DEC(MID([.G16];4;2))" office:value-type="float" office:value="85">
            <text:p>85</text:p>
          </table:table-cell>
          <table:table-cell table:formula="of:=HEX2DEC(MID([.G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AA</text:p>
          </table:table-cell>
          <table:table-cell table:formula="of:=CONCATENATE(&quot;(&quot;;ROUND([.N16]);&quot;,&quot;;ROUND([.O16]);&quot;,&quot;;ROUND([.P16]);&quot;)&quot;)" office:value-type="string" office:string-value="(37,13,-52)">
            <text:p>(37,13,-52)</text:p>
          </table:table-cell>
          <table:table-cell office:value-type="float" office:value="36.7">
            <text:p>37</text:p>
          </table:table-cell>
          <table:table-cell office:value-type="float" office:value="12.6">
            <text:p>13</text:p>
          </table:table-cell>
          <table:table-cell office:value-type="float" office:value="-51.5">
            <text:p>-52</text:p>
          </table:table-cell>
          <table:table-cell table:formula="of:=IF(AND([.O16]=0;[.P16]=0);IF([.N16]=0;&quot;Black&quot;;IF([.N16]=100;&quot;White&quot;;&quot;Gray&quot;));IF(ABS([.O16])&gt;ABS([.P16]);IF([.O16]&lt;0;&quot;Green&quot;;&quot;Red&quot;);IF(ABS([.O16])&lt;ABS([.P16]);IF([.P16]&lt;0;&quot;Blue&quot;;&quot;Yellow&quot;);&quot;None&quot;)) )" office:value-type="string" office:string-value="Blue">
            <text:p>Blue</text:p>
          </table:table-cell>
          <table:table-cell table:formula="of:=IF(AND([.O16]=0;[.P16]=0);IF([.N16]=0;&quot;&quot;;IF([.N16]=100;&quot;&quot;;&quot;&quot;));IF(ABS([.O16])&gt;ABS([.P16]);IF([.P16]&lt;0;&quot;Blue&quot;;&quot;Yellow&quot;);IF(ABS([.O16])&lt;ABS([.P16]);IF([.O16]&lt;0;&quot;Green&quot;;&quot;Red&quot;);&quot;None&quot;)) )" office:value-type="string" office:string-value="Red">
            <text:p>Red</text:p>
          </table:table-cell>
          <table:table-cell table:formula="of:=0.2126*[.H16] + 0.7152*[.I16] + 0.0722*[.J16]" office:value-type="float" office:value="73.066">
            <text:p>73.07</text:p>
          </table:table-cell>
          <table:table-cell table:formula="of:=MOD(60*IF([.Z16]=[.AA16];0;IF([.W16]=[.AA16];([.X16]-[.Y16])/([.AA16]-[.Z16]);IF([.X16]=[.AA16];2+([.Y16]-[.W16])/([.AA16]-[.Z16]);4+([.W16]-[.X16])/([.AA16]-[.Z16]))));360)" office:value-type="float" office:value="210">
            <text:p>210</text:p>
          </table:table-cell>
          <table:table-cell table:formula="of:=IF([.Z16]=[.AA16];0;IF([.V16]&lt;0.5;([.AA16]-[.Z16])/([.Z16]+[.AA16]);([.AA16]-[.Z16])/(2-[.AA16]-[.Z16])))" office:value-type="float" office:value="1">
            <text:p>1</text:p>
          </table:table-cell>
          <table:table-cell table:formula="of:=([.Z16]+[.AA16])/2" office:value-type="float" office:value="0.333333333333333">
            <text:p>0.33</text:p>
          </table:table-cell>
          <table:table-cell table:formula="of:=[.H16]/255" office:value-type="float" office:value="0">
            <text:p>0</text:p>
          </table:table-cell>
          <table:table-cell table:formula="of:=[.I16]/255" office:value-type="float" office:value="0.333333333333333">
            <text:p>0.33</text:p>
          </table:table-cell>
          <table:table-cell table:formula="of:=[.J16]/255" office:value-type="float" office:value="0.666666666666667">
            <text:p>0.67</text:p>
          </table:table-cell>
          <table:table-cell table:formula="of:=MIN([.W16];[.X16];[.Y16])" office:value-type="float" office:value="0">
            <text:p>0</text:p>
          </table:table-cell>
          <table:table-cell table:formula="of:=MAX([.W16];[.X16];[.Y16])" office:value-type="float" office:value="0.666666666666667">
            <text:p>0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2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55AA</text:p>
          </table:table-cell>
          <table:table-cell table:formula="of:=HEX2DEC(MID([.G17];2;2))" office:value-type="float" office:value="85">
            <text:p>85</text:p>
          </table:table-cell>
          <table:table-cell table:formula="of:=HEX2DEC(MID([.G17];4;2))" office:value-type="float" office:value="85">
            <text:p>85</text:p>
          </table:table-cell>
          <table:table-cell table:formula="of:=HEX2DEC(MID([.G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AA</text:p>
          </table:table-cell>
          <table:table-cell table:formula="of:=CONCATENATE(&quot;(&quot;;ROUND([.N17]);&quot;,&quot;;ROUND([.O17]);&quot;,&quot;;ROUND([.P17]);&quot;)&quot;)" office:value-type="string" office:string-value="(40,24,-46)">
            <text:p>(40,24,-46)</text:p>
          </table:table-cell>
          <table:table-cell office:value-type="float" office:value="40.1">
            <text:p>40</text:p>
          </table:table-cell>
          <table:table-cell office:value-type="float" office:value="23.7">
            <text:p>24</text:p>
          </table:table-cell>
          <table:table-cell office:value-type="float" office:value="-45.8">
            <text:p>-46</text:p>
          </table:table-cell>
          <table:table-cell table:formula="of:=IF(AND([.O17]=0;[.P17]=0);IF([.N17]=0;&quot;Black&quot;;IF([.N17]=100;&quot;White&quot;;&quot;Gray&quot;));IF(ABS([.O17])&gt;ABS([.P17]);IF([.O17]&lt;0;&quot;Green&quot;;&quot;Red&quot;);IF(ABS([.O17])&lt;ABS([.P17]);IF([.P17]&lt;0;&quot;Blue&quot;;&quot;Yellow&quot;);&quot;None&quot;)) )" office:value-type="string" office:string-value="Blue">
            <text:p>Blue</text:p>
          </table:table-cell>
          <table:table-cell table:formula="of:=IF(AND([.O17]=0;[.P17]=0);IF([.N17]=0;&quot;&quot;;IF([.N17]=100;&quot;&quot;;&quot;&quot;));IF(ABS([.O17])&gt;ABS([.P17]);IF([.P17]&lt;0;&quot;Blue&quot;;&quot;Yellow&quot;);IF(ABS([.O17])&lt;ABS([.P17]);IF([.O17]&lt;0;&quot;Green&quot;;&quot;Red&quot;);&quot;None&quot;)) )" office:value-type="string" office:string-value="Red">
            <text:p>Red</text:p>
          </table:table-cell>
          <table:table-cell table:formula="of:=0.2126*[.H17] + 0.7152*[.I17] + 0.0722*[.J17]" office:value-type="float" office:value="91.137">
            <text:p>91.14</text:p>
          </table:table-cell>
          <table:table-cell table:formula="of:=MOD(60*IF([.Z17]=[.AA17];0;IF([.W17]=[.AA17];([.X17]-[.Y17])/([.AA17]-[.Z17]);IF([.X17]=[.AA17];2+([.Y17]-[.W17])/([.AA17]-[.Z17]);4+([.W17]-[.X17])/([.AA17]-[.Z17]))));360)" office:value-type="float" office:value="240">
            <text:p>240</text:p>
          </table:table-cell>
          <table:table-cell table:formula="of:=IF([.Z17]=[.AA17];0;IF([.V17]&lt;0.5;([.AA17]-[.Z17])/([.Z17]+[.AA17]);([.AA17]-[.Z17])/(2-[.AA17]-[.Z17])))" office:value-type="float" office:value="0.333333333333333">
            <text:p>0.33</text:p>
          </table:table-cell>
          <table:table-cell table:formula="of:=([.Z17]+[.AA17])/2" office:value-type="float" office:value="0.5">
            <text:p>0.5</text:p>
          </table:table-cell>
          <table:table-cell table:formula="of:=[.H17]/255" office:value-type="float" office:value="0.333333333333333">
            <text:p>0.33</text:p>
          </table:table-cell>
          <table:table-cell table:formula="of:=[.I17]/255" office:value-type="float" office:value="0.333333333333333">
            <text:p>0.33</text:p>
          </table:table-cell>
          <table:table-cell table:formula="of:=[.J17]/255" office:value-type="float" office:value="0.666666666666667">
            <text:p>0.67</text:p>
          </table:table-cell>
          <table:table-cell table:formula="of:=MIN([.W17];[.X17];[.Y17])" office:value-type="float" office:value="0.333333333333333">
            <text:p>0.33</text:p>
          </table:table-cell>
          <table:table-cell table:formula="of:=MAX([.W17];[.X17];[.Y17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3"/>
          <table:table-cell office:value-type="string">
            <text:p>2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00AA</text:p>
          </table:table-cell>
          <table:table-cell table:formula="of:=HEX2DEC(MID([.G18];2;2))" office:value-type="float" office:value="170">
            <text:p>170</text:p>
          </table:table-cell>
          <table:table-cell table:formula="of:=HEX2DEC(MID([.G18];4;2))" office:value-type="float" office:value="0">
            <text:p>0</text:p>
          </table:table-cell>
          <table:table-cell table:formula="of:=HEX2DEC(MID([.G1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AA</text:p>
          </table:table-cell>
          <table:table-cell table:formula="of:=CONCATENATE(&quot;(&quot;;ROUND([.N18]);&quot;,&quot;;ROUND([.O18]);&quot;,&quot;;ROUND([.P18]);&quot;)&quot;)" office:value-type="string" office:string-value="(40,73,-45)">
            <text:p>(40,73,-45)</text:p>
          </table:table-cell>
          <table:table-cell office:value-type="float" office:value="40.3">
            <text:p>40</text:p>
          </table:table-cell>
          <table:table-cell office:value-type="float" office:value="72.5">
            <text:p>73</text:p>
          </table:table-cell>
          <table:table-cell office:value-type="float" office:value="-44.9">
            <text:p>-45</text:p>
          </table:table-cell>
          <table:table-cell table:formula="of:=IF(AND([.O18]=0;[.P18]=0);IF([.N18]=0;&quot;Black&quot;;IF([.N18]=100;&quot;White&quot;;&quot;Gray&quot;));IF(ABS([.O18])&gt;ABS([.P18]);IF([.O18]&lt;0;&quot;Green&quot;;&quot;Red&quot;);IF(ABS([.O18])&lt;ABS([.P18]);IF([.P18]&lt;0;&quot;Blue&quot;;&quot;Yellow&quot;);&quot;None&quot;)) )" office:value-type="string" office:string-value="Red">
            <text:p>Red</text:p>
          </table:table-cell>
          <table:table-cell table:formula="of:=IF(AND([.O18]=0;[.P18]=0);IF([.N18]=0;&quot;&quot;;IF([.N18]=100;&quot;&quot;;&quot;&quot;));IF(ABS([.O18])&gt;ABS([.P18]);IF([.P18]&lt;0;&quot;Blue&quot;;&quot;Yellow&quot;);IF(ABS([.O18])&lt;ABS([.P18]);IF([.O18]&lt;0;&quot;Green&quot;;&quot;Red&quot;);&quot;None&quot;)) )" office:value-type="string" office:string-value="Blue">
            <text:p>Blue</text:p>
          </table:table-cell>
          <table:table-cell table:formula="of:=0.2126*[.H18] + 0.7152*[.I18] + 0.0722*[.J18]" office:value-type="float" office:value="48.416">
            <text:p>48.42</text:p>
          </table:table-cell>
          <table:table-cell table:formula="of:=MOD(60*IF([.Z18]=[.AA18];0;IF([.W18]=[.AA18];([.X18]-[.Y18])/([.AA18]-[.Z18]);IF([.X18]=[.AA18];2+([.Y18]-[.W18])/([.AA18]-[.Z18]);4+([.W18]-[.X18])/([.AA18]-[.Z18]))));360)" office:value-type="float" office:value="300">
            <text:p>300</text:p>
          </table:table-cell>
          <table:table-cell table:formula="of:=IF([.Z18]=[.AA18];0;IF([.V18]&lt;0.5;([.AA18]-[.Z18])/([.Z18]+[.AA18]);([.AA18]-[.Z18])/(2-[.AA18]-[.Z18])))" office:value-type="float" office:value="1">
            <text:p>1</text:p>
          </table:table-cell>
          <table:table-cell table:formula="of:=([.Z18]+[.AA18])/2" office:value-type="float" office:value="0.333333333333333">
            <text:p>0.33</text:p>
          </table:table-cell>
          <table:table-cell table:formula="of:=[.H18]/255" office:value-type="float" office:value="0.666666666666667">
            <text:p>0.67</text:p>
          </table:table-cell>
          <table:table-cell table:formula="of:=[.I18]/255" office:value-type="float" office:value="0">
            <text:p>0</text:p>
          </table:table-cell>
          <table:table-cell table:formula="of:=[.J18]/255" office:value-type="float" office:value="0.666666666666667">
            <text:p>0.67</text:p>
          </table:table-cell>
          <table:table-cell table:formula="of:=MIN([.W18];[.X18];[.Y18])" office:value-type="float" office:value="0">
            <text:p>0</text:p>
          </table:table-cell>
          <table:table-cell table:formula="of:=MAX([.W18];[.X18];[.Y1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0055FF</text:p>
          </table:table-cell>
          <table:table-cell table:formula="of:=HEX2DEC(MID([.G19];2;2))" office:value-type="float" office:value="0">
            <text:p>0</text:p>
          </table:table-cell>
          <table:table-cell table:formula="of:=HEX2DEC(MID([.G19];4;2))" office:value-type="float" office:value="85">
            <text:p>85</text:p>
          </table:table-cell>
          <table:table-cell table:formula="of:=HEX2DEC(MID([.G1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FF</text:p>
          </table:table-cell>
          <table:table-cell table:formula="of:=CONCATENATE(&quot;(&quot;;ROUND([.N19]);&quot;,&quot;;ROUND([.O19]);&quot;,&quot;;ROUND([.P19]);&quot;)&quot;)" office:value-type="string" office:string-value="(44,46,-89)">
            <text:p>(44,46,-89)</text:p>
          </table:table-cell>
          <table:table-cell office:value-type="float" office:value="43.8">
            <text:p>44</text:p>
          </table:table-cell>
          <table:table-cell office:value-type="float" office:value="45.8">
            <text:p>46</text:p>
          </table:table-cell>
          <table:table-cell office:value-type="float" office:value="-88.7">
            <text:p>-89</text:p>
          </table:table-cell>
          <table:table-cell table:formula="of:=IF(AND([.O19]=0;[.P19]=0);IF([.N19]=0;&quot;Black&quot;;IF([.N19]=100;&quot;White&quot;;&quot;Gray&quot;));IF(ABS([.O19])&gt;ABS([.P19]);IF([.O19]&lt;0;&quot;Green&quot;;&quot;Red&quot;);IF(ABS([.O19])&lt;ABS([.P19]);IF([.P19]&lt;0;&quot;Blue&quot;;&quot;Yellow&quot;);&quot;None&quot;)) )" office:value-type="string" office:string-value="Blue">
            <text:p>Blue</text:p>
          </table:table-cell>
          <table:table-cell table:formula="of:=IF(AND([.O19]=0;[.P19]=0);IF([.N19]=0;&quot;&quot;;IF([.N19]=100;&quot;&quot;;&quot;&quot;));IF(ABS([.O19])&gt;ABS([.P19]);IF([.P19]&lt;0;&quot;Blue&quot;;&quot;Yellow&quot;);IF(ABS([.O19])&lt;ABS([.P19]);IF([.O19]&lt;0;&quot;Green&quot;;&quot;Red&quot;);&quot;None&quot;)) )" office:value-type="string" office:string-value="Red">
            <text:p>Red</text:p>
          </table:table-cell>
          <table:table-cell table:formula="of:=0.2126*[.H19] + 0.7152*[.I19] + 0.0722*[.J19]" office:value-type="float" office:value="79.203">
            <text:p>79.2</text:p>
          </table:table-cell>
          <table:table-cell table:formula="of:=MOD(60*IF([.Z19]=[.AA19];0;IF([.W19]=[.AA19];([.X19]-[.Y19])/([.AA19]-[.Z19]);IF([.X19]=[.AA19];2+([.Y19]-[.W19])/([.AA19]-[.Z19]);4+([.W19]-[.X19])/([.AA19]-[.Z19]))));360)" office:value-type="float" office:value="220">
            <text:p>220</text:p>
          </table:table-cell>
          <table:table-cell table:formula="of:=IF([.Z19]=[.AA19];0;IF([.V19]&lt;0.5;([.AA19]-[.Z19])/([.Z19]+[.AA19]);([.AA19]-[.Z19])/(2-[.AA19]-[.Z19])))" office:value-type="float" office:value="1">
            <text:p>1</text:p>
          </table:table-cell>
          <table:table-cell table:formula="of:=([.Z19]+[.AA19])/2" office:value-type="float" office:value="0.5">
            <text:p>0.5</text:p>
          </table:table-cell>
          <table:table-cell table:formula="of:=[.H19]/255" office:value-type="float" office:value="0">
            <text:p>0</text:p>
          </table:table-cell>
          <table:table-cell table:formula="of:=[.I19]/255" office:value-type="float" office:value="0.333333333333333">
            <text:p>0.33</text:p>
          </table:table-cell>
          <table:table-cell table:formula="of:=[.J19]/255" office:value-type="float" office:value="1">
            <text:p>1</text:p>
          </table:table-cell>
          <table:table-cell table:formula="of:=MIN([.W19];[.X19];[.Y19])" office:value-type="float" office:value="0">
            <text:p>0</text:p>
          </table:table-cell>
          <table:table-cell table:formula="of:=MAX([.W19];[.X19];[.Y19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5500</text:p>
          </table:table-cell>
          <table:table-cell table:formula="of:=HEX2DEC(MID([.G20];2;2))" office:value-type="float" office:value="170">
            <text:p>170</text:p>
          </table:table-cell>
          <table:table-cell table:formula="of:=HEX2DEC(MID([.G20];4;2))" office:value-type="float" office:value="85">
            <text:p>85</text:p>
          </table:table-cell>
          <table:table-cell table:formula="of:=HEX2DEC(MID([.G2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00</text:p>
          </table:table-cell>
          <table:table-cell table:formula="of:=CONCATENATE(&quot;(&quot;;ROUND([.N20]);&quot;,&quot;;ROUND([.O20]);&quot;,&quot;;ROUND([.P20]);&quot;)&quot;)" office:value-type="string" office:string-value="(46,31,55)">
            <text:p>(46,31,55)</text:p>
          </table:table-cell>
          <table:table-cell office:value-type="float" office:value="45.7">
            <text:p>46</text:p>
          </table:table-cell>
          <table:table-cell office:value-type="float" office:value="30.6">
            <text:p>31</text:p>
          </table:table-cell>
          <table:table-cell office:value-type="float" office:value="54.9">
            <text:p>55</text:p>
          </table:table-cell>
          <table:table-cell table:formula="of:=IF(AND([.O20]=0;[.P20]=0);IF([.N20]=0;&quot;Black&quot;;IF([.N20]=100;&quot;White&quot;;&quot;Gray&quot;));IF(ABS([.O20])&gt;ABS([.P20]);IF([.O20]&lt;0;&quot;Green&quot;;&quot;Red&quot;);IF(ABS([.O20])&lt;ABS([.P20]);IF([.P20]&lt;0;&quot;Blue&quot;;&quot;Yellow&quot;);&quot;None&quot;)) )" office:value-type="string" office:string-value="Yellow">
            <text:p>Yellow</text:p>
          </table:table-cell>
          <table:table-cell table:formula="of:=IF(AND([.O20]=0;[.P20]=0);IF([.N20]=0;&quot;&quot;;IF([.N20]=100;&quot;&quot;;&quot;&quot;));IF(ABS([.O20])&gt;ABS([.P20]);IF([.P20]&lt;0;&quot;Blue&quot;;&quot;Yellow&quot;);IF(ABS([.O20])&lt;ABS([.P20]);IF([.O20]&lt;0;&quot;Green&quot;;&quot;Red&quot;);&quot;None&quot;)) )" office:value-type="string" office:string-value="Red">
            <text:p>Red</text:p>
          </table:table-cell>
          <table:table-cell table:formula="of:=0.2126*[.H20] + 0.7152*[.I20] + 0.0722*[.J20]" office:value-type="float" office:value="96.934">
            <text:p>96.93</text:p>
          </table:table-cell>
          <table:table-cell table:formula="of:=MOD(60*IF([.Z20]=[.AA20];0;IF([.W20]=[.AA20];([.X20]-[.Y20])/([.AA20]-[.Z20]);IF([.X20]=[.AA20];2+([.Y20]-[.W20])/([.AA20]-[.Z20]);4+([.W20]-[.X20])/([.AA20]-[.Z20]))));360)" office:value-type="float" office:value="30">
            <text:p>30</text:p>
          </table:table-cell>
          <table:table-cell table:formula="of:=IF([.Z20]=[.AA20];0;IF([.V20]&lt;0.5;([.AA20]-[.Z20])/([.Z20]+[.AA20]);([.AA20]-[.Z20])/(2-[.AA20]-[.Z20])))" office:value-type="float" office:value="1">
            <text:p>1</text:p>
          </table:table-cell>
          <table:table-cell table:formula="of:=([.Z20]+[.AA20])/2" office:value-type="float" office:value="0.333333333333333">
            <text:p>0.33</text:p>
          </table:table-cell>
          <table:table-cell table:formula="of:=[.H20]/255" office:value-type="float" office:value="0.666666666666667">
            <text:p>0.67</text:p>
          </table:table-cell>
          <table:table-cell table:formula="of:=[.I20]/255" office:value-type="float" office:value="0.333333333333333">
            <text:p>0.33</text:p>
          </table:table-cell>
          <table:table-cell table:formula="of:=[.J20]/255" office:value-type="float" office:value="0">
            <text:p>0</text:p>
          </table:table-cell>
          <table:table-cell table:formula="of:=MIN([.W20];[.X20];[.Y20])" office:value-type="float" office:value="0">
            <text:p>0</text:p>
          </table:table-cell>
          <table:table-cell table:formula="of:=MAX([.W20];[.X20];[.Y20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55FF</text:p>
          </table:table-cell>
          <table:table-cell table:formula="of:=HEX2DEC(MID([.G21];2;2))" office:value-type="float" office:value="85">
            <text:p>85</text:p>
          </table:table-cell>
          <table:table-cell table:formula="of:=HEX2DEC(MID([.G21];4;2))" office:value-type="float" office:value="85">
            <text:p>85</text:p>
          </table:table-cell>
          <table:table-cell table:formula="of:=HEX2DEC(MID([.G2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FF</text:p>
          </table:table-cell>
          <table:table-cell table:formula="of:=CONCATENATE(&quot;(&quot;;ROUND([.N21]);&quot;,&quot;;ROUND([.O21]);&quot;,&quot;;ROUND([.P21]);&quot;)&quot;)" office:value-type="string" office:string-value="(47,51,-84)">
            <text:p>(47,51,-84)</text:p>
          </table:table-cell>
          <table:table-cell office:value-type="float" office:value="46.5">
            <text:p>47</text:p>
          </table:table-cell>
          <table:table-cell office:value-type="float" office:value="51.1">
            <text:p>51</text:p>
          </table:table-cell>
          <table:table-cell office:value-type="float" office:value="-84.2">
            <text:p>-84</text:p>
          </table:table-cell>
          <table:table-cell table:formula="of:=IF(AND([.O21]=0;[.P21]=0);IF([.N21]=0;&quot;Black&quot;;IF([.N21]=100;&quot;White&quot;;&quot;Gray&quot;));IF(ABS([.O21])&gt;ABS([.P21]);IF([.O21]&lt;0;&quot;Green&quot;;&quot;Red&quot;);IF(ABS([.O21])&lt;ABS([.P21]);IF([.P21]&lt;0;&quot;Blue&quot;;&quot;Yellow&quot;);&quot;None&quot;)) )" office:value-type="string" office:string-value="Blue">
            <text:p>Blue</text:p>
          </table:table-cell>
          <table:table-cell table:formula="of:=IF(AND([.O21]=0;[.P21]=0);IF([.N21]=0;&quot;&quot;;IF([.N21]=100;&quot;&quot;;&quot;&quot;));IF(ABS([.O21])&gt;ABS([.P21]);IF([.P21]&lt;0;&quot;Blue&quot;;&quot;Yellow&quot;);IF(ABS([.O21])&lt;ABS([.P21]);IF([.O21]&lt;0;&quot;Green&quot;;&quot;Red&quot;);&quot;None&quot;)) )" office:value-type="string" office:string-value="Red">
            <text:p>Red</text:p>
          </table:table-cell>
          <table:table-cell table:formula="of:=0.2126*[.H21] + 0.7152*[.I21] + 0.0722*[.J21]" office:value-type="float" office:value="97.274">
            <text:p>97.27</text:p>
          </table:table-cell>
          <table:table-cell table:formula="of:=MOD(60*IF([.Z21]=[.AA21];0;IF([.W21]=[.AA21];([.X21]-[.Y21])/([.AA21]-[.Z21]);IF([.X21]=[.AA21];2+([.Y21]-[.W21])/([.AA21]-[.Z21]);4+([.W21]-[.X21])/([.AA21]-[.Z21]))));360)" office:value-type="float" office:value="240">
            <text:p>240</text:p>
          </table:table-cell>
          <table:table-cell table:formula="of:=IF([.Z21]=[.AA21];0;IF([.V21]&lt;0.5;([.AA21]-[.Z21])/([.Z21]+[.AA21]);([.AA21]-[.Z21])/(2-[.AA21]-[.Z21])))" office:value-type="float" office:value="1">
            <text:p>1</text:p>
          </table:table-cell>
          <table:table-cell table:formula="of:=([.Z21]+[.AA21])/2" office:value-type="float" office:value="0.666666666666667">
            <text:p>0.67</text:p>
          </table:table-cell>
          <table:table-cell table:formula="of:=[.H21]/255" office:value-type="float" office:value="0.333333333333333">
            <text:p>0.33</text:p>
          </table:table-cell>
          <table:table-cell table:formula="of:=[.I21]/255" office:value-type="float" office:value="0.333333333333333">
            <text:p>0.33</text:p>
          </table:table-cell>
          <table:table-cell table:formula="of:=[.J21]/255" office:value-type="float" office:value="1">
            <text:p>1</text:p>
          </table:table-cell>
          <table:table-cell table:formula="of:=MIN([.W21];[.X21];[.Y21])" office:value-type="float" office:value="0.333333333333333">
            <text:p>0.33</text:p>
          </table:table-cell>
          <table:table-cell table:formula="of:=MAX([.W21];[.X21];[.Y21]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7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5555</text:p>
          </table:table-cell>
          <table:table-cell table:formula="of:=HEX2DEC(MID([.G22];2;2))" office:value-type="float" office:value="170">
            <text:p>170</text:p>
          </table:table-cell>
          <table:table-cell table:formula="of:=HEX2DEC(MID([.G22];4;2))" office:value-type="float" office:value="85">
            <text:p>85</text:p>
          </table:table-cell>
          <table:table-cell table:formula="of:=HEX2DEC(MID([.G2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55</text:p>
          </table:table-cell>
          <table:table-cell table:formula="of:=CONCATENATE(&quot;(&quot;;ROUND([.N22]);&quot;,&quot;;ROUND([.O22]);&quot;,&quot;;ROUND([.P22]);&quot;)&quot;)" office:value-type="string" office:string-value="(47,35,16)">
            <text:p>(47,35,16)</text:p>
          </table:table-cell>
          <table:table-cell office:value-type="float" office:value="46.6">
            <text:p>47</text:p>
          </table:table-cell>
          <table:table-cell office:value-type="float" office:value="34.8">
            <text:p>35</text:p>
          </table:table-cell>
          <table:table-cell office:value-type="float" office:value="16.2">
            <text:p>16</text:p>
          </table:table-cell>
          <table:table-cell table:formula="of:=IF(AND([.O22]=0;[.P22]=0);IF([.N22]=0;&quot;Black&quot;;IF([.N22]=100;&quot;White&quot;;&quot;Gray&quot;));IF(ABS([.O22])&gt;ABS([.P22]);IF([.O22]&lt;0;&quot;Green&quot;;&quot;Red&quot;);IF(ABS([.O22])&lt;ABS([.P22]);IF([.P22]&lt;0;&quot;Blue&quot;;&quot;Yellow&quot;);&quot;None&quot;)) )" office:value-type="string" office:string-value="Red">
            <text:p>Red</text:p>
          </table:table-cell>
          <table:table-cell table:formula="of:=IF(AND([.O22]=0;[.P22]=0);IF([.N22]=0;&quot;&quot;;IF([.N22]=100;&quot;&quot;;&quot;&quot;));IF(ABS([.O22])&gt;ABS([.P22]);IF([.P22]&lt;0;&quot;Blue&quot;;&quot;Yellow&quot;);IF(ABS([.O22])&lt;ABS([.P22]);IF([.O22]&lt;0;&quot;Green&quot;;&quot;Red&quot;);&quot;None&quot;)) )" office:value-type="string" office:string-value="Yellow">
            <text:p>Yellow</text:p>
          </table:table-cell>
          <table:table-cell table:formula="of:=0.2126*[.H22] + 0.7152*[.I22] + 0.0722*[.J22]" office:value-type="float" office:value="103.071">
            <text:p>103.07</text:p>
          </table:table-cell>
          <table:table-cell table:formula="of:=MOD(60*IF([.Z22]=[.AA22];0;IF([.W22]=[.AA22];([.X22]-[.Y22])/([.AA22]-[.Z22]);IF([.X22]=[.AA22];2+([.Y22]-[.W22])/([.AA22]-[.Z22]);4+([.W22]-[.X22])/([.AA22]-[.Z22]))));360)" office:value-type="float" office:value="0">
            <text:p>0</text:p>
          </table:table-cell>
          <table:table-cell table:formula="of:=IF([.Z22]=[.AA22];0;IF([.V22]&lt;0.5;([.AA22]-[.Z22])/([.Z22]+[.AA22]);([.AA22]-[.Z22])/(2-[.AA22]-[.Z22])))" office:value-type="float" office:value="0.333333333333333">
            <text:p>0.33</text:p>
          </table:table-cell>
          <table:table-cell table:formula="of:=([.Z22]+[.AA22])/2" office:value-type="float" office:value="0.5">
            <text:p>0.5</text:p>
          </table:table-cell>
          <table:table-cell table:formula="of:=[.H22]/255" office:value-type="float" office:value="0.666666666666667">
            <text:p>0.67</text:p>
          </table:table-cell>
          <table:table-cell table:formula="of:=[.I22]/255" office:value-type="float" office:value="0.333333333333333">
            <text:p>0.33</text:p>
          </table:table-cell>
          <table:table-cell table:formula="of:=[.J22]/255" office:value-type="float" office:value="0.333333333333333">
            <text:p>0.33</text:p>
          </table:table-cell>
          <table:table-cell table:formula="of:=MIN([.W22];[.X22];[.Y22])" office:value-type="float" office:value="0.333333333333333">
            <text:p>0.33</text:p>
          </table:table-cell>
          <table:table-cell table:formula="of:=MAX([.W22];[.X22];[.Y22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8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00FF</text:p>
          </table:table-cell>
          <table:table-cell table:formula="of:=HEX2DEC(MID([.G23];2;2))" office:value-type="float" office:value="170">
            <text:p>170</text:p>
          </table:table-cell>
          <table:table-cell table:formula="of:=HEX2DEC(MID([.G23];4;2))" office:value-type="float" office:value="0">
            <text:p>0</text:p>
          </table:table-cell>
          <table:table-cell table:formula="of:=HEX2DEC(MID([.G2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FF</text:p>
          </table:table-cell>
          <table:table-cell table:formula="of:=CONCATENATE(&quot;(&quot;;ROUND([.N23]);&quot;,&quot;;ROUND([.O23]);&quot;,&quot;;ROUND([.P23]);&quot;)&quot;)" office:value-type="string" office:string-value="(47,87,-84)">
            <text:p>(47,87,-84)</text:p>
          </table:table-cell>
          <table:table-cell office:value-type="float" office:value="46.7">
            <text:p>47</text:p>
          </table:table-cell>
          <table:table-cell office:value-type="float" office:value="87">
            <text:p>87</text:p>
          </table:table-cell>
          <table:table-cell office:value-type="float" office:value="-83.6">
            <text:p>-84</text:p>
          </table:table-cell>
          <table:table-cell table:formula="of:=IF(AND([.O23]=0;[.P23]=0);IF([.N23]=0;&quot;Black&quot;;IF([.N23]=100;&quot;White&quot;;&quot;Gray&quot;));IF(ABS([.O23])&gt;ABS([.P23]);IF([.O23]&lt;0;&quot;Green&quot;;&quot;Red&quot;);IF(ABS([.O23])&lt;ABS([.P23]);IF([.P23]&lt;0;&quot;Blue&quot;;&quot;Yellow&quot;);&quot;None&quot;)) )" office:value-type="string" office:string-value="Red">
            <text:p>Red</text:p>
          </table:table-cell>
          <table:table-cell table:formula="of:=IF(AND([.O23]=0;[.P23]=0);IF([.N23]=0;&quot;&quot;;IF([.N23]=100;&quot;&quot;;&quot;&quot;));IF(ABS([.O23])&gt;ABS([.P23]);IF([.P23]&lt;0;&quot;Blue&quot;;&quot;Yellow&quot;);IF(ABS([.O23])&lt;ABS([.P23]);IF([.O23]&lt;0;&quot;Green&quot;;&quot;Red&quot;);&quot;None&quot;)) )" office:value-type="string" office:string-value="Blue">
            <text:p>Blue</text:p>
          </table:table-cell>
          <table:table-cell table:formula="of:=0.2126*[.H23] + 0.7152*[.I23] + 0.0722*[.J23]" office:value-type="float" office:value="54.553">
            <text:p>54.55</text:p>
          </table:table-cell>
          <table:table-cell table:formula="of:=MOD(60*IF([.Z23]=[.AA23];0;IF([.W23]=[.AA23];([.X23]-[.Y23])/([.AA23]-[.Z23]);IF([.X23]=[.AA23];2+([.Y23]-[.W23])/([.AA23]-[.Z23]);4+([.W23]-[.X23])/([.AA23]-[.Z23]))));360)" office:value-type="float" office:value="280">
            <text:p>280</text:p>
          </table:table-cell>
          <table:table-cell table:formula="of:=IF([.Z23]=[.AA23];0;IF([.V23]&lt;0.5;([.AA23]-[.Z23])/([.Z23]+[.AA23]);([.AA23]-[.Z23])/(2-[.AA23]-[.Z23])))" office:value-type="float" office:value="1">
            <text:p>1</text:p>
          </table:table-cell>
          <table:table-cell table:formula="of:=([.Z23]+[.AA23])/2" office:value-type="float" office:value="0.5">
            <text:p>0.5</text:p>
          </table:table-cell>
          <table:table-cell table:formula="of:=[.H23]/255" office:value-type="float" office:value="0.666666666666667">
            <text:p>0.67</text:p>
          </table:table-cell>
          <table:table-cell table:formula="of:=[.I23]/255" office:value-type="float" office:value="0">
            <text:p>0</text:p>
          </table:table-cell>
          <table:table-cell table:formula="of:=[.J23]/255" office:value-type="float" office:value="1">
            <text:p>1</text:p>
          </table:table-cell>
          <table:table-cell table:formula="of:=MIN([.W23];[.X23];[.Y23])" office:value-type="float" office:value="0">
            <text:p>0</text:p>
          </table:table-cell>
          <table:table-cell table:formula="of:=MAX([.W23];[.X23];[.Y23]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9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55AA</text:p>
          </table:table-cell>
          <table:table-cell table:formula="of:=HEX2DEC(MID([.G24];2;2))" office:value-type="float" office:value="170">
            <text:p>170</text:p>
          </table:table-cell>
          <table:table-cell table:formula="of:=HEX2DEC(MID([.G24];4;2))" office:value-type="float" office:value="85">
            <text:p>85</text:p>
          </table:table-cell>
          <table:table-cell table:formula="of:=HEX2DEC(MID([.G2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AA</text:p>
          </table:table-cell>
          <table:table-cell table:formula="of:=CONCATENATE(&quot;(&quot;;ROUND([.N24]);&quot;,&quot;;ROUND([.O24]);&quot;,&quot;;ROUND([.P24]);&quot;)&quot;)" office:value-type="string" office:string-value="(49,47,-31)">
            <text:p>(49,47,-31)</text:p>
          </table:table-cell>
          <table:table-cell office:value-type="float" office:value="49.4">
            <text:p>49</text:p>
          </table:table-cell>
          <table:table-cell office:value-type="float" office:value="47">
            <text:p>47</text:p>
          </table:table-cell>
          <table:table-cell office:value-type="float" office:value="-30.5">
            <text:p>-31</text:p>
          </table:table-cell>
          <table:table-cell table:formula="of:=IF(AND([.O24]=0;[.P24]=0);IF([.N24]=0;&quot;Black&quot;;IF([.N24]=100;&quot;White&quot;;&quot;Gray&quot;));IF(ABS([.O24])&gt;ABS([.P24]);IF([.O24]&lt;0;&quot;Green&quot;;&quot;Red&quot;);IF(ABS([.O24])&lt;ABS([.P24]);IF([.P24]&lt;0;&quot;Blue&quot;;&quot;Yellow&quot;);&quot;None&quot;)) )" office:value-type="string" office:string-value="Red">
            <text:p>Red</text:p>
          </table:table-cell>
          <table:table-cell table:formula="of:=IF(AND([.O24]=0;[.P24]=0);IF([.N24]=0;&quot;&quot;;IF([.N24]=100;&quot;&quot;;&quot;&quot;));IF(ABS([.O24])&gt;ABS([.P24]);IF([.P24]&lt;0;&quot;Blue&quot;;&quot;Yellow&quot;);IF(ABS([.O24])&lt;ABS([.P24]);IF([.O24]&lt;0;&quot;Green&quot;;&quot;Red&quot;);&quot;None&quot;)) )" office:value-type="string" office:string-value="Blue">
            <text:p>Blue</text:p>
          </table:table-cell>
          <table:table-cell table:formula="of:=0.2126*[.H24] + 0.7152*[.I24] + 0.0722*[.J24]" office:value-type="float" office:value="109.208">
            <text:p>109.21</text:p>
          </table:table-cell>
          <table:table-cell table:formula="of:=MOD(60*IF([.Z24]=[.AA24];0;IF([.W24]=[.AA24];([.X24]-[.Y24])/([.AA24]-[.Z24]);IF([.X24]=[.AA24];2+([.Y24]-[.W24])/([.AA24]-[.Z24]);4+([.W24]-[.X24])/([.AA24]-[.Z24]))));360)" office:value-type="float" office:value="300">
            <text:p>300</text:p>
          </table:table-cell>
          <table:table-cell table:formula="of:=IF([.Z24]=[.AA24];0;IF([.V24]&lt;0.5;([.AA24]-[.Z24])/([.Z24]+[.AA24]);([.AA24]-[.Z24])/(2-[.AA24]-[.Z24])))" office:value-type="float" office:value="0.333333333333333">
            <text:p>0.33</text:p>
          </table:table-cell>
          <table:table-cell table:formula="of:=([.Z24]+[.AA24])/2" office:value-type="float" office:value="0.5">
            <text:p>0.5</text:p>
          </table:table-cell>
          <table:table-cell table:formula="of:=[.H24]/255" office:value-type="float" office:value="0.666666666666667">
            <text:p>0.67</text:p>
          </table:table-cell>
          <table:table-cell table:formula="of:=[.I24]/255" office:value-type="float" office:value="0.333333333333333">
            <text:p>0.33</text:p>
          </table:table-cell>
          <table:table-cell table:formula="of:=[.J24]/255" office:value-type="float" office:value="0.666666666666667">
            <text:p>0.67</text:p>
          </table:table-cell>
          <table:table-cell table:formula="of:=MIN([.W24];[.X24];[.Y24])" office:value-type="float" office:value="0.333333333333333">
            <text:p>0.33</text:p>
          </table:table-cell>
          <table:table-cell table:formula="of:=MAX([.W24];[.X24];[.Y24])" office:value-type="float" office:value="0.666666666666667">
            <text:p>0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0"/>
          <table:table-cell table:style-name="ce73" office:value-type="string">
            <text:p>Red</text:p>
          </table:table-cell>
          <table:table-cell table:style-name="ce81" office:value-type="string">
            <text:p>red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style-name="ce88" office:value-type="string">
            <text:p>#FF0000</text:p>
          </table:table-cell>
          <table:table-cell table:formula="of:=HEX2DEC(MID([.G25];2;2))" office:value-type="float" office:value="255">
            <text:p>255</text:p>
          </table:table-cell>
          <table:table-cell table:formula="of:=HEX2DEC(MID([.G25];4;2))" office:value-type="float" office:value="0">
            <text:p>0</text:p>
          </table:table-cell>
          <table:table-cell table:formula="of:=HEX2DEC(MID([.G2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00</text:p>
          </table:table-cell>
          <table:table-cell table:formula="of:=CONCATENATE(&quot;(&quot;;ROUND([.N25]);&quot;,&quot;;ROUND([.O25]);&quot;,&quot;;ROUND([.P25]);&quot;)&quot;)" office:value-type="string" office:string-value="(53,80,67)">
            <text:p>(53,80,67)</text:p>
          </table:table-cell>
          <table:table-cell office:value-type="float" office:value="53.2">
            <text:p>53</text:p>
          </table:table-cell>
          <table:table-cell office:value-type="float" office:value="80.1">
            <text:p>80</text:p>
          </table:table-cell>
          <table:table-cell office:value-type="float" office:value="67.2">
            <text:p>67</text:p>
          </table:table-cell>
          <table:table-cell table:formula="of:=IF(AND([.O25]=0;[.P25]=0);IF([.N25]=0;&quot;Black&quot;;IF([.N25]=100;&quot;White&quot;;&quot;Gray&quot;));IF(ABS([.O25])&gt;ABS([.P25]);IF([.O25]&lt;0;&quot;Green&quot;;&quot;Red&quot;);IF(ABS([.O25])&lt;ABS([.P25]);IF([.P25]&lt;0;&quot;Blue&quot;;&quot;Yellow&quot;);&quot;None&quot;)) )" office:value-type="string" office:string-value="Red">
            <text:p>Red</text:p>
          </table:table-cell>
          <table:table-cell table:formula="of:=IF(AND([.O25]=0;[.P25]=0);IF([.N25]=0;&quot;&quot;;IF([.N25]=100;&quot;&quot;;&quot;&quot;));IF(ABS([.O25])&gt;ABS([.P25]);IF([.P25]&lt;0;&quot;Blue&quot;;&quot;Yellow&quot;);IF(ABS([.O25])&lt;ABS([.P25]);IF([.O25]&lt;0;&quot;Green&quot;;&quot;Red&quot;);&quot;None&quot;)) )" office:value-type="string" office:string-value="Yellow">
            <text:p>Yellow</text:p>
          </table:table-cell>
          <table:table-cell table:formula="of:=0.2126*[.H25] + 0.7152*[.I25] + 0.0722*[.J25]" office:value-type="float" office:value="54.213">
            <text:p>54.21</text:p>
          </table:table-cell>
          <table:table-cell table:formula="of:=MOD(60*IF([.Z25]=[.AA25];0;IF([.W25]=[.AA25];([.X25]-[.Y25])/([.AA25]-[.Z25]);IF([.X25]=[.AA25];2+([.Y25]-[.W25])/([.AA25]-[.Z25]);4+([.W25]-[.X25])/([.AA25]-[.Z25]))));360)" office:value-type="float" office:value="0">
            <text:p>0</text:p>
          </table:table-cell>
          <table:table-cell table:formula="of:=IF([.Z25]=[.AA25];0;IF([.V25]&lt;0.5;([.AA25]-[.Z25])/([.Z25]+[.AA25]);([.AA25]-[.Z25])/(2-[.AA25]-[.Z25])))" office:value-type="float" office:value="1">
            <text:p>1</text:p>
          </table:table-cell>
          <table:table-cell table:formula="of:=([.Z25]+[.AA25])/2" office:value-type="float" office:value="0.5">
            <text:p>0.5</text:p>
          </table:table-cell>
          <table:table-cell table:formula="of:=[.H25]/255" office:value-type="float" office:value="1">
            <text:p>1</text:p>
          </table:table-cell>
          <table:table-cell table:formula="of:=[.I25]/255" office:value-type="float" office:value="0">
            <text:p>0</text:p>
          </table:table-cell>
          <table:table-cell table:formula="of:=[.J25]/255" office:value-type="float" office:value="0">
            <text:p>0</text:p>
          </table:table-cell>
          <table:table-cell table:formula="of:=MIN([.W25];[.X25];[.Y25])" office:value-type="float" office:value="0">
            <text:p>0</text:p>
          </table:table-cell>
          <table:table-cell table:formula="of:=MAX([.W25];[.X25];[.Y25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31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0055</text:p>
          </table:table-cell>
          <table:table-cell table:formula="of:=HEX2DEC(MID([.G26];2;2))" office:value-type="float" office:value="255">
            <text:p>255</text:p>
          </table:table-cell>
          <table:table-cell table:formula="of:=HEX2DEC(MID([.G26];4;2))" office:value-type="float" office:value="0">
            <text:p>0</text:p>
          </table:table-cell>
          <table:table-cell table:formula="of:=HEX2DEC(MID([.G2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55</text:p>
          </table:table-cell>
          <table:table-cell table:formula="of:=CONCATENATE(&quot;(&quot;;ROUND([.N26]);&quot;,&quot;;ROUND([.O26]);&quot;,&quot;;ROUND([.P26]);&quot;)&quot;)" office:value-type="string" office:string-value="(54,82,29)">
            <text:p>(54,82,29)</text:p>
          </table:table-cell>
          <table:table-cell office:value-type="float" office:value="53.9">
            <text:p>54</text:p>
          </table:table-cell>
          <table:table-cell office:value-type="float" office:value="82">
            <text:p>82</text:p>
          </table:table-cell>
          <table:table-cell office:value-type="float" office:value="28.7">
            <text:p>29</text:p>
          </table:table-cell>
          <table:table-cell table:formula="of:=IF(AND([.O26]=0;[.P26]=0);IF([.N26]=0;&quot;Black&quot;;IF([.N26]=100;&quot;White&quot;;&quot;Gray&quot;));IF(ABS([.O26])&gt;ABS([.P26]);IF([.O26]&lt;0;&quot;Green&quot;;&quot;Red&quot;);IF(ABS([.O26])&lt;ABS([.P26]);IF([.P26]&lt;0;&quot;Blue&quot;;&quot;Yellow&quot;);&quot;None&quot;)) )" office:value-type="string" office:string-value="Red">
            <text:p>Red</text:p>
          </table:table-cell>
          <table:table-cell table:formula="of:=IF(AND([.O26]=0;[.P26]=0);IF([.N26]=0;&quot;&quot;;IF([.N26]=100;&quot;&quot;;&quot;&quot;));IF(ABS([.O26])&gt;ABS([.P26]);IF([.P26]&lt;0;&quot;Blue&quot;;&quot;Yellow&quot;);IF(ABS([.O26])&lt;ABS([.P26]);IF([.O26]&lt;0;&quot;Green&quot;;&quot;Red&quot;);&quot;None&quot;)) )" office:value-type="string" office:string-value="Yellow">
            <text:p>Yellow</text:p>
          </table:table-cell>
          <table:table-cell table:formula="of:=0.2126*[.H26] + 0.7152*[.I26] + 0.0722*[.J26]" office:value-type="float" office:value="60.35">
            <text:p>60.35</text:p>
          </table:table-cell>
          <table:table-cell table:formula="of:=MOD(60*IF([.Z26]=[.AA26];0;IF([.W26]=[.AA26];([.X26]-[.Y26])/([.AA26]-[.Z26]);IF([.X26]=[.AA26];2+([.Y26]-[.W26])/([.AA26]-[.Z26]);4+([.W26]-[.X26])/([.AA26]-[.Z26]))));360)" office:value-type="float" office:value="340">
            <text:p>340</text:p>
          </table:table-cell>
          <table:table-cell table:formula="of:=IF([.Z26]=[.AA26];0;IF([.V26]&lt;0.5;([.AA26]-[.Z26])/([.Z26]+[.AA26]);([.AA26]-[.Z26])/(2-[.AA26]-[.Z26])))" office:value-type="float" office:value="1">
            <text:p>1</text:p>
          </table:table-cell>
          <table:table-cell table:formula="of:=([.Z26]+[.AA26])/2" office:value-type="float" office:value="0.5">
            <text:p>0.5</text:p>
          </table:table-cell>
          <table:table-cell table:formula="of:=[.H26]/255" office:value-type="float" office:value="1">
            <text:p>1</text:p>
          </table:table-cell>
          <table:table-cell table:formula="of:=[.I26]/255" office:value-type="float" office:value="0">
            <text:p>0</text:p>
          </table:table-cell>
          <table:table-cell table:formula="of:=[.J26]/255" office:value-type="float" office:value="0.333333333333333">
            <text:p>0.33</text:p>
          </table:table-cell>
          <table:table-cell table:formula="of:=MIN([.W26];[.X26];[.Y26])" office:value-type="float" office:value="0">
            <text:p>0</text:p>
          </table:table-cell>
          <table:table-cell table:formula="of:=MAX([.W26];[.X26];[.Y26])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3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55FF</text:p>
          </table:table-cell>
          <table:table-cell table:formula="of:=HEX2DEC(MID([.G27];2;2))" office:value-type="float" office:value="170">
            <text:p>170</text:p>
          </table:table-cell>
          <table:table-cell table:formula="of:=HEX2DEC(MID([.G27];4;2))" office:value-type="float" office:value="85">
            <text:p>85</text:p>
          </table:table-cell>
          <table:table-cell table:formula="of:=HEX2DEC(MID([.G2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FF</text:p>
          </table:table-cell>
          <table:table-cell table:formula="of:=CONCATENATE(&quot;(&quot;;ROUND([.N27]);&quot;,&quot;;ROUND([.O27]);&quot;,&quot;;ROUND([.P27]);&quot;)&quot;)" office:value-type="string" office:string-value="(54,65,-71)">
            <text:p>(54,65,-71)</text:p>
          </table:table-cell>
          <table:table-cell office:value-type="float" office:value="54.3">
            <text:p>54</text:p>
          </table:table-cell>
          <table:table-cell office:value-type="float" office:value="64.9">
            <text:p>65</text:p>
          </table:table-cell>
          <table:table-cell office:value-type="float" office:value="-71.2">
            <text:p>-71</text:p>
          </table:table-cell>
          <table:table-cell table:formula="of:=IF(AND([.O27]=0;[.P27]=0);IF([.N27]=0;&quot;Black&quot;;IF([.N27]=100;&quot;White&quot;;&quot;Gray&quot;));IF(ABS([.O27])&gt;ABS([.P27]);IF([.O27]&lt;0;&quot;Green&quot;;&quot;Red&quot;);IF(ABS([.O27])&lt;ABS([.P27]);IF([.P27]&lt;0;&quot;Blue&quot;;&quot;Yellow&quot;);&quot;None&quot;)) )" office:value-type="string" office:string-value="Blue">
            <text:p>Blue</text:p>
          </table:table-cell>
          <table:table-cell table:formula="of:=IF(AND([.O27]=0;[.P27]=0);IF([.N27]=0;&quot;&quot;;IF([.N27]=100;&quot;&quot;;&quot;&quot;));IF(ABS([.O27])&gt;ABS([.P27]);IF([.P27]&lt;0;&quot;Blue&quot;;&quot;Yellow&quot;);IF(ABS([.O27])&lt;ABS([.P27]);IF([.O27]&lt;0;&quot;Green&quot;;&quot;Red&quot;);&quot;None&quot;)) )" office:value-type="string" office:string-value="Red">
            <text:p>Red</text:p>
          </table:table-cell>
          <table:table-cell table:formula="of:=0.2126*[.H27] + 0.7152*[.I27] + 0.0722*[.J27]" office:value-type="float" office:value="115.345">
            <text:p>115.35</text:p>
          </table:table-cell>
          <table:table-cell table:formula="of:=MOD(60*IF([.Z27]=[.AA27];0;IF([.W27]=[.AA27];([.X27]-[.Y27])/([.AA27]-[.Z27]);IF([.X27]=[.AA27];2+([.Y27]-[.W27])/([.AA27]-[.Z27]);4+([.W27]-[.X27])/([.AA27]-[.Z27]))));360)" office:value-type="float" office:value="270">
            <text:p>270</text:p>
          </table:table-cell>
          <table:table-cell table:formula="of:=IF([.Z27]=[.AA27];0;IF([.V27]&lt;0.5;([.AA27]-[.Z27])/([.Z27]+[.AA27]);([.AA27]-[.Z27])/(2-[.AA27]-[.Z27])))" office:value-type="float" office:value="1">
            <text:p>1</text:p>
          </table:table-cell>
          <table:table-cell table:formula="of:=([.Z27]+[.AA27])/2" office:value-type="float" office:value="0.666666666666667">
            <text:p>0.67</text:p>
          </table:table-cell>
          <table:table-cell table:formula="of:=[.H27]/255" office:value-type="float" office:value="0.666666666666667">
            <text:p>0.67</text:p>
          </table:table-cell>
          <table:table-cell table:formula="of:=[.I27]/255" office:value-type="float" office:value="0.333333333333333">
            <text:p>0.33</text:p>
          </table:table-cell>
          <table:table-cell table:formula="of:=[.J27]/255" office:value-type="float" office:value="1">
            <text:p>1</text:p>
          </table:table-cell>
          <table:table-cell table:formula="of:=MIN([.W27];[.X27];[.Y27])" office:value-type="float" office:value="0.333333333333333">
            <text:p>0.33</text:p>
          </table:table-cell>
          <table:table-cell table:formula="of:=MAX([.W27];[.X27];[.Y27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3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00AA</text:p>
          </table:table-cell>
          <table:table-cell table:formula="of:=HEX2DEC(MID([.G28];2;2))" office:value-type="float" office:value="255">
            <text:p>255</text:p>
          </table:table-cell>
          <table:table-cell table:formula="of:=HEX2DEC(MID([.G28];4;2))" office:value-type="float" office:value="0">
            <text:p>0</text:p>
          </table:table-cell>
          <table:table-cell table:formula="of:=HEX2DEC(MID([.G2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AA</text:p>
          </table:table-cell>
          <table:table-cell table:formula="of:=CONCATENATE(&quot;(&quot;;ROUND([.N28]);&quot;,&quot;;ROUND([.O28]);&quot;,&quot;;ROUND([.P28]);&quot;)&quot;)" office:value-type="string" office:string-value="(56,88,-19)">
            <text:p>(56,88,-19)</text:p>
          </table:table-cell>
          <table:table-cell office:value-type="float" office:value="56.2">
            <text:p>56</text:p>
          </table:table-cell>
          <table:table-cell office:value-type="float" office:value="88.1">
            <text:p>88</text:p>
          </table:table-cell>
          <table:table-cell office:value-type="float" office:value="-18.8">
            <text:p>-19</text:p>
          </table:table-cell>
          <table:table-cell table:formula="of:=IF(AND([.O28]=0;[.P28]=0);IF([.N28]=0;&quot;Black&quot;;IF([.N28]=100;&quot;White&quot;;&quot;Gray&quot;));IF(ABS([.O28])&gt;ABS([.P28]);IF([.O28]&lt;0;&quot;Green&quot;;&quot;Red&quot;);IF(ABS([.O28])&lt;ABS([.P28]);IF([.P28]&lt;0;&quot;Blue&quot;;&quot;Yellow&quot;);&quot;None&quot;)) )" office:value-type="string" office:string-value="Red">
            <text:p>Red</text:p>
          </table:table-cell>
          <table:table-cell table:formula="of:=IF(AND([.O28]=0;[.P28]=0);IF([.N28]=0;&quot;&quot;;IF([.N28]=100;&quot;&quot;;&quot;&quot;));IF(ABS([.O28])&gt;ABS([.P28]);IF([.P28]&lt;0;&quot;Blue&quot;;&quot;Yellow&quot;);IF(ABS([.O28])&lt;ABS([.P28]);IF([.O28]&lt;0;&quot;Green&quot;;&quot;Red&quot;);&quot;None&quot;)) )" office:value-type="string" office:string-value="Blue">
            <text:p>Blue</text:p>
          </table:table-cell>
          <table:table-cell table:formula="of:=0.2126*[.H28] + 0.7152*[.I28] + 0.0722*[.J28]" office:value-type="float" office:value="66.487">
            <text:p>66.49</text:p>
          </table:table-cell>
          <table:table-cell table:formula="of:=MOD(60*IF([.Z28]=[.AA28];0;IF([.W28]=[.AA28];([.X28]-[.Y28])/([.AA28]-[.Z28]);IF([.X28]=[.AA28];2+([.Y28]-[.W28])/([.AA28]-[.Z28]);4+([.W28]-[.X28])/([.AA28]-[.Z28]))));360)" office:value-type="float" office:value="320">
            <text:p>320</text:p>
          </table:table-cell>
          <table:table-cell table:formula="of:=IF([.Z28]=[.AA28];0;IF([.V28]&lt;0.5;([.AA28]-[.Z28])/([.Z28]+[.AA28]);([.AA28]-[.Z28])/(2-[.AA28]-[.Z28])))" office:value-type="float" office:value="1">
            <text:p>1</text:p>
          </table:table-cell>
          <table:table-cell table:formula="of:=([.Z28]+[.AA28])/2" office:value-type="float" office:value="0.5">
            <text:p>0.5</text:p>
          </table:table-cell>
          <table:table-cell table:formula="of:=[.H28]/255" office:value-type="float" office:value="1">
            <text:p>1</text:p>
          </table:table-cell>
          <table:table-cell table:formula="of:=[.I28]/255" office:value-type="float" office:value="0">
            <text:p>0</text:p>
          </table:table-cell>
          <table:table-cell table:formula="of:=[.J28]/255" office:value-type="float" office:value="0.666666666666667">
            <text:p>0.67</text:p>
          </table:table-cell>
          <table:table-cell table:formula="of:=MIN([.W28];[.X28];[.Y28])" office:value-type="float" office:value="0">
            <text:p>0</text:p>
          </table:table-cell>
          <table:table-cell table:formula="of:=MAX([.W28];[.X28];[.Y28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34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00</text:p>
          </table:table-cell>
          <table:table-cell table:formula="of:=HEX2DEC(MID([.G29];2;2))" office:value-type="float" office:value="255">
            <text:p>255</text:p>
          </table:table-cell>
          <table:table-cell table:formula="of:=HEX2DEC(MID([.G29];4;2))" office:value-type="float" office:value="85">
            <text:p>85</text:p>
          </table:table-cell>
          <table:table-cell table:formula="of:=HEX2DEC(MID([.G2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00</text:p>
          </table:table-cell>
          <table:table-cell table:formula="of:=CONCATENATE(&quot;(&quot;;ROUND([.N29]);&quot;,&quot;;ROUND([.O29]);&quot;,&quot;;ROUND([.P29]);&quot;)&quot;)" office:value-type="string" office:string-value="(60,62,70)">
            <text:p>(60,62,70)</text:p>
          </table:table-cell>
          <table:table-cell office:value-type="float" office:value="59.7">
            <text:p>60</text:p>
          </table:table-cell>
          <table:table-cell office:value-type="float" office:value="62.1">
            <text:p>62</text:p>
          </table:table-cell>
          <table:table-cell office:value-type="float" office:value="70">
            <text:p>70</text:p>
          </table:table-cell>
          <table:table-cell table:formula="of:=IF(AND([.O29]=0;[.P29]=0);IF([.N29]=0;&quot;Black&quot;;IF([.N29]=100;&quot;White&quot;;&quot;Gray&quot;));IF(ABS([.O29])&gt;ABS([.P29]);IF([.O29]&lt;0;&quot;Green&quot;;&quot;Red&quot;);IF(ABS([.O29])&lt;ABS([.P29]);IF([.P29]&lt;0;&quot;Blue&quot;;&quot;Yellow&quot;);&quot;None&quot;)) )" office:value-type="string" office:string-value="Yellow">
            <text:p>Yellow</text:p>
          </table:table-cell>
          <table:table-cell table:formula="of:=IF(AND([.O29]=0;[.P29]=0);IF([.N29]=0;&quot;&quot;;IF([.N29]=100;&quot;&quot;;&quot;&quot;));IF(ABS([.O29])&gt;ABS([.P29]);IF([.P29]&lt;0;&quot;Blue&quot;;&quot;Yellow&quot;);IF(ABS([.O29])&lt;ABS([.P29]);IF([.O29]&lt;0;&quot;Green&quot;;&quot;Red&quot;);&quot;None&quot;)) )" office:value-type="string" office:string-value="Red">
            <text:p>Red</text:p>
          </table:table-cell>
          <table:table-cell table:formula="of:=0.2126*[.H29] + 0.7152*[.I29] + 0.0722*[.J29]" office:value-type="float" office:value="115.005">
            <text:p>115.01</text:p>
          </table:table-cell>
          <table:table-cell table:formula="of:=MOD(60*IF([.Z29]=[.AA29];0;IF([.W29]=[.AA29];([.X29]-[.Y29])/([.AA29]-[.Z29]);IF([.X29]=[.AA29];2+([.Y29]-[.W29])/([.AA29]-[.Z29]);4+([.W29]-[.X29])/([.AA29]-[.Z29]))));360)" office:value-type="float" office:value="20">
            <text:p>20</text:p>
          </table:table-cell>
          <table:table-cell table:formula="of:=IF([.Z29]=[.AA29];0;IF([.V29]&lt;0.5;([.AA29]-[.Z29])/([.Z29]+[.AA29]);([.AA29]-[.Z29])/(2-[.AA29]-[.Z29])))" office:value-type="float" office:value="1">
            <text:p>1</text:p>
          </table:table-cell>
          <table:table-cell table:formula="of:=([.Z29]+[.AA29])/2" office:value-type="float" office:value="0.5">
            <text:p>0.5</text:p>
          </table:table-cell>
          <table:table-cell table:formula="of:=[.H29]/255" office:value-type="float" office:value="1">
            <text:p>1</text:p>
          </table:table-cell>
          <table:table-cell table:formula="of:=[.I29]/255" office:value-type="float" office:value="0.333333333333333">
            <text:p>0.33</text:p>
          </table:table-cell>
          <table:table-cell table:formula="of:=[.J29]/255" office:value-type="float" office:value="0">
            <text:p>0</text:p>
          </table:table-cell>
          <table:table-cell table:formula="of:=MIN([.W29];[.X29];[.Y29])" office:value-type="float" office:value="0">
            <text:p>0</text:p>
          </table:table-cell>
          <table:table-cell table:formula="of:=MAX([.W29];[.X29];[.Y29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5"/>
          <table:table-cell table:style-name="ce74" office:value-type="string">
            <text:p>Magenta</text:p>
          </table:table-cell>
          <table:table-cell table:style-name="ce82" office:value-type="string">
            <text:p>purple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8" office:value-type="string">
            <text:p>#FF00FF</text:p>
          </table:table-cell>
          <table:table-cell table:formula="of:=HEX2DEC(MID([.G30];2;2))" office:value-type="float" office:value="255">
            <text:p>255</text:p>
          </table:table-cell>
          <table:table-cell table:formula="of:=HEX2DEC(MID([.G30];4;2))" office:value-type="float" office:value="0">
            <text:p>0</text:p>
          </table:table-cell>
          <table:table-cell table:formula="of:=HEX2DEC(MID([.G3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FF</text:p>
          </table:table-cell>
          <table:table-cell table:formula="of:=CONCATENATE(&quot;(&quot;;ROUND([.N30]);&quot;,&quot;;ROUND([.O30]);&quot;,&quot;;ROUND([.P30]);&quot;)&quot;)" office:value-type="string" office:string-value="(60,98,-61)">
            <text:p>(60,98,-61)</text:p>
          </table:table-cell>
          <table:table-cell office:value-type="float" office:value="60.3">
            <text:p>60</text:p>
          </table:table-cell>
          <table:table-cell office:value-type="float" office:value="98.3">
            <text:p>98</text:p>
          </table:table-cell>
          <table:table-cell office:value-type="float" office:value="-60.8">
            <text:p>-61</text:p>
          </table:table-cell>
          <table:table-cell table:formula="of:=IF(AND([.O30]=0;[.P30]=0);IF([.N30]=0;&quot;Black&quot;;IF([.N30]=100;&quot;White&quot;;&quot;Gray&quot;));IF(ABS([.O30])&gt;ABS([.P30]);IF([.O30]&lt;0;&quot;Green&quot;;&quot;Red&quot;);IF(ABS([.O30])&lt;ABS([.P30]);IF([.P30]&lt;0;&quot;Blue&quot;;&quot;Yellow&quot;);&quot;None&quot;)) )" office:value-type="string" office:string-value="Red">
            <text:p>Red</text:p>
          </table:table-cell>
          <table:table-cell table:formula="of:=IF(AND([.O30]=0;[.P30]=0);IF([.N30]=0;&quot;&quot;;IF([.N30]=100;&quot;&quot;;&quot;&quot;));IF(ABS([.O30])&gt;ABS([.P30]);IF([.P30]&lt;0;&quot;Blue&quot;;&quot;Yellow&quot;);IF(ABS([.O30])&lt;ABS([.P30]);IF([.O30]&lt;0;&quot;Green&quot;;&quot;Red&quot;);&quot;None&quot;)) )" office:value-type="string" office:string-value="Blue">
            <text:p>Blue</text:p>
          </table:table-cell>
          <table:table-cell table:formula="of:=0.2126*[.H30] + 0.7152*[.I30] + 0.0722*[.J30]" office:value-type="float" office:value="72.624">
            <text:p>72.62</text:p>
          </table:table-cell>
          <table:table-cell table:formula="of:=MOD(60*IF([.Z30]=[.AA30];0;IF([.W30]=[.AA30];([.X30]-[.Y30])/([.AA30]-[.Z30]);IF([.X30]=[.AA30];2+([.Y30]-[.W30])/([.AA30]-[.Z30]);4+([.W30]-[.X30])/([.AA30]-[.Z30]))));360)" office:value-type="float" office:value="300">
            <text:p>300</text:p>
          </table:table-cell>
          <table:table-cell table:formula="of:=IF([.Z30]=[.AA30];0;IF([.V30]&lt;0.5;([.AA30]-[.Z30])/([.Z30]+[.AA30]);([.AA30]-[.Z30])/(2-[.AA30]-[.Z30])))" office:value-type="float" office:value="1">
            <text:p>1</text:p>
          </table:table-cell>
          <table:table-cell table:formula="of:=([.Z30]+[.AA30])/2" office:value-type="float" office:value="0.5">
            <text:p>0.5</text:p>
          </table:table-cell>
          <table:table-cell table:formula="of:=[.H30]/255" office:value-type="float" office:value="1">
            <text:p>1</text:p>
          </table:table-cell>
          <table:table-cell table:formula="of:=[.I30]/255" office:value-type="float" office:value="0">
            <text:p>0</text:p>
          </table:table-cell>
          <table:table-cell table:formula="of:=[.J30]/255" office:value-type="float" office:value="1">
            <text:p>1</text:p>
          </table:table-cell>
          <table:table-cell table:formula="of:=MIN([.W30];[.X30];[.Y30])" office:value-type="float" office:value="0">
            <text:p>0</text:p>
          </table:table-cell>
          <table:table-cell table:formula="of:=MAX([.W30];[.X30];[.Y3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36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5555</text:p>
          </table:table-cell>
          <table:table-cell table:formula="of:=HEX2DEC(MID([.G31];2;2))" office:value-type="float" office:value="255">
            <text:p>255</text:p>
          </table:table-cell>
          <table:table-cell table:formula="of:=HEX2DEC(MID([.G31];4;2))" office:value-type="float" office:value="85">
            <text:p>85</text:p>
          </table:table-cell>
          <table:table-cell table:formula="of:=HEX2DEC(MID([.G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55</text:p>
          </table:table-cell>
          <table:table-cell table:formula="of:=CONCATENATE(&quot;(&quot;;ROUND([.N31]);&quot;,&quot;;ROUND([.O31]);&quot;,&quot;;ROUND([.P31]);&quot;)&quot;)" office:value-type="string" office:string-value="(60,64,37)">
            <text:p>(60,64,37)</text:p>
          </table:table-cell>
          <table:table-cell office:value-type="float" office:value="60.3">
            <text:p>60</text:p>
          </table:table-cell>
          <table:table-cell office:value-type="float" office:value="64.2">
            <text:p>64</text:p>
          </table:table-cell>
          <table:table-cell office:value-type="float" office:value="36.5">
            <text:p>37</text:p>
          </table:table-cell>
          <table:table-cell table:formula="of:=IF(AND([.O31]=0;[.P31]=0);IF([.N31]=0;&quot;Black&quot;;IF([.N31]=100;&quot;White&quot;;&quot;Gray&quot;));IF(ABS([.O31])&gt;ABS([.P31]);IF([.O31]&lt;0;&quot;Green&quot;;&quot;Red&quot;);IF(ABS([.O31])&lt;ABS([.P31]);IF([.P31]&lt;0;&quot;Blue&quot;;&quot;Yellow&quot;);&quot;None&quot;)) )" office:value-type="string" office:string-value="Red">
            <text:p>Red</text:p>
          </table:table-cell>
          <table:table-cell table:formula="of:=IF(AND([.O31]=0;[.P31]=0);IF([.N31]=0;&quot;&quot;;IF([.N31]=100;&quot;&quot;;&quot;&quot;));IF(ABS([.O31])&gt;ABS([.P31]);IF([.P31]&lt;0;&quot;Blue&quot;;&quot;Yellow&quot;);IF(ABS([.O31])&lt;ABS([.P31]);IF([.O31]&lt;0;&quot;Green&quot;;&quot;Red&quot;);&quot;None&quot;)) )" office:value-type="string" office:string-value="Yellow">
            <text:p>Yellow</text:p>
          </table:table-cell>
          <table:table-cell table:formula="of:=0.2126*[.H31] + 0.7152*[.I31] + 0.0722*[.J31]" office:value-type="float" office:value="121.142">
            <text:p>121.14</text:p>
          </table:table-cell>
          <table:table-cell table:formula="of:=MOD(60*IF([.Z31]=[.AA31];0;IF([.W31]=[.AA31];([.X31]-[.Y31])/([.AA31]-[.Z31]);IF([.X31]=[.AA31];2+([.Y31]-[.W31])/([.AA31]-[.Z31]);4+([.W31]-[.X31])/([.AA31]-[.Z31]))));360)" office:value-type="float" office:value="0">
            <text:p>0</text:p>
          </table:table-cell>
          <table:table-cell table:formula="of:=IF([.Z31]=[.AA31];0;IF([.V31]&lt;0.5;([.AA31]-[.Z31])/([.Z31]+[.AA31]);([.AA31]-[.Z31])/(2-[.AA31]-[.Z31])))" office:value-type="float" office:value="1">
            <text:p>1</text:p>
          </table:table-cell>
          <table:table-cell table:formula="of:=([.Z31]+[.AA31])/2" office:value-type="float" office:value="0.666666666666667">
            <text:p>0.67</text:p>
          </table:table-cell>
          <table:table-cell table:formula="of:=[.H31]/255" office:value-type="float" office:value="1">
            <text:p>1</text:p>
          </table:table-cell>
          <table:table-cell table:formula="of:=[.I31]/255" office:value-type="float" office:value="0.333333333333333">
            <text:p>0.33</text:p>
          </table:table-cell>
          <table:table-cell table:formula="of:=[.J31]/255" office:value-type="float" office:value="0.333333333333333">
            <text:p>0.33</text:p>
          </table:table-cell>
          <table:table-cell table:formula="of:=MIN([.W31];[.X31];[.Y31])" office:value-type="float" office:value="0.333333333333333">
            <text:p>0.33</text:p>
          </table:table-cell>
          <table:table-cell table:formula="of:=MAX([.W31];[.X31];[.Y31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7"/>
          <table:table-cell office:value-type="string">
            <text:p>2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AA00</text:p>
          </table:table-cell>
          <table:table-cell table:formula="of:=HEX2DEC(MID([.G32];2;2))" office:value-type="float" office:value="0">
            <text:p>0</text:p>
          </table:table-cell>
          <table:table-cell table:formula="of:=HEX2DEC(MID([.G32];4;2))" office:value-type="float" office:value="170">
            <text:p>170</text:p>
          </table:table-cell>
          <table:table-cell table:formula="of:=HEX2DEC(MID([.G3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00</text:p>
          </table:table-cell>
          <table:table-cell table:formula="of:=CONCATENATE(&quot;(&quot;;ROUND([.N32]);&quot;,&quot;;ROUND([.O32]);&quot;,&quot;;ROUND([.P32]);&quot;)&quot;)" office:value-type="string" office:string-value="(61,-64,61)">
            <text:p>(61,-64,61)</text:p>
          </table:table-cell>
          <table:table-cell office:value-type="float" office:value="60.6">
            <text:p>61</text:p>
          </table:table-cell>
          <table:table-cell office:value-type="float" office:value="-63.6">
            <text:p>-64</text:p>
          </table:table-cell>
          <table:table-cell office:value-type="float" office:value="61.4">
            <text:p>61</text:p>
          </table:table-cell>
          <table:table-cell table:formula="of:=IF(AND([.O32]=0;[.P32]=0);IF([.N32]=0;&quot;Black&quot;;IF([.N32]=100;&quot;White&quot;;&quot;Gray&quot;));IF(ABS([.O32])&gt;ABS([.P32]);IF([.O32]&lt;0;&quot;Green&quot;;&quot;Red&quot;);IF(ABS([.O32])&lt;ABS([.P32]);IF([.P32]&lt;0;&quot;Blue&quot;;&quot;Yellow&quot;);&quot;None&quot;)) )" office:value-type="string" office:string-value="Green">
            <text:p>Green</text:p>
          </table:table-cell>
          <table:table-cell table:formula="of:=IF(AND([.O32]=0;[.P32]=0);IF([.N32]=0;&quot;&quot;;IF([.N32]=100;&quot;&quot;;&quot;&quot;));IF(ABS([.O32])&gt;ABS([.P32]);IF([.P32]&lt;0;&quot;Blue&quot;;&quot;Yellow&quot;);IF(ABS([.O32])&lt;ABS([.P32]);IF([.O32]&lt;0;&quot;Green&quot;;&quot;Red&quot;);&quot;None&quot;)) )" office:value-type="string" office:string-value="Yellow">
            <text:p>Yellow</text:p>
          </table:table-cell>
          <table:table-cell table:formula="of:=0.2126*[.H32] + 0.7152*[.I32] + 0.0722*[.J32]" office:value-type="float" office:value="121.584">
            <text:p>121.58</text:p>
          </table:table-cell>
          <table:table-cell table:formula="of:=MOD(60*IF([.Z32]=[.AA32];0;IF([.W32]=[.AA32];([.X32]-[.Y32])/([.AA32]-[.Z32]);IF([.X32]=[.AA32];2+([.Y32]-[.W32])/([.AA32]-[.Z32]);4+([.W32]-[.X32])/([.AA32]-[.Z32]))));360)" office:value-type="float" office:value="120">
            <text:p>120</text:p>
          </table:table-cell>
          <table:table-cell table:formula="of:=IF([.Z32]=[.AA32];0;IF([.V32]&lt;0.5;([.AA32]-[.Z32])/([.Z32]+[.AA32]);([.AA32]-[.Z32])/(2-[.AA32]-[.Z32])))" office:value-type="float" office:value="1">
            <text:p>1</text:p>
          </table:table-cell>
          <table:table-cell table:formula="of:=([.Z32]+[.AA32])/2" office:value-type="float" office:value="0.333333333333333">
            <text:p>0.33</text:p>
          </table:table-cell>
          <table:table-cell table:formula="of:=[.H32]/255" office:value-type="float" office:value="0">
            <text:p>0</text:p>
          </table:table-cell>
          <table:table-cell table:formula="of:=[.I32]/255" office:value-type="float" office:value="0.666666666666667">
            <text:p>0.67</text:p>
          </table:table-cell>
          <table:table-cell table:formula="of:=[.J32]/255" office:value-type="float" office:value="0">
            <text:p>0</text:p>
          </table:table-cell>
          <table:table-cell table:formula="of:=MIN([.W32];[.X32];[.Y32])" office:value-type="float" office:value="0">
            <text:p>0</text:p>
          </table:table-cell>
          <table:table-cell table:formula="of:=MAX([.W32];[.X32];[.Y32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AA55</text:p>
          </table:table-cell>
          <table:table-cell table:formula="of:=HEX2DEC(MID([.G33];2;2))" office:value-type="float" office:value="0">
            <text:p>0</text:p>
          </table:table-cell>
          <table:table-cell table:formula="of:=HEX2DEC(MID([.G33];4;2))" office:value-type="float" office:value="170">
            <text:p>170</text:p>
          </table:table-cell>
          <table:table-cell table:formula="of:=HEX2DEC(MID([.G3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55</text:p>
          </table:table-cell>
          <table:table-cell table:formula="of:=CONCATENATE(&quot;(&quot;;ROUND([.N33]);&quot;,&quot;;ROUND([.O33]);&quot;,&quot;;ROUND([.P33]);&quot;)&quot;)" office:value-type="string" office:string-value="(61,-56,33)">
            <text:p>(61,-56,33)</text:p>
          </table:table-cell>
          <table:table-cell office:value-type="float" office:value="61.1">
            <text:p>61</text:p>
          </table:table-cell>
          <table:table-cell office:value-type="float" office:value="-56.3">
            <text:p>-56</text:p>
          </table:table-cell>
          <table:table-cell office:value-type="float" office:value="33.4">
            <text:p>33</text:p>
          </table:table-cell>
          <table:table-cell table:formula="of:=IF(AND([.O33]=0;[.P33]=0);IF([.N33]=0;&quot;Black&quot;;IF([.N33]=100;&quot;White&quot;;&quot;Gray&quot;));IF(ABS([.O33])&gt;ABS([.P33]);IF([.O33]&lt;0;&quot;Green&quot;;&quot;Red&quot;);IF(ABS([.O33])&lt;ABS([.P33]);IF([.P33]&lt;0;&quot;Blue&quot;;&quot;Yellow&quot;);&quot;None&quot;)) )" office:value-type="string" office:string-value="Green">
            <text:p>Green</text:p>
          </table:table-cell>
          <table:table-cell table:formula="of:=IF(AND([.O33]=0;[.P33]=0);IF([.N33]=0;&quot;&quot;;IF([.N33]=100;&quot;&quot;;&quot;&quot;));IF(ABS([.O33])&gt;ABS([.P33]);IF([.P33]&lt;0;&quot;Blue&quot;;&quot;Yellow&quot;);IF(ABS([.O33])&lt;ABS([.P33]);IF([.O33]&lt;0;&quot;Green&quot;;&quot;Red&quot;);&quot;None&quot;)) )" office:value-type="string" office:string-value="Yellow">
            <text:p>Yellow</text:p>
          </table:table-cell>
          <table:table-cell table:formula="of:=0.2126*[.H33] + 0.7152*[.I33] + 0.0722*[.J33]" office:value-type="float" office:value="127.721">
            <text:p>127.72</text:p>
          </table:table-cell>
          <table:table-cell table:formula="of:=MOD(60*IF([.Z33]=[.AA33];0;IF([.W33]=[.AA33];([.X33]-[.Y33])/([.AA33]-[.Z33]);IF([.X33]=[.AA33];2+([.Y33]-[.W33])/([.AA33]-[.Z33]);4+([.W33]-[.X33])/([.AA33]-[.Z33]))));360)" office:value-type="float" office:value="150">
            <text:p>150</text:p>
          </table:table-cell>
          <table:table-cell table:formula="of:=IF([.Z33]=[.AA33];0;IF([.V33]&lt;0.5;([.AA33]-[.Z33])/([.Z33]+[.AA33]);([.AA33]-[.Z33])/(2-[.AA33]-[.Z33])))" office:value-type="float" office:value="1">
            <text:p>1</text:p>
          </table:table-cell>
          <table:table-cell table:formula="of:=([.Z33]+[.AA33])/2" office:value-type="float" office:value="0.333333333333333">
            <text:p>0.33</text:p>
          </table:table-cell>
          <table:table-cell table:formula="of:=[.H33]/255" office:value-type="float" office:value="0">
            <text:p>0</text:p>
          </table:table-cell>
          <table:table-cell table:formula="of:=[.I33]/255" office:value-type="float" office:value="0.666666666666667">
            <text:p>0.67</text:p>
          </table:table-cell>
          <table:table-cell table:formula="of:=[.J33]/255" office:value-type="float" office:value="0.333333333333333">
            <text:p>0.33</text:p>
          </table:table-cell>
          <table:table-cell table:formula="of:=MIN([.W33];[.X33];[.Y33])" office:value-type="float" office:value="0">
            <text:p>0</text:p>
          </table:table-cell>
          <table:table-cell table:formula="of:=MAX([.W33];[.X33];[.Y33])" office:value-type="float" office:value="0.666666666666667">
            <text:p>0.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39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AA</text:p>
          </table:table-cell>
          <table:table-cell table:formula="of:=HEX2DEC(MID([.G34];2;2))" office:value-type="float" office:value="255">
            <text:p>255</text:p>
          </table:table-cell>
          <table:table-cell table:formula="of:=HEX2DEC(MID([.G34];4;2))" office:value-type="float" office:value="85">
            <text:p>85</text:p>
          </table:table-cell>
          <table:table-cell table:formula="of:=HEX2DEC(MID([.G3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AA</text:p>
          </table:table-cell>
          <table:table-cell table:formula="of:=CONCATENATE(&quot;(&quot;;ROUND([.N34]);&quot;,&quot;;ROUND([.O34]);&quot;,&quot;;ROUND([.P34]);&quot;)&quot;)" office:value-type="string" office:string-value="(62,71,-10)">
            <text:p>(62,71,-10)</text:p>
          </table:table-cell>
          <table:table-cell office:value-type="float" office:value="62.2">
            <text:p>62</text:p>
          </table:table-cell>
          <table:table-cell office:value-type="float" office:value="71.1">
            <text:p>71</text:p>
          </table:table-cell>
          <table:table-cell office:value-type="float" office:value="-9.8">
            <text:p>-10</text:p>
          </table:table-cell>
          <table:table-cell table:formula="of:=IF(AND([.O34]=0;[.P34]=0);IF([.N34]=0;&quot;Black&quot;;IF([.N34]=100;&quot;White&quot;;&quot;Gray&quot;));IF(ABS([.O34])&gt;ABS([.P34]);IF([.O34]&lt;0;&quot;Green&quot;;&quot;Red&quot;);IF(ABS([.O34])&lt;ABS([.P34]);IF([.P34]&lt;0;&quot;Blue&quot;;&quot;Yellow&quot;);&quot;None&quot;)) )" office:value-type="string" office:string-value="Red">
            <text:p>Red</text:p>
          </table:table-cell>
          <table:table-cell table:formula="of:=IF(AND([.O34]=0;[.P34]=0);IF([.N34]=0;&quot;&quot;;IF([.N34]=100;&quot;&quot;;&quot;&quot;));IF(ABS([.O34])&gt;ABS([.P34]);IF([.P34]&lt;0;&quot;Blue&quot;;&quot;Yellow&quot;);IF(ABS([.O34])&lt;ABS([.P34]);IF([.O34]&lt;0;&quot;Green&quot;;&quot;Red&quot;);&quot;None&quot;)) )" office:value-type="string" office:string-value="Blue">
            <text:p>Blue</text:p>
          </table:table-cell>
          <table:table-cell table:formula="of:=0.2126*[.H34] + 0.7152*[.I34] + 0.0722*[.J34]" office:value-type="float" office:value="127.279">
            <text:p>127.28</text:p>
          </table:table-cell>
          <table:table-cell table:formula="of:=MOD(60*IF([.Z34]=[.AA34];0;IF([.W34]=[.AA34];([.X34]-[.Y34])/([.AA34]-[.Z34]);IF([.X34]=[.AA34];2+([.Y34]-[.W34])/([.AA34]-[.Z34]);4+([.W34]-[.X34])/([.AA34]-[.Z34]))));360)" office:value-type="float" office:value="330">
            <text:p>330</text:p>
          </table:table-cell>
          <table:table-cell table:formula="of:=IF([.Z34]=[.AA34];0;IF([.V34]&lt;0.5;([.AA34]-[.Z34])/([.Z34]+[.AA34]);([.AA34]-[.Z34])/(2-[.AA34]-[.Z34])))" office:value-type="float" office:value="1">
            <text:p>1</text:p>
          </table:table-cell>
          <table:table-cell table:formula="of:=([.Z34]+[.AA34])/2" office:value-type="float" office:value="0.666666666666667">
            <text:p>0.67</text:p>
          </table:table-cell>
          <table:table-cell table:formula="of:=[.H34]/255" office:value-type="float" office:value="1">
            <text:p>1</text:p>
          </table:table-cell>
          <table:table-cell table:formula="of:=[.I34]/255" office:value-type="float" office:value="0.333333333333333">
            <text:p>0.33</text:p>
          </table:table-cell>
          <table:table-cell table:formula="of:=[.J34]/255" office:value-type="float" office:value="0.666666666666667">
            <text:p>0.67</text:p>
          </table:table-cell>
          <table:table-cell table:formula="of:=MIN([.W34];[.X34];[.Y34])" office:value-type="float" office:value="0.333333333333333">
            <text:p>0.33</text:p>
          </table:table-cell>
          <table:table-cell table:formula="of:=MAX([.W34];[.X34];[.Y34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55AA00</text:p>
          </table:table-cell>
          <table:table-cell table:formula="of:=HEX2DEC(MID([.G35];2;2))" office:value-type="float" office:value="85">
            <text:p>85</text:p>
          </table:table-cell>
          <table:table-cell table:formula="of:=HEX2DEC(MID([.G35];4;2))" office:value-type="float" office:value="170">
            <text:p>170</text:p>
          </table:table-cell>
          <table:table-cell table:formula="of:=HEX2DEC(MID([.G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00</text:p>
          </table:table-cell>
          <table:table-cell table:formula="of:=CONCATENATE(&quot;(&quot;;ROUND([.N35]);&quot;,&quot;;ROUND([.O35]);&quot;,&quot;;ROUND([.P35]);&quot;)&quot;)" office:value-type="string" office:string-value="(62,-50,63)">
            <text:p>(62,-50,63)</text:p>
          </table:table-cell>
          <table:table-cell office:value-type="float" office:value="62.2">
            <text:p>62</text:p>
          </table:table-cell>
          <table:table-cell office:value-type="float" office:value="-49.5">
            <text:p>-50</text:p>
          </table:table-cell>
          <table:table-cell office:value-type="float" office:value="63.4">
            <text:p>63</text:p>
          </table:table-cell>
          <table:table-cell table:formula="of:=IF(AND([.O35]=0;[.P35]=0);IF([.N35]=0;&quot;Black&quot;;IF([.N35]=100;&quot;White&quot;;&quot;Gray&quot;));IF(ABS([.O35])&gt;ABS([.P35]);IF([.O35]&lt;0;&quot;Green&quot;;&quot;Red&quot;);IF(ABS([.O35])&lt;ABS([.P35]);IF([.P35]&lt;0;&quot;Blue&quot;;&quot;Yellow&quot;);&quot;None&quot;)) )" office:value-type="string" office:string-value="Yellow">
            <text:p>Yellow</text:p>
          </table:table-cell>
          <table:table-cell table:formula="of:=IF(AND([.O35]=0;[.P35]=0);IF([.N35]=0;&quot;&quot;;IF([.N35]=100;&quot;&quot;;&quot;&quot;));IF(ABS([.O35])&gt;ABS([.P35]);IF([.P35]&lt;0;&quot;Blue&quot;;&quot;Yellow&quot;);IF(ABS([.O35])&lt;ABS([.P35]);IF([.O35]&lt;0;&quot;Green&quot;;&quot;Red&quot;);&quot;None&quot;)) )" office:value-type="string" office:string-value="Green">
            <text:p>Green</text:p>
          </table:table-cell>
          <table:table-cell table:formula="of:=0.2126*[.H35] + 0.7152*[.I35] + 0.0722*[.J35]" office:value-type="float" office:value="139.655">
            <text:p>139.66</text:p>
          </table:table-cell>
          <table:table-cell table:formula="of:=MOD(60*IF([.Z35]=[.AA35];0;IF([.W35]=[.AA35];([.X35]-[.Y35])/([.AA35]-[.Z35]);IF([.X35]=[.AA35];2+([.Y35]-[.W35])/([.AA35]-[.Z35]);4+([.W35]-[.X35])/([.AA35]-[.Z35]))));360)" office:value-type="float" office:value="90">
            <text:p>90</text:p>
          </table:table-cell>
          <table:table-cell table:formula="of:=IF([.Z35]=[.AA35];0;IF([.V35]&lt;0.5;([.AA35]-[.Z35])/([.Z35]+[.AA35]);([.AA35]-[.Z35])/(2-[.AA35]-[.Z35])))" office:value-type="float" office:value="1">
            <text:p>1</text:p>
          </table:table-cell>
          <table:table-cell table:formula="of:=([.Z35]+[.AA35])/2" office:value-type="float" office:value="0.333333333333333">
            <text:p>0.33</text:p>
          </table:table-cell>
          <table:table-cell table:formula="of:=[.H35]/255" office:value-type="float" office:value="0.333333333333333">
            <text:p>0.33</text:p>
          </table:table-cell>
          <table:table-cell table:formula="of:=[.I35]/255" office:value-type="float" office:value="0.666666666666667">
            <text:p>0.67</text:p>
          </table:table-cell>
          <table:table-cell table:formula="of:=[.J35]/255" office:value-type="float" office:value="0">
            <text:p>0</text:p>
          </table:table-cell>
          <table:table-cell table:formula="of:=MIN([.W35];[.X35];[.Y35])" office:value-type="float" office:value="0">
            <text:p>0</text:p>
          </table:table-cell>
          <table:table-cell table:formula="of:=MAX([.W35];[.X35];[.Y35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1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AA55</text:p>
          </table:table-cell>
          <table:table-cell table:formula="of:=HEX2DEC(MID([.G36];2;2))" office:value-type="float" office:value="85">
            <text:p>85</text:p>
          </table:table-cell>
          <table:table-cell table:formula="of:=HEX2DEC(MID([.G36];4;2))" office:value-type="float" office:value="170">
            <text:p>170</text:p>
          </table:table-cell>
          <table:table-cell table:formula="of:=HEX2DEC(MID([.G3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55</text:p>
          </table:table-cell>
          <table:table-cell table:formula="of:=CONCATENATE(&quot;(&quot;;ROUND([.N36]);&quot;,&quot;;ROUND([.O36]);&quot;,&quot;;ROUND([.P36]);&quot;)&quot;)" office:value-type="string" office:string-value="(63,-43,36)">
            <text:p>(63,-43,36)</text:p>
          </table:table-cell>
          <table:table-cell office:value-type="float" office:value="62.8">
            <text:p>63</text:p>
          </table:table-cell>
          <table:table-cell office:value-type="float" office:value="-43.4">
            <text:p>-43</text:p>
          </table:table-cell>
          <table:table-cell office:value-type="float" office:value="35.9">
            <text:p>36</text:p>
          </table:table-cell>
          <table:table-cell table:formula="of:=IF(AND([.O36]=0;[.P36]=0);IF([.N36]=0;&quot;Black&quot;;IF([.N36]=100;&quot;White&quot;;&quot;Gray&quot;));IF(ABS([.O36])&gt;ABS([.P36]);IF([.O36]&lt;0;&quot;Green&quot;;&quot;Red&quot;);IF(ABS([.O36])&lt;ABS([.P36]);IF([.P36]&lt;0;&quot;Blue&quot;;&quot;Yellow&quot;);&quot;None&quot;)) )" office:value-type="string" office:string-value="Green">
            <text:p>Green</text:p>
          </table:table-cell>
          <table:table-cell table:formula="of:=IF(AND([.O36]=0;[.P36]=0);IF([.N36]=0;&quot;&quot;;IF([.N36]=100;&quot;&quot;;&quot;&quot;));IF(ABS([.O36])&gt;ABS([.P36]);IF([.P36]&lt;0;&quot;Blue&quot;;&quot;Yellow&quot;);IF(ABS([.O36])&lt;ABS([.P36]);IF([.O36]&lt;0;&quot;Green&quot;;&quot;Red&quot;);&quot;None&quot;)) )" office:value-type="string" office:string-value="Yellow">
            <text:p>Yellow</text:p>
          </table:table-cell>
          <table:table-cell table:formula="of:=0.2126*[.H36] + 0.7152*[.I36] + 0.0722*[.J36]" office:value-type="float" office:value="145.792">
            <text:p>145.79</text:p>
          </table:table-cell>
          <table:table-cell table:formula="of:=MOD(60*IF([.Z36]=[.AA36];0;IF([.W36]=[.AA36];([.X36]-[.Y36])/([.AA36]-[.Z36]);IF([.X36]=[.AA36];2+([.Y36]-[.W36])/([.AA36]-[.Z36]);4+([.W36]-[.X36])/([.AA36]-[.Z36]))));360)" office:value-type="float" office:value="120">
            <text:p>120</text:p>
          </table:table-cell>
          <table:table-cell table:formula="of:=IF([.Z36]=[.AA36];0;IF([.V36]&lt;0.5;([.AA36]-[.Z36])/([.Z36]+[.AA36]);([.AA36]-[.Z36])/(2-[.AA36]-[.Z36])))" office:value-type="float" office:value="0.333333333333333">
            <text:p>0.33</text:p>
          </table:table-cell>
          <table:table-cell table:formula="of:=([.Z36]+[.AA36])/2" office:value-type="float" office:value="0.5">
            <text:p>0.5</text:p>
          </table:table-cell>
          <table:table-cell table:formula="of:=[.H36]/255" office:value-type="float" office:value="0.333333333333333">
            <text:p>0.33</text:p>
          </table:table-cell>
          <table:table-cell table:formula="of:=[.I36]/255" office:value-type="float" office:value="0.666666666666667">
            <text:p>0.67</text:p>
          </table:table-cell>
          <table:table-cell table:formula="of:=[.J36]/255" office:value-type="float" office:value="0.333333333333333">
            <text:p>0.33</text:p>
          </table:table-cell>
          <table:table-cell table:formula="of:=MIN([.W36];[.X36];[.Y36])" office:value-type="float" office:value="0.333333333333333">
            <text:p>0.33</text:p>
          </table:table-cell>
          <table:table-cell table:formula="of:=MAX([.W36];[.X36];[.Y36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2"/>
          <table:table-cell office:value-type="string">
            <text:p>2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00AAAA</text:p>
          </table:table-cell>
          <table:table-cell table:formula="of:=HEX2DEC(MID([.G37];2;2))" office:value-type="float" office:value="0">
            <text:p>0</text:p>
          </table:table-cell>
          <table:table-cell table:formula="of:=HEX2DEC(MID([.G37];4;2))" office:value-type="float" office:value="170">
            <text:p>170</text:p>
          </table:table-cell>
          <table:table-cell table:formula="of:=HEX2DEC(MID([.G3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AA</text:p>
          </table:table-cell>
          <table:table-cell table:formula="of:=CONCATENATE(&quot;(&quot;;ROUND([.N37]);&quot;,&quot;;ROUND([.O37]);&quot;,&quot;;ROUND([.P37]);&quot;)&quot;)" office:value-type="string" office:string-value="(63,-36,-10)">
            <text:p>(63,-36,-10)</text:p>
          </table:table-cell>
          <table:table-cell office:value-type="float" office:value="63.1">
            <text:p>63</text:p>
          </table:table-cell>
          <table:table-cell office:value-type="float" office:value="-35.5">
            <text:p>-36</text:p>
          </table:table-cell>
          <table:table-cell office:value-type="float" office:value="-10.4">
            <text:p>-10</text:p>
          </table:table-cell>
          <table:table-cell table:formula="of:=IF(AND([.O37]=0;[.P37]=0);IF([.N37]=0;&quot;Black&quot;;IF([.N37]=100;&quot;White&quot;;&quot;Gray&quot;));IF(ABS([.O37])&gt;ABS([.P37]);IF([.O37]&lt;0;&quot;Green&quot;;&quot;Red&quot;);IF(ABS([.O37])&lt;ABS([.P37]);IF([.P37]&lt;0;&quot;Blue&quot;;&quot;Yellow&quot;);&quot;None&quot;)) )" office:value-type="string" office:string-value="Green">
            <text:p>Green</text:p>
          </table:table-cell>
          <table:table-cell table:formula="of:=IF(AND([.O37]=0;[.P37]=0);IF([.N37]=0;&quot;&quot;;IF([.N37]=100;&quot;&quot;;&quot;&quot;));IF(ABS([.O37])&gt;ABS([.P37]);IF([.P37]&lt;0;&quot;Blue&quot;;&quot;Yellow&quot;);IF(ABS([.O37])&lt;ABS([.P37]);IF([.O37]&lt;0;&quot;Green&quot;;&quot;Red&quot;);&quot;None&quot;)) )" office:value-type="string" office:string-value="Blue">
            <text:p>Blue</text:p>
          </table:table-cell>
          <table:table-cell table:formula="of:=0.2126*[.H37] + 0.7152*[.I37] + 0.0722*[.J37]" office:value-type="float" office:value="133.858">
            <text:p>133.86</text:p>
          </table:table-cell>
          <table:table-cell table:formula="of:=MOD(60*IF([.Z37]=[.AA37];0;IF([.W37]=[.AA37];([.X37]-[.Y37])/([.AA37]-[.Z37]);IF([.X37]=[.AA37];2+([.Y37]-[.W37])/([.AA37]-[.Z37]);4+([.W37]-[.X37])/([.AA37]-[.Z37]))));360)" office:value-type="float" office:value="180">
            <text:p>180</text:p>
          </table:table-cell>
          <table:table-cell table:formula="of:=IF([.Z37]=[.AA37];0;IF([.V37]&lt;0.5;([.AA37]-[.Z37])/([.Z37]+[.AA37]);([.AA37]-[.Z37])/(2-[.AA37]-[.Z37])))" office:value-type="float" office:value="1">
            <text:p>1</text:p>
          </table:table-cell>
          <table:table-cell table:formula="of:=([.Z37]+[.AA37])/2" office:value-type="float" office:value="0.333333333333333">
            <text:p>0.33</text:p>
          </table:table-cell>
          <table:table-cell table:formula="of:=[.H37]/255" office:value-type="float" office:value="0">
            <text:p>0</text:p>
          </table:table-cell>
          <table:table-cell table:formula="of:=[.I37]/255" office:value-type="float" office:value="0.666666666666667">
            <text:p>0.67</text:p>
          </table:table-cell>
          <table:table-cell table:formula="of:=[.J37]/255" office:value-type="float" office:value="0.666666666666667">
            <text:p>0.67</text:p>
          </table:table-cell>
          <table:table-cell table:formula="of:=MIN([.W37];[.X37];[.Y37])" office:value-type="float" office:value="0">
            <text:p>0</text:p>
          </table:table-cell>
          <table:table-cell table:formula="of:=MAX([.W37];[.X37];[.Y3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55AAAA</text:p>
          </table:table-cell>
          <table:table-cell table:formula="of:=HEX2DEC(MID([.G38];2;2))" office:value-type="float" office:value="85">
            <text:p>85</text:p>
          </table:table-cell>
          <table:table-cell table:formula="of:=HEX2DEC(MID([.G38];4;2))" office:value-type="float" office:value="170">
            <text:p>170</text:p>
          </table:table-cell>
          <table:table-cell table:formula="of:=HEX2DEC(MID([.G3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AA</text:p>
          </table:table-cell>
          <table:table-cell table:formula="of:=CONCATENATE(&quot;(&quot;;ROUND([.N38]);&quot;,&quot;;ROUND([.O38]);&quot;,&quot;;ROUND([.P38]);&quot;)&quot;)" office:value-type="string" office:string-value="(65,-26,-8)">
            <text:p>(65,-26,-8)</text:p>
          </table:table-cell>
          <table:table-cell office:value-type="float" office:value="64.6">
            <text:p>65</text:p>
          </table:table-cell>
          <table:table-cell office:value-type="float" office:value="-25.6">
            <text:p>-26</text:p>
          </table:table-cell>
          <table:table-cell office:value-type="float" office:value="-7.9">
            <text:p>-8</text:p>
          </table:table-cell>
          <table:table-cell table:formula="of:=IF(AND([.O38]=0;[.P38]=0);IF([.N38]=0;&quot;Black&quot;;IF([.N38]=100;&quot;White&quot;;&quot;Gray&quot;));IF(ABS([.O38])&gt;ABS([.P38]);IF([.O38]&lt;0;&quot;Green&quot;;&quot;Red&quot;);IF(ABS([.O38])&lt;ABS([.P38]);IF([.P38]&lt;0;&quot;Blue&quot;;&quot;Yellow&quot;);&quot;None&quot;)) )" office:value-type="string" office:string-value="Green">
            <text:p>Green</text:p>
          </table:table-cell>
          <table:table-cell table:formula="of:=IF(AND([.O38]=0;[.P38]=0);IF([.N38]=0;&quot;&quot;;IF([.N38]=100;&quot;&quot;;&quot;&quot;));IF(ABS([.O38])&gt;ABS([.P38]);IF([.P38]&lt;0;&quot;Blue&quot;;&quot;Yellow&quot;);IF(ABS([.O38])&lt;ABS([.P38]);IF([.O38]&lt;0;&quot;Green&quot;;&quot;Red&quot;);&quot;None&quot;)) )" office:value-type="string" office:string-value="Blue">
            <text:p>Blue</text:p>
          </table:table-cell>
          <table:table-cell table:formula="of:=0.2126*[.H38] + 0.7152*[.I38] + 0.0722*[.J38]" office:value-type="float" office:value="151.929">
            <text:p>151.93</text:p>
          </table:table-cell>
          <table:table-cell table:formula="of:=MOD(60*IF([.Z38]=[.AA38];0;IF([.W38]=[.AA38];([.X38]-[.Y38])/([.AA38]-[.Z38]);IF([.X38]=[.AA38];2+([.Y38]-[.W38])/([.AA38]-[.Z38]);4+([.W38]-[.X38])/([.AA38]-[.Z38]))));360)" office:value-type="float" office:value="180">
            <text:p>180</text:p>
          </table:table-cell>
          <table:table-cell table:formula="of:=IF([.Z38]=[.AA38];0;IF([.V38]&lt;0.5;([.AA38]-[.Z38])/([.Z38]+[.AA38]);([.AA38]-[.Z38])/(2-[.AA38]-[.Z38])))" office:value-type="float" office:value="0.333333333333333">
            <text:p>0.33</text:p>
          </table:table-cell>
          <table:table-cell table:formula="of:=([.Z38]+[.AA38])/2" office:value-type="float" office:value="0.5">
            <text:p>0.5</text:p>
          </table:table-cell>
          <table:table-cell table:formula="of:=[.H38]/255" office:value-type="float" office:value="0.333333333333333">
            <text:p>0.33</text:p>
          </table:table-cell>
          <table:table-cell table:formula="of:=[.I38]/255" office:value-type="float" office:value="0.666666666666667">
            <text:p>0.67</text:p>
          </table:table-cell>
          <table:table-cell table:formula="of:=[.J38]/255" office:value-type="float" office:value="0.666666666666667">
            <text:p>0.67</text:p>
          </table:table-cell>
          <table:table-cell table:formula="of:=MIN([.W38];[.X38];[.Y38])" office:value-type="float" office:value="0.333333333333333">
            <text:p>0.33</text:p>
          </table:table-cell>
          <table:table-cell table:formula="of:=MAX([.W38];[.X38];[.Y38])" office:value-type="float" office:value="0.666666666666667">
            <text:p>0.6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55FF</text:p>
          </table:table-cell>
          <table:table-cell table:formula="of:=HEX2DEC(MID([.G39];2;2))" office:value-type="float" office:value="255">
            <text:p>255</text:p>
          </table:table-cell>
          <table:table-cell table:formula="of:=HEX2DEC(MID([.G39];4;2))" office:value-type="float" office:value="85">
            <text:p>85</text:p>
          </table:table-cell>
          <table:table-cell table:formula="of:=HEX2DEC(MID([.G3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FF</text:p>
          </table:table-cell>
          <table:table-cell table:formula="of:=CONCATENATE(&quot;(&quot;;ROUND([.N39]);&quot;,&quot;;ROUND([.O39]);&quot;,&quot;;ROUND([.P39]);&quot;)&quot;)" office:value-type="string" office:string-value="(66,83,-52)">
            <text:p>(66,83,-52)</text:p>
          </table:table-cell>
          <table:table-cell office:value-type="float" office:value="65.7">
            <text:p>66</text:p>
          </table:table-cell>
          <table:table-cell office:value-type="float" office:value="82.6">
            <text:p>83</text:p>
          </table:table-cell>
          <table:table-cell office:value-type="float" office:value="-52.2">
            <text:p>-52</text:p>
          </table:table-cell>
          <table:table-cell table:formula="of:=IF(AND([.O39]=0;[.P39]=0);IF([.N39]=0;&quot;Black&quot;;IF([.N39]=100;&quot;White&quot;;&quot;Gray&quot;));IF(ABS([.O39])&gt;ABS([.P39]);IF([.O39]&lt;0;&quot;Green&quot;;&quot;Red&quot;);IF(ABS([.O39])&lt;ABS([.P39]);IF([.P39]&lt;0;&quot;Blue&quot;;&quot;Yellow&quot;);&quot;None&quot;)) )" office:value-type="string" office:string-value="Red">
            <text:p>Red</text:p>
          </table:table-cell>
          <table:table-cell table:formula="of:=IF(AND([.O39]=0;[.P39]=0);IF([.N39]=0;&quot;&quot;;IF([.N39]=100;&quot;&quot;;&quot;&quot;));IF(ABS([.O39])&gt;ABS([.P39]);IF([.P39]&lt;0;&quot;Blue&quot;;&quot;Yellow&quot;);IF(ABS([.O39])&lt;ABS([.P39]);IF([.O39]&lt;0;&quot;Green&quot;;&quot;Red&quot;);&quot;None&quot;)) )" office:value-type="string" office:string-value="Blue">
            <text:p>Blue</text:p>
          </table:table-cell>
          <table:table-cell table:formula="of:=0.2126*[.H39] + 0.7152*[.I39] + 0.0722*[.J39]" office:value-type="float" office:value="133.416">
            <text:p>133.42</text:p>
          </table:table-cell>
          <table:table-cell table:formula="of:=MOD(60*IF([.Z39]=[.AA39];0;IF([.W39]=[.AA39];([.X39]-[.Y39])/([.AA39]-[.Z39]);IF([.X39]=[.AA39];2+([.Y39]-[.W39])/([.AA39]-[.Z39]);4+([.W39]-[.X39])/([.AA39]-[.Z39]))));360)" office:value-type="float" office:value="300">
            <text:p>300</text:p>
          </table:table-cell>
          <table:table-cell table:formula="of:=IF([.Z39]=[.AA39];0;IF([.V39]&lt;0.5;([.AA39]-[.Z39])/([.Z39]+[.AA39]);([.AA39]-[.Z39])/(2-[.AA39]-[.Z39])))" office:value-type="float" office:value="1">
            <text:p>1</text:p>
          </table:table-cell>
          <table:table-cell table:formula="of:=([.Z39]+[.AA39])/2" office:value-type="float" office:value="0.666666666666667">
            <text:p>0.67</text:p>
          </table:table-cell>
          <table:table-cell table:formula="of:=[.H39]/255" office:value-type="float" office:value="1">
            <text:p>1</text:p>
          </table:table-cell>
          <table:table-cell table:formula="of:=[.I39]/255" office:value-type="float" office:value="0.333333333333333">
            <text:p>0.33</text:p>
          </table:table-cell>
          <table:table-cell table:formula="of:=[.J39]/255" office:value-type="float" office:value="1">
            <text:p>1</text:p>
          </table:table-cell>
          <table:table-cell table:formula="of:=MIN([.W39];[.X39];[.Y39])" office:value-type="float" office:value="0.333333333333333">
            <text:p>0.33</text:p>
          </table:table-cell>
          <table:table-cell table:formula="of:=MAX([.W39];[.X39];[.Y39]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5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AAFF</text:p>
          </table:table-cell>
          <table:table-cell table:formula="of:=HEX2DEC(MID([.G40];2;2))" office:value-type="float" office:value="0">
            <text:p>0</text:p>
          </table:table-cell>
          <table:table-cell table:formula="of:=HEX2DEC(MID([.G40];4;2))" office:value-type="float" office:value="170">
            <text:p>170</text:p>
          </table:table-cell>
          <table:table-cell table:formula="of:=HEX2DEC(MID([.G4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FF</text:p>
          </table:table-cell>
          <table:table-cell table:formula="of:=CONCATENATE(&quot;(&quot;;ROUND([.N40]);&quot;,&quot;;ROUND([.O40]);&quot;,&quot;;ROUND([.P40]);&quot;)&quot;)" office:value-type="string" office:string-value="(67,-6,-52)">
            <text:p>(67,-6,-52)</text:p>
          </table:table-cell>
          <table:table-cell office:value-type="float" office:value="66.5">
            <text:p>67</text:p>
          </table:table-cell>
          <table:table-cell office:value-type="float" office:value="-6.2">
            <text:p>-6</text:p>
          </table:table-cell>
          <table:table-cell office:value-type="float" office:value="-52.1">
            <text:p>-52</text:p>
          </table:table-cell>
          <table:table-cell table:formula="of:=IF(AND([.O40]=0;[.P40]=0);IF([.N40]=0;&quot;Black&quot;;IF([.N40]=100;&quot;White&quot;;&quot;Gray&quot;));IF(ABS([.O40])&gt;ABS([.P40]);IF([.O40]&lt;0;&quot;Green&quot;;&quot;Red&quot;);IF(ABS([.O40])&lt;ABS([.P40]);IF([.P40]&lt;0;&quot;Blue&quot;;&quot;Yellow&quot;);&quot;None&quot;)) )" office:value-type="string" office:string-value="Blue">
            <text:p>Blue</text:p>
          </table:table-cell>
          <table:table-cell table:formula="of:=IF(AND([.O40]=0;[.P40]=0);IF([.N40]=0;&quot;&quot;;IF([.N40]=100;&quot;&quot;;&quot;&quot;));IF(ABS([.O40])&gt;ABS([.P40]);IF([.P40]&lt;0;&quot;Blue&quot;;&quot;Yellow&quot;);IF(ABS([.O40])&lt;ABS([.P40]);IF([.O40]&lt;0;&quot;Green&quot;;&quot;Red&quot;);&quot;None&quot;)) )" office:value-type="string" office:string-value="Green">
            <text:p>Green</text:p>
          </table:table-cell>
          <table:table-cell table:formula="of:=0.2126*[.H40] + 0.7152*[.I40] + 0.0722*[.J40]" office:value-type="float" office:value="139.995">
            <text:p>140</text:p>
          </table:table-cell>
          <table:table-cell table:formula="of:=MOD(60*IF([.Z40]=[.AA40];0;IF([.W40]=[.AA40];([.X40]-[.Y40])/([.AA40]-[.Z40]);IF([.X40]=[.AA40];2+([.Y40]-[.W40])/([.AA40]-[.Z40]);4+([.W40]-[.X40])/([.AA40]-[.Z40]))));360)" office:value-type="float" office:value="200">
            <text:p>200</text:p>
          </table:table-cell>
          <table:table-cell table:formula="of:=IF([.Z40]=[.AA40];0;IF([.V40]&lt;0.5;([.AA40]-[.Z40])/([.Z40]+[.AA40]);([.AA40]-[.Z40])/(2-[.AA40]-[.Z40])))" office:value-type="float" office:value="1">
            <text:p>1</text:p>
          </table:table-cell>
          <table:table-cell table:formula="of:=([.Z40]+[.AA40])/2" office:value-type="float" office:value="0.5">
            <text:p>0.5</text:p>
          </table:table-cell>
          <table:table-cell table:formula="of:=[.H40]/255" office:value-type="float" office:value="0">
            <text:p>0</text:p>
          </table:table-cell>
          <table:table-cell table:formula="of:=[.I40]/255" office:value-type="float" office:value="0.666666666666667">
            <text:p>0.67</text:p>
          </table:table-cell>
          <table:table-cell table:formula="of:=[.J40]/255" office:value-type="float" office:value="1">
            <text:p>1</text:p>
          </table:table-cell>
          <table:table-cell table:formula="of:=MIN([.W40];[.X40];[.Y40])" office:value-type="float" office:value="0">
            <text:p>0</text:p>
          </table:table-cell>
          <table:table-cell table:formula="of:=MAX([.W40];[.X40];[.Y40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6"/>
          <table:table-cell office:value-type="string">
            <text:p>2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AAAA00</text:p>
          </table:table-cell>
          <table:table-cell table:formula="of:=HEX2DEC(MID([.G41];2;2))" office:value-type="float" office:value="170">
            <text:p>170</text:p>
          </table:table-cell>
          <table:table-cell table:formula="of:=HEX2DEC(MID([.G41];4;2))" office:value-type="float" office:value="170">
            <text:p>170</text:p>
          </table:table-cell>
          <table:table-cell table:formula="of:=HEX2DEC(MID([.G4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00</text:p>
          </table:table-cell>
          <table:table-cell table:formula="of:=CONCATENATE(&quot;(&quot;;ROUND([.N41]);&quot;,&quot;;ROUND([.O41]);&quot;,&quot;;ROUND([.P41]);&quot;)&quot;)" office:value-type="string" office:string-value="(68,-16,70)">
            <text:p>(68,-16,70)</text:p>
          </table:table-cell>
          <table:table-cell office:value-type="float" office:value="67.5">
            <text:p>68</text:p>
          </table:table-cell>
          <table:table-cell office:value-type="float" office:value="-15.9">
            <text:p>-16</text:p>
          </table:table-cell>
          <table:table-cell office:value-type="float" office:value="69.7">
            <text:p>70</text:p>
          </table:table-cell>
          <table:table-cell table:formula="of:=IF(AND([.O41]=0;[.P41]=0);IF([.N41]=0;&quot;Black&quot;;IF([.N41]=100;&quot;White&quot;;&quot;Gray&quot;));IF(ABS([.O41])&gt;ABS([.P41]);IF([.O41]&lt;0;&quot;Green&quot;;&quot;Red&quot;);IF(ABS([.O41])&lt;ABS([.P41]);IF([.P41]&lt;0;&quot;Blue&quot;;&quot;Yellow&quot;);&quot;None&quot;)) )" office:value-type="string" office:string-value="Yellow">
            <text:p>Yellow</text:p>
          </table:table-cell>
          <table:table-cell table:formula="of:=IF(AND([.O41]=0;[.P41]=0);IF([.N41]=0;&quot;&quot;;IF([.N41]=100;&quot;&quot;;&quot;&quot;));IF(ABS([.O41])&gt;ABS([.P41]);IF([.P41]&lt;0;&quot;Blue&quot;;&quot;Yellow&quot;);IF(ABS([.O41])&lt;ABS([.P41]);IF([.O41]&lt;0;&quot;Green&quot;;&quot;Red&quot;);&quot;None&quot;)) )" office:value-type="string" office:string-value="Green">
            <text:p>Green</text:p>
          </table:table-cell>
          <table:table-cell table:formula="of:=0.2126*[.H41] + 0.7152*[.I41] + 0.0722*[.J41]" office:value-type="float" office:value="157.726">
            <text:p>157.73</text:p>
          </table:table-cell>
          <table:table-cell table:formula="of:=MOD(60*IF([.Z41]=[.AA41];0;IF([.W41]=[.AA41];([.X41]-[.Y41])/([.AA41]-[.Z41]);IF([.X41]=[.AA41];2+([.Y41]-[.W41])/([.AA41]-[.Z41]);4+([.W41]-[.X41])/([.AA41]-[.Z41]))));360)" office:value-type="float" office:value="60">
            <text:p>60</text:p>
          </table:table-cell>
          <table:table-cell table:formula="of:=IF([.Z41]=[.AA41];0;IF([.V41]&lt;0.5;([.AA41]-[.Z41])/([.Z41]+[.AA41]);([.AA41]-[.Z41])/(2-[.AA41]-[.Z41])))" office:value-type="float" office:value="1">
            <text:p>1</text:p>
          </table:table-cell>
          <table:table-cell table:formula="of:=([.Z41]+[.AA41])/2" office:value-type="float" office:value="0.333333333333333">
            <text:p>0.33</text:p>
          </table:table-cell>
          <table:table-cell table:formula="of:=[.H41]/255" office:value-type="float" office:value="0.666666666666667">
            <text:p>0.67</text:p>
          </table:table-cell>
          <table:table-cell table:formula="of:=[.I41]/255" office:value-type="float" office:value="0.666666666666667">
            <text:p>0.67</text:p>
          </table:table-cell>
          <table:table-cell table:formula="of:=[.J41]/255" office:value-type="float" office:value="0">
            <text:p>0</text:p>
          </table:table-cell>
          <table:table-cell table:formula="of:=MIN([.W41];[.X41];[.Y41])" office:value-type="float" office:value="0">
            <text:p>0</text:p>
          </table:table-cell>
          <table:table-cell table:formula="of:=MAX([.W41];[.X41];[.Y41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7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AAFF</text:p>
          </table:table-cell>
          <table:table-cell table:formula="of:=HEX2DEC(MID([.G42];2;2))" office:value-type="float" office:value="85">
            <text:p>85</text:p>
          </table:table-cell>
          <table:table-cell table:formula="of:=HEX2DEC(MID([.G42];4;2))" office:value-type="float" office:value="170">
            <text:p>170</text:p>
          </table:table-cell>
          <table:table-cell table:formula="of:=HEX2DEC(MID([.G4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FF</text:p>
          </table:table-cell>
          <table:table-cell table:formula="of:=CONCATENATE(&quot;(&quot;;ROUND([.N42]);&quot;,&quot;;ROUND([.O42]);&quot;,&quot;;ROUND([.P42]);&quot;)&quot;)" office:value-type="string" office:string-value="(68,1,-50)">
            <text:p>(68,1,-50)</text:p>
          </table:table-cell>
          <table:table-cell office:value-type="float" office:value="67.9">
            <text:p>68</text:p>
          </table:table-cell>
          <table:table-cell office:value-type="float" office:value="0.5">
            <text:p>1</text:p>
          </table:table-cell>
          <table:table-cell office:value-type="float" office:value="-49.7">
            <text:p>-50</text:p>
          </table:table-cell>
          <table:table-cell table:formula="of:=IF(AND([.O42]=0;[.P42]=0);IF([.N42]=0;&quot;Black&quot;;IF([.N42]=100;&quot;White&quot;;&quot;Gray&quot;));IF(ABS([.O42])&gt;ABS([.P42]);IF([.O42]&lt;0;&quot;Green&quot;;&quot;Red&quot;);IF(ABS([.O42])&lt;ABS([.P42]);IF([.P42]&lt;0;&quot;Blue&quot;;&quot;Yellow&quot;);&quot;None&quot;)) )" office:value-type="string" office:string-value="Blue">
            <text:p>Blue</text:p>
          </table:table-cell>
          <table:table-cell table:formula="of:=IF(AND([.O42]=0;[.P42]=0);IF([.N42]=0;&quot;&quot;;IF([.N42]=100;&quot;&quot;;&quot;&quot;));IF(ABS([.O42])&gt;ABS([.P42]);IF([.P42]&lt;0;&quot;Blue&quot;;&quot;Yellow&quot;);IF(ABS([.O42])&lt;ABS([.P42]);IF([.O42]&lt;0;&quot;Green&quot;;&quot;Red&quot;);&quot;None&quot;)) )" office:value-type="string" office:string-value="Red">
            <text:p>Red</text:p>
          </table:table-cell>
          <table:table-cell table:formula="of:=0.2126*[.H42] + 0.7152*[.I42] + 0.0722*[.J42]" office:value-type="float" office:value="158.066">
            <text:p>158.07</text:p>
          </table:table-cell>
          <table:table-cell table:formula="of:=MOD(60*IF([.Z42]=[.AA42];0;IF([.W42]=[.AA42];([.X42]-[.Y42])/([.AA42]-[.Z42]);IF([.X42]=[.AA42];2+([.Y42]-[.W42])/([.AA42]-[.Z42]);4+([.W42]-[.X42])/([.AA42]-[.Z42]))));360)" office:value-type="float" office:value="210">
            <text:p>210</text:p>
          </table:table-cell>
          <table:table-cell table:formula="of:=IF([.Z42]=[.AA42];0;IF([.V42]&lt;0.5;([.AA42]-[.Z42])/([.Z42]+[.AA42]);([.AA42]-[.Z42])/(2-[.AA42]-[.Z42])))" office:value-type="float" office:value="1">
            <text:p>1</text:p>
          </table:table-cell>
          <table:table-cell table:formula="of:=([.Z42]+[.AA42])/2" office:value-type="float" office:value="0.666666666666667">
            <text:p>0.67</text:p>
          </table:table-cell>
          <table:table-cell table:formula="of:=[.H42]/255" office:value-type="float" office:value="0.333333333333333">
            <text:p>0.33</text:p>
          </table:table-cell>
          <table:table-cell table:formula="of:=[.I42]/255" office:value-type="float" office:value="0.666666666666667">
            <text:p>0.67</text:p>
          </table:table-cell>
          <table:table-cell table:formula="of:=[.J42]/255" office:value-type="float" office:value="1">
            <text:p>1</text:p>
          </table:table-cell>
          <table:table-cell table:formula="of:=MIN([.W42];[.X42];[.Y42])" office:value-type="float" office:value="0.333333333333333">
            <text:p>0.33</text:p>
          </table:table-cell>
          <table:table-cell table:formula="of:=MAX([.W42];[.X42];[.Y42]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8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AA55</text:p>
          </table:table-cell>
          <table:table-cell table:formula="of:=HEX2DEC(MID([.G43];2;2))" office:value-type="float" office:value="170">
            <text:p>170</text:p>
          </table:table-cell>
          <table:table-cell table:formula="of:=HEX2DEC(MID([.G43];4;2))" office:value-type="float" office:value="170">
            <text:p>170</text:p>
          </table:table-cell>
          <table:table-cell table:formula="of:=HEX2DEC(MID([.G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55</text:p>
          </table:table-cell>
          <table:table-cell table:formula="of:=CONCATENATE(&quot;(&quot;;ROUND([.N43]);&quot;,&quot;;ROUND([.O43]);&quot;,&quot;;ROUND([.P43]);&quot;)&quot;)" office:value-type="string" office:string-value="(68,-12,43)">
            <text:p>(68,-12,43)</text:p>
          </table:table-cell>
          <table:table-cell office:value-type="float" office:value="68">
            <text:p>68</text:p>
          </table:table-cell>
          <table:table-cell office:value-type="float" office:value="-12">
            <text:p>-12</text:p>
          </table:table-cell>
          <table:table-cell office:value-type="float" office:value="43.4">
            <text:p>43</text:p>
          </table:table-cell>
          <table:table-cell table:formula="of:=IF(AND([.O43]=0;[.P43]=0);IF([.N43]=0;&quot;Black&quot;;IF([.N43]=100;&quot;White&quot;;&quot;Gray&quot;));IF(ABS([.O43])&gt;ABS([.P43]);IF([.O43]&lt;0;&quot;Green&quot;;&quot;Red&quot;);IF(ABS([.O43])&lt;ABS([.P43]);IF([.P43]&lt;0;&quot;Blue&quot;;&quot;Yellow&quot;);&quot;None&quot;)) )" office:value-type="string" office:string-value="Yellow">
            <text:p>Yellow</text:p>
          </table:table-cell>
          <table:table-cell table:formula="of:=IF(AND([.O43]=0;[.P43]=0);IF([.N43]=0;&quot;&quot;;IF([.N43]=100;&quot;&quot;;&quot;&quot;));IF(ABS([.O43])&gt;ABS([.P43]);IF([.P43]&lt;0;&quot;Blue&quot;;&quot;Yellow&quot;);IF(ABS([.O43])&lt;ABS([.P43]);IF([.O43]&lt;0;&quot;Green&quot;;&quot;Red&quot;);&quot;None&quot;)) )" office:value-type="string" office:string-value="Green">
            <text:p>Green</text:p>
          </table:table-cell>
          <table:table-cell table:formula="of:=0.2126*[.H43] + 0.7152*[.I43] + 0.0722*[.J43]" office:value-type="float" office:value="163.863">
            <text:p>163.86</text:p>
          </table:table-cell>
          <table:table-cell table:formula="of:=MOD(60*IF([.Z43]=[.AA43];0;IF([.W43]=[.AA43];([.X43]-[.Y43])/([.AA43]-[.Z43]);IF([.X43]=[.AA43];2+([.Y43]-[.W43])/([.AA43]-[.Z43]);4+([.W43]-[.X43])/([.AA43]-[.Z43]))));360)" office:value-type="float" office:value="60">
            <text:p>60</text:p>
          </table:table-cell>
          <table:table-cell table:formula="of:=IF([.Z43]=[.AA43];0;IF([.V43]&lt;0.5;([.AA43]-[.Z43])/([.Z43]+[.AA43]);([.AA43]-[.Z43])/(2-[.AA43]-[.Z43])))" office:value-type="float" office:value="0.333333333333333">
            <text:p>0.33</text:p>
          </table:table-cell>
          <table:table-cell table:formula="of:=([.Z43]+[.AA43])/2" office:value-type="float" office:value="0.5">
            <text:p>0.5</text:p>
          </table:table-cell>
          <table:table-cell table:formula="of:=[.H43]/255" office:value-type="float" office:value="0.666666666666667">
            <text:p>0.67</text:p>
          </table:table-cell>
          <table:table-cell table:formula="of:=[.I43]/255" office:value-type="float" office:value="0.666666666666667">
            <text:p>0.67</text:p>
          </table:table-cell>
          <table:table-cell table:formula="of:=[.J43]/255" office:value-type="float" office:value="0.333333333333333">
            <text:p>0.33</text:p>
          </table:table-cell>
          <table:table-cell table:formula="of:=MIN([.W43];[.X43];[.Y43])" office:value-type="float" office:value="0.333333333333333">
            <text:p>0.33</text:p>
          </table:table-cell>
          <table:table-cell table:formula="of:=MAX([.W43];[.X43];[.Y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9"/>
          <table:table-cell office:value-type="string">
            <text:p>Gray 2 (2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AAAA</text:p>
          </table:table-cell>
          <table:table-cell table:formula="of:=HEX2DEC(MID([.G44];2;2))" office:value-type="float" office:value="170">
            <text:p>170</text:p>
          </table:table-cell>
          <table:table-cell table:formula="of:=HEX2DEC(MID([.G44];4;2))" office:value-type="float" office:value="170">
            <text:p>170</text:p>
          </table:table-cell>
          <table:table-cell table:formula="of:=HEX2DEC(MID([.G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AA</text:p>
          </table:table-cell>
          <table:table-cell table:formula="of:=CONCATENATE(&quot;(&quot;;ROUND([.N44]);&quot;,&quot;;ROUND([.O44]);&quot;,&quot;;ROUND([.P44]);&quot;)&quot;)" office:value-type="string" office:string-value="(70,0,0)">
            <text:p>(70,0,0)</text:p>
          </table:table-cell>
          <table:table-cell office:value-type="float" office:value="69.6">
            <text:p>70</text:p>
          </table:table-cell>
          <table:table-cell table:number-columns-repeated="2" office:value-type="float" office:value="0">
            <text:p>0</text:p>
          </table:table-cell>
          <table:table-cell table:formula="of:=IF(AND([.O44]=0;[.P44]=0);IF([.N44]=0;&quot;Black&quot;;IF([.N44]=100;&quot;White&quot;;&quot;Gray&quot;));IF(ABS([.O44])&gt;ABS([.P44]);IF([.O44]&lt;0;&quot;Green&quot;;&quot;Red&quot;);IF(ABS([.O44])&lt;ABS([.P44]);IF([.P44]&lt;0;&quot;Blue&quot;;&quot;Yellow&quot;);&quot;None&quot;)) )" office:value-type="string" office:string-value="Gray">
            <text:p>Gray</text:p>
          </table:table-cell>
          <table:table-cell table:formula="of:=IF(AND([.O44]=0;[.P44]=0);IF([.N44]=0;&quot;&quot;;IF([.N44]=100;&quot;&quot;;&quot;&quot;));IF(ABS([.O44])&gt;ABS([.P44]);IF([.P44]&lt;0;&quot;Blue&quot;;&quot;Yellow&quot;);IF(ABS([.O44])&lt;ABS([.P44]);IF([.O44]&lt;0;&quot;Green&quot;;&quot;Red&quot;);&quot;None&quot;)) )">
            <text:p/>
          </table:table-cell>
          <table:table-cell table:formula="of:=0.2126*[.H44] + 0.7152*[.I44] + 0.0722*[.J44]" office:value-type="float" office:value="170">
            <text:p>170</text:p>
          </table:table-cell>
          <table:table-cell table:formula="of:=MOD(60*IF([.Z44]=[.AA44];0;IF([.W44]=[.AA44];([.X44]-[.Y44])/([.AA44]-[.Z44]);IF([.X44]=[.AA44];2+([.Y44]-[.W44])/([.AA44]-[.Z44]);4+([.W44]-[.X44])/([.AA44]-[.Z44]))));360)" office:value-type="float" office:value="0">
            <text:p>0</text:p>
          </table:table-cell>
          <table:table-cell table:formula="of:=IF([.Z44]=[.AA44];0;IF([.V44]&lt;0.5;([.AA44]-[.Z44])/([.Z44]+[.AA44]);([.AA44]-[.Z44])/(2-[.AA44]-[.Z44])))" office:value-type="float" office:value="0">
            <text:p>0</text:p>
          </table:table-cell>
          <table:table-cell table:formula="of:=([.Z44]+[.AA44])/2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[.I44]/255" office:value-type="float" office:value="0.666666666666667">
            <text:p>0.67</text:p>
          </table:table-cell>
          <table:table-cell table:formula="of:=[.J44]/255" office:value-type="float" office:value="0.666666666666667">
            <text:p>0.67</text:p>
          </table:table-cell>
          <table:table-cell table:formula="of:=MIN([.W44];[.X44];[.Y44])" office:value-type="float" office:value="0.666666666666667">
            <text:p>0.67</text:p>
          </table:table-cell>
          <table:table-cell table:formula="of:=MAX([.W44];[.X44];[.Y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50"/>
          <table:table-cell/>
          <table:table-cell table:style-name="ce79" office:value-type="string">
            <text:p>purple</text:p>
          </table:table-cell>
          <table:table-cell table:style-name="ce79" office:value-type="float" office:value="115">
            <text:p>115</text:p>
          </table:table-cell>
          <table:table-cell table:style-name="ce79" office:value-type="float" office:value="5">
            <text:p>5</text:p>
          </table:table-cell>
          <table:table-cell table:style-name="ce88" office:value-type="string">
            <text:p>#AAAAFF</text:p>
          </table:table-cell>
          <table:table-cell table:formula="of:=HEX2DEC(MID([.G45];2;2))" office:value-type="float" office:value="170">
            <text:p>170</text:p>
          </table:table-cell>
          <table:table-cell table:formula="of:=HEX2DEC(MID([.G45];4;2))" office:value-type="float" office:value="170">
            <text:p>170</text:p>
          </table:table-cell>
          <table:table-cell table:formula="of:=HEX2DEC(MID([.G4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FF</text:p>
          </table:table-cell>
          <table:table-cell table:formula="of:=CONCATENATE(&quot;(&quot;;ROUND([.N45]);&quot;,&quot;;ROUND([.O45]);&quot;,&quot;;ROUND([.P45]);&quot;)&quot;)" office:value-type="string" office:string-value="(73,19,-42)">
            <text:p>(73,19,-42)</text:p>
          </table:table-cell>
          <table:table-cell office:value-type="float" office:value="72.6">
            <text:p>73</text:p>
          </table:table-cell>
          <table:table-cell office:value-type="float" office:value="19.1">
            <text:p>19</text:p>
          </table:table-cell>
          <table:table-cell office:value-type="float" office:value="-42.1">
            <text:p>-42</text:p>
          </table:table-cell>
          <table:table-cell table:formula="of:=IF(AND([.O45]=0;[.P45]=0);IF([.N45]=0;&quot;Black&quot;;IF([.N45]=100;&quot;White&quot;;&quot;Gray&quot;));IF(ABS([.O45])&gt;ABS([.P45]);IF([.O45]&lt;0;&quot;Green&quot;;&quot;Red&quot;);IF(ABS([.O45])&lt;ABS([.P45]);IF([.P45]&lt;0;&quot;Blue&quot;;&quot;Yellow&quot;);&quot;None&quot;)) )" office:value-type="string" office:string-value="Blue">
            <text:p>Blue</text:p>
          </table:table-cell>
          <table:table-cell table:formula="of:=IF(AND([.O45]=0;[.P45]=0);IF([.N45]=0;&quot;&quot;;IF([.N45]=100;&quot;&quot;;&quot;&quot;));IF(ABS([.O45])&gt;ABS([.P45]);IF([.P45]&lt;0;&quot;Blue&quot;;&quot;Yellow&quot;);IF(ABS([.O45])&lt;ABS([.P45]);IF([.O45]&lt;0;&quot;Green&quot;;&quot;Red&quot;);&quot;None&quot;)) )" office:value-type="string" office:string-value="Red">
            <text:p>Red</text:p>
          </table:table-cell>
          <table:table-cell table:formula="of:=0.2126*[.H45] + 0.7152*[.I45] + 0.0722*[.J45]" office:value-type="float" office:value="176.137">
            <text:p>176.14</text:p>
          </table:table-cell>
          <table:table-cell table:formula="of:=MOD(60*IF([.Z45]=[.AA45];0;IF([.W45]=[.AA45];([.X45]-[.Y45])/([.AA45]-[.Z45]);IF([.X45]=[.AA45];2+([.Y45]-[.W45])/([.AA45]-[.Z45]);4+([.W45]-[.X45])/([.AA45]-[.Z45]))));360)" office:value-type="float" office:value="240">
            <text:p>240</text:p>
          </table:table-cell>
          <table:table-cell table:formula="of:=IF([.Z45]=[.AA45];0;IF([.V45]&lt;0.5;([.AA45]-[.Z45])/([.Z45]+[.AA45]);([.AA45]-[.Z45])/(2-[.AA45]-[.Z45])))" office:value-type="float" office:value="1">
            <text:p>1</text:p>
          </table:table-cell>
          <table:table-cell table:formula="of:=([.Z45]+[.AA45])/2" office:value-type="float" office:value="0.833333333333333">
            <text:p>0.83</text:p>
          </table:table-cell>
          <table:table-cell table:formula="of:=[.H45]/255" office:value-type="float" office:value="0.666666666666667">
            <text:p>0.67</text:p>
          </table:table-cell>
          <table:table-cell table:formula="of:=[.I45]/255" office:value-type="float" office:value="0.666666666666667">
            <text:p>0.67</text:p>
          </table:table-cell>
          <table:table-cell table:formula="of:=[.J45]/255" office:value-type="float" office:value="1">
            <text:p>1</text:p>
          </table:table-cell>
          <table:table-cell table:formula="of:=MIN([.W45];[.X45];[.Y45])" office:value-type="float" office:value="0.666666666666667">
            <text:p>0.67</text:p>
          </table:table-cell>
          <table:table-cell table:formula="of:=MAX([.W45];[.X45];[.Y45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51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AA00</text:p>
          </table:table-cell>
          <table:table-cell table:formula="of:=HEX2DEC(MID([.G46];2;2))" office:value-type="float" office:value="255">
            <text:p>255</text:p>
          </table:table-cell>
          <table:table-cell table:formula="of:=HEX2DEC(MID([.G46];4;2))" office:value-type="float" office:value="170">
            <text:p>170</text:p>
          </table:table-cell>
          <table:table-cell table:formula="of:=HEX2DEC(MID([.G4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00</text:p>
          </table:table-cell>
          <table:table-cell table:formula="of:=CONCATENATE(&quot;(&quot;;ROUND([.N46]);&quot;,&quot;;ROUND([.O46]);&quot;,&quot;;ROUND([.P46]);&quot;)&quot;)" office:value-type="string" office:string-value="(76,21,80)">
            <text:p>(76,21,80)</text:p>
          </table:table-cell>
          <table:table-cell office:value-type="float" office:value="76.1">
            <text:p>76</text:p>
          </table:table-cell>
          <table:table-cell office:value-type="float" office:value="21.3">
            <text:p>21</text:p>
          </table:table-cell>
          <table:table-cell office:value-type="float" office:value="79.7">
            <text:p>80</text:p>
          </table:table-cell>
          <table:table-cell table:formula="of:=IF(AND([.O46]=0;[.P46]=0);IF([.N46]=0;&quot;Black&quot;;IF([.N46]=100;&quot;White&quot;;&quot;Gray&quot;));IF(ABS([.O46])&gt;ABS([.P46]);IF([.O46]&lt;0;&quot;Green&quot;;&quot;Red&quot;);IF(ABS([.O46])&lt;ABS([.P46]);IF([.P46]&lt;0;&quot;Blue&quot;;&quot;Yellow&quot;);&quot;None&quot;)) )" office:value-type="string" office:string-value="Yellow">
            <text:p>Yellow</text:p>
          </table:table-cell>
          <table:table-cell table:formula="of:=IF(AND([.O46]=0;[.P46]=0);IF([.N46]=0;&quot;&quot;;IF([.N46]=100;&quot;&quot;;&quot;&quot;));IF(ABS([.O46])&gt;ABS([.P46]);IF([.P46]&lt;0;&quot;Blue&quot;;&quot;Yellow&quot;);IF(ABS([.O46])&lt;ABS([.P46]);IF([.O46]&lt;0;&quot;Green&quot;;&quot;Red&quot;);&quot;None&quot;)) )" office:value-type="string" office:string-value="Red">
            <text:p>Red</text:p>
          </table:table-cell>
          <table:table-cell table:formula="of:=0.2126*[.H46] + 0.7152*[.I46] + 0.0722*[.J46]" office:value-type="float" office:value="175.797">
            <text:p>175.8</text:p>
          </table:table-cell>
          <table:table-cell table:formula="of:=MOD(60*IF([.Z46]=[.AA46];0;IF([.W46]=[.AA46];([.X46]-[.Y46])/([.AA46]-[.Z46]);IF([.X46]=[.AA46];2+([.Y46]-[.W46])/([.AA46]-[.Z46]);4+([.W46]-[.X46])/([.AA46]-[.Z46]))));360)" office:value-type="float" office:value="40">
            <text:p>40</text:p>
          </table:table-cell>
          <table:table-cell table:formula="of:=IF([.Z46]=[.AA46];0;IF([.V46]&lt;0.5;([.AA46]-[.Z46])/([.Z46]+[.AA46]);([.AA46]-[.Z46])/(2-[.AA46]-[.Z46])))" office:value-type="float" office:value="1">
            <text:p>1</text:p>
          </table:table-cell>
          <table:table-cell table:formula="of:=([.Z46]+[.AA46])/2" office:value-type="float" office:value="0.5">
            <text:p>0.5</text:p>
          </table:table-cell>
          <table:table-cell table:formula="of:=[.H46]/255" office:value-type="float" office:value="1">
            <text:p>1</text:p>
          </table:table-cell>
          <table:table-cell table:formula="of:=[.I46]/255" office:value-type="float" office:value="0.666666666666667">
            <text:p>0.67</text:p>
          </table:table-cell>
          <table:table-cell table:formula="of:=[.J46]/255" office:value-type="float" office:value="0">
            <text:p>0</text:p>
          </table:table-cell>
          <table:table-cell table:formula="of:=MIN([.W46];[.X46];[.Y46])" office:value-type="float" office:value="0">
            <text:p>0</text:p>
          </table:table-cell>
          <table:table-cell table:formula="of:=MAX([.W46];[.X46];[.Y46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2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AA55</text:p>
          </table:table-cell>
          <table:table-cell table:formula="of:=HEX2DEC(MID([.G47];2;2))" office:value-type="float" office:value="255">
            <text:p>255</text:p>
          </table:table-cell>
          <table:table-cell table:formula="of:=HEX2DEC(MID([.G47];4;2))" office:value-type="float" office:value="170">
            <text:p>170</text:p>
          </table:table-cell>
          <table:table-cell table:formula="of:=HEX2DEC(MID([.G4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55</text:p>
          </table:table-cell>
          <table:table-cell table:formula="of:=CONCATENATE(&quot;(&quot;;ROUND([.N47]);&quot;,&quot;;ROUND([.O47]);&quot;,&quot;;ROUND([.P47]);&quot;)&quot;)" office:value-type="string" office:string-value="(77,24,55)">
            <text:p>(77,24,55)</text:p>
          </table:table-cell>
          <table:table-cell office:value-type="float" office:value="76.5">
            <text:p>77</text:p>
          </table:table-cell>
          <table:table-cell office:value-type="float" office:value="23.7">
            <text:p>24</text:p>
          </table:table-cell>
          <table:table-cell office:value-type="float" office:value="55.3">
            <text:p>55</text:p>
          </table:table-cell>
          <table:table-cell table:formula="of:=IF(AND([.O47]=0;[.P47]=0);IF([.N47]=0;&quot;Black&quot;;IF([.N47]=100;&quot;White&quot;;&quot;Gray&quot;));IF(ABS([.O47])&gt;ABS([.P47]);IF([.O47]&lt;0;&quot;Green&quot;;&quot;Red&quot;);IF(ABS([.O47])&lt;ABS([.P47]);IF([.P47]&lt;0;&quot;Blue&quot;;&quot;Yellow&quot;);&quot;None&quot;)) )" office:value-type="string" office:string-value="Yellow">
            <text:p>Yellow</text:p>
          </table:table-cell>
          <table:table-cell table:formula="of:=IF(AND([.O47]=0;[.P47]=0);IF([.N47]=0;&quot;&quot;;IF([.N47]=100;&quot;&quot;;&quot;&quot;));IF(ABS([.O47])&gt;ABS([.P47]);IF([.P47]&lt;0;&quot;Blue&quot;;&quot;Yellow&quot;);IF(ABS([.O47])&lt;ABS([.P47]);IF([.O47]&lt;0;&quot;Green&quot;;&quot;Red&quot;);&quot;None&quot;)) )" office:value-type="string" office:string-value="Red">
            <text:p>Red</text:p>
          </table:table-cell>
          <table:table-cell table:formula="of:=0.2126*[.H47] + 0.7152*[.I47] + 0.0722*[.J47]" office:value-type="float" office:value="181.934">
            <text:p>181.93</text:p>
          </table:table-cell>
          <table:table-cell table:formula="of:=MOD(60*IF([.Z47]=[.AA47];0;IF([.W47]=[.AA47];([.X47]-[.Y47])/([.AA47]-[.Z47]);IF([.X47]=[.AA47];2+([.Y47]-[.W47])/([.AA47]-[.Z47]);4+([.W47]-[.X47])/([.AA47]-[.Z47]))));360)" office:value-type="float" office:value="30">
            <text:p>30</text:p>
          </table:table-cell>
          <table:table-cell table:formula="of:=IF([.Z47]=[.AA47];0;IF([.V47]&lt;0.5;([.AA47]-[.Z47])/([.Z47]+[.AA47]);([.AA47]-[.Z47])/(2-[.AA47]-[.Z47])))" office:value-type="float" office:value="1">
            <text:p>1</text:p>
          </table:table-cell>
          <table:table-cell table:formula="of:=([.Z47]+[.AA47])/2" office:value-type="float" office:value="0.666666666666667">
            <text:p>0.67</text:p>
          </table:table-cell>
          <table:table-cell table:formula="of:=[.H47]/255" office:value-type="float" office:value="1">
            <text:p>1</text:p>
          </table:table-cell>
          <table:table-cell table:formula="of:=[.I47]/255" office:value-type="float" office:value="0.666666666666667">
            <text:p>0.67</text:p>
          </table:table-cell>
          <table:table-cell table:formula="of:=[.J47]/255" office:value-type="float" office:value="0.333333333333333">
            <text:p>0.33</text:p>
          </table:table-cell>
          <table:table-cell table:formula="of:=MIN([.W47];[.X47];[.Y47])" office:value-type="float" office:value="0.333333333333333">
            <text:p>0.33</text:p>
          </table:table-cell>
          <table:table-cell table:formula="of:=MAX([.W47];[.X47];[.Y47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5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AAAA</text:p>
          </table:table-cell>
          <table:table-cell table:formula="of:=HEX2DEC(MID([.G48];2;2))" office:value-type="float" office:value="255">
            <text:p>255</text:p>
          </table:table-cell>
          <table:table-cell table:formula="of:=HEX2DEC(MID([.G48];4;2))" office:value-type="float" office:value="170">
            <text:p>170</text:p>
          </table:table-cell>
          <table:table-cell table:formula="of:=HEX2DEC(MID([.G4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AA</text:p>
          </table:table-cell>
          <table:table-cell table:formula="of:=CONCATENATE(&quot;(&quot;;ROUND([.N48]);&quot;,&quot;;ROUND([.O48]);&quot;,&quot;;ROUND([.P48]);&quot;)&quot;)" office:value-type="string" office:string-value="(78,31,13)">
            <text:p>(78,31,13)</text:p>
          </table:table-cell>
          <table:table-cell office:value-type="float" office:value="77.8">
            <text:p>78</text:p>
          </table:table-cell>
          <table:table-cell office:value-type="float" office:value="31.2">
            <text:p>31</text:p>
          </table:table-cell>
          <table:table-cell office:value-type="float" office:value="12.9">
            <text:p>13</text:p>
          </table:table-cell>
          <table:table-cell table:formula="of:=IF(AND([.O48]=0;[.P48]=0);IF([.N48]=0;&quot;Black&quot;;IF([.N48]=100;&quot;White&quot;;&quot;Gray&quot;));IF(ABS([.O48])&gt;ABS([.P48]);IF([.O48]&lt;0;&quot;Green&quot;;&quot;Red&quot;);IF(ABS([.O48])&lt;ABS([.P48]);IF([.P48]&lt;0;&quot;Blue&quot;;&quot;Yellow&quot;);&quot;None&quot;)) )" office:value-type="string" office:string-value="Red">
            <text:p>Red</text:p>
          </table:table-cell>
          <table:table-cell table:formula="of:=IF(AND([.O48]=0;[.P48]=0);IF([.N48]=0;&quot;&quot;;IF([.N48]=100;&quot;&quot;;&quot;&quot;));IF(ABS([.O48])&gt;ABS([.P48]);IF([.P48]&lt;0;&quot;Blue&quot;;&quot;Yellow&quot;);IF(ABS([.O48])&lt;ABS([.P48]);IF([.O48]&lt;0;&quot;Green&quot;;&quot;Red&quot;);&quot;None&quot;)) )" office:value-type="string" office:string-value="Yellow">
            <text:p>Yellow</text:p>
          </table:table-cell>
          <table:table-cell table:formula="of:=0.2126*[.H48] + 0.7152*[.I48] + 0.0722*[.J48]" office:value-type="float" office:value="188.071">
            <text:p>188.07</text:p>
          </table:table-cell>
          <table:table-cell table:formula="of:=MOD(60*IF([.Z48]=[.AA48];0;IF([.W48]=[.AA48];([.X48]-[.Y48])/([.AA48]-[.Z48]);IF([.X48]=[.AA48];2+([.Y48]-[.W48])/([.AA48]-[.Z48]);4+([.W48]-[.X48])/([.AA48]-[.Z48]))));360)" office:value-type="float" office:value="0">
            <text:p>0</text:p>
          </table:table-cell>
          <table:table-cell table:formula="of:=IF([.Z48]=[.AA48];0;IF([.V48]&lt;0.5;([.AA48]-[.Z48])/([.Z48]+[.AA48]);([.AA48]-[.Z48])/(2-[.AA48]-[.Z48])))" office:value-type="float" office:value="1">
            <text:p>1</text:p>
          </table:table-cell>
          <table:table-cell table:formula="of:=([.Z48]+[.AA48])/2" office:value-type="float" office:value="0.833333333333333">
            <text:p>0.83</text:p>
          </table:table-cell>
          <table:table-cell table:formula="of:=[.H48]/255" office:value-type="float" office:value="1">
            <text:p>1</text:p>
          </table:table-cell>
          <table:table-cell table:formula="of:=[.I48]/255" office:value-type="float" office:value="0.666666666666667">
            <text:p>0.67</text:p>
          </table:table-cell>
          <table:table-cell table:formula="of:=[.J48]/255" office:value-type="float" office:value="0.666666666666667">
            <text:p>0.67</text:p>
          </table:table-cell>
          <table:table-cell table:formula="of:=MIN([.W48];[.X48];[.Y48])" office:value-type="float" office:value="0.666666666666667">
            <text:p>0.67</text:p>
          </table:table-cell>
          <table:table-cell table:formula="of:=MAX([.W48];[.X48];[.Y48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5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FFAAFF</text:p>
          </table:table-cell>
          <table:table-cell table:formula="of:=HEX2DEC(MID([.G49];2;2))" office:value-type="float" office:value="255">
            <text:p>255</text:p>
          </table:table-cell>
          <table:table-cell table:formula="of:=HEX2DEC(MID([.G49];4;2))" office:value-type="float" office:value="170">
            <text:p>170</text:p>
          </table:table-cell>
          <table:table-cell table:formula="of:=HEX2DEC(MID([.G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FF</text:p>
          </table:table-cell>
          <table:table-cell table:formula="of:=CONCATENATE(&quot;(&quot;;ROUND([.N49]);&quot;,&quot;;ROUND([.O49]);&quot;,&quot;;ROUND([.P49]);&quot;)&quot;)" office:value-type="string" office:string-value="(80,44,-30)">
            <text:p>(80,44,-30)</text:p>
          </table:table-cell>
          <table:table-cell office:value-type="float" office:value="80.3">
            <text:p>80</text:p>
          </table:table-cell>
          <table:table-cell office:value-type="float" office:value="44.2">
            <text:p>44</text:p>
          </table:table-cell>
          <table:table-cell office:value-type="float" office:value="-29.5">
            <text:p>-30</text:p>
          </table:table-cell>
          <table:table-cell table:formula="of:=IF(AND([.O49]=0;[.P49]=0);IF([.N49]=0;&quot;Black&quot;;IF([.N49]=100;&quot;White&quot;;&quot;Gray&quot;));IF(ABS([.O49])&gt;ABS([.P49]);IF([.O49]&lt;0;&quot;Green&quot;;&quot;Red&quot;);IF(ABS([.O49])&lt;ABS([.P49]);IF([.P49]&lt;0;&quot;Blue&quot;;&quot;Yellow&quot;);&quot;None&quot;)) )" office:value-type="string" office:string-value="Red">
            <text:p>Red</text:p>
          </table:table-cell>
          <table:table-cell table:formula="of:=IF(AND([.O49]=0;[.P49]=0);IF([.N49]=0;&quot;&quot;;IF([.N49]=100;&quot;&quot;;&quot;&quot;));IF(ABS([.O49])&gt;ABS([.P49]);IF([.P49]&lt;0;&quot;Blue&quot;;&quot;Yellow&quot;);IF(ABS([.O49])&lt;ABS([.P49]);IF([.O49]&lt;0;&quot;Green&quot;;&quot;Red&quot;);&quot;None&quot;)) )" office:value-type="string" office:string-value="Blue">
            <text:p>Blue</text:p>
          </table:table-cell>
          <table:table-cell table:formula="of:=0.2126*[.H49] + 0.7152*[.I49] + 0.0722*[.J49]" office:value-type="float" office:value="194.208">
            <text:p>194.21</text:p>
          </table:table-cell>
          <table:table-cell table:formula="of:=MOD(60*IF([.Z49]=[.AA49];0;IF([.W49]=[.AA49];([.X49]-[.Y49])/([.AA49]-[.Z49]);IF([.X49]=[.AA49];2+([.Y49]-[.W49])/([.AA49]-[.Z49]);4+([.W49]-[.X49])/([.AA49]-[.Z49]))));360)" office:value-type="float" office:value="300">
            <text:p>300</text:p>
          </table:table-cell>
          <table:table-cell table:formula="of:=IF([.Z49]=[.AA49];0;IF([.V49]&lt;0.5;([.AA49]-[.Z49])/([.Z49]+[.AA49]);([.AA49]-[.Z49])/(2-[.AA49]-[.Z49])))" office:value-type="float" office:value="1">
            <text:p>1</text:p>
          </table:table-cell>
          <table:table-cell table:formula="of:=([.Z49]+[.AA49])/2" office:value-type="float" office:value="0.833333333333333">
            <text:p>0.83</text:p>
          </table:table-cell>
          <table:table-cell table:formula="of:=[.H49]/255" office:value-type="float" office:value="1">
            <text:p>1</text:p>
          </table:table-cell>
          <table:table-cell table:formula="of:=[.I49]/255" office:value-type="float" office:value="0.666666666666667">
            <text:p>0.67</text:p>
          </table:table-cell>
          <table:table-cell table:formula="of:=[.J49]/255" office:value-type="float" office:value="1">
            <text:p>1</text:p>
          </table:table-cell>
          <table:table-cell table:formula="of:=MIN([.W49];[.X49];[.Y49])" office:value-type="float" office:value="0.666666666666667">
            <text:p>0.67</text:p>
          </table:table-cell>
          <table:table-cell table:formula="of:=MAX([.W49];[.X49];[.Y49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5"/>
          <table:table-cell table:style-name="ce75" office:value-type="string">
            <text:p>Green</text:p>
          </table:table-cell>
          <table:table-cell table:style-name="ce83" office:value-type="string">
            <text:p>green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8" office:value-type="string">
            <text:p>#00FF00</text:p>
          </table:table-cell>
          <table:table-cell table:formula="of:=HEX2DEC(MID([.G50];2;2))" office:value-type="float" office:value="0">
            <text:p>0</text:p>
          </table:table-cell>
          <table:table-cell table:formula="of:=HEX2DEC(MID([.G50];4;2))" office:value-type="float" office:value="255">
            <text:p>255</text:p>
          </table:table-cell>
          <table:table-cell table:formula="of:=HEX2DEC(MID([.G5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00</text:p>
          </table:table-cell>
          <table:table-cell table:formula="of:=CONCATENATE(&quot;(&quot;;ROUND([.N50]);&quot;,&quot;;ROUND([.O50]);&quot;,&quot;;ROUND([.P50]);&quot;)&quot;)" office:value-type="string" office:string-value="(88,-86,83)">
            <text:p>(88,-86,83)</text:p>
          </table:table-cell>
          <table:table-cell office:value-type="float" office:value="87.7">
            <text:p>88</text:p>
          </table:table-cell>
          <table:table-cell office:value-type="float" office:value="-86.2">
            <text:p>-86</text:p>
          </table:table-cell>
          <table:table-cell office:value-type="float" office:value="83.2">
            <text:p>83</text:p>
          </table:table-cell>
          <table:table-cell table:formula="of:=IF(AND([.O50]=0;[.P50]=0);IF([.N50]=0;&quot;Black&quot;;IF([.N50]=100;&quot;White&quot;;&quot;Gray&quot;));IF(ABS([.O50])&gt;ABS([.P50]);IF([.O50]&lt;0;&quot;Green&quot;;&quot;Red&quot;);IF(ABS([.O50])&lt;ABS([.P50]);IF([.P50]&lt;0;&quot;Blue&quot;;&quot;Yellow&quot;);&quot;None&quot;)) )" office:value-type="string" office:string-value="Green">
            <text:p>Green</text:p>
          </table:table-cell>
          <table:table-cell table:formula="of:=IF(AND([.O50]=0;[.P50]=0);IF([.N50]=0;&quot;&quot;;IF([.N50]=100;&quot;&quot;;&quot;&quot;));IF(ABS([.O50])&gt;ABS([.P50]);IF([.P50]&lt;0;&quot;Blue&quot;;&quot;Yellow&quot;);IF(ABS([.O50])&lt;ABS([.P50]);IF([.O50]&lt;0;&quot;Green&quot;;&quot;Red&quot;);&quot;None&quot;)) )" office:value-type="string" office:string-value="Yellow">
            <text:p>Yellow</text:p>
          </table:table-cell>
          <table:table-cell table:formula="of:=0.2126*[.H50] + 0.7152*[.I50] + 0.0722*[.J50]" office:value-type="float" office:value="182.376">
            <text:p>182.38</text:p>
          </table:table-cell>
          <table:table-cell table:formula="of:=MOD(60*IF([.Z50]=[.AA50];0;IF([.W50]=[.AA50];([.X50]-[.Y50])/([.AA50]-[.Z50]);IF([.X50]=[.AA50];2+([.Y50]-[.W50])/([.AA50]-[.Z50]);4+([.W50]-[.X50])/([.AA50]-[.Z50]))));360)" office:value-type="float" office:value="120">
            <text:p>120</text:p>
          </table:table-cell>
          <table:table-cell table:formula="of:=IF([.Z50]=[.AA50];0;IF([.V50]&lt;0.5;([.AA50]-[.Z50])/([.Z50]+[.AA50]);([.AA50]-[.Z50])/(2-[.AA50]-[.Z50])))" office:value-type="float" office:value="1">
            <text:p>1</text:p>
          </table:table-cell>
          <table:table-cell table:formula="of:=([.Z50]+[.AA50])/2" office:value-type="float" office:value="0.5">
            <text:p>0.5</text:p>
          </table:table-cell>
          <table:table-cell table:formula="of:=[.H50]/255" office:value-type="float" office:value="0">
            <text:p>0</text:p>
          </table:table-cell>
          <table:table-cell table:formula="of:=[.I50]/255" office:value-type="float" office:value="1">
            <text:p>1</text:p>
          </table:table-cell>
          <table:table-cell table:formula="of:=[.J50]/255" office:value-type="float" office:value="0">
            <text:p>0</text:p>
          </table:table-cell>
          <table:table-cell table:formula="of:=MIN([.W50];[.X50];[.Y50])" office:value-type="float" office:value="0">
            <text:p>0</text:p>
          </table:table-cell>
          <table:table-cell table:formula="of:=MAX([.W50];[.X50];[.Y50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6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00FF55</text:p>
          </table:table-cell>
          <table:table-cell table:formula="of:=HEX2DEC(MID([.G51];2;2))" office:value-type="float" office:value="0">
            <text:p>0</text:p>
          </table:table-cell>
          <table:table-cell table:formula="of:=HEX2DEC(MID([.G51];4;2))" office:value-type="float" office:value="255">
            <text:p>255</text:p>
          </table:table-cell>
          <table:table-cell table:formula="of:=HEX2DEC(MID([.G5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55</text:p>
          </table:table-cell>
          <table:table-cell table:formula="of:=CONCATENATE(&quot;(&quot;;ROUND([.N51]);&quot;,&quot;;ROUND([.O51]);&quot;,&quot;;ROUND([.P51]);&quot;)&quot;)" office:value-type="string" office:string-value="(88,-82,65)">
            <text:p>(88,-82,65)</text:p>
          </table:table-cell>
          <table:table-cell office:value-type="float" office:value="88.1">
            <text:p>88</text:p>
          </table:table-cell>
          <table:table-cell office:value-type="float" office:value="-82.1">
            <text:p>-82</text:p>
          </table:table-cell>
          <table:table-cell office:value-type="float" office:value="64.7">
            <text:p>65</text:p>
          </table:table-cell>
          <table:table-cell table:formula="of:=IF(AND([.O51]=0;[.P51]=0);IF([.N51]=0;&quot;Black&quot;;IF([.N51]=100;&quot;White&quot;;&quot;Gray&quot;));IF(ABS([.O51])&gt;ABS([.P51]);IF([.O51]&lt;0;&quot;Green&quot;;&quot;Red&quot;);IF(ABS([.O51])&lt;ABS([.P51]);IF([.P51]&lt;0;&quot;Blue&quot;;&quot;Yellow&quot;);&quot;None&quot;)) )" office:value-type="string" office:string-value="Green">
            <text:p>Green</text:p>
          </table:table-cell>
          <table:table-cell table:formula="of:=IF(AND([.O51]=0;[.P51]=0);IF([.N51]=0;&quot;&quot;;IF([.N51]=100;&quot;&quot;;&quot;&quot;));IF(ABS([.O51])&gt;ABS([.P51]);IF([.P51]&lt;0;&quot;Blue&quot;;&quot;Yellow&quot;);IF(ABS([.O51])&lt;ABS([.P51]);IF([.O51]&lt;0;&quot;Green&quot;;&quot;Red&quot;);&quot;None&quot;)) )" office:value-type="string" office:string-value="Yellow">
            <text:p>Yellow</text:p>
          </table:table-cell>
          <table:table-cell table:formula="of:=0.2126*[.H51] + 0.7152*[.I51] + 0.0722*[.J51]" office:value-type="float" office:value="188.513">
            <text:p>188.51</text:p>
          </table:table-cell>
          <table:table-cell table:formula="of:=MOD(60*IF([.Z51]=[.AA51];0;IF([.W51]=[.AA51];([.X51]-[.Y51])/([.AA51]-[.Z51]);IF([.X51]=[.AA51];2+([.Y51]-[.W51])/([.AA51]-[.Z51]);4+([.W51]-[.X51])/([.AA51]-[.Z51]))));360)" office:value-type="float" office:value="140">
            <text:p>140</text:p>
          </table:table-cell>
          <table:table-cell table:formula="of:=IF([.Z51]=[.AA51];0;IF([.V51]&lt;0.5;([.AA51]-[.Z51])/([.Z51]+[.AA51]);([.AA51]-[.Z51])/(2-[.AA51]-[.Z51])))" office:value-type="float" office:value="1">
            <text:p>1</text:p>
          </table:table-cell>
          <table:table-cell table:formula="of:=([.Z51]+[.AA51])/2" office:value-type="float" office:value="0.5">
            <text:p>0.5</text:p>
          </table:table-cell>
          <table:table-cell table:formula="of:=[.H51]/255" office:value-type="float" office:value="0">
            <text:p>0</text:p>
          </table:table-cell>
          <table:table-cell table:formula="of:=[.I51]/255" office:value-type="float" office:value="1">
            <text:p>1</text:p>
          </table:table-cell>
          <table:table-cell table:formula="of:=[.J51]/255" office:value-type="float" office:value="0.333333333333333">
            <text:p>0.33</text:p>
          </table:table-cell>
          <table:table-cell table:formula="of:=MIN([.W51];[.X51];[.Y51])" office:value-type="float" office:value="0">
            <text:p>0</text:p>
          </table:table-cell>
          <table:table-cell table:formula="of:=MAX([.W51];[.X51];[.Y51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57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FF00</text:p>
          </table:table-cell>
          <table:table-cell table:formula="of:=HEX2DEC(MID([.G52];2;2))" office:value-type="float" office:value="85">
            <text:p>85</text:p>
          </table:table-cell>
          <table:table-cell table:formula="of:=HEX2DEC(MID([.G52];4;2))" office:value-type="float" office:value="255">
            <text:p>255</text:p>
          </table:table-cell>
          <table:table-cell table:formula="of:=HEX2DEC(MID([.G5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00</text:p>
          </table:table-cell>
          <table:table-cell table:formula="of:=CONCATENATE(&quot;(&quot;;ROUND([.N52]);&quot;,&quot;;ROUND([.O52]);&quot;,&quot;;ROUND([.P52]);&quot;)&quot;)" office:value-type="string" office:string-value="(89,-78,84)">
            <text:p>(89,-78,84)</text:p>
          </table:table-cell>
          <table:table-cell office:value-type="float" office:value="88.7">
            <text:p>89</text:p>
          </table:table-cell>
          <table:table-cell office:value-type="float" office:value="-78">
            <text:p>-78</text:p>
          </table:table-cell>
          <table:table-cell office:value-type="float" office:value="84.3">
            <text:p>84</text:p>
          </table:table-cell>
          <table:table-cell table:formula="of:=IF(AND([.O52]=0;[.P52]=0);IF([.N52]=0;&quot;Black&quot;;IF([.N52]=100;&quot;White&quot;;&quot;Gray&quot;));IF(ABS([.O52])&gt;ABS([.P52]);IF([.O52]&lt;0;&quot;Green&quot;;&quot;Red&quot;);IF(ABS([.O52])&lt;ABS([.P52]);IF([.P52]&lt;0;&quot;Blue&quot;;&quot;Yellow&quot;);&quot;None&quot;)) )" office:value-type="string" office:string-value="Yellow">
            <text:p>Yellow</text:p>
          </table:table-cell>
          <table:table-cell table:formula="of:=IF(AND([.O52]=0;[.P52]=0);IF([.N52]=0;&quot;&quot;;IF([.N52]=100;&quot;&quot;;&quot;&quot;));IF(ABS([.O52])&gt;ABS([.P52]);IF([.P52]&lt;0;&quot;Blue&quot;;&quot;Yellow&quot;);IF(ABS([.O52])&lt;ABS([.P52]);IF([.O52]&lt;0;&quot;Green&quot;;&quot;Red&quot;);&quot;None&quot;)) )" office:value-type="string" office:string-value="Green">
            <text:p>Green</text:p>
          </table:table-cell>
          <table:table-cell table:formula="of:=0.2126*[.H52] + 0.7152*[.I52] + 0.0722*[.J52]" office:value-type="float" office:value="200.447">
            <text:p>200.45</text:p>
          </table:table-cell>
          <table:table-cell table:formula="of:=MOD(60*IF([.Z52]=[.AA52];0;IF([.W52]=[.AA52];([.X52]-[.Y52])/([.AA52]-[.Z52]);IF([.X52]=[.AA52];2+([.Y52]-[.W52])/([.AA52]-[.Z52]);4+([.W52]-[.X52])/([.AA52]-[.Z52]))));360)" office:value-type="float" office:value="100">
            <text:p>100</text:p>
          </table:table-cell>
          <table:table-cell table:formula="of:=IF([.Z52]=[.AA52];0;IF([.V52]&lt;0.5;([.AA52]-[.Z52])/([.Z52]+[.AA52]);([.AA52]-[.Z52])/(2-[.AA52]-[.Z52])))" office:value-type="float" office:value="1">
            <text:p>1</text:p>
          </table:table-cell>
          <table:table-cell table:formula="of:=([.Z52]+[.AA52])/2" office:value-type="float" office:value="0.5">
            <text:p>0.5</text:p>
          </table:table-cell>
          <table:table-cell table:formula="of:=[.H52]/255" office:value-type="float" office:value="0.333333333333333">
            <text:p>0.33</text:p>
          </table:table-cell>
          <table:table-cell table:formula="of:=[.I52]/255" office:value-type="float" office:value="1">
            <text:p>1</text:p>
          </table:table-cell>
          <table:table-cell table:formula="of:=[.J52]/255" office:value-type="float" office:value="0">
            <text:p>0</text:p>
          </table:table-cell>
          <table:table-cell table:formula="of:=MIN([.W52];[.X52];[.Y52])" office:value-type="float" office:value="0">
            <text:p>0</text:p>
          </table:table-cell>
          <table:table-cell table:formula="of:=MAX([.W52];[.X52];[.Y52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5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55FF55</text:p>
          </table:table-cell>
          <table:table-cell table:formula="of:=HEX2DEC(MID([.G53];2;2))" office:value-type="float" office:value="85">
            <text:p>85</text:p>
          </table:table-cell>
          <table:table-cell table:formula="of:=HEX2DEC(MID([.G53];4;2))" office:value-type="float" office:value="255">
            <text:p>255</text:p>
          </table:table-cell>
          <table:table-cell table:formula="of:=HEX2DEC(MID([.G5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55</text:p>
          </table:table-cell>
          <table:table-cell table:formula="of:=CONCATENATE(&quot;(&quot;;ROUND([.N53]);&quot;,&quot;;ROUND([.O53]);&quot;,&quot;;ROUND([.P53]);&quot;)&quot;)" office:value-type="string" office:string-value="(89,-74,66)">
            <text:p>(89,-74,66)</text:p>
          </table:table-cell>
          <table:table-cell office:value-type="float" office:value="89">
            <text:p>89</text:p>
          </table:table-cell>
          <table:table-cell office:value-type="float" office:value="-74.2">
            <text:p>-74</text:p>
          </table:table-cell>
          <table:table-cell office:value-type="float" office:value="65.9">
            <text:p>66</text:p>
          </table:table-cell>
          <table:table-cell table:formula="of:=IF(AND([.O53]=0;[.P53]=0);IF([.N53]=0;&quot;Black&quot;;IF([.N53]=100;&quot;White&quot;;&quot;Gray&quot;));IF(ABS([.O53])&gt;ABS([.P53]);IF([.O53]&lt;0;&quot;Green&quot;;&quot;Red&quot;);IF(ABS([.O53])&lt;ABS([.P53]);IF([.P53]&lt;0;&quot;Blue&quot;;&quot;Yellow&quot;);&quot;None&quot;)) )" office:value-type="string" office:string-value="Green">
            <text:p>Green</text:p>
          </table:table-cell>
          <table:table-cell table:formula="of:=IF(AND([.O53]=0;[.P53]=0);IF([.N53]=0;&quot;&quot;;IF([.N53]=100;&quot;&quot;;&quot;&quot;));IF(ABS([.O53])&gt;ABS([.P53]);IF([.P53]&lt;0;&quot;Blue&quot;;&quot;Yellow&quot;);IF(ABS([.O53])&lt;ABS([.P53]);IF([.O53]&lt;0;&quot;Green&quot;;&quot;Red&quot;);&quot;None&quot;)) )" office:value-type="string" office:string-value="Yellow">
            <text:p>Yellow</text:p>
          </table:table-cell>
          <table:table-cell table:formula="of:=0.2126*[.H53] + 0.7152*[.I53] + 0.0722*[.J53]" office:value-type="float" office:value="206.584">
            <text:p>206.58</text:p>
          </table:table-cell>
          <table:table-cell table:formula="of:=MOD(60*IF([.Z53]=[.AA53];0;IF([.W53]=[.AA53];([.X53]-[.Y53])/([.AA53]-[.Z53]);IF([.X53]=[.AA53];2+([.Y53]-[.W53])/([.AA53]-[.Z53]);4+([.W53]-[.X53])/([.AA53]-[.Z53]))));360)" office:value-type="float" office:value="120">
            <text:p>120</text:p>
          </table:table-cell>
          <table:table-cell table:formula="of:=IF([.Z53]=[.AA53];0;IF([.V53]&lt;0.5;([.AA53]-[.Z53])/([.Z53]+[.AA53]);([.AA53]-[.Z53])/(2-[.AA53]-[.Z53])))" office:value-type="float" office:value="1">
            <text:p>1</text:p>
          </table:table-cell>
          <table:table-cell table:formula="of:=([.Z53]+[.AA53])/2" office:value-type="float" office:value="0.666666666666667">
            <text:p>0.67</text:p>
          </table:table-cell>
          <table:table-cell table:formula="of:=[.H53]/255" office:value-type="float" office:value="0.333333333333333">
            <text:p>0.33</text:p>
          </table:table-cell>
          <table:table-cell table:formula="of:=[.I53]/255" office:value-type="float" office:value="1">
            <text:p>1</text:p>
          </table:table-cell>
          <table:table-cell table:formula="of:=[.J53]/255" office:value-type="float" office:value="0.333333333333333">
            <text:p>0.33</text:p>
          </table:table-cell>
          <table:table-cell table:formula="of:=MIN([.W53];[.X53];[.Y53])" office:value-type="float" office:value="0.333333333333333">
            <text:p>0.33</text:p>
          </table:table-cell>
          <table:table-cell table:formula="of:=MAX([.W53];[.X53];[.Y53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9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FFAA</text:p>
          </table:table-cell>
          <table:table-cell table:formula="of:=HEX2DEC(MID([.G54];2;2))" office:value-type="float" office:value="0">
            <text:p>0</text:p>
          </table:table-cell>
          <table:table-cell table:formula="of:=HEX2DEC(MID([.G54];4;2))" office:value-type="float" office:value="255">
            <text:p>255</text:p>
          </table:table-cell>
          <table:table-cell table:formula="of:=HEX2DEC(MID([.G5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AA</text:p>
          </table:table-cell>
          <table:table-cell table:formula="of:=CONCATENATE(&quot;(&quot;;ROUND([.N54]);&quot;,&quot;;ROUND([.O54]);&quot;,&quot;;ROUND([.P54]);&quot;)&quot;)" office:value-type="string" office:string-value="(89,-69,27)">
            <text:p>(89,-69,27)</text:p>
          </table:table-cell>
          <table:table-cell office:value-type="float" office:value="89.1">
            <text:p>89</text:p>
          </table:table-cell>
          <table:table-cell office:value-type="float" office:value="-69.2">
            <text:p>-69</text:p>
          </table:table-cell>
          <table:table-cell office:value-type="float" office:value="26.8">
            <text:p>27</text:p>
          </table:table-cell>
          <table:table-cell table:formula="of:=IF(AND([.O54]=0;[.P54]=0);IF([.N54]=0;&quot;Black&quot;;IF([.N54]=100;&quot;White&quot;;&quot;Gray&quot;));IF(ABS([.O54])&gt;ABS([.P54]);IF([.O54]&lt;0;&quot;Green&quot;;&quot;Red&quot;);IF(ABS([.O54])&lt;ABS([.P54]);IF([.P54]&lt;0;&quot;Blue&quot;;&quot;Yellow&quot;);&quot;None&quot;)) )" office:value-type="string" office:string-value="Green">
            <text:p>Green</text:p>
          </table:table-cell>
          <table:table-cell table:formula="of:=IF(AND([.O54]=0;[.P54]=0);IF([.N54]=0;&quot;&quot;;IF([.N54]=100;&quot;&quot;;&quot;&quot;));IF(ABS([.O54])&gt;ABS([.P54]);IF([.P54]&lt;0;&quot;Blue&quot;;&quot;Yellow&quot;);IF(ABS([.O54])&lt;ABS([.P54]);IF([.O54]&lt;0;&quot;Green&quot;;&quot;Red&quot;);&quot;None&quot;)) )" office:value-type="string" office:string-value="Yellow">
            <text:p>Yellow</text:p>
          </table:table-cell>
          <table:table-cell table:formula="of:=0.2126*[.H54] + 0.7152*[.I54] + 0.0722*[.J54]" office:value-type="float" office:value="194.65">
            <text:p>194.65</text:p>
          </table:table-cell>
          <table:table-cell table:formula="of:=MOD(60*IF([.Z54]=[.AA54];0;IF([.W54]=[.AA54];([.X54]-[.Y54])/([.AA54]-[.Z54]);IF([.X54]=[.AA54];2+([.Y54]-[.W54])/([.AA54]-[.Z54]);4+([.W54]-[.X54])/([.AA54]-[.Z54]))));360)" office:value-type="float" office:value="160">
            <text:p>160</text:p>
          </table:table-cell>
          <table:table-cell table:formula="of:=IF([.Z54]=[.AA54];0;IF([.V54]&lt;0.5;([.AA54]-[.Z54])/([.Z54]+[.AA54]);([.AA54]-[.Z54])/(2-[.AA54]-[.Z54])))" office:value-type="float" office:value="1">
            <text:p>1</text:p>
          </table:table-cell>
          <table:table-cell table:formula="of:=([.Z54]+[.AA54])/2" office:value-type="float" office:value="0.5">
            <text:p>0.5</text:p>
          </table:table-cell>
          <table:table-cell table:formula="of:=[.H54]/255" office:value-type="float" office:value="0">
            <text:p>0</text:p>
          </table:table-cell>
          <table:table-cell table:formula="of:=[.I54]/255" office:value-type="float" office:value="1">
            <text:p>1</text:p>
          </table:table-cell>
          <table:table-cell table:formula="of:=[.J54]/255" office:value-type="float" office:value="0.666666666666667">
            <text:p>0.67</text:p>
          </table:table-cell>
          <table:table-cell table:formula="of:=MIN([.W54];[.X54];[.Y54])" office:value-type="float" office:value="0">
            <text:p>0</text:p>
          </table:table-cell>
          <table:table-cell table:formula="of:=MAX([.W54];[.X54];[.Y54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6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FFAA</text:p>
          </table:table-cell>
          <table:table-cell table:formula="of:=HEX2DEC(MID([.G55];2;2))" office:value-type="float" office:value="85">
            <text:p>85</text:p>
          </table:table-cell>
          <table:table-cell table:formula="of:=HEX2DEC(MID([.G55];4;2))" office:value-type="float" office:value="255">
            <text:p>255</text:p>
          </table:table-cell>
          <table:table-cell table:formula="of:=HEX2DEC(MID([.G5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AA</text:p>
          </table:table-cell>
          <table:table-cell table:formula="of:=CONCATENATE(&quot;(&quot;;ROUND([.N55]);&quot;,&quot;;ROUND([.O55]);&quot;,&quot;;ROUND([.P55]);&quot;)&quot;)" office:value-type="string" office:string-value="(90,-62,28)">
            <text:p>(90,-62,28)</text:p>
          </table:table-cell>
          <table:table-cell office:value-type="float" office:value="90">
            <text:p>90</text:p>
          </table:table-cell>
          <table:table-cell office:value-type="float" office:value="-62.3">
            <text:p>-62</text:p>
          </table:table-cell>
          <table:table-cell office:value-type="float" office:value="28.2">
            <text:p>28</text:p>
          </table:table-cell>
          <table:table-cell table:formula="of:=IF(AND([.O55]=0;[.P55]=0);IF([.N55]=0;&quot;Black&quot;;IF([.N55]=100;&quot;White&quot;;&quot;Gray&quot;));IF(ABS([.O55])&gt;ABS([.P55]);IF([.O55]&lt;0;&quot;Green&quot;;&quot;Red&quot;);IF(ABS([.O55])&lt;ABS([.P55]);IF([.P55]&lt;0;&quot;Blue&quot;;&quot;Yellow&quot;);&quot;None&quot;)) )" office:value-type="string" office:string-value="Green">
            <text:p>Green</text:p>
          </table:table-cell>
          <table:table-cell table:formula="of:=IF(AND([.O55]=0;[.P55]=0);IF([.N55]=0;&quot;&quot;;IF([.N55]=100;&quot;&quot;;&quot;&quot;));IF(ABS([.O55])&gt;ABS([.P55]);IF([.P55]&lt;0;&quot;Blue&quot;;&quot;Yellow&quot;);IF(ABS([.O55])&lt;ABS([.P55]);IF([.O55]&lt;0;&quot;Green&quot;;&quot;Red&quot;);&quot;None&quot;)) )" office:value-type="string" office:string-value="Yellow">
            <text:p>Yellow</text:p>
          </table:table-cell>
          <table:table-cell table:formula="of:=0.2126*[.H55] + 0.7152*[.I55] + 0.0722*[.J55]" office:value-type="float" office:value="212.721">
            <text:p>212.72</text:p>
          </table:table-cell>
          <table:table-cell table:formula="of:=MOD(60*IF([.Z55]=[.AA55];0;IF([.W55]=[.AA55];([.X55]-[.Y55])/([.AA55]-[.Z55]);IF([.X55]=[.AA55];2+([.Y55]-[.W55])/([.AA55]-[.Z55]);4+([.W55]-[.X55])/([.AA55]-[.Z55]))));360)" office:value-type="float" office:value="150">
            <text:p>150</text:p>
          </table:table-cell>
          <table:table-cell table:formula="of:=IF([.Z55]=[.AA55];0;IF([.V55]&lt;0.5;([.AA55]-[.Z55])/([.Z55]+[.AA55]);([.AA55]-[.Z55])/(2-[.AA55]-[.Z55])))" office:value-type="float" office:value="1">
            <text:p>1</text:p>
          </table:table-cell>
          <table:table-cell table:formula="of:=([.Z55]+[.AA55])/2" office:value-type="float" office:value="0.666666666666667">
            <text:p>0.67</text:p>
          </table:table-cell>
          <table:table-cell table:formula="of:=[.H55]/255" office:value-type="float" office:value="0.333333333333333">
            <text:p>0.33</text:p>
          </table:table-cell>
          <table:table-cell table:formula="of:=[.I55]/255" office:value-type="float" office:value="1">
            <text:p>1</text:p>
          </table:table-cell>
          <table:table-cell table:formula="of:=[.J55]/255" office:value-type="float" office:value="0.666666666666667">
            <text:p>0.67</text:p>
          </table:table-cell>
          <table:table-cell table:formula="of:=MIN([.W55];[.X55];[.Y55])" office:value-type="float" office:value="0.333333333333333">
            <text:p>0.33</text:p>
          </table:table-cell>
          <table:table-cell table:formula="of:=MAX([.W55];[.X55];[.Y55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1"/>
          <table:table-cell table:style-name="ce76" office:value-type="string">
            <text:p>Cyan</text:p>
          </table:table-cell>
          <table:table-cell table:style-name="ce84" office:value-type="string">
            <text:p>blue</text:p>
          </table:table-cell>
          <table:table-cell table:style-name="ce79"/>
          <table:table-cell table:style-name="ce84" office:value-type="float" office:value="14">
            <text:p>14</text:p>
          </table:table-cell>
          <table:table-cell table:style-name="ce88" office:value-type="string">
            <text:p>#00FFFF</text:p>
          </table:table-cell>
          <table:table-cell table:formula="of:=HEX2DEC(MID([.G56];2;2))" office:value-type="float" office:value="0">
            <text:p>0</text:p>
          </table:table-cell>
          <table:table-cell table:formula="of:=HEX2DEC(MID([.G56];4;2))" office:value-type="float" office:value="255">
            <text:p>255</text:p>
          </table:table-cell>
          <table:table-cell table:formula="of:=HEX2DEC(MID([.G5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FF</text:p>
          </table:table-cell>
          <table:table-cell table:formula="of:=CONCATENATE(&quot;(&quot;;ROUND([.N56]);&quot;,&quot;;ROUND([.O56]);&quot;,&quot;;ROUND([.P56]);&quot;)&quot;)" office:value-type="string" office:string-value="(91,-48,-14)">
            <text:p>(91,-48,-14)</text:p>
          </table:table-cell>
          <table:table-cell office:value-type="float" office:value="91.1">
            <text:p>91</text:p>
          </table:table-cell>
          <table:table-cell office:value-type="float" office:value="-48.1">
            <text:p>-48</text:p>
          </table:table-cell>
          <table:table-cell office:value-type="float" office:value="-14.1">
            <text:p>-14</text:p>
          </table:table-cell>
          <table:table-cell table:formula="of:=IF(AND([.O56]=0;[.P56]=0);IF([.N56]=0;&quot;Black&quot;;IF([.N56]=100;&quot;White&quot;;&quot;Gray&quot;));IF(ABS([.O56])&gt;ABS([.P56]);IF([.O56]&lt;0;&quot;Green&quot;;&quot;Red&quot;);IF(ABS([.O56])&lt;ABS([.P56]);IF([.P56]&lt;0;&quot;Blue&quot;;&quot;Yellow&quot;);&quot;None&quot;)) )" office:value-type="string" office:string-value="Green">
            <text:p>Green</text:p>
          </table:table-cell>
          <table:table-cell table:formula="of:=IF(AND([.O56]=0;[.P56]=0);IF([.N56]=0;&quot;&quot;;IF([.N56]=100;&quot;&quot;;&quot;&quot;));IF(ABS([.O56])&gt;ABS([.P56]);IF([.P56]&lt;0;&quot;Blue&quot;;&quot;Yellow&quot;);IF(ABS([.O56])&lt;ABS([.P56]);IF([.O56]&lt;0;&quot;Green&quot;;&quot;Red&quot;);&quot;None&quot;)) )" office:value-type="string" office:string-value="Blue">
            <text:p>Blue</text:p>
          </table:table-cell>
          <table:table-cell table:formula="of:=0.2126*[.H56] + 0.7152*[.I56] + 0.0722*[.J56]" office:value-type="float" office:value="200.787">
            <text:p>200.79</text:p>
          </table:table-cell>
          <table:table-cell table:formula="of:=MOD(60*IF([.Z56]=[.AA56];0;IF([.W56]=[.AA56];([.X56]-[.Y56])/([.AA56]-[.Z56]);IF([.X56]=[.AA56];2+([.Y56]-[.W56])/([.AA56]-[.Z56]);4+([.W56]-[.X56])/([.AA56]-[.Z56]))));360)" office:value-type="float" office:value="180">
            <text:p>180</text:p>
          </table:table-cell>
          <table:table-cell table:formula="of:=IF([.Z56]=[.AA56];0;IF([.V56]&lt;0.5;([.AA56]-[.Z56])/([.Z56]+[.AA56]);([.AA56]-[.Z56])/(2-[.AA56]-[.Z56])))" office:value-type="float" office:value="1">
            <text:p>1</text:p>
          </table:table-cell>
          <table:table-cell table:formula="of:=([.Z56]+[.AA56])/2" office:value-type="float" office:value="0.5">
            <text:p>0.5</text:p>
          </table:table-cell>
          <table:table-cell table:formula="of:=[.H56]/255" office:value-type="float" office:value="0">
            <text:p>0</text:p>
          </table:table-cell>
          <table:table-cell table:formula="of:=[.I56]/255" office:value-type="float" office:value="1">
            <text:p>1</text:p>
          </table:table-cell>
          <table:table-cell table:formula="of:=[.J56]/255" office:value-type="float" office:value="1">
            <text:p>1</text:p>
          </table:table-cell>
          <table:table-cell table:formula="of:=MIN([.W56];[.X56];[.Y56])" office:value-type="float" office:value="0">
            <text:p>0</text:p>
          </table:table-cell>
          <table:table-cell table:formula="of:=MAX([.W56];[.X56];[.Y56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62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AAFF00</text:p>
          </table:table-cell>
          <table:table-cell table:formula="of:=HEX2DEC(MID([.G57];2;2))" office:value-type="float" office:value="170">
            <text:p>170</text:p>
          </table:table-cell>
          <table:table-cell table:formula="of:=HEX2DEC(MID([.G57];4;2))" office:value-type="float" office:value="255">
            <text:p>255</text:p>
          </table:table-cell>
          <table:table-cell table:formula="of:=HEX2DEC(MID([.G5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00</text:p>
          </table:table-cell>
          <table:table-cell table:formula="of:=CONCATENATE(&quot;(&quot;;ROUND([.N57]);&quot;,&quot;;ROUND([.O57]);&quot;,&quot;;ROUND([.P57]);&quot;)&quot;)" office:value-type="string" office:string-value="(92,-55,88)">
            <text:p>(92,-55,88)</text:p>
          </table:table-cell>
          <table:table-cell office:value-type="float" office:value="91.7">
            <text:p>92</text:p>
          </table:table-cell>
          <table:table-cell office:value-type="float" office:value="-54.5">
            <text:p>-55</text:p>
          </table:table-cell>
          <table:table-cell office:value-type="float" office:value="88">
            <text:p>88</text:p>
          </table:table-cell>
          <table:table-cell table:formula="of:=IF(AND([.O57]=0;[.P57]=0);IF([.N57]=0;&quot;Black&quot;;IF([.N57]=100;&quot;White&quot;;&quot;Gray&quot;));IF(ABS([.O57])&gt;ABS([.P57]);IF([.O57]&lt;0;&quot;Green&quot;;&quot;Red&quot;);IF(ABS([.O57])&lt;ABS([.P57]);IF([.P57]&lt;0;&quot;Blue&quot;;&quot;Yellow&quot;);&quot;None&quot;)) )" office:value-type="string" office:string-value="Yellow">
            <text:p>Yellow</text:p>
          </table:table-cell>
          <table:table-cell table:formula="of:=IF(AND([.O57]=0;[.P57]=0);IF([.N57]=0;&quot;&quot;;IF([.N57]=100;&quot;&quot;;&quot;&quot;));IF(ABS([.O57])&gt;ABS([.P57]);IF([.P57]&lt;0;&quot;Blue&quot;;&quot;Yellow&quot;);IF(ABS([.O57])&lt;ABS([.P57]);IF([.O57]&lt;0;&quot;Green&quot;;&quot;Red&quot;);&quot;None&quot;)) )" office:value-type="string" office:string-value="Green">
            <text:p>Green</text:p>
          </table:table-cell>
          <table:table-cell table:formula="of:=0.2126*[.H57] + 0.7152*[.I57] + 0.0722*[.J57]" office:value-type="float" office:value="218.518">
            <text:p>218.52</text:p>
          </table:table-cell>
          <table:table-cell table:formula="of:=MOD(60*IF([.Z57]=[.AA57];0;IF([.W57]=[.AA57];([.X57]-[.Y57])/([.AA57]-[.Z57]);IF([.X57]=[.AA57];2+([.Y57]-[.W57])/([.AA57]-[.Z57]);4+([.W57]-[.X57])/([.AA57]-[.Z57]))));360)" office:value-type="float" office:value="80">
            <text:p>80</text:p>
          </table:table-cell>
          <table:table-cell table:formula="of:=IF([.Z57]=[.AA57];0;IF([.V57]&lt;0.5;([.AA57]-[.Z57])/([.Z57]+[.AA57]);([.AA57]-[.Z57])/(2-[.AA57]-[.Z57])))" office:value-type="float" office:value="1">
            <text:p>1</text:p>
          </table:table-cell>
          <table:table-cell table:formula="of:=([.Z57]+[.AA57])/2" office:value-type="float" office:value="0.5">
            <text:p>0.5</text:p>
          </table:table-cell>
          <table:table-cell table:formula="of:=[.H57]/255" office:value-type="float" office:value="0.666666666666667">
            <text:p>0.67</text:p>
          </table:table-cell>
          <table:table-cell table:formula="of:=[.I57]/255" office:value-type="float" office:value="1">
            <text:p>1</text:p>
          </table:table-cell>
          <table:table-cell table:formula="of:=[.J57]/255" office:value-type="float" office:value="0">
            <text:p>0</text:p>
          </table:table-cell>
          <table:table-cell table:formula="of:=MIN([.W57];[.X57];[.Y57])" office:value-type="float" office:value="0">
            <text:p>0</text:p>
          </table:table-cell>
          <table:table-cell table:formula="of:=MAX([.W57];[.X57];[.Y57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6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5">
            <text:p>15</text:p>
          </table:table-cell>
          <table:table-cell table:style-name="ce88" office:value-type="string">
            <text:p>#55FFFF</text:p>
          </table:table-cell>
          <table:table-cell table:formula="of:=HEX2DEC(MID([.G58];2;2))" office:value-type="float" office:value="85">
            <text:p>85</text:p>
          </table:table-cell>
          <table:table-cell table:formula="of:=HEX2DEC(MID([.G58];4;2))" office:value-type="float" office:value="255">
            <text:p>255</text:p>
          </table:table-cell>
          <table:table-cell table:formula="of:=HEX2DEC(MID([.G5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FF</text:p>
          </table:table-cell>
          <table:table-cell table:formula="of:=CONCATENATE(&quot;(&quot;;ROUND([.N58]);&quot;,&quot;;ROUND([.O58]);&quot;,&quot;;ROUND([.P58]);&quot;)&quot;)" office:value-type="string" office:string-value="(92,-42,-13)">
            <text:p>(92,-42,-13)</text:p>
          </table:table-cell>
          <table:table-cell office:value-type="float" office:value="92">
            <text:p>92</text:p>
          </table:table-cell>
          <table:table-cell office:value-type="float" office:value="-42.4">
            <text:p>-42</text:p>
          </table:table-cell>
          <table:table-cell office:value-type="float" office:value="-12.7">
            <text:p>-13</text:p>
          </table:table-cell>
          <table:table-cell table:formula="of:=IF(AND([.O58]=0;[.P58]=0);IF([.N58]=0;&quot;Black&quot;;IF([.N58]=100;&quot;White&quot;;&quot;Gray&quot;));IF(ABS([.O58])&gt;ABS([.P58]);IF([.O58]&lt;0;&quot;Green&quot;;&quot;Red&quot;);IF(ABS([.O58])&lt;ABS([.P58]);IF([.P58]&lt;0;&quot;Blue&quot;;&quot;Yellow&quot;);&quot;None&quot;)) )" office:value-type="string" office:string-value="Green">
            <text:p>Green</text:p>
          </table:table-cell>
          <table:table-cell table:formula="of:=IF(AND([.O58]=0;[.P58]=0);IF([.N58]=0;&quot;&quot;;IF([.N58]=100;&quot;&quot;;&quot;&quot;));IF(ABS([.O58])&gt;ABS([.P58]);IF([.P58]&lt;0;&quot;Blue&quot;;&quot;Yellow&quot;);IF(ABS([.O58])&lt;ABS([.P58]);IF([.O58]&lt;0;&quot;Green&quot;;&quot;Red&quot;);&quot;None&quot;)) )" office:value-type="string" office:string-value="Blue">
            <text:p>Blue</text:p>
          </table:table-cell>
          <table:table-cell table:formula="of:=0.2126*[.H58] + 0.7152*[.I58] + 0.0722*[.J58]" office:value-type="float" office:value="218.858">
            <text:p>218.86</text:p>
          </table:table-cell>
          <table:table-cell table:formula="of:=MOD(60*IF([.Z58]=[.AA58];0;IF([.W58]=[.AA58];([.X58]-[.Y58])/([.AA58]-[.Z58]);IF([.X58]=[.AA58];2+([.Y58]-[.W58])/([.AA58]-[.Z58]);4+([.W58]-[.X58])/([.AA58]-[.Z58]))));360)" office:value-type="float" office:value="180">
            <text:p>180</text:p>
          </table:table-cell>
          <table:table-cell table:formula="of:=IF([.Z58]=[.AA58];0;IF([.V58]&lt;0.5;([.AA58]-[.Z58])/([.Z58]+[.AA58]);([.AA58]-[.Z58])/(2-[.AA58]-[.Z58])))" office:value-type="float" office:value="1">
            <text:p>1</text:p>
          </table:table-cell>
          <table:table-cell table:formula="of:=([.Z58]+[.AA58])/2" office:value-type="float" office:value="0.666666666666667">
            <text:p>0.67</text:p>
          </table:table-cell>
          <table:table-cell table:formula="of:=[.H58]/255" office:value-type="float" office:value="0.333333333333333">
            <text:p>0.33</text:p>
          </table:table-cell>
          <table:table-cell table:formula="of:=[.I58]/255" office:value-type="float" office:value="1">
            <text:p>1</text:p>
          </table:table-cell>
          <table:table-cell table:formula="of:=[.J58]/255" office:value-type="float" office:value="1">
            <text:p>1</text:p>
          </table:table-cell>
          <table:table-cell table:formula="of:=MIN([.W58];[.X58];[.Y58])" office:value-type="float" office:value="0.333333333333333">
            <text:p>0.33</text:p>
          </table:table-cell>
          <table:table-cell table:formula="of:=MAX([.W58];[.X58];[.Y58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64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AAFF55</text:p>
          </table:table-cell>
          <table:table-cell table:formula="of:=HEX2DEC(MID([.G59];2;2))" office:value-type="float" office:value="170">
            <text:p>170</text:p>
          </table:table-cell>
          <table:table-cell table:formula="of:=HEX2DEC(MID([.G59];4;2))" office:value-type="float" office:value="255">
            <text:p>255</text:p>
          </table:table-cell>
          <table:table-cell table:formula="of:=HEX2DEC(MID([.G5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55</text:p>
          </table:table-cell>
          <table:table-cell table:formula="of:=CONCATENATE(&quot;(&quot;;ROUND([.N59]);&quot;,&quot;;ROUND([.O59]);&quot;,&quot;;ROUND([.P59]);&quot;)&quot;)" office:value-type="string" office:string-value="(92,-52,70)">
            <text:p>(92,-52,70)</text:p>
          </table:table-cell>
          <table:table-cell office:value-type="float" office:value="92">
            <text:p>92</text:p>
          </table:table-cell>
          <table:table-cell office:value-type="float" office:value="-51.5">
            <text:p>-52</text:p>
          </table:table-cell>
          <table:table-cell office:value-type="float" office:value="70.1">
            <text:p>70</text:p>
          </table:table-cell>
          <table:table-cell table:formula="of:=IF(AND([.O59]=0;[.P59]=0);IF([.N59]=0;&quot;Black&quot;;IF([.N59]=100;&quot;White&quot;;&quot;Gray&quot;));IF(ABS([.O59])&gt;ABS([.P59]);IF([.O59]&lt;0;&quot;Green&quot;;&quot;Red&quot;);IF(ABS([.O59])&lt;ABS([.P59]);IF([.P59]&lt;0;&quot;Blue&quot;;&quot;Yellow&quot;);&quot;None&quot;)) )" office:value-type="string" office:string-value="Yellow">
            <text:p>Yellow</text:p>
          </table:table-cell>
          <table:table-cell table:formula="of:=IF(AND([.O59]=0;[.P59]=0);IF([.N59]=0;&quot;&quot;;IF([.N59]=100;&quot;&quot;;&quot;&quot;));IF(ABS([.O59])&gt;ABS([.P59]);IF([.P59]&lt;0;&quot;Blue&quot;;&quot;Yellow&quot;);IF(ABS([.O59])&lt;ABS([.P59]);IF([.O59]&lt;0;&quot;Green&quot;;&quot;Red&quot;);&quot;None&quot;)) )" office:value-type="string" office:string-value="Green">
            <text:p>Green</text:p>
          </table:table-cell>
          <table:table-cell table:formula="of:=0.2126*[.H59] + 0.7152*[.I59] + 0.0722*[.J59]" office:value-type="float" office:value="224.655">
            <text:p>224.66</text:p>
          </table:table-cell>
          <table:table-cell table:formula="of:=MOD(60*IF([.Z59]=[.AA59];0;IF([.W59]=[.AA59];([.X59]-[.Y59])/([.AA59]-[.Z59]);IF([.X59]=[.AA59];2+([.Y59]-[.W59])/([.AA59]-[.Z59]);4+([.W59]-[.X59])/([.AA59]-[.Z59]))));360)" office:value-type="float" office:value="90">
            <text:p>90</text:p>
          </table:table-cell>
          <table:table-cell table:formula="of:=IF([.Z59]=[.AA59];0;IF([.V59]&lt;0.5;([.AA59]-[.Z59])/([.Z59]+[.AA59]);([.AA59]-[.Z59])/(2-[.AA59]-[.Z59])))" office:value-type="float" office:value="1">
            <text:p>1</text:p>
          </table:table-cell>
          <table:table-cell table:formula="of:=([.Z59]+[.AA59])/2" office:value-type="float" office:value="0.666666666666667">
            <text:p>0.67</text:p>
          </table:table-cell>
          <table:table-cell table:formula="of:=[.H59]/255" office:value-type="float" office:value="0.666666666666667">
            <text:p>0.67</text:p>
          </table:table-cell>
          <table:table-cell table:formula="of:=[.I59]/255" office:value-type="float" office:value="1">
            <text:p>1</text:p>
          </table:table-cell>
          <table:table-cell table:formula="of:=[.J59]/255" office:value-type="float" office:value="0.333333333333333">
            <text:p>0.33</text:p>
          </table:table-cell>
          <table:table-cell table:formula="of:=MIN([.W59];[.X59];[.Y59])" office:value-type="float" office:value="0.333333333333333">
            <text:p>0.33</text:p>
          </table:table-cell>
          <table:table-cell table:formula="of:=MAX([.W59];[.X59];[.Y59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65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4">
            <text:p>14</text:p>
          </table:table-cell>
          <table:table-cell table:style-name="ce88" office:value-type="string">
            <text:p>#AAFFAA</text:p>
          </table:table-cell>
          <table:table-cell table:formula="of:=HEX2DEC(MID([.G60];2;2))" office:value-type="float" office:value="170">
            <text:p>170</text:p>
          </table:table-cell>
          <table:table-cell table:formula="of:=HEX2DEC(MID([.G60];4;2))" office:value-type="float" office:value="255">
            <text:p>255</text:p>
          </table:table-cell>
          <table:table-cell table:formula="of:=HEX2DEC(MID([.G6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AA</text:p>
          </table:table-cell>
          <table:table-cell table:formula="of:=CONCATENATE(&quot;(&quot;;ROUND([.N60]);&quot;,&quot;;ROUND([.O60]);&quot;,&quot;;ROUND([.P60]);&quot;)&quot;)" office:value-type="string" office:string-value="(93,-42,33)">
            <text:p>(93,-42,33)</text:p>
          </table:table-cell>
          <table:table-cell office:value-type="float" office:value="93">
            <text:p>93</text:p>
          </table:table-cell>
          <table:table-cell office:value-type="float" office:value="-41.9">
            <text:p>-42</text:p>
          </table:table-cell>
          <table:table-cell office:value-type="float" office:value="32.7">
            <text:p>33</text:p>
          </table:table-cell>
          <table:table-cell table:formula="of:=IF(AND([.O60]=0;[.P60]=0);IF([.N60]=0;&quot;Black&quot;;IF([.N60]=100;&quot;White&quot;;&quot;Gray&quot;));IF(ABS([.O60])&gt;ABS([.P60]);IF([.O60]&lt;0;&quot;Green&quot;;&quot;Red&quot;);IF(ABS([.O60])&lt;ABS([.P60]);IF([.P60]&lt;0;&quot;Blue&quot;;&quot;Yellow&quot;);&quot;None&quot;)) )" office:value-type="string" office:string-value="Green">
            <text:p>Green</text:p>
          </table:table-cell>
          <table:table-cell table:formula="of:=IF(AND([.O60]=0;[.P60]=0);IF([.N60]=0;&quot;&quot;;IF([.N60]=100;&quot;&quot;;&quot;&quot;));IF(ABS([.O60])&gt;ABS([.P60]);IF([.P60]&lt;0;&quot;Blue&quot;;&quot;Yellow&quot;);IF(ABS([.O60])&lt;ABS([.P60]);IF([.O60]&lt;0;&quot;Green&quot;;&quot;Red&quot;);&quot;None&quot;)) )" office:value-type="string" office:string-value="Yellow">
            <text:p>Yellow</text:p>
          </table:table-cell>
          <table:table-cell table:formula="of:=0.2126*[.H60] + 0.7152*[.I60] + 0.0722*[.J60]" office:value-type="float" office:value="230.792">
            <text:p>230.79</text:p>
          </table:table-cell>
          <table:table-cell table:formula="of:=MOD(60*IF([.Z60]=[.AA60];0;IF([.W60]=[.AA60];([.X60]-[.Y60])/([.AA60]-[.Z60]);IF([.X60]=[.AA60];2+([.Y60]-[.W60])/([.AA60]-[.Z60]);4+([.W60]-[.X60])/([.AA60]-[.Z60]))));360)" office:value-type="float" office:value="120">
            <text:p>120</text:p>
          </table:table-cell>
          <table:table-cell table:formula="of:=IF([.Z60]=[.AA60];0;IF([.V60]&lt;0.5;([.AA60]-[.Z60])/([.Z60]+[.AA60]);([.AA60]-[.Z60])/(2-[.AA60]-[.Z60])))" office:value-type="float" office:value="1">
            <text:p>1</text:p>
          </table:table-cell>
          <table:table-cell table:formula="of:=([.Z60]+[.AA60])/2" office:value-type="float" office:value="0.833333333333333">
            <text:p>0.83</text:p>
          </table:table-cell>
          <table:table-cell table:formula="of:=[.H60]/255" office:value-type="float" office:value="0.666666666666667">
            <text:p>0.67</text:p>
          </table:table-cell>
          <table:table-cell table:formula="of:=[.I60]/255" office:value-type="float" office:value="1">
            <text:p>1</text:p>
          </table:table-cell>
          <table:table-cell table:formula="of:=[.J60]/255" office:value-type="float" office:value="0.666666666666667">
            <text:p>0.67</text:p>
          </table:table-cell>
          <table:table-cell table:formula="of:=MIN([.W60];[.X60];[.Y60])" office:value-type="float" office:value="0.666666666666667">
            <text:p>0.67</text:p>
          </table:table-cell>
          <table:table-cell table:formula="of:=MAX([.W60];[.X60];[.Y60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6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6">
            <text:p>16</text:p>
          </table:table-cell>
          <table:table-cell table:style-name="ce88" office:value-type="string">
            <text:p>#AAFFFF</text:p>
          </table:table-cell>
          <table:table-cell table:formula="of:=HEX2DEC(MID([.G61];2;2))" office:value-type="float" office:value="170">
            <text:p>170</text:p>
          </table:table-cell>
          <table:table-cell table:formula="of:=HEX2DEC(MID([.G61];4;2))" office:value-type="float" office:value="255">
            <text:p>255</text:p>
          </table:table-cell>
          <table:table-cell table:formula="of:=HEX2DEC(MID([.G6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FF</text:p>
          </table:table-cell>
          <table:table-cell table:formula="of:=CONCATENATE(&quot;(&quot;;ROUND([.N61]);&quot;,&quot;;ROUND([.O61]);&quot;,&quot;;ROUND([.P61]);&quot;)&quot;)" office:value-type="string" office:string-value="(95,-26,-8)">
            <text:p>(95,-26,-8)</text:p>
          </table:table-cell>
          <table:table-cell office:value-type="float" office:value="94.9">
            <text:p>95</text:p>
          </table:table-cell>
          <table:table-cell office:value-type="float" office:value="-25.5">
            <text:p>-26</text:p>
          </table:table-cell>
          <table:table-cell office:value-type="float" office:value="-8.2">
            <text:p>-8</text:p>
          </table:table-cell>
          <table:table-cell table:formula="of:=IF(AND([.O61]=0;[.P61]=0);IF([.N61]=0;&quot;Black&quot;;IF([.N61]=100;&quot;White&quot;;&quot;Gray&quot;));IF(ABS([.O61])&gt;ABS([.P61]);IF([.O61]&lt;0;&quot;Green&quot;;&quot;Red&quot;);IF(ABS([.O61])&lt;ABS([.P61]);IF([.P61]&lt;0;&quot;Blue&quot;;&quot;Yellow&quot;);&quot;None&quot;)) )" office:value-type="string" office:string-value="Green">
            <text:p>Green</text:p>
          </table:table-cell>
          <table:table-cell table:formula="of:=IF(AND([.O61]=0;[.P61]=0);IF([.N61]=0;&quot;&quot;;IF([.N61]=100;&quot;&quot;;&quot;&quot;));IF(ABS([.O61])&gt;ABS([.P61]);IF([.P61]&lt;0;&quot;Blue&quot;;&quot;Yellow&quot;);IF(ABS([.O61])&lt;ABS([.P61]);IF([.O61]&lt;0;&quot;Green&quot;;&quot;Red&quot;);&quot;None&quot;)) )" office:value-type="string" office:string-value="Blue">
            <text:p>Blue</text:p>
          </table:table-cell>
          <table:table-cell table:formula="of:=0.2126*[.H61] + 0.7152*[.I61] + 0.0722*[.J61]" office:value-type="float" office:value="236.929">
            <text:p>236.93</text:p>
          </table:table-cell>
          <table:table-cell table:formula="of:=MOD(60*IF([.Z61]=[.AA61];0;IF([.W61]=[.AA61];([.X61]-[.Y61])/([.AA61]-[.Z61]);IF([.X61]=[.AA61];2+([.Y61]-[.W61])/([.AA61]-[.Z61]);4+([.W61]-[.X61])/([.AA61]-[.Z61]))));360)" office:value-type="float" office:value="180">
            <text:p>180</text:p>
          </table:table-cell>
          <table:table-cell table:formula="of:=IF([.Z61]=[.AA61];0;IF([.V61]&lt;0.5;([.AA61]-[.Z61])/([.Z61]+[.AA61]);([.AA61]-[.Z61])/(2-[.AA61]-[.Z61])))" office:value-type="float" office:value="1">
            <text:p>1</text:p>
          </table:table-cell>
          <table:table-cell table:formula="of:=([.Z61]+[.AA61])/2" office:value-type="float" office:value="0.833333333333333">
            <text:p>0.83</text:p>
          </table:table-cell>
          <table:table-cell table:formula="of:=[.H61]/255" office:value-type="float" office:value="0.666666666666667">
            <text:p>0.67</text:p>
          </table:table-cell>
          <table:table-cell table:formula="of:=[.I61]/255" office:value-type="float" office:value="1">
            <text:p>1</text:p>
          </table:table-cell>
          <table:table-cell table:formula="of:=[.J61]/255" office:value-type="float" office:value="1">
            <text:p>1</text:p>
          </table:table-cell>
          <table:table-cell table:formula="of:=MIN([.W61];[.X61];[.Y61])" office:value-type="float" office:value="0.666666666666667">
            <text:p>0.67</text:p>
          </table:table-cell>
          <table:table-cell table:formula="of:=MAX([.W61];[.X61];[.Y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7"/>
          <table:table-cell table:style-name="ce77" office:value-type="string">
            <text:p>Yellow</text:p>
          </table:table-cell>
          <table:table-cell table:style-name="ce85" office:value-type="string">
            <text:p>yellow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8" office:value-type="string">
            <text:p>#FFFF00</text:p>
          </table:table-cell>
          <table:table-cell table:formula="of:=HEX2DEC(MID([.G62];2;2))" office:value-type="float" office:value="255">
            <text:p>255</text:p>
          </table:table-cell>
          <table:table-cell table:formula="of:=HEX2DEC(MID([.G62];4;2))" office:value-type="float" office:value="255">
            <text:p>255</text:p>
          </table:table-cell>
          <table:table-cell table:formula="of:=HEX2DEC(MID([.G6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00</text:p>
          </table:table-cell>
          <table:table-cell table:formula="of:=CONCATENATE(&quot;(&quot;;ROUND([.N62]);&quot;,&quot;;ROUND([.O62]);&quot;,&quot;;ROUND([.P62]);&quot;)&quot;)" office:value-type="string" office:string-value="(97,-22,95)">
            <text:p>(97,-22,95)</text:p>
          </table:table-cell>
          <table:table-cell office:value-type="float" office:value="97.1">
            <text:p>97</text:p>
          </table:table-cell>
          <table:table-cell office:value-type="float" office:value="-21.6">
            <text:p>-22</text:p>
          </table:table-cell>
          <table:table-cell office:value-type="float" office:value="94.5">
            <text:p>95</text:p>
          </table:table-cell>
          <table:table-cell table:formula="of:=IF(AND([.O62]=0;[.P62]=0);IF([.N62]=0;&quot;Black&quot;;IF([.N62]=100;&quot;White&quot;;&quot;Gray&quot;));IF(ABS([.O62])&gt;ABS([.P62]);IF([.O62]&lt;0;&quot;Green&quot;;&quot;Red&quot;);IF(ABS([.O62])&lt;ABS([.P62]);IF([.P62]&lt;0;&quot;Blue&quot;;&quot;Yellow&quot;);&quot;None&quot;)) )" office:value-type="string" office:string-value="Yellow">
            <text:p>Yellow</text:p>
          </table:table-cell>
          <table:table-cell table:formula="of:=IF(AND([.O62]=0;[.P62]=0);IF([.N62]=0;&quot;&quot;;IF([.N62]=100;&quot;&quot;;&quot;&quot;));IF(ABS([.O62])&gt;ABS([.P62]);IF([.P62]&lt;0;&quot;Blue&quot;;&quot;Yellow&quot;);IF(ABS([.O62])&lt;ABS([.P62]);IF([.O62]&lt;0;&quot;Green&quot;;&quot;Red&quot;);&quot;None&quot;)) )" office:value-type="string" office:string-value="Green">
            <text:p>Green</text:p>
          </table:table-cell>
          <table:table-cell table:formula="of:=0.2126*[.H62] + 0.7152*[.I62] + 0.0722*[.J62]" office:value-type="float" office:value="236.589">
            <text:p>236.59</text:p>
          </table:table-cell>
          <table:table-cell table:formula="of:=MOD(60*IF([.Z62]=[.AA62];0;IF([.W62]=[.AA62];([.X62]-[.Y62])/([.AA62]-[.Z62]);IF([.X62]=[.AA62];2+([.Y62]-[.W62])/([.AA62]-[.Z62]);4+([.W62]-[.X62])/([.AA62]-[.Z62]))));360)" office:value-type="float" office:value="60">
            <text:p>60</text:p>
          </table:table-cell>
          <table:table-cell table:formula="of:=IF([.Z62]=[.AA62];0;IF([.V62]&lt;0.5;([.AA62]-[.Z62])/([.Z62]+[.AA62]);([.AA62]-[.Z62])/(2-[.AA62]-[.Z62])))" office:value-type="float" office:value="1">
            <text:p>1</text:p>
          </table:table-cell>
          <table:table-cell table:formula="of:=([.Z62]+[.AA62])/2" office:value-type="float" office:value="0.5">
            <text:p>0.5</text:p>
          </table:table-cell>
          <table:table-cell table:formula="of:=[.H62]/255" office:value-type="float" office:value="1">
            <text:p>1</text:p>
          </table:table-cell>
          <table:table-cell table:formula="of:=[.I62]/255" office:value-type="float" office:value="1">
            <text:p>1</text:p>
          </table:table-cell>
          <table:table-cell table:formula="of:=[.J62]/255" office:value-type="float" office:value="0">
            <text:p>0</text:p>
          </table:table-cell>
          <table:table-cell table:formula="of:=MIN([.W62];[.X62];[.Y62])" office:value-type="float" office:value="0">
            <text:p>0</text:p>
          </table:table-cell>
          <table:table-cell table:formula="of:=MAX([.W62];[.X62];[.Y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68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FF55</text:p>
          </table:table-cell>
          <table:table-cell table:formula="of:=HEX2DEC(MID([.G63];2;2))" office:value-type="float" office:value="255">
            <text:p>255</text:p>
          </table:table-cell>
          <table:table-cell table:formula="of:=HEX2DEC(MID([.G63];4;2))" office:value-type="float" office:value="255">
            <text:p>255</text:p>
          </table:table-cell>
          <table:table-cell table:formula="of:=HEX2DEC(MID([.G6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55</text:p>
          </table:table-cell>
          <table:table-cell table:formula="of:=CONCATENATE(&quot;(&quot;;ROUND([.N63]);&quot;,&quot;;ROUND([.O63]);&quot;,&quot;;ROUND([.P63]);&quot;)&quot;)" office:value-type="string" office:string-value="(97,-19,77)">
            <text:p>(97,-19,77)</text:p>
          </table:table-cell>
          <table:table-cell office:value-type="float" office:value="97.4">
            <text:p>97</text:p>
          </table:table-cell>
          <table:table-cell office:value-type="float" office:value="-19.4">
            <text:p>-19</text:p>
          </table:table-cell>
          <table:table-cell office:value-type="float" office:value="77.3">
            <text:p>77</text:p>
          </table:table-cell>
          <table:table-cell table:formula="of:=IF(AND([.O63]=0;[.P63]=0);IF([.N63]=0;&quot;Black&quot;;IF([.N63]=100;&quot;White&quot;;&quot;Gray&quot;));IF(ABS([.O63])&gt;ABS([.P63]);IF([.O63]&lt;0;&quot;Green&quot;;&quot;Red&quot;);IF(ABS([.O63])&lt;ABS([.P63]);IF([.P63]&lt;0;&quot;Blue&quot;;&quot;Yellow&quot;);&quot;None&quot;)) )" office:value-type="string" office:string-value="Yellow">
            <text:p>Yellow</text:p>
          </table:table-cell>
          <table:table-cell table:formula="of:=IF(AND([.O63]=0;[.P63]=0);IF([.N63]=0;&quot;&quot;;IF([.N63]=100;&quot;&quot;;&quot;&quot;));IF(ABS([.O63])&gt;ABS([.P63]);IF([.P63]&lt;0;&quot;Blue&quot;;&quot;Yellow&quot;);IF(ABS([.O63])&lt;ABS([.P63]);IF([.O63]&lt;0;&quot;Green&quot;;&quot;Red&quot;);&quot;None&quot;)) )" office:value-type="string" office:string-value="Green">
            <text:p>Green</text:p>
          </table:table-cell>
          <table:table-cell table:formula="of:=0.2126*[.H63] + 0.7152*[.I63] + 0.0722*[.J63]" office:value-type="float" office:value="242.726">
            <text:p>242.73</text:p>
          </table:table-cell>
          <table:table-cell table:formula="of:=MOD(60*IF([.Z63]=[.AA63];0;IF([.W63]=[.AA63];([.X63]-[.Y63])/([.AA63]-[.Z63]);IF([.X63]=[.AA63];2+([.Y63]-[.W63])/([.AA63]-[.Z63]);4+([.W63]-[.X63])/([.AA63]-[.Z63]))));360)" office:value-type="float" office:value="60">
            <text:p>60</text:p>
          </table:table-cell>
          <table:table-cell table:formula="of:=IF([.Z63]=[.AA63];0;IF([.V63]&lt;0.5;([.AA63]-[.Z63])/([.Z63]+[.AA63]);([.AA63]-[.Z63])/(2-[.AA63]-[.Z63])))" office:value-type="float" office:value="1">
            <text:p>1</text:p>
          </table:table-cell>
          <table:table-cell table:formula="of:=([.Z63]+[.AA63])/2" office:value-type="float" office:value="0.666666666666667">
            <text:p>0.67</text:p>
          </table:table-cell>
          <table:table-cell table:formula="of:=[.H63]/255" office:value-type="float" office:value="1">
            <text:p>1</text:p>
          </table:table-cell>
          <table:table-cell table:formula="of:=[.I63]/255" office:value-type="float" office:value="1">
            <text:p>1</text:p>
          </table:table-cell>
          <table:table-cell table:formula="of:=[.J63]/255" office:value-type="float" office:value="0.333333333333333">
            <text:p>0.33</text:p>
          </table:table-cell>
          <table:table-cell table:formula="of:=MIN([.W63];[.X63];[.Y63])" office:value-type="float" office:value="0.333333333333333">
            <text:p>0.33</text:p>
          </table:table-cell>
          <table:table-cell table:formula="of:=MAX([.W63];[.X63];[.Y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69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FFAA</text:p>
          </table:table-cell>
          <table:table-cell table:formula="of:=HEX2DEC(MID([.G64];2;2))" office:value-type="float" office:value="255">
            <text:p>255</text:p>
          </table:table-cell>
          <table:table-cell table:formula="of:=HEX2DEC(MID([.G64];4;2))" office:value-type="float" office:value="255">
            <text:p>255</text:p>
          </table:table-cell>
          <table:table-cell table:formula="of:=HEX2DEC(MID([.G6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AA</text:p>
          </table:table-cell>
          <table:table-cell table:formula="of:=CONCATENATE(&quot;(&quot;;ROUND([.N64]);&quot;,&quot;;ROUND([.O64]);&quot;,&quot;;ROUND([.P64]);&quot;)&quot;)" office:value-type="string" office:string-value="(98,-12,41)">
            <text:p>(98,-12,41)</text:p>
          </table:table-cell>
          <table:table-cell office:value-type="float" office:value="98.3">
            <text:p>98</text:p>
          </table:table-cell>
          <table:table-cell office:value-type="float" office:value="-12.4">
            <text:p>-12</text:p>
          </table:table-cell>
          <table:table-cell office:value-type="float" office:value="40.7">
            <text:p>41</text:p>
          </table:table-cell>
          <table:table-cell table:formula="of:=IF(AND([.O64]=0;[.P64]=0);IF([.N64]=0;&quot;Black&quot;;IF([.N64]=100;&quot;White&quot;;&quot;Gray&quot;));IF(ABS([.O64])&gt;ABS([.P64]);IF([.O64]&lt;0;&quot;Green&quot;;&quot;Red&quot;);IF(ABS([.O64])&lt;ABS([.P64]);IF([.P64]&lt;0;&quot;Blue&quot;;&quot;Yellow&quot;);&quot;None&quot;)) )" office:value-type="string" office:string-value="Yellow">
            <text:p>Yellow</text:p>
          </table:table-cell>
          <table:table-cell table:formula="of:=IF(AND([.O64]=0;[.P64]=0);IF([.N64]=0;&quot;&quot;;IF([.N64]=100;&quot;&quot;;&quot;&quot;));IF(ABS([.O64])&gt;ABS([.P64]);IF([.P64]&lt;0;&quot;Blue&quot;;&quot;Yellow&quot;);IF(ABS([.O64])&lt;ABS([.P64]);IF([.O64]&lt;0;&quot;Green&quot;;&quot;Red&quot;);&quot;None&quot;)) )" office:value-type="string" office:string-value="Green">
            <text:p>Green</text:p>
          </table:table-cell>
          <table:table-cell table:formula="of:=0.2126*[.H64] + 0.7152*[.I64] + 0.0722*[.J64]" office:value-type="float" office:value="248.863">
            <text:p>248.86</text:p>
          </table:table-cell>
          <table:table-cell table:formula="of:=MOD(60*IF([.Z64]=[.AA64];0;IF([.W64]=[.AA64];([.X64]-[.Y64])/([.AA64]-[.Z64]);IF([.X64]=[.AA64];2+([.Y64]-[.W64])/([.AA64]-[.Z64]);4+([.W64]-[.X64])/([.AA64]-[.Z64]))));360)" office:value-type="float" office:value="60">
            <text:p>60</text:p>
          </table:table-cell>
          <table:table-cell table:formula="of:=IF([.Z64]=[.AA64];0;IF([.V64]&lt;0.5;([.AA64]-[.Z64])/([.Z64]+[.AA64]);([.AA64]-[.Z64])/(2-[.AA64]-[.Z64])))" office:value-type="float" office:value="1">
            <text:p>1</text:p>
          </table:table-cell>
          <table:table-cell table:formula="of:=([.Z64]+[.AA64])/2" office:value-type="float" office:value="0.833333333333333">
            <text:p>0.83</text:p>
          </table:table-cell>
          <table:table-cell table:formula="of:=[.H64]/255" office:value-type="float" office:value="1">
            <text:p>1</text:p>
          </table:table-cell>
          <table:table-cell table:formula="of:=[.I64]/255" office:value-type="float" office:value="1">
            <text:p>1</text:p>
          </table:table-cell>
          <table:table-cell table:formula="of:=[.J64]/255" office:value-type="float" office:value="0.666666666666667">
            <text:p>0.67</text:p>
          </table:table-cell>
          <table:table-cell table:formula="of:=MIN([.W64];[.X64];[.Y64])" office:value-type="float" office:value="0.666666666666667">
            <text:p>0.67</text:p>
          </table:table-cell>
          <table:table-cell table:formula="of:=MAX([.W64];[.X64];[.Y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70"/>
          <table:table-cell table:style-name="ce1" office:value-type="string">
            <text:p>White</text:p>
          </table:table-cell>
          <table:table-cell table:style-name="ce86" office:value-type="string">
            <text:p>white</text:p>
          </table:table-cell>
          <table:table-cell table:style-name="ce86"/>
          <table:table-cell table:style-name="ce86" office:value-type="string">
            <text:p>white</text:p>
          </table:table-cell>
          <table:table-cell table:style-name="ce88" office:value-type="string">
            <text:p>#FFFFFF</text:p>
          </table:table-cell>
          <table:table-cell table:formula="of:=HEX2DEC(MID([.G65];2;2))" office:value-type="float" office:value="255">
            <text:p>255</text:p>
          </table:table-cell>
          <table:table-cell table:formula="of:=HEX2DEC(MID([.G65];4;2))" office:value-type="float" office:value="255">
            <text:p>255</text:p>
          </table:table-cell>
          <table:table-cell table:formula="of:=HEX2DEC(MID([.G6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FF</text:p>
          </table:table-cell>
          <table:table-cell table:formula="of:=CONCATENATE(&quot;(&quot;;ROUND([.N65]);&quot;,&quot;;ROUND([.O65]);&quot;,&quot;;ROUND([.P65]);&quot;)&quot;)" office:value-type="string" office:string-value="(100,0,0)">
            <text:p>(100,0,0)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IF(AND([.O65]=0;[.P65]=0);IF([.N65]=0;&quot;Black&quot;;IF([.N65]=100;&quot;White&quot;;&quot;Gray&quot;));IF(ABS([.O65])&gt;ABS([.P65]);IF([.O65]&lt;0;&quot;Green&quot;;&quot;Red&quot;);IF(ABS([.O65])&lt;ABS([.P65]);IF([.P65]&lt;0;&quot;Blue&quot;;&quot;Yellow&quot;);&quot;None&quot;)) )" office:value-type="string" office:string-value="White">
            <text:p>White</text:p>
          </table:table-cell>
          <table:table-cell table:formula="of:=IF(AND([.O65]=0;[.P65]=0);IF([.N65]=0;&quot;&quot;;IF([.N65]=100;&quot;&quot;;&quot;&quot;));IF(ABS([.O65])&gt;ABS([.P65]);IF([.P65]&lt;0;&quot;Blue&quot;;&quot;Yellow&quot;);IF(ABS([.O65])&lt;ABS([.P65]);IF([.O65]&lt;0;&quot;Green&quot;;&quot;Red&quot;);&quot;None&quot;)) )">
            <text:p/>
          </table:table-cell>
          <table:table-cell table:formula="of:=0.2126*[.H65] + 0.7152*[.I65] + 0.0722*[.J65]" office:value-type="float" office:value="255">
            <text:p>255</text:p>
          </table:table-cell>
          <table:table-cell table:formula="of:=MOD(60*IF([.Z65]=[.AA65];0;IF([.W65]=[.AA65];([.X65]-[.Y65])/([.AA65]-[.Z65]);IF([.X65]=[.AA65];2+([.Y65]-[.W65])/([.AA65]-[.Z65]);4+([.W65]-[.X65])/([.AA65]-[.Z65]))));360)" office:value-type="float" office:value="0">
            <text:p>0</text:p>
          </table:table-cell>
          <table:table-cell table:formula="of:=IF([.Z65]=[.AA65];0;IF([.V65]&lt;0.5;([.AA65]-[.Z65])/([.Z65]+[.AA65]);([.AA65]-[.Z65])/(2-[.AA65]-[.Z65])))" office:value-type="float" office:value="0">
            <text:p>0</text:p>
          </table:table-cell>
          <table:table-cell table:formula="of:=([.Z65]+[.AA65])/2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[.I65]/255" office:value-type="float" office:value="1">
            <text:p>1</text:p>
          </table:table-cell>
          <table:table-cell table:formula="of:=[.J65]/255" office:value-type="float" office:value="1">
            <text:p>1</text:p>
          </table:table-cell>
          <table:table-cell table:formula="of:=MIN([.W65];[.X65];[.Y65])" office:value-type="float" office:value="1">
            <text:p>1</text:p>
          </table:table-cell>
          <table:table-cell table:formula="of:=MAX([.W65];[.X65];[.Y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79" table:number-columns-repeated="3"/>
          <table:table-cell table:style-name="ce88" office:value-type="string">
            <text:p>#000000</text:p>
          </table:table-cell>
          <table:table-cell table:formula="of:=HEX2DEC(MID([.G66];2;2))" office:value-type="float" office:value="0">
            <text:p>0</text:p>
          </table:table-cell>
          <table:table-cell table:formula="of:=HEX2DEC(MID([.G66];4;2))" office:value-type="float" office:value="0">
            <text:p>0</text:p>
          </table:table-cell>
          <table:table-cell table:formula="of:=HEX2DEC(MID([.G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00</text:p>
          </table:table-cell>
          <table:table-cell table:formula="of:=CONCATENATE(&quot;(&quot;;ROUND([.N66]);&quot;,&quot;;ROUND([.O66]);&quot;,&quot;;ROUND([.P66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66]=0;[.P66]=0);IF([.N66]=0;&quot;Black&quot;;IF([.N66]=100;&quot;White&quot;;&quot;Gray&quot;));IF(ABS([.O66])&gt;ABS([.P66]);IF([.O66]&lt;0;&quot;Green&quot;;&quot;Red&quot;);IF(ABS([.O66])&lt;ABS([.P66]);IF([.P66]&lt;0;&quot;Blue&quot;;&quot;Yellow&quot;);&quot;None&quot;)) )" office:value-type="string" office:string-value="Black">
            <text:p>Black</text:p>
          </table:table-cell>
          <table:table-cell table:formula="of:=IF(AND([.O66]=0;[.P66]=0);IF([.N66]=0;&quot;&quot;;IF([.N66]=100;&quot;&quot;;&quot;&quot;));IF(ABS([.O66])&gt;ABS([.P66]);IF([.P66]&lt;0;&quot;Blue&quot;;&quot;Yellow&quot;);IF(ABS([.O66])&lt;ABS([.P66]);IF([.O66]&lt;0;&quot;Green&quot;;&quot;Red&quot;);&quot;None&quot;)) )">
            <text:p/>
          </table:table-cell>
          <table:table-cell table:formula="of:=0.2126*[.H66] + 0.7152*[.I66] + 0.0722*[.J66]" office:value-type="float" office:value="0">
            <text:p>0</text:p>
          </table:table-cell>
          <table:table-cell table:formula="of:=MOD(60*IF([.Z66]=[.AA66];0;IF([.W66]=[.AA66];([.X66]-[.Y66])/([.AA66]-[.Z66]);IF([.X66]=[.AA66];2+([.Y66]-[.W66])/([.AA66]-[.Z66]);4+([.W66]-[.X66])/([.AA66]-[.Z66]))));360)" office:value-type="float" office:value="0">
            <text:p>0</text:p>
          </table:table-cell>
          <table:table-cell table:formula="of:=IF([.Z66]=[.AA66];0;IF([.V66]&lt;0.5;([.AA66]-[.Z66])/([.Z66]+[.AA66]);([.AA66]-[.Z66])/(2-[.AA66]-[.Z66])))" office:value-type="float" office:value="0">
            <text:p>0</text:p>
          </table:table-cell>
          <table:table-cell table:formula="of:=([.Z66]+[.AA66])/2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[.I66]/255" office:value-type="float" office:value="0">
            <text:p>0</text:p>
          </table:table-cell>
          <table:table-cell table:formula="of:=[.J66]/255" office:value-type="float" office:value="0">
            <text:p>0</text:p>
          </table:table-cell>
          <table:table-cell table:formula="of:=MIN([.W66];[.X66];[.Y66])" office:value-type="float" office:value="0">
            <text:p>0</text:p>
          </table:table-cell>
          <table:table-cell table:formula="of:=MAX([.W66];[.X66];[.Y66]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FF</text:p>
          </table:table-cell>
          <table:table-cell table:formula="of:=HEX2DEC(MID([.G67];2;2))" office:value-type="float" office:value="0">
            <text:p>0</text:p>
          </table:table-cell>
          <table:table-cell table:formula="of:=HEX2DEC(MID([.G67];4;2))" office:value-type="float" office:value="170">
            <text:p>170</text:p>
          </table:table-cell>
          <table:table-cell table:formula="of:=HEX2DEC(MID([.G6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FF</text:p>
          </table:table-cell>
          <table:table-cell table:formula="of:=CONCATENATE(&quot;(&quot;;ROUND([.N67]);&quot;,&quot;;ROUND([.O67]);&quot;,&quot;;ROUND([.P67]);&quot;)&quot;)" office:value-type="string" office:string-value="(67,-6,-52)">
            <text:p>(67,-6,-52)</text:p>
          </table:table-cell>
          <table:table-cell office:value-type="float" office:value="66.5">
            <text:p>67</text:p>
          </table:table-cell>
          <table:table-cell office:value-type="float" office:value="-6.2">
            <text:p>-6</text:p>
          </table:table-cell>
          <table:table-cell office:value-type="float" office:value="-52.1">
            <text:p>-52</text:p>
          </table:table-cell>
          <table:table-cell table:formula="of:=IF(AND([.O67]=0;[.P67]=0);IF([.N67]=0;&quot;Black&quot;;IF([.N67]=100;&quot;White&quot;;&quot;Gray&quot;));IF(ABS([.O67])&gt;ABS([.P67]);IF([.O67]&lt;0;&quot;Green&quot;;&quot;Red&quot;);IF(ABS([.O67])&lt;ABS([.P67]);IF([.P67]&lt;0;&quot;Blue&quot;;&quot;Yellow&quot;);&quot;None&quot;)) )" office:value-type="string" office:string-value="Blue">
            <text:p>Blue</text:p>
          </table:table-cell>
          <table:table-cell table:formula="of:=IF(AND([.O67]=0;[.P67]=0);IF([.N67]=0;&quot;&quot;;IF([.N67]=100;&quot;&quot;;&quot;&quot;));IF(ABS([.O67])&gt;ABS([.P67]);IF([.P67]&lt;0;&quot;Blue&quot;;&quot;Yellow&quot;);IF(ABS([.O67])&lt;ABS([.P67]);IF([.O67]&lt;0;&quot;Green&quot;;&quot;Red&quot;);&quot;None&quot;)) )" office:value-type="string" office:string-value="Green">
            <text:p>Green</text:p>
          </table:table-cell>
          <table:table-cell table:formula="of:=0.2126*[.H67] + 0.7152*[.I67] + 0.0722*[.J67]" office:value-type="float" office:value="139.995">
            <text:p>140</text:p>
          </table:table-cell>
          <table:table-cell table:formula="of:=MOD(60*IF([.Z67]=[.AA67];0;IF([.W67]=[.AA67];([.X67]-[.Y67])/([.AA67]-[.Z67]);IF([.X67]=[.AA67];2+([.Y67]-[.W67])/([.AA67]-[.Z67]);4+([.W67]-[.X67])/([.AA67]-[.Z67]))));360)" office:value-type="float" office:value="200">
            <text:p>200</text:p>
          </table:table-cell>
          <table:table-cell table:formula="of:=IF([.Z67]=[.AA67];0;IF([.V67]&lt;0.5;([.AA67]-[.Z67])/([.Z67]+[.AA67]);([.AA67]-[.Z67])/(2-[.AA67]-[.Z67])))" office:value-type="float" office:value="1">
            <text:p>1</text:p>
          </table:table-cell>
          <table:table-cell table:formula="of:=([.Z67]+[.AA67])/2" office:value-type="float" office:value="0.5">
            <text:p>0.5</text:p>
          </table:table-cell>
          <table:table-cell table:formula="of:=[.H67]/255" office:value-type="float" office:value="0">
            <text:p>0</text:p>
          </table:table-cell>
          <table:table-cell table:formula="of:=[.I67]/255" office:value-type="float" office:value="0.666666666666667">
            <text:p>0.67</text:p>
          </table:table-cell>
          <table:table-cell table:formula="of:=[.J67]/255" office:value-type="float" office:value="1">
            <text:p>1</text:p>
          </table:table-cell>
          <table:table-cell table:formula="of:=MIN([.W67];[.X67];[.Y67])" office:value-type="float" office:value="0">
            <text:p>0</text:p>
          </table:table-cell>
          <table:table-cell table:formula="of:=MAX([.W67];[.X67];[.Y67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79" table:number-columns-repeated="3"/>
          <table:table-cell table:style-name="ce88" office:value-type="string">
            <text:p>#0000FF</text:p>
          </table:table-cell>
          <table:table-cell table:formula="of:=HEX2DEC(MID([.G68];2;2))" office:value-type="float" office:value="0">
            <text:p>0</text:p>
          </table:table-cell>
          <table:table-cell table:formula="of:=HEX2DEC(MID([.G68];4;2))" office:value-type="float" office:value="0">
            <text:p>0</text:p>
          </table:table-cell>
          <table:table-cell table:formula="of:=HEX2DEC(MID([.G6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FF</text:p>
          </table:table-cell>
          <table:table-cell table:formula="of:=CONCATENATE(&quot;(&quot;;ROUND([.N68]);&quot;,&quot;;ROUND([.O68]);&quot;,&quot;;ROUND([.P68]);&quot;)&quot;)" office:value-type="string" office:string-value="(32,79,-108)">
            <text:p>(32,79,-108)</text:p>
          </table:table-cell>
          <table:table-cell office:value-type="float" office:value="32.3">
            <text:p>32</text:p>
          </table:table-cell>
          <table:table-cell office:value-type="float" office:value="79.2">
            <text:p>79</text:p>
          </table:table-cell>
          <table:table-cell office:value-type="float" office:value="-107.9">
            <text:p>-108</text:p>
          </table:table-cell>
          <table:table-cell table:formula="of:=IF(AND([.O68]=0;[.P68]=0);IF([.N68]=0;&quot;Black&quot;;IF([.N68]=100;&quot;White&quot;;&quot;Gray&quot;));IF(ABS([.O68])&gt;ABS([.P68]);IF([.O68]&lt;0;&quot;Green&quot;;&quot;Red&quot;);IF(ABS([.O68])&lt;ABS([.P68]);IF([.P68]&lt;0;&quot;Blue&quot;;&quot;Yellow&quot;);&quot;None&quot;)) )" office:value-type="string" office:string-value="Blue">
            <text:p>Blue</text:p>
          </table:table-cell>
          <table:table-cell table:formula="of:=IF(AND([.O68]=0;[.P68]=0);IF([.N68]=0;&quot;&quot;;IF([.N68]=100;&quot;&quot;;&quot;&quot;));IF(ABS([.O68])&gt;ABS([.P68]);IF([.P68]&lt;0;&quot;Blue&quot;;&quot;Yellow&quot;);IF(ABS([.O68])&lt;ABS([.P68]);IF([.O68]&lt;0;&quot;Green&quot;;&quot;Red&quot;);&quot;None&quot;)) )" office:value-type="string" office:string-value="Red">
            <text:p>Red</text:p>
          </table:table-cell>
          <table:table-cell table:formula="of:=0.2126*[.H68] + 0.7152*[.I68] + 0.0722*[.J68]" office:value-type="float" office:value="18.411">
            <text:p>18.41</text:p>
          </table:table-cell>
          <table:table-cell table:formula="of:=MOD(60*IF([.Z68]=[.AA68];0;IF([.W68]=[.AA68];([.X68]-[.Y68])/([.AA68]-[.Z68]);IF([.X68]=[.AA68];2+([.Y68]-[.W68])/([.AA68]-[.Z68]);4+([.W68]-[.X68])/([.AA68]-[.Z68]))));360)" office:value-type="float" office:value="240">
            <text:p>240</text:p>
          </table:table-cell>
          <table:table-cell table:formula="of:=IF([.Z68]=[.AA68];0;IF([.V68]&lt;0.5;([.AA68]-[.Z68])/([.Z68]+[.AA68]);([.AA68]-[.Z68])/(2-[.AA68]-[.Z68])))" office:value-type="float" office:value="1">
            <text:p>1</text:p>
          </table:table-cell>
          <table:table-cell table:formula="of:=([.Z68]+[.AA68])/2" office:value-type="float" office:value="0.5">
            <text:p>0.5</text:p>
          </table:table-cell>
          <table:table-cell table:formula="of:=[.H68]/255" office:value-type="float" office:value="0">
            <text:p>0</text:p>
          </table:table-cell>
          <table:table-cell table:formula="of:=[.I68]/255" office:value-type="float" office:value="0">
            <text:p>0</text:p>
          </table:table-cell>
          <table:table-cell table:formula="of:=[.J68]/255" office:value-type="float" office:value="1">
            <text:p>1</text:p>
          </table:table-cell>
          <table:table-cell table:formula="of:=MIN([.W68];[.X68];[.Y68])" office:value-type="float" office:value="0">
            <text:p>0</text:p>
          </table:table-cell>
          <table:table-cell table:formula="of:=MAX([.W68];[.X68];[.Y68]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79" table:number-columns-repeated="3"/>
          <table:table-cell table:style-name="ce88" office:value-type="string">
            <text:p>#0000AA</text:p>
          </table:table-cell>
          <table:table-cell table:formula="of:=HEX2DEC(MID([.G69];2;2))" office:value-type="float" office:value="0">
            <text:p>0</text:p>
          </table:table-cell>
          <table:table-cell table:formula="of:=HEX2DEC(MID([.G69];4;2))" office:value-type="float" office:value="0">
            <text:p>0</text:p>
          </table:table-cell>
          <table:table-cell table:formula="of:=HEX2DEC(MID([.G6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AA</text:p>
          </table:table-cell>
          <table:table-cell table:formula="of:=CONCATENATE(&quot;(&quot;;ROUND([.N69]);&quot;,&quot;;ROUND([.O69]);&quot;,&quot;;ROUND([.P69]);&quot;)&quot;)" office:value-type="string" office:string-value="(20,58,-80)">
            <text:p>(20,58,-80)</text:p>
          </table:table-cell>
          <table:table-cell office:value-type="float" office:value="19.6">
            <text:p>20</text:p>
          </table:table-cell>
          <table:table-cell office:value-type="float" office:value="58.4">
            <text:p>58</text:p>
          </table:table-cell>
          <table:table-cell office:value-type="float" office:value="-79.6">
            <text:p>-80</text:p>
          </table:table-cell>
          <table:table-cell table:formula="of:=IF(AND([.O69]=0;[.P69]=0);IF([.N69]=0;&quot;Black&quot;;IF([.N69]=100;&quot;White&quot;;&quot;Gray&quot;));IF(ABS([.O69])&gt;ABS([.P69]);IF([.O69]&lt;0;&quot;Green&quot;;&quot;Red&quot;);IF(ABS([.O69])&lt;ABS([.P69]);IF([.P69]&lt;0;&quot;Blue&quot;;&quot;Yellow&quot;);&quot;None&quot;)) )" office:value-type="string" office:string-value="Blue">
            <text:p>Blue</text:p>
          </table:table-cell>
          <table:table-cell table:formula="of:=IF(AND([.O69]=0;[.P69]=0);IF([.N69]=0;&quot;&quot;;IF([.N69]=100;&quot;&quot;;&quot;&quot;));IF(ABS([.O69])&gt;ABS([.P69]);IF([.P69]&lt;0;&quot;Blue&quot;;&quot;Yellow&quot;);IF(ABS([.O69])&lt;ABS([.P69]);IF([.O69]&lt;0;&quot;Green&quot;;&quot;Red&quot;);&quot;None&quot;)) )" office:value-type="string" office:string-value="Red">
            <text:p>Red</text:p>
          </table:table-cell>
          <table:table-cell table:formula="of:=0.2126*[.H69] + 0.7152*[.I69] + 0.0722*[.J69]" office:value-type="float" office:value="12.274">
            <text:p>12.27</text:p>
          </table:table-cell>
          <table:table-cell table:formula="of:=MOD(60*IF([.Z69]=[.AA69];0;IF([.W69]=[.AA69];([.X69]-[.Y69])/([.AA69]-[.Z69]);IF([.X69]=[.AA69];2+([.Y69]-[.W69])/([.AA69]-[.Z69]);4+([.W69]-[.X69])/([.AA69]-[.Z69]))));360)" office:value-type="float" office:value="240">
            <text:p>240</text:p>
          </table:table-cell>
          <table:table-cell table:formula="of:=IF([.Z69]=[.AA69];0;IF([.V69]&lt;0.5;([.AA69]-[.Z69])/([.Z69]+[.AA69]);([.AA69]-[.Z69])/(2-[.AA69]-[.Z69])))" office:value-type="float" office:value="1">
            <text:p>1</text:p>
          </table:table-cell>
          <table:table-cell table:formula="of:=([.Z69]+[.AA69])/2" office:value-type="float" office:value="0.333333333333333">
            <text:p>0.33</text:p>
          </table:table-cell>
          <table:table-cell table:formula="of:=[.H69]/255" office:value-type="float" office:value="0">
            <text:p>0</text:p>
          </table:table-cell>
          <table:table-cell table:formula="of:=[.I69]/255" office:value-type="float" office:value="0">
            <text:p>0</text:p>
          </table:table-cell>
          <table:table-cell table:formula="of:=[.J69]/255" office:value-type="float" office:value="0.666666666666667">
            <text:p>0.67</text:p>
          </table:table-cell>
          <table:table-cell table:formula="of:=MIN([.W69];[.X69];[.Y69])" office:value-type="float" office:value="0">
            <text:p>0</text:p>
          </table:table-cell>
          <table:table-cell table:formula="of:=MAX([.W69];[.X69];[.Y69])" office:value-type="float" office:value="0.666666666666667">
            <text:p>0.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79" table:number-columns-repeated="3"/>
          <table:table-cell table:style-name="ce88" office:value-type="string">
            <text:p>#000055</text:p>
          </table:table-cell>
          <table:table-cell table:formula="of:=HEX2DEC(MID([.G70];2;2))" office:value-type="float" office:value="0">
            <text:p>0</text:p>
          </table:table-cell>
          <table:table-cell table:formula="of:=HEX2DEC(MID([.G70];4;2))" office:value-type="float" office:value="0">
            <text:p>0</text:p>
          </table:table-cell>
          <table:table-cell table:formula="of:=HEX2DEC(MID([.G7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55</text:p>
          </table:table-cell>
          <table:table-cell table:formula="of:=CONCATENATE(&quot;(&quot;;ROUND([.N70]);&quot;,&quot;;ROUND([.O70]);&quot;,&quot;;ROUND([.P70]);&quot;)&quot;)" office:value-type="string" office:string-value="(6,35,-48)">
            <text:p>(6,35,-48)</text:p>
          </table:table-cell>
          <table:table-cell office:value-type="float" office:value="5.9">
            <text:p>6</text:p>
          </table:table-cell>
          <table:table-cell office:value-type="float" office:value="34.7">
            <text:p>35</text:p>
          </table:table-cell>
          <table:table-cell office:value-type="float" office:value="-48.1">
            <text:p>-48</text:p>
          </table:table-cell>
          <table:table-cell table:formula="of:=IF(AND([.O70]=0;[.P70]=0);IF([.N70]=0;&quot;Black&quot;;IF([.N70]=100;&quot;White&quot;;&quot;Gray&quot;));IF(ABS([.O70])&gt;ABS([.P70]);IF([.O70]&lt;0;&quot;Green&quot;;&quot;Red&quot;);IF(ABS([.O70])&lt;ABS([.P70]);IF([.P70]&lt;0;&quot;Blue&quot;;&quot;Yellow&quot;);&quot;None&quot;)) )" office:value-type="string" office:string-value="Blue">
            <text:p>Blue</text:p>
          </table:table-cell>
          <table:table-cell table:formula="of:=IF(AND([.O70]=0;[.P70]=0);IF([.N70]=0;&quot;&quot;;IF([.N70]=100;&quot;&quot;;&quot;&quot;));IF(ABS([.O70])&gt;ABS([.P70]);IF([.P70]&lt;0;&quot;Blue&quot;;&quot;Yellow&quot;);IF(ABS([.O70])&lt;ABS([.P70]);IF([.O70]&lt;0;&quot;Green&quot;;&quot;Red&quot;);&quot;None&quot;)) )" office:value-type="string" office:string-value="Red">
            <text:p>Red</text:p>
          </table:table-cell>
          <table:table-cell table:formula="of:=0.2126*[.H70] + 0.7152*[.I70] + 0.0722*[.J70]" office:value-type="float" office:value="6.137">
            <text:p>6.14</text:p>
          </table:table-cell>
          <table:table-cell table:formula="of:=MOD(60*IF([.Z70]=[.AA70];0;IF([.W70]=[.AA70];([.X70]-[.Y70])/([.AA70]-[.Z70]);IF([.X70]=[.AA70];2+([.Y70]-[.W70])/([.AA70]-[.Z70]);4+([.W70]-[.X70])/([.AA70]-[.Z70]))));360)" office:value-type="float" office:value="240">
            <text:p>240</text:p>
          </table:table-cell>
          <table:table-cell table:formula="of:=IF([.Z70]=[.AA70];0;IF([.V70]&lt;0.5;([.AA70]-[.Z70])/([.Z70]+[.AA70]);([.AA70]-[.Z70])/(2-[.AA70]-[.Z70])))" office:value-type="float" office:value="1">
            <text:p>1</text:p>
          </table:table-cell>
          <table:table-cell table:formula="of:=([.Z70]+[.AA70])/2" office:value-type="float" office:value="0.166666666666667">
            <text:p>0.17</text:p>
          </table:table-cell>
          <table:table-cell table:formula="of:=[.H70]/255" office:value-type="float" office:value="0">
            <text:p>0</text:p>
          </table:table-cell>
          <table:table-cell table:formula="of:=[.I70]/255" office:value-type="float" office:value="0">
            <text:p>0</text:p>
          </table:table-cell>
          <table:table-cell table:formula="of:=[.J70]/255" office:value-type="float" office:value="0.333333333333333">
            <text:p>0.33</text:p>
          </table:table-cell>
          <table:table-cell table:formula="of:=MIN([.W70];[.X70];[.Y70])" office:value-type="float" office:value="0">
            <text:p>0</text:p>
          </table:table-cell>
          <table:table-cell table:formula="of:=MAX([.W70];[.X70];[.Y70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AA</text:p>
          </table:table-cell>
          <table:table-cell table:formula="of:=HEX2DEC(MID([.G71];2;2))" office:value-type="float" office:value="0">
            <text:p>0</text:p>
          </table:table-cell>
          <table:table-cell table:formula="of:=HEX2DEC(MID([.G71];4;2))" office:value-type="float" office:value="85">
            <text:p>85</text:p>
          </table:table-cell>
          <table:table-cell table:formula="of:=HEX2DEC(MID([.G7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AA</text:p>
          </table:table-cell>
          <table:table-cell table:formula="of:=CONCATENATE(&quot;(&quot;;ROUND([.N71]);&quot;,&quot;;ROUND([.O71]);&quot;,&quot;;ROUND([.P71]);&quot;)&quot;)" office:value-type="string" office:string-value="(37,13,-52)">
            <text:p>(37,13,-52)</text:p>
          </table:table-cell>
          <table:table-cell office:value-type="float" office:value="36.7">
            <text:p>37</text:p>
          </table:table-cell>
          <table:table-cell office:value-type="float" office:value="12.6">
            <text:p>13</text:p>
          </table:table-cell>
          <table:table-cell office:value-type="float" office:value="-51.5">
            <text:p>-52</text:p>
          </table:table-cell>
          <table:table-cell table:formula="of:=IF(AND([.O71]=0;[.P71]=0);IF([.N71]=0;&quot;Black&quot;;IF([.N71]=100;&quot;White&quot;;&quot;Gray&quot;));IF(ABS([.O71])&gt;ABS([.P71]);IF([.O71]&lt;0;&quot;Green&quot;;&quot;Red&quot;);IF(ABS([.O71])&lt;ABS([.P71]);IF([.P71]&lt;0;&quot;Blue&quot;;&quot;Yellow&quot;);&quot;None&quot;)) )" office:value-type="string" office:string-value="Blue">
            <text:p>Blue</text:p>
          </table:table-cell>
          <table:table-cell table:formula="of:=IF(AND([.O71]=0;[.P71]=0);IF([.N71]=0;&quot;&quot;;IF([.N71]=100;&quot;&quot;;&quot;&quot;));IF(ABS([.O71])&gt;ABS([.P71]);IF([.P71]&lt;0;&quot;Blue&quot;;&quot;Yellow&quot;);IF(ABS([.O71])&lt;ABS([.P71]);IF([.O71]&lt;0;&quot;Green&quot;;&quot;Red&quot;);&quot;None&quot;)) )" office:value-type="string" office:string-value="Red">
            <text:p>Red</text:p>
          </table:table-cell>
          <table:table-cell table:formula="of:=0.2126*[.H71] + 0.7152*[.I71] + 0.0722*[.J71]" office:value-type="float" office:value="73.066">
            <text:p>73.07</text:p>
          </table:table-cell>
          <table:table-cell table:formula="of:=MOD(60*IF([.Z71]=[.AA71];0;IF([.W71]=[.AA71];([.X71]-[.Y71])/([.AA71]-[.Z71]);IF([.X71]=[.AA71];2+([.Y71]-[.W71])/([.AA71]-[.Z71]);4+([.W71]-[.X71])/([.AA71]-[.Z71]))));360)" office:value-type="float" office:value="210">
            <text:p>210</text:p>
          </table:table-cell>
          <table:table-cell table:formula="of:=IF([.Z71]=[.AA71];0;IF([.V71]&lt;0.5;([.AA71]-[.Z71])/([.Z71]+[.AA71]);([.AA71]-[.Z71])/(2-[.AA71]-[.Z71])))" office:value-type="float" office:value="1">
            <text:p>1</text:p>
          </table:table-cell>
          <table:table-cell table:formula="of:=([.Z71]+[.AA71])/2" office:value-type="float" office:value="0.333333333333333">
            <text:p>0.33</text:p>
          </table:table-cell>
          <table:table-cell table:formula="of:=[.H71]/255" office:value-type="float" office:value="0">
            <text:p>0</text:p>
          </table:table-cell>
          <table:table-cell table:formula="of:=[.I71]/255" office:value-type="float" office:value="0.333333333333333">
            <text:p>0.33</text:p>
          </table:table-cell>
          <table:table-cell table:formula="of:=[.J71]/255" office:value-type="float" office:value="0.666666666666667">
            <text:p>0.67</text:p>
          </table:table-cell>
          <table:table-cell table:formula="of:=MIN([.W71];[.X71];[.Y71])" office:value-type="float" office:value="0">
            <text:p>0</text:p>
          </table:table-cell>
          <table:table-cell table:formula="of:=MAX([.W71];[.X71];[.Y71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FF</text:p>
          </table:table-cell>
          <table:table-cell table:formula="of:=HEX2DEC(MID([.G72];2;2))" office:value-type="float" office:value="0">
            <text:p>0</text:p>
          </table:table-cell>
          <table:table-cell table:formula="of:=HEX2DEC(MID([.G72];4;2))" office:value-type="float" office:value="85">
            <text:p>85</text:p>
          </table:table-cell>
          <table:table-cell table:formula="of:=HEX2DEC(MID([.G7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FF</text:p>
          </table:table-cell>
          <table:table-cell table:formula="of:=CONCATENATE(&quot;(&quot;;ROUND([.N72]);&quot;,&quot;;ROUND([.O72]);&quot;,&quot;;ROUND([.P72]);&quot;)&quot;)" office:value-type="string" office:string-value="(44,46,-89)">
            <text:p>(44,46,-89)</text:p>
          </table:table-cell>
          <table:table-cell office:value-type="float" office:value="43.8">
            <text:p>44</text:p>
          </table:table-cell>
          <table:table-cell office:value-type="float" office:value="45.8">
            <text:p>46</text:p>
          </table:table-cell>
          <table:table-cell office:value-type="float" office:value="-88.7">
            <text:p>-89</text:p>
          </table:table-cell>
          <table:table-cell table:formula="of:=IF(AND([.O72]=0;[.P72]=0);IF([.N72]=0;&quot;Black&quot;;IF([.N72]=100;&quot;White&quot;;&quot;Gray&quot;));IF(ABS([.O72])&gt;ABS([.P72]);IF([.O72]&lt;0;&quot;Green&quot;;&quot;Red&quot;);IF(ABS([.O72])&lt;ABS([.P72]);IF([.P72]&lt;0;&quot;Blue&quot;;&quot;Yellow&quot;);&quot;None&quot;)) )" office:value-type="string" office:string-value="Blue">
            <text:p>Blue</text:p>
          </table:table-cell>
          <table:table-cell table:formula="of:=IF(AND([.O72]=0;[.P72]=0);IF([.N72]=0;&quot;&quot;;IF([.N72]=100;&quot;&quot;;&quot;&quot;));IF(ABS([.O72])&gt;ABS([.P72]);IF([.P72]&lt;0;&quot;Blue&quot;;&quot;Yellow&quot;);IF(ABS([.O72])&lt;ABS([.P72]);IF([.O72]&lt;0;&quot;Green&quot;;&quot;Red&quot;);&quot;None&quot;)) )" office:value-type="string" office:string-value="Red">
            <text:p>Red</text:p>
          </table:table-cell>
          <table:table-cell table:formula="of:=0.2126*[.H72] + 0.7152*[.I72] + 0.0722*[.J72]" office:value-type="float" office:value="79.203">
            <text:p>79.2</text:p>
          </table:table-cell>
          <table:table-cell table:formula="of:=MOD(60*IF([.Z72]=[.AA72];0;IF([.W72]=[.AA72];([.X72]-[.Y72])/([.AA72]-[.Z72]);IF([.X72]=[.AA72];2+([.Y72]-[.W72])/([.AA72]-[.Z72]);4+([.W72]-[.X72])/([.AA72]-[.Z72]))));360)" office:value-type="float" office:value="220">
            <text:p>220</text:p>
          </table:table-cell>
          <table:table-cell table:formula="of:=IF([.Z72]=[.AA72];0;IF([.V72]&lt;0.5;([.AA72]-[.Z72])/([.Z72]+[.AA72]);([.AA72]-[.Z72])/(2-[.AA72]-[.Z72])))" office:value-type="float" office:value="1">
            <text:p>1</text:p>
          </table:table-cell>
          <table:table-cell table:formula="of:=([.Z72]+[.AA72])/2" office:value-type="float" office:value="0.5">
            <text:p>0.5</text:p>
          </table:table-cell>
          <table:table-cell table:formula="of:=[.H72]/255" office:value-type="float" office:value="0">
            <text:p>0</text:p>
          </table:table-cell>
          <table:table-cell table:formula="of:=[.I72]/255" office:value-type="float" office:value="0.333333333333333">
            <text:p>0.33</text:p>
          </table:table-cell>
          <table:table-cell table:formula="of:=[.J72]/255" office:value-type="float" office:value="1">
            <text:p>1</text:p>
          </table:table-cell>
          <table:table-cell table:formula="of:=MIN([.W72];[.X72];[.Y72])" office:value-type="float" office:value="0">
            <text:p>0</text:p>
          </table:table-cell>
          <table:table-cell table:formula="of:=MAX([.W72];[.X72];[.Y72])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AA</text:p>
          </table:table-cell>
          <table:table-cell table:formula="of:=HEX2DEC(MID([.G73];2;2))" office:value-type="float" office:value="85">
            <text:p>85</text:p>
          </table:table-cell>
          <table:table-cell table:formula="of:=HEX2DEC(MID([.G73];4;2))" office:value-type="float" office:value="0">
            <text:p>0</text:p>
          </table:table-cell>
          <table:table-cell table:formula="of:=HEX2DEC(MID([.G7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AA</text:p>
          </table:table-cell>
          <table:table-cell table:formula="of:=CONCATENATE(&quot;(&quot;;ROUND([.N73]);&quot;,&quot;;ROUND([.O73]);&quot;,&quot;;ROUND([.P73]);&quot;)&quot;)" office:value-type="string" office:string-value="(26,62,-68)">
            <text:p>(26,62,-68)</text:p>
          </table:table-cell>
          <table:table-cell office:value-type="float" office:value="26.3">
            <text:p>26</text:p>
          </table:table-cell>
          <table:table-cell office:value-type="float" office:value="61.5">
            <text:p>62</text:p>
          </table:table-cell>
          <table:table-cell office:value-type="float" office:value="-68.4">
            <text:p>-68</text:p>
          </table:table-cell>
          <table:table-cell table:formula="of:=IF(AND([.O73]=0;[.P73]=0);IF([.N73]=0;&quot;Black&quot;;IF([.N73]=100;&quot;White&quot;;&quot;Gray&quot;));IF(ABS([.O73])&gt;ABS([.P73]);IF([.O73]&lt;0;&quot;Green&quot;;&quot;Red&quot;);IF(ABS([.O73])&lt;ABS([.P73]);IF([.P73]&lt;0;&quot;Blue&quot;;&quot;Yellow&quot;);&quot;None&quot;)) )" office:value-type="string" office:string-value="Blue">
            <text:p>Blue</text:p>
          </table:table-cell>
          <table:table-cell table:formula="of:=IF(AND([.O73]=0;[.P73]=0);IF([.N73]=0;&quot;&quot;;IF([.N73]=100;&quot;&quot;;&quot;&quot;));IF(ABS([.O73])&gt;ABS([.P73]);IF([.P73]&lt;0;&quot;Blue&quot;;&quot;Yellow&quot;);IF(ABS([.O73])&lt;ABS([.P73]);IF([.O73]&lt;0;&quot;Green&quot;;&quot;Red&quot;);&quot;None&quot;)) )" office:value-type="string" office:string-value="Red">
            <text:p>Red</text:p>
          </table:table-cell>
          <table:table-cell table:formula="of:=0.2126*[.H73] + 0.7152*[.I73] + 0.0722*[.J73]" office:value-type="float" office:value="30.345">
            <text:p>30.35</text:p>
          </table:table-cell>
          <table:table-cell table:formula="of:=MOD(60*IF([.Z73]=[.AA73];0;IF([.W73]=[.AA73];([.X73]-[.Y73])/([.AA73]-[.Z73]);IF([.X73]=[.AA73];2+([.Y73]-[.W73])/([.AA73]-[.Z73]);4+([.W73]-[.X73])/([.AA73]-[.Z73]))));360)" office:value-type="float" office:value="270">
            <text:p>270</text:p>
          </table:table-cell>
          <table:table-cell table:formula="of:=IF([.Z73]=[.AA73];0;IF([.V73]&lt;0.5;([.AA73]-[.Z73])/([.Z73]+[.AA73]);([.AA73]-[.Z73])/(2-[.AA73]-[.Z73])))" office:value-type="float" office:value="1">
            <text:p>1</text:p>
          </table:table-cell>
          <table:table-cell table:formula="of:=([.Z73]+[.AA73])/2" office:value-type="float" office:value="0.333333333333333">
            <text:p>0.33</text:p>
          </table:table-cell>
          <table:table-cell table:formula="of:=[.H73]/255" office:value-type="float" office:value="0.333333333333333">
            <text:p>0.33</text:p>
          </table:table-cell>
          <table:table-cell table:formula="of:=[.I73]/255" office:value-type="float" office:value="0">
            <text:p>0</text:p>
          </table:table-cell>
          <table:table-cell table:formula="of:=[.J73]/255" office:value-type="float" office:value="0.666666666666667">
            <text:p>0.67</text:p>
          </table:table-cell>
          <table:table-cell table:formula="of:=MIN([.W73];[.X73];[.Y73])" office:value-type="float" office:value="0">
            <text:p>0</text:p>
          </table:table-cell>
          <table:table-cell table:formula="of:=MAX([.W73];[.X73];[.Y73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FF</text:p>
          </table:table-cell>
          <table:table-cell table:formula="of:=HEX2DEC(MID([.G74];2;2))" office:value-type="float" office:value="85">
            <text:p>85</text:p>
          </table:table-cell>
          <table:table-cell table:formula="of:=HEX2DEC(MID([.G74];4;2))" office:value-type="float" office:value="0">
            <text:p>0</text:p>
          </table:table-cell>
          <table:table-cell table:formula="of:=HEX2DEC(MID([.G7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FF</text:p>
          </table:table-cell>
          <table:table-cell table:formula="of:=CONCATENATE(&quot;(&quot;;ROUND([.N74]);&quot;,&quot;;ROUND([.O74]);&quot;,&quot;;ROUND([.P74]);&quot;)&quot;)" office:value-type="string" office:string-value="(36,81,-101)">
            <text:p>(36,81,-101)</text:p>
          </table:table-cell>
          <table:table-cell office:value-type="float" office:value="36.3">
            <text:p>36</text:p>
          </table:table-cell>
          <table:table-cell office:value-type="float" office:value="80.7">
            <text:p>81</text:p>
          </table:table-cell>
          <table:table-cell office:value-type="float" office:value="-101.1">
            <text:p>-101</text:p>
          </table:table-cell>
          <table:table-cell table:formula="of:=IF(AND([.O74]=0;[.P74]=0);IF([.N74]=0;&quot;Black&quot;;IF([.N74]=100;&quot;White&quot;;&quot;Gray&quot;));IF(ABS([.O74])&gt;ABS([.P74]);IF([.O74]&lt;0;&quot;Green&quot;;&quot;Red&quot;);IF(ABS([.O74])&lt;ABS([.P74]);IF([.P74]&lt;0;&quot;Blue&quot;;&quot;Yellow&quot;);&quot;None&quot;)) )" office:value-type="string" office:string-value="Blue">
            <text:p>Blue</text:p>
          </table:table-cell>
          <table:table-cell table:formula="of:=IF(AND([.O74]=0;[.P74]=0);IF([.N74]=0;&quot;&quot;;IF([.N74]=100;&quot;&quot;;&quot;&quot;));IF(ABS([.O74])&gt;ABS([.P74]);IF([.P74]&lt;0;&quot;Blue&quot;;&quot;Yellow&quot;);IF(ABS([.O74])&lt;ABS([.P74]);IF([.O74]&lt;0;&quot;Green&quot;;&quot;Red&quot;);&quot;None&quot;)) )" office:value-type="string" office:string-value="Red">
            <text:p>Red</text:p>
          </table:table-cell>
          <table:table-cell table:formula="of:=0.2126*[.H74] + 0.7152*[.I74] + 0.0722*[.J74]" office:value-type="float" office:value="36.482">
            <text:p>36.48</text:p>
          </table:table-cell>
          <table:table-cell table:formula="of:=MOD(60*IF([.Z74]=[.AA74];0;IF([.W74]=[.AA74];([.X74]-[.Y74])/([.AA74]-[.Z74]);IF([.X74]=[.AA74];2+([.Y74]-[.W74])/([.AA74]-[.Z74]);4+([.W74]-[.X74])/([.AA74]-[.Z74]))));360)" office:value-type="float" office:value="260">
            <text:p>260</text:p>
          </table:table-cell>
          <table:table-cell table:formula="of:=IF([.Z74]=[.AA74];0;IF([.V74]&lt;0.5;([.AA74]-[.Z74])/([.Z74]+[.AA74]);([.AA74]-[.Z74])/(2-[.AA74]-[.Z74])))" office:value-type="float" office:value="1">
            <text:p>1</text:p>
          </table:table-cell>
          <table:table-cell table:formula="of:=([.Z74]+[.AA74])/2" office:value-type="float" office:value="0.5">
            <text:p>0.5</text:p>
          </table:table-cell>
          <table:table-cell table:formula="of:=[.H74]/255" office:value-type="float" office:value="0.333333333333333">
            <text:p>0.33</text:p>
          </table:table-cell>
          <table:table-cell table:formula="of:=[.I74]/255" office:value-type="float" office:value="0">
            <text:p>0</text:p>
          </table:table-cell>
          <table:table-cell table:formula="of:=[.J74]/255" office:value-type="float" office:value="1">
            <text:p>1</text:p>
          </table:table-cell>
          <table:table-cell table:formula="of:=MIN([.W74];[.X74];[.Y74])" office:value-type="float" office:value="0">
            <text:p>0</text:p>
          </table:table-cell>
          <table:table-cell table:formula="of:=MAX([.W74];[.X74];[.Y74])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AA</text:p>
          </table:table-cell>
          <table:table-cell table:formula="of:=HEX2DEC(MID([.G75];2;2))" office:value-type="float" office:value="85">
            <text:p>85</text:p>
          </table:table-cell>
          <table:table-cell table:formula="of:=HEX2DEC(MID([.G75];4;2))" office:value-type="float" office:value="85">
            <text:p>85</text:p>
          </table:table-cell>
          <table:table-cell table:formula="of:=HEX2DEC(MID([.G7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AA</text:p>
          </table:table-cell>
          <table:table-cell table:formula="of:=CONCATENATE(&quot;(&quot;;ROUND([.N75]);&quot;,&quot;;ROUND([.O75]);&quot;,&quot;;ROUND([.P75]);&quot;)&quot;)" office:value-type="string" office:string-value="(40,24,-46)">
            <text:p>(40,24,-46)</text:p>
          </table:table-cell>
          <table:table-cell office:value-type="float" office:value="40.1">
            <text:p>40</text:p>
          </table:table-cell>
          <table:table-cell office:value-type="float" office:value="23.7">
            <text:p>24</text:p>
          </table:table-cell>
          <table:table-cell office:value-type="float" office:value="-45.8">
            <text:p>-46</text:p>
          </table:table-cell>
          <table:table-cell table:formula="of:=IF(AND([.O75]=0;[.P75]=0);IF([.N75]=0;&quot;Black&quot;;IF([.N75]=100;&quot;White&quot;;&quot;Gray&quot;));IF(ABS([.O75])&gt;ABS([.P75]);IF([.O75]&lt;0;&quot;Green&quot;;&quot;Red&quot;);IF(ABS([.O75])&lt;ABS([.P75]);IF([.P75]&lt;0;&quot;Blue&quot;;&quot;Yellow&quot;);&quot;None&quot;)) )" office:value-type="string" office:string-value="Blue">
            <text:p>Blue</text:p>
          </table:table-cell>
          <table:table-cell table:formula="of:=IF(AND([.O75]=0;[.P75]=0);IF([.N75]=0;&quot;&quot;;IF([.N75]=100;&quot;&quot;;&quot;&quot;));IF(ABS([.O75])&gt;ABS([.P75]);IF([.P75]&lt;0;&quot;Blue&quot;;&quot;Yellow&quot;);IF(ABS([.O75])&lt;ABS([.P75]);IF([.O75]&lt;0;&quot;Green&quot;;&quot;Red&quot;);&quot;None&quot;)) )" office:value-type="string" office:string-value="Red">
            <text:p>Red</text:p>
          </table:table-cell>
          <table:table-cell table:formula="of:=0.2126*[.H75] + 0.7152*[.I75] + 0.0722*[.J75]" office:value-type="float" office:value="91.137">
            <text:p>91.14</text:p>
          </table:table-cell>
          <table:table-cell table:formula="of:=MOD(60*IF([.Z75]=[.AA75];0;IF([.W75]=[.AA75];([.X75]-[.Y75])/([.AA75]-[.Z75]);IF([.X75]=[.AA75];2+([.Y75]-[.W75])/([.AA75]-[.Z75]);4+([.W75]-[.X75])/([.AA75]-[.Z75]))));360)" office:value-type="float" office:value="240">
            <text:p>240</text:p>
          </table:table-cell>
          <table:table-cell table:formula="of:=IF([.Z75]=[.AA75];0;IF([.V75]&lt;0.5;([.AA75]-[.Z75])/([.Z75]+[.AA75]);([.AA75]-[.Z75])/(2-[.AA75]-[.Z75])))" office:value-type="float" office:value="0.333333333333333">
            <text:p>0.33</text:p>
          </table:table-cell>
          <table:table-cell table:formula="of:=([.Z75]+[.AA75])/2" office:value-type="float" office:value="0.5">
            <text:p>0.5</text:p>
          </table:table-cell>
          <table:table-cell table:formula="of:=[.H75]/255" office:value-type="float" office:value="0.333333333333333">
            <text:p>0.33</text:p>
          </table:table-cell>
          <table:table-cell table:formula="of:=[.I75]/255" office:value-type="float" office:value="0.333333333333333">
            <text:p>0.33</text:p>
          </table:table-cell>
          <table:table-cell table:formula="of:=[.J75]/255" office:value-type="float" office:value="0.666666666666667">
            <text:p>0.67</text:p>
          </table:table-cell>
          <table:table-cell table:formula="of:=MIN([.W75];[.X75];[.Y75])" office:value-type="float" office:value="0.333333333333333">
            <text:p>0.33</text:p>
          </table:table-cell>
          <table:table-cell table:formula="of:=MAX([.W75];[.X75];[.Y75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FF</text:p>
          </table:table-cell>
          <table:table-cell table:formula="of:=HEX2DEC(MID([.G76];2;2))" office:value-type="float" office:value="85">
            <text:p>85</text:p>
          </table:table-cell>
          <table:table-cell table:formula="of:=HEX2DEC(MID([.G76];4;2))" office:value-type="float" office:value="85">
            <text:p>85</text:p>
          </table:table-cell>
          <table:table-cell table:formula="of:=HEX2DEC(MID([.G7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FF</text:p>
          </table:table-cell>
          <table:table-cell table:formula="of:=CONCATENATE(&quot;(&quot;;ROUND([.N76]);&quot;,&quot;;ROUND([.O76]);&quot;,&quot;;ROUND([.P76]);&quot;)&quot;)" office:value-type="string" office:string-value="(47,51,-84)">
            <text:p>(47,51,-84)</text:p>
          </table:table-cell>
          <table:table-cell office:value-type="float" office:value="46.5">
            <text:p>47</text:p>
          </table:table-cell>
          <table:table-cell office:value-type="float" office:value="51.1">
            <text:p>51</text:p>
          </table:table-cell>
          <table:table-cell office:value-type="float" office:value="-84.2">
            <text:p>-84</text:p>
          </table:table-cell>
          <table:table-cell table:formula="of:=IF(AND([.O76]=0;[.P76]=0);IF([.N76]=0;&quot;Black&quot;;IF([.N76]=100;&quot;White&quot;;&quot;Gray&quot;));IF(ABS([.O76])&gt;ABS([.P76]);IF([.O76]&lt;0;&quot;Green&quot;;&quot;Red&quot;);IF(ABS([.O76])&lt;ABS([.P76]);IF([.P76]&lt;0;&quot;Blue&quot;;&quot;Yellow&quot;);&quot;None&quot;)) )" office:value-type="string" office:string-value="Blue">
            <text:p>Blue</text:p>
          </table:table-cell>
          <table:table-cell table:formula="of:=IF(AND([.O76]=0;[.P76]=0);IF([.N76]=0;&quot;&quot;;IF([.N76]=100;&quot;&quot;;&quot;&quot;));IF(ABS([.O76])&gt;ABS([.P76]);IF([.P76]&lt;0;&quot;Blue&quot;;&quot;Yellow&quot;);IF(ABS([.O76])&lt;ABS([.P76]);IF([.O76]&lt;0;&quot;Green&quot;;&quot;Red&quot;);&quot;None&quot;)) )" office:value-type="string" office:string-value="Red">
            <text:p>Red</text:p>
          </table:table-cell>
          <table:table-cell table:formula="of:=0.2126*[.H76] + 0.7152*[.I76] + 0.0722*[.J76]" office:value-type="float" office:value="97.274">
            <text:p>97.27</text:p>
          </table:table-cell>
          <table:table-cell table:formula="of:=MOD(60*IF([.Z76]=[.AA76];0;IF([.W76]=[.AA76];([.X76]-[.Y76])/([.AA76]-[.Z76]);IF([.X76]=[.AA76];2+([.Y76]-[.W76])/([.AA76]-[.Z76]);4+([.W76]-[.X76])/([.AA76]-[.Z76]))));360)" office:value-type="float" office:value="240">
            <text:p>240</text:p>
          </table:table-cell>
          <table:table-cell table:formula="of:=IF([.Z76]=[.AA76];0;IF([.V76]&lt;0.5;([.AA76]-[.Z76])/([.Z76]+[.AA76]);([.AA76]-[.Z76])/(2-[.AA76]-[.Z76])))" office:value-type="float" office:value="1">
            <text:p>1</text:p>
          </table:table-cell>
          <table:table-cell table:formula="of:=([.Z76]+[.AA76])/2" office:value-type="float" office:value="0.666666666666667">
            <text:p>0.67</text:p>
          </table:table-cell>
          <table:table-cell table:formula="of:=[.H76]/255" office:value-type="float" office:value="0.333333333333333">
            <text:p>0.33</text:p>
          </table:table-cell>
          <table:table-cell table:formula="of:=[.I76]/255" office:value-type="float" office:value="0.333333333333333">
            <text:p>0.33</text:p>
          </table:table-cell>
          <table:table-cell table:formula="of:=[.J76]/255" office:value-type="float" office:value="1">
            <text:p>1</text:p>
          </table:table-cell>
          <table:table-cell table:formula="of:=MIN([.W76];[.X76];[.Y76])" office:value-type="float" office:value="0.333333333333333">
            <text:p>0.33</text:p>
          </table:table-cell>
          <table:table-cell table:formula="of:=MAX([.W76];[.X76];[.Y76]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FF</text:p>
          </table:table-cell>
          <table:table-cell table:formula="of:=HEX2DEC(MID([.G77];2;2))" office:value-type="float" office:value="85">
            <text:p>85</text:p>
          </table:table-cell>
          <table:table-cell table:formula="of:=HEX2DEC(MID([.G77];4;2))" office:value-type="float" office:value="170">
            <text:p>170</text:p>
          </table:table-cell>
          <table:table-cell table:formula="of:=HEX2DEC(MID([.G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FF</text:p>
          </table:table-cell>
          <table:table-cell table:formula="of:=CONCATENATE(&quot;(&quot;;ROUND([.N77]);&quot;,&quot;;ROUND([.O77]);&quot;,&quot;;ROUND([.P77]);&quot;)&quot;)" office:value-type="string" office:string-value="(68,1,-50)">
            <text:p>(68,1,-50)</text:p>
          </table:table-cell>
          <table:table-cell office:value-type="float" office:value="67.9">
            <text:p>68</text:p>
          </table:table-cell>
          <table:table-cell office:value-type="float" office:value="0.5">
            <text:p>1</text:p>
          </table:table-cell>
          <table:table-cell office:value-type="float" office:value="-49.7">
            <text:p>-50</text:p>
          </table:table-cell>
          <table:table-cell table:formula="of:=IF(AND([.O77]=0;[.P77]=0);IF([.N77]=0;&quot;Black&quot;;IF([.N77]=100;&quot;White&quot;;&quot;Gray&quot;));IF(ABS([.O77])&gt;ABS([.P77]);IF([.O77]&lt;0;&quot;Green&quot;;&quot;Red&quot;);IF(ABS([.O77])&lt;ABS([.P77]);IF([.P77]&lt;0;&quot;Blue&quot;;&quot;Yellow&quot;);&quot;None&quot;)) )" office:value-type="string" office:string-value="Blue">
            <text:p>Blue</text:p>
          </table:table-cell>
          <table:table-cell table:formula="of:=IF(AND([.O77]=0;[.P77]=0);IF([.N77]=0;&quot;&quot;;IF([.N77]=100;&quot;&quot;;&quot;&quot;));IF(ABS([.O77])&gt;ABS([.P77]);IF([.P77]&lt;0;&quot;Blue&quot;;&quot;Yellow&quot;);IF(ABS([.O77])&lt;ABS([.P77]);IF([.O77]&lt;0;&quot;Green&quot;;&quot;Red&quot;);&quot;None&quot;)) )" office:value-type="string" office:string-value="Red">
            <text:p>Red</text:p>
          </table:table-cell>
          <table:table-cell table:formula="of:=0.2126*[.H77] + 0.7152*[.I77] + 0.0722*[.J77]" office:value-type="float" office:value="158.066">
            <text:p>158.07</text:p>
          </table:table-cell>
          <table:table-cell table:formula="of:=MOD(60*IF([.Z77]=[.AA77];0;IF([.W77]=[.AA77];([.X77]-[.Y77])/([.AA77]-[.Z77]);IF([.X77]=[.AA77];2+([.Y77]-[.W77])/([.AA77]-[.Z77]);4+([.W77]-[.X77])/([.AA77]-[.Z77]))));360)" office:value-type="float" office:value="210">
            <text:p>210</text:p>
          </table:table-cell>
          <table:table-cell table:formula="of:=IF([.Z77]=[.AA77];0;IF([.V77]&lt;0.5;([.AA77]-[.Z77])/([.Z77]+[.AA77]);([.AA77]-[.Z77])/(2-[.AA77]-[.Z77])))" office:value-type="float" office:value="1">
            <text:p>1</text:p>
          </table:table-cell>
          <table:table-cell table:formula="of:=([.Z77]+[.AA77])/2" office:value-type="float" office:value="0.666666666666667">
            <text:p>0.67</text:p>
          </table:table-cell>
          <table:table-cell table:formula="of:=[.H77]/255" office:value-type="float" office:value="0.333333333333333">
            <text:p>0.33</text:p>
          </table:table-cell>
          <table:table-cell table:formula="of:=[.I77]/255" office:value-type="float" office:value="0.666666666666667">
            <text:p>0.67</text:p>
          </table:table-cell>
          <table:table-cell table:formula="of:=[.J77]/255" office:value-type="float" office:value="1">
            <text:p>1</text:p>
          </table:table-cell>
          <table:table-cell table:formula="of:=MIN([.W77];[.X77];[.Y77])" office:value-type="float" office:value="0.333333333333333">
            <text:p>0.33</text:p>
          </table:table-cell>
          <table:table-cell table:formula="of:=MAX([.W77];[.X77];[.Y77])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FF</text:p>
          </table:table-cell>
          <table:table-cell table:formula="of:=HEX2DEC(MID([.G78];2;2))" office:value-type="float" office:value="170">
            <text:p>170</text:p>
          </table:table-cell>
          <table:table-cell table:formula="of:=HEX2DEC(MID([.G78];4;2))" office:value-type="float" office:value="85">
            <text:p>85</text:p>
          </table:table-cell>
          <table:table-cell table:formula="of:=HEX2DEC(MID([.G7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FF</text:p>
          </table:table-cell>
          <table:table-cell table:formula="of:=CONCATENATE(&quot;(&quot;;ROUND([.N78]);&quot;,&quot;;ROUND([.O78]);&quot;,&quot;;ROUND([.P78]);&quot;)&quot;)" office:value-type="string" office:string-value="(54,65,-71)">
            <text:p>(54,65,-71)</text:p>
          </table:table-cell>
          <table:table-cell office:value-type="float" office:value="54.3">
            <text:p>54</text:p>
          </table:table-cell>
          <table:table-cell office:value-type="float" office:value="64.9">
            <text:p>65</text:p>
          </table:table-cell>
          <table:table-cell office:value-type="float" office:value="-71.2">
            <text:p>-71</text:p>
          </table:table-cell>
          <table:table-cell table:formula="of:=IF(AND([.O78]=0;[.P78]=0);IF([.N78]=0;&quot;Black&quot;;IF([.N78]=100;&quot;White&quot;;&quot;Gray&quot;));IF(ABS([.O78])&gt;ABS([.P78]);IF([.O78]&lt;0;&quot;Green&quot;;&quot;Red&quot;);IF(ABS([.O78])&lt;ABS([.P78]);IF([.P78]&lt;0;&quot;Blue&quot;;&quot;Yellow&quot;);&quot;None&quot;)) )" office:value-type="string" office:string-value="Blue">
            <text:p>Blue</text:p>
          </table:table-cell>
          <table:table-cell table:formula="of:=IF(AND([.O78]=0;[.P78]=0);IF([.N78]=0;&quot;&quot;;IF([.N78]=100;&quot;&quot;;&quot;&quot;));IF(ABS([.O78])&gt;ABS([.P78]);IF([.P78]&lt;0;&quot;Blue&quot;;&quot;Yellow&quot;);IF(ABS([.O78])&lt;ABS([.P78]);IF([.O78]&lt;0;&quot;Green&quot;;&quot;Red&quot;);&quot;None&quot;)) )" office:value-type="string" office:string-value="Red">
            <text:p>Red</text:p>
          </table:table-cell>
          <table:table-cell table:formula="of:=0.2126*[.H78] + 0.7152*[.I78] + 0.0722*[.J78]" office:value-type="float" office:value="115.345">
            <text:p>115.35</text:p>
          </table:table-cell>
          <table:table-cell table:formula="of:=MOD(60*IF([.Z78]=[.AA78];0;IF([.W78]=[.AA78];([.X78]-[.Y78])/([.AA78]-[.Z78]);IF([.X78]=[.AA78];2+([.Y78]-[.W78])/([.AA78]-[.Z78]);4+([.W78]-[.X78])/([.AA78]-[.Z78]))));360)" office:value-type="float" office:value="270">
            <text:p>270</text:p>
          </table:table-cell>
          <table:table-cell table:formula="of:=IF([.Z78]=[.AA78];0;IF([.V78]&lt;0.5;([.AA78]-[.Z78])/([.Z78]+[.AA78]);([.AA78]-[.Z78])/(2-[.AA78]-[.Z78])))" office:value-type="float" office:value="1">
            <text:p>1</text:p>
          </table:table-cell>
          <table:table-cell table:formula="of:=([.Z78]+[.AA78])/2" office:value-type="float" office:value="0.666666666666667">
            <text:p>0.67</text:p>
          </table:table-cell>
          <table:table-cell table:formula="of:=[.H78]/255" office:value-type="float" office:value="0.666666666666667">
            <text:p>0.67</text:p>
          </table:table-cell>
          <table:table-cell table:formula="of:=[.I78]/255" office:value-type="float" office:value="0.333333333333333">
            <text:p>0.33</text:p>
          </table:table-cell>
          <table:table-cell table:formula="of:=[.J78]/255" office:value-type="float" office:value="1">
            <text:p>1</text:p>
          </table:table-cell>
          <table:table-cell table:formula="of:=MIN([.W78];[.X78];[.Y78])" office:value-type="float" office:value="0.333333333333333">
            <text:p>0.33</text:p>
          </table:table-cell>
          <table:table-cell table:formula="of:=MAX([.W78];[.X78];[.Y78]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FF</text:p>
          </table:table-cell>
          <table:table-cell table:formula="of:=HEX2DEC(MID([.G79];2;2))" office:value-type="float" office:value="170">
            <text:p>170</text:p>
          </table:table-cell>
          <table:table-cell table:formula="of:=HEX2DEC(MID([.G79];4;2))" office:value-type="float" office:value="170">
            <text:p>170</text:p>
          </table:table-cell>
          <table:table-cell table:formula="of:=HEX2DEC(MID([.G7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FF</text:p>
          </table:table-cell>
          <table:table-cell table:formula="of:=CONCATENATE(&quot;(&quot;;ROUND([.N79]);&quot;,&quot;;ROUND([.O79]);&quot;,&quot;;ROUND([.P79]);&quot;)&quot;)" office:value-type="string" office:string-value="(73,19,-42)">
            <text:p>(73,19,-42)</text:p>
          </table:table-cell>
          <table:table-cell office:value-type="float" office:value="72.6">
            <text:p>73</text:p>
          </table:table-cell>
          <table:table-cell office:value-type="float" office:value="19.1">
            <text:p>19</text:p>
          </table:table-cell>
          <table:table-cell office:value-type="float" office:value="-42.1">
            <text:p>-42</text:p>
          </table:table-cell>
          <table:table-cell table:formula="of:=IF(AND([.O79]=0;[.P79]=0);IF([.N79]=0;&quot;Black&quot;;IF([.N79]=100;&quot;White&quot;;&quot;Gray&quot;));IF(ABS([.O79])&gt;ABS([.P79]);IF([.O79]&lt;0;&quot;Green&quot;;&quot;Red&quot;);IF(ABS([.O79])&lt;ABS([.P79]);IF([.P79]&lt;0;&quot;Blue&quot;;&quot;Yellow&quot;);&quot;None&quot;)) )" office:value-type="string" office:string-value="Blue">
            <text:p>Blue</text:p>
          </table:table-cell>
          <table:table-cell table:formula="of:=IF(AND([.O79]=0;[.P79]=0);IF([.N79]=0;&quot;&quot;;IF([.N79]=100;&quot;&quot;;&quot;&quot;));IF(ABS([.O79])&gt;ABS([.P79]);IF([.P79]&lt;0;&quot;Blue&quot;;&quot;Yellow&quot;);IF(ABS([.O79])&lt;ABS([.P79]);IF([.O79]&lt;0;&quot;Green&quot;;&quot;Red&quot;);&quot;None&quot;)) )" office:value-type="string" office:string-value="Red">
            <text:p>Red</text:p>
          </table:table-cell>
          <table:table-cell table:formula="of:=0.2126*[.H79] + 0.7152*[.I79] + 0.0722*[.J79]" office:value-type="float" office:value="176.137">
            <text:p>176.14</text:p>
          </table:table-cell>
          <table:table-cell table:formula="of:=MOD(60*IF([.Z79]=[.AA79];0;IF([.W79]=[.AA79];([.X79]-[.Y79])/([.AA79]-[.Z79]);IF([.X79]=[.AA79];2+([.Y79]-[.W79])/([.AA79]-[.Z79]);4+([.W79]-[.X79])/([.AA79]-[.Z79]))));360)" office:value-type="float" office:value="240">
            <text:p>240</text:p>
          </table:table-cell>
          <table:table-cell table:formula="of:=IF([.Z79]=[.AA79];0;IF([.V79]&lt;0.5;([.AA79]-[.Z79])/([.Z79]+[.AA79]);([.AA79]-[.Z79])/(2-[.AA79]-[.Z79])))" office:value-type="float" office:value="1">
            <text:p>1</text:p>
          </table:table-cell>
          <table:table-cell table:formula="of:=([.Z79]+[.AA79])/2" office:value-type="float" office:value="0.833333333333333">
            <text:p>0.83</text:p>
          </table:table-cell>
          <table:table-cell table:formula="of:=[.H79]/255" office:value-type="float" office:value="0.666666666666667">
            <text:p>0.67</text:p>
          </table:table-cell>
          <table:table-cell table:formula="of:=[.I79]/255" office:value-type="float" office:value="0.666666666666667">
            <text:p>0.67</text:p>
          </table:table-cell>
          <table:table-cell table:formula="of:=[.J79]/255" office:value-type="float" office:value="1">
            <text:p>1</text:p>
          </table:table-cell>
          <table:table-cell table:formula="of:=MIN([.W79];[.X79];[.Y79])" office:value-type="float" office:value="0.666666666666667">
            <text:p>0.67</text:p>
          </table:table-cell>
          <table:table-cell table:formula="of:=MAX([.W79];[.X79];[.Y79])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79" table:number-columns-repeated="3"/>
          <table:table-cell table:style-name="ce88" office:value-type="string">
            <text:p>#AAAAAA</text:p>
          </table:table-cell>
          <table:table-cell table:formula="of:=HEX2DEC(MID([.G80];2;2))" office:value-type="float" office:value="170">
            <text:p>170</text:p>
          </table:table-cell>
          <table:table-cell table:formula="of:=HEX2DEC(MID([.G80];4;2))" office:value-type="float" office:value="170">
            <text:p>170</text:p>
          </table:table-cell>
          <table:table-cell table:formula="of:=HEX2DEC(MID([.G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AA</text:p>
          </table:table-cell>
          <table:table-cell table:formula="of:=CONCATENATE(&quot;(&quot;;ROUND([.N80]);&quot;,&quot;;ROUND([.O80]);&quot;,&quot;;ROUND([.P80]);&quot;)&quot;)" office:value-type="string" office:string-value="(70,0,0)">
            <text:p>(70,0,0)</text:p>
          </table:table-cell>
          <table:table-cell office:value-type="float" office:value="69.6">
            <text:p>70</text:p>
          </table:table-cell>
          <table:table-cell table:number-columns-repeated="2" office:value-type="float" office:value="0">
            <text:p>0</text:p>
          </table:table-cell>
          <table:table-cell table:formula="of:=IF(AND([.O80]=0;[.P80]=0);IF([.N80]=0;&quot;Black&quot;;IF([.N80]=100;&quot;White&quot;;&quot;Gray&quot;));IF(ABS([.O80])&gt;ABS([.P80]);IF([.O80]&lt;0;&quot;Green&quot;;&quot;Red&quot;);IF(ABS([.O80])&lt;ABS([.P80]);IF([.P80]&lt;0;&quot;Blue&quot;;&quot;Yellow&quot;);&quot;None&quot;)) )" office:value-type="string" office:string-value="Gray">
            <text:p>Gray</text:p>
          </table:table-cell>
          <table:table-cell table:formula="of:=IF(AND([.O80]=0;[.P80]=0);IF([.N80]=0;&quot;&quot;;IF([.N80]=100;&quot;&quot;;&quot;&quot;));IF(ABS([.O80])&gt;ABS([.P80]);IF([.P80]&lt;0;&quot;Blue&quot;;&quot;Yellow&quot;);IF(ABS([.O80])&lt;ABS([.P80]);IF([.O80]&lt;0;&quot;Green&quot;;&quot;Red&quot;);&quot;None&quot;)) )">
            <text:p/>
          </table:table-cell>
          <table:table-cell table:formula="of:=0.2126*[.H80] + 0.7152*[.I80] + 0.0722*[.J80]" office:value-type="float" office:value="170">
            <text:p>170</text:p>
          </table:table-cell>
          <table:table-cell table:formula="of:=MOD(60*IF([.Z80]=[.AA80];0;IF([.W80]=[.AA80];([.X80]-[.Y80])/([.AA80]-[.Z80]);IF([.X80]=[.AA80];2+([.Y80]-[.W80])/([.AA80]-[.Z80]);4+([.W80]-[.X80])/([.AA80]-[.Z80]))));360)" office:value-type="float" office:value="0">
            <text:p>0</text:p>
          </table:table-cell>
          <table:table-cell table:formula="of:=IF([.Z80]=[.AA80];0;IF([.V80]&lt;0.5;([.AA80]-[.Z80])/([.Z80]+[.AA80]);([.AA80]-[.Z80])/(2-[.AA80]-[.Z80])))" office:value-type="float" office:value="0">
            <text:p>0</text:p>
          </table:table-cell>
          <table:table-cell table:formula="of:=([.Z80]+[.AA80])/2" office:value-type="float" office:value="0.666666666666667">
            <text:p>0.67</text:p>
          </table:table-cell>
          <table:table-cell table:formula="of:=[.H80]/255" office:value-type="float" office:value="0.666666666666667">
            <text:p>0.67</text:p>
          </table:table-cell>
          <table:table-cell table:formula="of:=[.I80]/255" office:value-type="float" office:value="0.666666666666667">
            <text:p>0.67</text:p>
          </table:table-cell>
          <table:table-cell table:formula="of:=[.J80]/255" office:value-type="float" office:value="0.666666666666667">
            <text:p>0.67</text:p>
          </table:table-cell>
          <table:table-cell table:formula="of:=MIN([.W80];[.X80];[.Y80])" office:value-type="float" office:value="0.666666666666667">
            <text:p>0.67</text:p>
          </table:table-cell>
          <table:table-cell table:formula="of:=MAX([.W80];[.X80];[.Y80])" office:value-type="float" office:value="0.666666666666667">
            <text:p>0.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79" table:number-columns-repeated="3"/>
          <table:table-cell table:style-name="ce88" office:value-type="string">
            <text:p>#555555</text:p>
          </table:table-cell>
          <table:table-cell table:formula="of:=HEX2DEC(MID([.G81];2;2))" office:value-type="float" office:value="85">
            <text:p>85</text:p>
          </table:table-cell>
          <table:table-cell table:formula="of:=HEX2DEC(MID([.G81];4;2))" office:value-type="float" office:value="85">
            <text:p>85</text:p>
          </table:table-cell>
          <table:table-cell table:formula="of:=HEX2DEC(MID([.G8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55</text:p>
          </table:table-cell>
          <table:table-cell table:formula="of:=CONCATENATE(&quot;(&quot;;ROUND([.N81]);&quot;,&quot;;ROUND([.O81]);&quot;,&quot;;ROUND([.P81]);&quot;)&quot;)" office:value-type="string" office:string-value="(36,0,0)">
            <text:p>(36,0,0)</text:p>
          </table:table-cell>
          <table:table-cell office:value-type="float" office:value="36.1">
            <text:p>36</text:p>
          </table:table-cell>
          <table:table-cell table:number-columns-repeated="2" office:value-type="float" office:value="0">
            <text:p>0</text:p>
          </table:table-cell>
          <table:table-cell table:formula="of:=IF(AND([.O81]=0;[.P81]=0);IF([.N81]=0;&quot;Black&quot;;IF([.N81]=100;&quot;White&quot;;&quot;Gray&quot;));IF(ABS([.O81])&gt;ABS([.P81]);IF([.O81]&lt;0;&quot;Green&quot;;&quot;Red&quot;);IF(ABS([.O81])&lt;ABS([.P81]);IF([.P81]&lt;0;&quot;Blue&quot;;&quot;Yellow&quot;);&quot;None&quot;)) )" office:value-type="string" office:string-value="Gray">
            <text:p>Gray</text:p>
          </table:table-cell>
          <table:table-cell table:formula="of:=IF(AND([.O81]=0;[.P81]=0);IF([.N81]=0;&quot;&quot;;IF([.N81]=100;&quot;&quot;;&quot;&quot;));IF(ABS([.O81])&gt;ABS([.P81]);IF([.P81]&lt;0;&quot;Blue&quot;;&quot;Yellow&quot;);IF(ABS([.O81])&lt;ABS([.P81]);IF([.O81]&lt;0;&quot;Green&quot;;&quot;Red&quot;);&quot;None&quot;)) )">
            <text:p/>
          </table:table-cell>
          <table:table-cell table:formula="of:=0.2126*[.H81] + 0.7152*[.I81] + 0.0722*[.J81]" office:value-type="float" office:value="85">
            <text:p>85</text:p>
          </table:table-cell>
          <table:table-cell table:formula="of:=MOD(60*IF([.Z81]=[.AA81];0;IF([.W81]=[.AA81];([.X81]-[.Y81])/([.AA81]-[.Z81]);IF([.X81]=[.AA81];2+([.Y81]-[.W81])/([.AA81]-[.Z81]);4+([.W81]-[.X81])/([.AA81]-[.Z81]))));360)" office:value-type="float" office:value="0">
            <text:p>0</text:p>
          </table:table-cell>
          <table:table-cell table:formula="of:=IF([.Z81]=[.AA81];0;IF([.V81]&lt;0.5;([.AA81]-[.Z81])/([.Z81]+[.AA81]);([.AA81]-[.Z81])/(2-[.AA81]-[.Z81])))" office:value-type="float" office:value="0">
            <text:p>0</text:p>
          </table:table-cell>
          <table:table-cell table:formula="of:=([.Z81]+[.AA81])/2" office:value-type="float" office:value="0.333333333333333">
            <text:p>0.33</text:p>
          </table:table-cell>
          <table:table-cell table:formula="of:=[.H81]/255" office:value-type="float" office:value="0.333333333333333">
            <text:p>0.33</text:p>
          </table:table-cell>
          <table:table-cell table:formula="of:=[.I81]/255" office:value-type="float" office:value="0.333333333333333">
            <text:p>0.33</text:p>
          </table:table-cell>
          <table:table-cell table:formula="of:=[.J81]/255" office:value-type="float" office:value="0.333333333333333">
            <text:p>0.33</text:p>
          </table:table-cell>
          <table:table-cell table:formula="of:=MIN([.W81];[.X81];[.Y81])" office:value-type="float" office:value="0.333333333333333">
            <text:p>0.33</text:p>
          </table:table-cell>
          <table:table-cell table:formula="of:=MAX([.W81];[.X81];[.Y81])" office:value-type="float" office:value="0.333333333333333">
            <text:p>0.33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79" table:number-columns-repeated="3"/>
          <table:table-cell table:style-name="ce88" office:value-type="string">
            <text:p>#00FFFF</text:p>
          </table:table-cell>
          <table:table-cell table:formula="of:=HEX2DEC(MID([.G82];2;2))" office:value-type="float" office:value="0">
            <text:p>0</text:p>
          </table:table-cell>
          <table:table-cell table:formula="of:=HEX2DEC(MID([.G82];4;2))" office:value-type="float" office:value="255">
            <text:p>255</text:p>
          </table:table-cell>
          <table:table-cell table:formula="of:=HEX2DEC(MID([.G8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FF</text:p>
          </table:table-cell>
          <table:table-cell table:formula="of:=CONCATENATE(&quot;(&quot;;ROUND([.N82]);&quot;,&quot;;ROUND([.O82]);&quot;,&quot;;ROUND([.P82]);&quot;)&quot;)" office:value-type="string" office:string-value="(91,-48,-14)">
            <text:p>(91,-48,-14)</text:p>
          </table:table-cell>
          <table:table-cell office:value-type="float" office:value="91.1">
            <text:p>91</text:p>
          </table:table-cell>
          <table:table-cell office:value-type="float" office:value="-48.1">
            <text:p>-48</text:p>
          </table:table-cell>
          <table:table-cell office:value-type="float" office:value="-14.1">
            <text:p>-14</text:p>
          </table:table-cell>
          <table:table-cell table:formula="of:=IF(AND([.O82]=0;[.P82]=0);IF([.N82]=0;&quot;Black&quot;;IF([.N82]=100;&quot;White&quot;;&quot;Gray&quot;));IF(ABS([.O82])&gt;ABS([.P82]);IF([.O82]&lt;0;&quot;Green&quot;;&quot;Red&quot;);IF(ABS([.O82])&lt;ABS([.P82]);IF([.P82]&lt;0;&quot;Blue&quot;;&quot;Yellow&quot;);&quot;None&quot;)) )" office:value-type="string" office:string-value="Green">
            <text:p>Green</text:p>
          </table:table-cell>
          <table:table-cell table:formula="of:=IF(AND([.O82]=0;[.P82]=0);IF([.N82]=0;&quot;&quot;;IF([.N82]=100;&quot;&quot;;&quot;&quot;));IF(ABS([.O82])&gt;ABS([.P82]);IF([.P82]&lt;0;&quot;Blue&quot;;&quot;Yellow&quot;);IF(ABS([.O82])&lt;ABS([.P82]);IF([.O82]&lt;0;&quot;Green&quot;;&quot;Red&quot;);&quot;None&quot;)) )" office:value-type="string" office:string-value="Blue">
            <text:p>Blue</text:p>
          </table:table-cell>
          <table:table-cell table:formula="of:=0.2126*[.H82] + 0.7152*[.I82] + 0.0722*[.J82]" office:value-type="float" office:value="200.787">
            <text:p>200.79</text:p>
          </table:table-cell>
          <table:table-cell table:formula="of:=MOD(60*IF([.Z82]=[.AA82];0;IF([.W82]=[.AA82];([.X82]-[.Y82])/([.AA82]-[.Z82]);IF([.X82]=[.AA82];2+([.Y82]-[.W82])/([.AA82]-[.Z82]);4+([.W82]-[.X82])/([.AA82]-[.Z82]))));360)" office:value-type="float" office:value="180">
            <text:p>180</text:p>
          </table:table-cell>
          <table:table-cell table:formula="of:=IF([.Z82]=[.AA82];0;IF([.V82]&lt;0.5;([.AA82]-[.Z82])/([.Z82]+[.AA82]);([.AA82]-[.Z82])/(2-[.AA82]-[.Z82])))" office:value-type="float" office:value="1">
            <text:p>1</text:p>
          </table:table-cell>
          <table:table-cell table:formula="of:=([.Z82]+[.AA82])/2" office:value-type="float" office:value="0.5">
            <text:p>0.5</text:p>
          </table:table-cell>
          <table:table-cell table:formula="of:=[.H82]/255" office:value-type="float" office:value="0">
            <text:p>0</text:p>
          </table:table-cell>
          <table:table-cell table:formula="of:=[.I82]/255" office:value-type="float" office:value="1">
            <text:p>1</text:p>
          </table:table-cell>
          <table:table-cell table:formula="of:=[.J82]/255" office:value-type="float" office:value="1">
            <text:p>1</text:p>
          </table:table-cell>
          <table:table-cell table:formula="of:=MIN([.W82];[.X82];[.Y82])" office:value-type="float" office:value="0">
            <text:p>0</text:p>
          </table:table-cell>
          <table:table-cell table:formula="of:=MAX([.W82];[.X82];[.Y82])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79" table:number-columns-repeated="3"/>
          <table:table-cell table:style-name="ce88" office:value-type="string">
            <text:p>#00AAAA</text:p>
          </table:table-cell>
          <table:table-cell table:formula="of:=HEX2DEC(MID([.G83];2;2))" office:value-type="float" office:value="0">
            <text:p>0</text:p>
          </table:table-cell>
          <table:table-cell table:formula="of:=HEX2DEC(MID([.G83];4;2))" office:value-type="float" office:value="170">
            <text:p>170</text:p>
          </table:table-cell>
          <table:table-cell table:formula="of:=HEX2DEC(MID([.G8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AA</text:p>
          </table:table-cell>
          <table:table-cell table:formula="of:=CONCATENATE(&quot;(&quot;;ROUND([.N83]);&quot;,&quot;;ROUND([.O83]);&quot;,&quot;;ROUND([.P83]);&quot;)&quot;)" office:value-type="string" office:string-value="(63,-36,-10)">
            <text:p>(63,-36,-10)</text:p>
          </table:table-cell>
          <table:table-cell office:value-type="float" office:value="63.1">
            <text:p>63</text:p>
          </table:table-cell>
          <table:table-cell office:value-type="float" office:value="-35.5">
            <text:p>-36</text:p>
          </table:table-cell>
          <table:table-cell office:value-type="float" office:value="-10.4">
            <text:p>-10</text:p>
          </table:table-cell>
          <table:table-cell table:formula="of:=IF(AND([.O83]=0;[.P83]=0);IF([.N83]=0;&quot;Black&quot;;IF([.N83]=100;&quot;White&quot;;&quot;Gray&quot;));IF(ABS([.O83])&gt;ABS([.P83]);IF([.O83]&lt;0;&quot;Green&quot;;&quot;Red&quot;);IF(ABS([.O83])&lt;ABS([.P83]);IF([.P83]&lt;0;&quot;Blue&quot;;&quot;Yellow&quot;);&quot;None&quot;)) )" office:value-type="string" office:string-value="Green">
            <text:p>Green</text:p>
          </table:table-cell>
          <table:table-cell table:formula="of:=IF(AND([.O83]=0;[.P83]=0);IF([.N83]=0;&quot;&quot;;IF([.N83]=100;&quot;&quot;;&quot;&quot;));IF(ABS([.O83])&gt;ABS([.P83]);IF([.P83]&lt;0;&quot;Blue&quot;;&quot;Yellow&quot;);IF(ABS([.O83])&lt;ABS([.P83]);IF([.O83]&lt;0;&quot;Green&quot;;&quot;Red&quot;);&quot;None&quot;)) )" office:value-type="string" office:string-value="Blue">
            <text:p>Blue</text:p>
          </table:table-cell>
          <table:table-cell table:formula="of:=0.2126*[.H83] + 0.7152*[.I83] + 0.0722*[.J83]" office:value-type="float" office:value="133.858">
            <text:p>133.86</text:p>
          </table:table-cell>
          <table:table-cell table:formula="of:=MOD(60*IF([.Z83]=[.AA83];0;IF([.W83]=[.AA83];([.X83]-[.Y83])/([.AA83]-[.Z83]);IF([.X83]=[.AA83];2+([.Y83]-[.W83])/([.AA83]-[.Z83]);4+([.W83]-[.X83])/([.AA83]-[.Z83]))));360)" office:value-type="float" office:value="180">
            <text:p>180</text:p>
          </table:table-cell>
          <table:table-cell table:formula="of:=IF([.Z83]=[.AA83];0;IF([.V83]&lt;0.5;([.AA83]-[.Z83])/([.Z83]+[.AA83]);([.AA83]-[.Z83])/(2-[.AA83]-[.Z83])))" office:value-type="float" office:value="1">
            <text:p>1</text:p>
          </table:table-cell>
          <table:table-cell table:formula="of:=([.Z83]+[.AA83])/2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[.I83]/255" office:value-type="float" office:value="0.666666666666667">
            <text:p>0.67</text:p>
          </table:table-cell>
          <table:table-cell table:formula="of:=[.J83]/255" office:value-type="float" office:value="0.666666666666667">
            <text:p>0.67</text:p>
          </table:table-cell>
          <table:table-cell table:formula="of:=MIN([.W83];[.X83];[.Y83])" office:value-type="float" office:value="0">
            <text:p>0</text:p>
          </table:table-cell>
          <table:table-cell table:formula="of:=MAX([.W83];[.X83];[.Y83])" office:value-type="float" office:value="0.666666666666667">
            <text:p>0.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79" table:number-columns-repeated="3"/>
          <table:table-cell table:style-name="ce88" office:value-type="string">
            <text:p>#005555</text:p>
          </table:table-cell>
          <table:table-cell table:formula="of:=HEX2DEC(MID([.G84];2;2))" office:value-type="float" office:value="0">
            <text:p>0</text:p>
          </table:table-cell>
          <table:table-cell table:formula="of:=HEX2DEC(MID([.G84];4;2))" office:value-type="float" office:value="85">
            <text:p>85</text:p>
          </table:table-cell>
          <table:table-cell table:formula="of:=HEX2DEC(MID([.G8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55</text:p>
          </table:table-cell>
          <table:table-cell table:formula="of:=CONCATENATE(&quot;(&quot;;ROUND([.N84]);&quot;,&quot;;ROUND([.O84]);&quot;,&quot;;ROUND([.P84]);&quot;)&quot;)" office:value-type="string" office:string-value="(32,-22,-6)">
            <text:p>(32,-22,-6)</text:p>
          </table:table-cell>
          <table:table-cell office:value-type="float" office:value="32.2">
            <text:p>32</text:p>
          </table:table-cell>
          <table:table-cell office:value-type="float" office:value="-21.6">
            <text:p>-22</text:p>
          </table:table-cell>
          <table:table-cell office:value-type="float" office:value="-6.4">
            <text:p>-6</text:p>
          </table:table-cell>
          <table:table-cell table:formula="of:=IF(AND([.O84]=0;[.P84]=0);IF([.N84]=0;&quot;Black&quot;;IF([.N84]=100;&quot;White&quot;;&quot;Gray&quot;));IF(ABS([.O84])&gt;ABS([.P84]);IF([.O84]&lt;0;&quot;Green&quot;;&quot;Red&quot;);IF(ABS([.O84])&lt;ABS([.P84]);IF([.P84]&lt;0;&quot;Blue&quot;;&quot;Yellow&quot;);&quot;None&quot;)) )" office:value-type="string" office:string-value="Green">
            <text:p>Green</text:p>
          </table:table-cell>
          <table:table-cell table:formula="of:=IF(AND([.O84]=0;[.P84]=0);IF([.N84]=0;&quot;&quot;;IF([.N84]=100;&quot;&quot;;&quot;&quot;));IF(ABS([.O84])&gt;ABS([.P84]);IF([.P84]&lt;0;&quot;Blue&quot;;&quot;Yellow&quot;);IF(ABS([.O84])&lt;ABS([.P84]);IF([.O84]&lt;0;&quot;Green&quot;;&quot;Red&quot;);&quot;None&quot;)) )" office:value-type="string" office:string-value="Blue">
            <text:p>Blue</text:p>
          </table:table-cell>
          <table:table-cell table:formula="of:=0.2126*[.H84] + 0.7152*[.I84] + 0.0722*[.J84]" office:value-type="float" office:value="66.929">
            <text:p>66.93</text:p>
          </table:table-cell>
          <table:table-cell table:formula="of:=MOD(60*IF([.Z84]=[.AA84];0;IF([.W84]=[.AA84];([.X84]-[.Y84])/([.AA84]-[.Z84]);IF([.X84]=[.AA84];2+([.Y84]-[.W84])/([.AA84]-[.Z84]);4+([.W84]-[.X84])/([.AA84]-[.Z84]))));360)" office:value-type="float" office:value="180">
            <text:p>180</text:p>
          </table:table-cell>
          <table:table-cell table:formula="of:=IF([.Z84]=[.AA84];0;IF([.V84]&lt;0.5;([.AA84]-[.Z84])/([.Z84]+[.AA84]);([.AA84]-[.Z84])/(2-[.AA84]-[.Z84])))" office:value-type="float" office:value="1">
            <text:p>1</text:p>
          </table:table-cell>
          <table:table-cell table:formula="of:=([.Z84]+[.AA84])/2" office:value-type="float" office:value="0.166666666666667">
            <text:p>0.17</text:p>
          </table:table-cell>
          <table:table-cell table:formula="of:=[.H84]/255" office:value-type="float" office:value="0">
            <text:p>0</text:p>
          </table:table-cell>
          <table:table-cell table:formula="of:=[.I84]/255" office:value-type="float" office:value="0.333333333333333">
            <text:p>0.33</text:p>
          </table:table-cell>
          <table:table-cell table:formula="of:=[.J84]/255" office:value-type="float" office:value="0.333333333333333">
            <text:p>0.33</text:p>
          </table:table-cell>
          <table:table-cell table:formula="of:=MIN([.W84];[.X84];[.Y84])" office:value-type="float" office:value="0">
            <text:p>0</text:p>
          </table:table-cell>
          <table:table-cell table:formula="of:=MAX([.W84];[.X84];[.Y84])" office:value-type="float" office:value="0.333333333333333">
            <text:p>0.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AA</text:p>
          </table:table-cell>
          <table:table-cell table:formula="of:=HEX2DEC(MID([.G85];2;2))" office:value-type="float" office:value="85">
            <text:p>85</text:p>
          </table:table-cell>
          <table:table-cell table:formula="of:=HEX2DEC(MID([.G85];4;2))" office:value-type="float" office:value="170">
            <text:p>170</text:p>
          </table:table-cell>
          <table:table-cell table:formula="of:=HEX2DEC(MID([.G8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AA</text:p>
          </table:table-cell>
          <table:table-cell table:formula="of:=CONCATENATE(&quot;(&quot;;ROUND([.N85]);&quot;,&quot;;ROUND([.O85]);&quot;,&quot;;ROUND([.P85]);&quot;)&quot;)" office:value-type="string" office:string-value="(65,-26,-8)">
            <text:p>(65,-26,-8)</text:p>
          </table:table-cell>
          <table:table-cell office:value-type="float" office:value="64.6">
            <text:p>65</text:p>
          </table:table-cell>
          <table:table-cell office:value-type="float" office:value="-25.6">
            <text:p>-26</text:p>
          </table:table-cell>
          <table:table-cell office:value-type="float" office:value="-7.9">
            <text:p>-8</text:p>
          </table:table-cell>
          <table:table-cell table:formula="of:=IF(AND([.O85]=0;[.P85]=0);IF([.N85]=0;&quot;Black&quot;;IF([.N85]=100;&quot;White&quot;;&quot;Gray&quot;));IF(ABS([.O85])&gt;ABS([.P85]);IF([.O85]&lt;0;&quot;Green&quot;;&quot;Red&quot;);IF(ABS([.O85])&lt;ABS([.P85]);IF([.P85]&lt;0;&quot;Blue&quot;;&quot;Yellow&quot;);&quot;None&quot;)) )" office:value-type="string" office:string-value="Green">
            <text:p>Green</text:p>
          </table:table-cell>
          <table:table-cell table:formula="of:=IF(AND([.O85]=0;[.P85]=0);IF([.N85]=0;&quot;&quot;;IF([.N85]=100;&quot;&quot;;&quot;&quot;));IF(ABS([.O85])&gt;ABS([.P85]);IF([.P85]&lt;0;&quot;Blue&quot;;&quot;Yellow&quot;);IF(ABS([.O85])&lt;ABS([.P85]);IF([.O85]&lt;0;&quot;Green&quot;;&quot;Red&quot;);&quot;None&quot;)) )" office:value-type="string" office:string-value="Blue">
            <text:p>Blue</text:p>
          </table:table-cell>
          <table:table-cell table:formula="of:=0.2126*[.H85] + 0.7152*[.I85] + 0.0722*[.J85]" office:value-type="float" office:value="151.929">
            <text:p>151.93</text:p>
          </table:table-cell>
          <table:table-cell table:formula="of:=MOD(60*IF([.Z85]=[.AA85];0;IF([.W85]=[.AA85];([.X85]-[.Y85])/([.AA85]-[.Z85]);IF([.X85]=[.AA85];2+([.Y85]-[.W85])/([.AA85]-[.Z85]);4+([.W85]-[.X85])/([.AA85]-[.Z85]))));360)" office:value-type="float" office:value="180">
            <text:p>180</text:p>
          </table:table-cell>
          <table:table-cell table:formula="of:=IF([.Z85]=[.AA85];0;IF([.V85]&lt;0.5;([.AA85]-[.Z85])/([.Z85]+[.AA85]);([.AA85]-[.Z85])/(2-[.AA85]-[.Z85])))" office:value-type="float" office:value="0.333333333333333">
            <text:p>0.33</text:p>
          </table:table-cell>
          <table:table-cell table:formula="of:=([.Z85]+[.AA85])/2" office:value-type="float" office:value="0.5">
            <text:p>0.5</text:p>
          </table:table-cell>
          <table:table-cell table:formula="of:=[.H85]/255" office:value-type="float" office:value="0.333333333333333">
            <text:p>0.33</text:p>
          </table:table-cell>
          <table:table-cell table:formula="of:=[.I85]/255" office:value-type="float" office:value="0.666666666666667">
            <text:p>0.67</text:p>
          </table:table-cell>
          <table:table-cell table:formula="of:=[.J85]/255" office:value-type="float" office:value="0.666666666666667">
            <text:p>0.67</text:p>
          </table:table-cell>
          <table:table-cell table:formula="of:=MIN([.W85];[.X85];[.Y85])" office:value-type="float" office:value="0.333333333333333">
            <text:p>0.33</text:p>
          </table:table-cell>
          <table:table-cell table:formula="of:=MAX([.W85];[.X85];[.Y85])" office:value-type="float" office:value="0.666666666666667">
            <text:p>0.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FF</text:p>
          </table:table-cell>
          <table:table-cell table:formula="of:=HEX2DEC(MID([.G86];2;2))" office:value-type="float" office:value="85">
            <text:p>85</text:p>
          </table:table-cell>
          <table:table-cell table:formula="of:=HEX2DEC(MID([.G86];4;2))" office:value-type="float" office:value="255">
            <text:p>255</text:p>
          </table:table-cell>
          <table:table-cell table:formula="of:=HEX2DEC(MID([.G8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FF</text:p>
          </table:table-cell>
          <table:table-cell table:formula="of:=CONCATENATE(&quot;(&quot;;ROUND([.N86]);&quot;,&quot;;ROUND([.O86]);&quot;,&quot;;ROUND([.P86]);&quot;)&quot;)" office:value-type="string" office:string-value="(92,-42,-13)">
            <text:p>(92,-42,-13)</text:p>
          </table:table-cell>
          <table:table-cell office:value-type="float" office:value="92">
            <text:p>92</text:p>
          </table:table-cell>
          <table:table-cell office:value-type="float" office:value="-42.4">
            <text:p>-42</text:p>
          </table:table-cell>
          <table:table-cell office:value-type="float" office:value="-12.7">
            <text:p>-13</text:p>
          </table:table-cell>
          <table:table-cell table:formula="of:=IF(AND([.O86]=0;[.P86]=0);IF([.N86]=0;&quot;Black&quot;;IF([.N86]=100;&quot;White&quot;;&quot;Gray&quot;));IF(ABS([.O86])&gt;ABS([.P86]);IF([.O86]&lt;0;&quot;Green&quot;;&quot;Red&quot;);IF(ABS([.O86])&lt;ABS([.P86]);IF([.P86]&lt;0;&quot;Blue&quot;;&quot;Yellow&quot;);&quot;None&quot;)) )" office:value-type="string" office:string-value="Green">
            <text:p>Green</text:p>
          </table:table-cell>
          <table:table-cell table:formula="of:=IF(AND([.O86]=0;[.P86]=0);IF([.N86]=0;&quot;&quot;;IF([.N86]=100;&quot;&quot;;&quot;&quot;));IF(ABS([.O86])&gt;ABS([.P86]);IF([.P86]&lt;0;&quot;Blue&quot;;&quot;Yellow&quot;);IF(ABS([.O86])&lt;ABS([.P86]);IF([.O86]&lt;0;&quot;Green&quot;;&quot;Red&quot;);&quot;None&quot;)) )" office:value-type="string" office:string-value="Blue">
            <text:p>Blue</text:p>
          </table:table-cell>
          <table:table-cell table:formula="of:=0.2126*[.H86] + 0.7152*[.I86] + 0.0722*[.J86]" office:value-type="float" office:value="218.858">
            <text:p>218.86</text:p>
          </table:table-cell>
          <table:table-cell table:formula="of:=MOD(60*IF([.Z86]=[.AA86];0;IF([.W86]=[.AA86];([.X86]-[.Y86])/([.AA86]-[.Z86]);IF([.X86]=[.AA86];2+([.Y86]-[.W86])/([.AA86]-[.Z86]);4+([.W86]-[.X86])/([.AA86]-[.Z86]))));360)" office:value-type="float" office:value="180">
            <text:p>180</text:p>
          </table:table-cell>
          <table:table-cell table:formula="of:=IF([.Z86]=[.AA86];0;IF([.V86]&lt;0.5;([.AA86]-[.Z86])/([.Z86]+[.AA86]);([.AA86]-[.Z86])/(2-[.AA86]-[.Z86])))" office:value-type="float" office:value="1">
            <text:p>1</text:p>
          </table:table-cell>
          <table:table-cell table:formula="of:=([.Z86]+[.AA86])/2" office:value-type="float" office:value="0.666666666666667">
            <text:p>0.67</text:p>
          </table:table-cell>
          <table:table-cell table:formula="of:=[.H86]/255" office:value-type="float" office:value="0.333333333333333">
            <text:p>0.33</text:p>
          </table:table-cell>
          <table:table-cell table:formula="of:=[.I86]/255" office:value-type="float" office:value="1">
            <text:p>1</text:p>
          </table:table-cell>
          <table:table-cell table:formula="of:=[.J86]/255" office:value-type="float" office:value="1">
            <text:p>1</text:p>
          </table:table-cell>
          <table:table-cell table:formula="of:=MIN([.W86];[.X86];[.Y86])" office:value-type="float" office:value="0.333333333333333">
            <text:p>0.33</text:p>
          </table:table-cell>
          <table:table-cell table:formula="of:=MAX([.W86];[.X86];[.Y86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FF</text:p>
          </table:table-cell>
          <table:table-cell table:formula="of:=HEX2DEC(MID([.G87];2;2))" office:value-type="float" office:value="170">
            <text:p>170</text:p>
          </table:table-cell>
          <table:table-cell table:formula="of:=HEX2DEC(MID([.G87];4;2))" office:value-type="float" office:value="255">
            <text:p>255</text:p>
          </table:table-cell>
          <table:table-cell table:formula="of:=HEX2DEC(MID([.G8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FF</text:p>
          </table:table-cell>
          <table:table-cell table:formula="of:=CONCATENATE(&quot;(&quot;;ROUND([.N87]);&quot;,&quot;;ROUND([.O87]);&quot;,&quot;;ROUND([.P87]);&quot;)&quot;)" office:value-type="string" office:string-value="(95,-26,-8)">
            <text:p>(95,-26,-8)</text:p>
          </table:table-cell>
          <table:table-cell office:value-type="float" office:value="94.9">
            <text:p>95</text:p>
          </table:table-cell>
          <table:table-cell office:value-type="float" office:value="-25.5">
            <text:p>-26</text:p>
          </table:table-cell>
          <table:table-cell office:value-type="float" office:value="-8.2">
            <text:p>-8</text:p>
          </table:table-cell>
          <table:table-cell table:formula="of:=IF(AND([.O87]=0;[.P87]=0);IF([.N87]=0;&quot;Black&quot;;IF([.N87]=100;&quot;White&quot;;&quot;Gray&quot;));IF(ABS([.O87])&gt;ABS([.P87]);IF([.O87]&lt;0;&quot;Green&quot;;&quot;Red&quot;);IF(ABS([.O87])&lt;ABS([.P87]);IF([.P87]&lt;0;&quot;Blue&quot;;&quot;Yellow&quot;);&quot;None&quot;)) )" office:value-type="string" office:string-value="Green">
            <text:p>Green</text:p>
          </table:table-cell>
          <table:table-cell table:formula="of:=IF(AND([.O87]=0;[.P87]=0);IF([.N87]=0;&quot;&quot;;IF([.N87]=100;&quot;&quot;;&quot;&quot;));IF(ABS([.O87])&gt;ABS([.P87]);IF([.P87]&lt;0;&quot;Blue&quot;;&quot;Yellow&quot;);IF(ABS([.O87])&lt;ABS([.P87]);IF([.O87]&lt;0;&quot;Green&quot;;&quot;Red&quot;);&quot;None&quot;)) )" office:value-type="string" office:string-value="Blue">
            <text:p>Blue</text:p>
          </table:table-cell>
          <table:table-cell table:formula="of:=0.2126*[.H87] + 0.7152*[.I87] + 0.0722*[.J87]" office:value-type="float" office:value="236.929">
            <text:p>236.93</text:p>
          </table:table-cell>
          <table:table-cell table:formula="of:=MOD(60*IF([.Z87]=[.AA87];0;IF([.W87]=[.AA87];([.X87]-[.Y87])/([.AA87]-[.Z87]);IF([.X87]=[.AA87];2+([.Y87]-[.W87])/([.AA87]-[.Z87]);4+([.W87]-[.X87])/([.AA87]-[.Z87]))));360)" office:value-type="float" office:value="180">
            <text:p>180</text:p>
          </table:table-cell>
          <table:table-cell table:formula="of:=IF([.Z87]=[.AA87];0;IF([.V87]&lt;0.5;([.AA87]-[.Z87])/([.Z87]+[.AA87]);([.AA87]-[.Z87])/(2-[.AA87]-[.Z87])))" office:value-type="float" office:value="1">
            <text:p>1</text:p>
          </table:table-cell>
          <table:table-cell table:formula="of:=([.Z87]+[.AA87])/2" office:value-type="float" office:value="0.833333333333333">
            <text:p>0.83</text:p>
          </table:table-cell>
          <table:table-cell table:formula="of:=[.H87]/255" office:value-type="float" office:value="0.666666666666667">
            <text:p>0.67</text:p>
          </table:table-cell>
          <table:table-cell table:formula="of:=[.I87]/255" office:value-type="float" office:value="1">
            <text:p>1</text:p>
          </table:table-cell>
          <table:table-cell table:formula="of:=[.J87]/255" office:value-type="float" office:value="1">
            <text:p>1</text:p>
          </table:table-cell>
          <table:table-cell table:formula="of:=MIN([.W87];[.X87];[.Y87])" office:value-type="float" office:value="0.666666666666667">
            <text:p>0.67</text:p>
          </table:table-cell>
          <table:table-cell table:formula="of:=MAX([.W87];[.X87];[.Y8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79" table:number-columns-repeated="3"/>
          <table:table-cell table:style-name="ce88" office:value-type="string">
            <text:p>#00FF00</text:p>
          </table:table-cell>
          <table:table-cell table:formula="of:=HEX2DEC(MID([.G88];2;2))" office:value-type="float" office:value="0">
            <text:p>0</text:p>
          </table:table-cell>
          <table:table-cell table:formula="of:=HEX2DEC(MID([.G88];4;2))" office:value-type="float" office:value="255">
            <text:p>255</text:p>
          </table:table-cell>
          <table:table-cell table:formula="of:=HEX2DEC(MID([.G8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00</text:p>
          </table:table-cell>
          <table:table-cell table:formula="of:=CONCATENATE(&quot;(&quot;;ROUND([.N88]);&quot;,&quot;;ROUND([.O88]);&quot;,&quot;;ROUND([.P88]);&quot;)&quot;)" office:value-type="string" office:string-value="(88,-86,83)">
            <text:p>(88,-86,83)</text:p>
          </table:table-cell>
          <table:table-cell office:value-type="float" office:value="87.7">
            <text:p>88</text:p>
          </table:table-cell>
          <table:table-cell office:value-type="float" office:value="-86.2">
            <text:p>-86</text:p>
          </table:table-cell>
          <table:table-cell office:value-type="float" office:value="83.2">
            <text:p>83</text:p>
          </table:table-cell>
          <table:table-cell table:formula="of:=IF(AND([.O88]=0;[.P88]=0);IF([.N88]=0;&quot;Black&quot;;IF([.N88]=100;&quot;White&quot;;&quot;Gray&quot;));IF(ABS([.O88])&gt;ABS([.P88]);IF([.O88]&lt;0;&quot;Green&quot;;&quot;Red&quot;);IF(ABS([.O88])&lt;ABS([.P88]);IF([.P88]&lt;0;&quot;Blue&quot;;&quot;Yellow&quot;);&quot;None&quot;)) )" office:value-type="string" office:string-value="Green">
            <text:p>Green</text:p>
          </table:table-cell>
          <table:table-cell table:formula="of:=IF(AND([.O88]=0;[.P88]=0);IF([.N88]=0;&quot;&quot;;IF([.N88]=100;&quot;&quot;;&quot;&quot;));IF(ABS([.O88])&gt;ABS([.P88]);IF([.P88]&lt;0;&quot;Blue&quot;;&quot;Yellow&quot;);IF(ABS([.O88])&lt;ABS([.P88]);IF([.O88]&lt;0;&quot;Green&quot;;&quot;Red&quot;);&quot;None&quot;)) )" office:value-type="string" office:string-value="Yellow">
            <text:p>Yellow</text:p>
          </table:table-cell>
          <table:table-cell table:formula="of:=0.2126*[.H88] + 0.7152*[.I88] + 0.0722*[.J88]" office:value-type="float" office:value="182.376">
            <text:p>182.38</text:p>
          </table:table-cell>
          <table:table-cell table:formula="of:=MOD(60*IF([.Z88]=[.AA88];0;IF([.W88]=[.AA88];([.X88]-[.Y88])/([.AA88]-[.Z88]);IF([.X88]=[.AA88];2+([.Y88]-[.W88])/([.AA88]-[.Z88]);4+([.W88]-[.X88])/([.AA88]-[.Z88]))));360)" office:value-type="float" office:value="120">
            <text:p>120</text:p>
          </table:table-cell>
          <table:table-cell table:formula="of:=IF([.Z88]=[.AA88];0;IF([.V88]&lt;0.5;([.AA88]-[.Z88])/([.Z88]+[.AA88]);([.AA88]-[.Z88])/(2-[.AA88]-[.Z88])))" office:value-type="float" office:value="1">
            <text:p>1</text:p>
          </table:table-cell>
          <table:table-cell table:formula="of:=([.Z88]+[.AA88])/2" office:value-type="float" office:value="0.5">
            <text:p>0.5</text:p>
          </table:table-cell>
          <table:table-cell table:formula="of:=[.H88]/255" office:value-type="float" office:value="0">
            <text:p>0</text:p>
          </table:table-cell>
          <table:table-cell table:formula="of:=[.I88]/255" office:value-type="float" office:value="1">
            <text:p>1</text:p>
          </table:table-cell>
          <table:table-cell table:formula="of:=[.J88]/255" office:value-type="float" office:value="0">
            <text:p>0</text:p>
          </table:table-cell>
          <table:table-cell table:formula="of:=MIN([.W88];[.X88];[.Y88])" office:value-type="float" office:value="0">
            <text:p>0</text:p>
          </table:table-cell>
          <table:table-cell table:formula="of:=MAX([.W88];[.X88];[.Y88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79" table:number-columns-repeated="3"/>
          <table:table-cell table:style-name="ce88" office:value-type="string">
            <text:p>#00AA00</text:p>
          </table:table-cell>
          <table:table-cell table:formula="of:=HEX2DEC(MID([.G89];2;2))" office:value-type="float" office:value="0">
            <text:p>0</text:p>
          </table:table-cell>
          <table:table-cell table:formula="of:=HEX2DEC(MID([.G89];4;2))" office:value-type="float" office:value="170">
            <text:p>170</text:p>
          </table:table-cell>
          <table:table-cell table:formula="of:=HEX2DEC(MID([.G8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00</text:p>
          </table:table-cell>
          <table:table-cell table:formula="of:=CONCATENATE(&quot;(&quot;;ROUND([.N89]);&quot;,&quot;;ROUND([.O89]);&quot;,&quot;;ROUND([.P89]);&quot;)&quot;)" office:value-type="string" office:string-value="(61,-64,61)">
            <text:p>(61,-64,61)</text:p>
          </table:table-cell>
          <table:table-cell office:value-type="float" office:value="60.6">
            <text:p>61</text:p>
          </table:table-cell>
          <table:table-cell office:value-type="float" office:value="-63.6">
            <text:p>-64</text:p>
          </table:table-cell>
          <table:table-cell office:value-type="float" office:value="61.4">
            <text:p>61</text:p>
          </table:table-cell>
          <table:table-cell table:formula="of:=IF(AND([.O89]=0;[.P89]=0);IF([.N89]=0;&quot;Black&quot;;IF([.N89]=100;&quot;White&quot;;&quot;Gray&quot;));IF(ABS([.O89])&gt;ABS([.P89]);IF([.O89]&lt;0;&quot;Green&quot;;&quot;Red&quot;);IF(ABS([.O89])&lt;ABS([.P89]);IF([.P89]&lt;0;&quot;Blue&quot;;&quot;Yellow&quot;);&quot;None&quot;)) )" office:value-type="string" office:string-value="Green">
            <text:p>Green</text:p>
          </table:table-cell>
          <table:table-cell table:formula="of:=IF(AND([.O89]=0;[.P89]=0);IF([.N89]=0;&quot;&quot;;IF([.N89]=100;&quot;&quot;;&quot;&quot;));IF(ABS([.O89])&gt;ABS([.P89]);IF([.P89]&lt;0;&quot;Blue&quot;;&quot;Yellow&quot;);IF(ABS([.O89])&lt;ABS([.P89]);IF([.O89]&lt;0;&quot;Green&quot;;&quot;Red&quot;);&quot;None&quot;)) )" office:value-type="string" office:string-value="Yellow">
            <text:p>Yellow</text:p>
          </table:table-cell>
          <table:table-cell table:formula="of:=0.2126*[.H89] + 0.7152*[.I89] + 0.0722*[.J89]" office:value-type="float" office:value="121.584">
            <text:p>121.58</text:p>
          </table:table-cell>
          <table:table-cell table:formula="of:=MOD(60*IF([.Z89]=[.AA89];0;IF([.W89]=[.AA89];([.X89]-[.Y89])/([.AA89]-[.Z89]);IF([.X89]=[.AA89];2+([.Y89]-[.W89])/([.AA89]-[.Z89]);4+([.W89]-[.X89])/([.AA89]-[.Z89]))));360)" office:value-type="float" office:value="120">
            <text:p>120</text:p>
          </table:table-cell>
          <table:table-cell table:formula="of:=IF([.Z89]=[.AA89];0;IF([.V89]&lt;0.5;([.AA89]-[.Z89])/([.Z89]+[.AA89]);([.AA89]-[.Z89])/(2-[.AA89]-[.Z89])))" office:value-type="float" office:value="1">
            <text:p>1</text:p>
          </table:table-cell>
          <table:table-cell table:formula="of:=([.Z89]+[.AA89])/2" office:value-type="float" office:value="0.333333333333333">
            <text:p>0.33</text:p>
          </table:table-cell>
          <table:table-cell table:formula="of:=[.H89]/255" office:value-type="float" office:value="0">
            <text:p>0</text:p>
          </table:table-cell>
          <table:table-cell table:formula="of:=[.I89]/255" office:value-type="float" office:value="0.666666666666667">
            <text:p>0.67</text:p>
          </table:table-cell>
          <table:table-cell table:formula="of:=[.J89]/255" office:value-type="float" office:value="0">
            <text:p>0</text:p>
          </table:table-cell>
          <table:table-cell table:formula="of:=MIN([.W89];[.X89];[.Y89])" office:value-type="float" office:value="0">
            <text:p>0</text:p>
          </table:table-cell>
          <table:table-cell table:formula="of:=MAX([.W89];[.X89];[.Y89])" office:value-type="float" office:value="0.666666666666667">
            <text:p>0.67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79" table:number-columns-repeated="3"/>
          <table:table-cell table:style-name="ce88" office:value-type="string">
            <text:p>#005500</text:p>
          </table:table-cell>
          <table:table-cell table:formula="of:=HEX2DEC(MID([.G90];2;2))" office:value-type="float" office:value="0">
            <text:p>0</text:p>
          </table:table-cell>
          <table:table-cell table:formula="of:=HEX2DEC(MID([.G90];4;2))" office:value-type="float" office:value="85">
            <text:p>85</text:p>
          </table:table-cell>
          <table:table-cell table:formula="of:=HEX2DEC(MID([.G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00</text:p>
          </table:table-cell>
          <table:table-cell table:formula="of:=CONCATENATE(&quot;(&quot;;ROUND([.N90]);&quot;,&quot;;ROUND([.O90]);&quot;,&quot;;ROUND([.P90]);&quot;)&quot;)" office:value-type="string" office:string-value="(31,-39,37)">
            <text:p>(31,-39,37)</text:p>
          </table:table-cell>
          <table:table-cell office:value-type="float" office:value="30.6">
            <text:p>31</text:p>
          </table:table-cell>
          <table:table-cell office:value-type="float" office:value="-38.7">
            <text:p>-39</text:p>
          </table:table-cell>
          <table:table-cell office:value-type="float" office:value="37.4">
            <text:p>37</text:p>
          </table:table-cell>
          <table:table-cell table:formula="of:=IF(AND([.O90]=0;[.P90]=0);IF([.N90]=0;&quot;Black&quot;;IF([.N90]=100;&quot;White&quot;;&quot;Gray&quot;));IF(ABS([.O90])&gt;ABS([.P90]);IF([.O90]&lt;0;&quot;Green&quot;;&quot;Red&quot;);IF(ABS([.O90])&lt;ABS([.P90]);IF([.P90]&lt;0;&quot;Blue&quot;;&quot;Yellow&quot;);&quot;None&quot;)) )" office:value-type="string" office:string-value="Green">
            <text:p>Green</text:p>
          </table:table-cell>
          <table:table-cell table:formula="of:=IF(AND([.O90]=0;[.P90]=0);IF([.N90]=0;&quot;&quot;;IF([.N90]=100;&quot;&quot;;&quot;&quot;));IF(ABS([.O90])&gt;ABS([.P90]);IF([.P90]&lt;0;&quot;Blue&quot;;&quot;Yellow&quot;);IF(ABS([.O90])&lt;ABS([.P90]);IF([.O90]&lt;0;&quot;Green&quot;;&quot;Red&quot;);&quot;None&quot;)) )" office:value-type="string" office:string-value="Yellow">
            <text:p>Yellow</text:p>
          </table:table-cell>
          <table:table-cell table:formula="of:=0.2126*[.H90] + 0.7152*[.I90] + 0.0722*[.J90]" office:value-type="float" office:value="60.792">
            <text:p>60.79</text:p>
          </table:table-cell>
          <table:table-cell table:formula="of:=MOD(60*IF([.Z90]=[.AA90];0;IF([.W90]=[.AA90];([.X90]-[.Y90])/([.AA90]-[.Z90]);IF([.X90]=[.AA90];2+([.Y90]-[.W90])/([.AA90]-[.Z90]);4+([.W90]-[.X90])/([.AA90]-[.Z90]))));360)" office:value-type="float" office:value="120">
            <text:p>120</text:p>
          </table:table-cell>
          <table:table-cell table:formula="of:=IF([.Z90]=[.AA90];0;IF([.V90]&lt;0.5;([.AA90]-[.Z90])/([.Z90]+[.AA90]);([.AA90]-[.Z90])/(2-[.AA90]-[.Z90])))" office:value-type="float" office:value="1">
            <text:p>1</text:p>
          </table:table-cell>
          <table:table-cell table:formula="of:=([.Z90]+[.AA90])/2" office:value-type="float" office:value="0.166666666666667">
            <text:p>0.17</text:p>
          </table:table-cell>
          <table:table-cell table:formula="of:=[.H90]/255" office:value-type="float" office:value="0">
            <text:p>0</text:p>
          </table:table-cell>
          <table:table-cell table:formula="of:=[.I90]/255" office:value-type="float" office:value="0.333333333333333">
            <text:p>0.33</text:p>
          </table:table-cell>
          <table:table-cell table:formula="of:=[.J90]/255" office:value-type="float" office:value="0">
            <text:p>0</text:p>
          </table:table-cell>
          <table:table-cell table:formula="of:=MIN([.W90];[.X90];[.Y90])" office:value-type="float" office:value="0">
            <text:p>0</text:p>
          </table:table-cell>
          <table:table-cell table:formula="of:=MAX([.W90];[.X90];[.Y90])" office:value-type="float" office:value="0.333333333333333">
            <text:p>0.3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55</text:p>
          </table:table-cell>
          <table:table-cell table:formula="of:=HEX2DEC(MID([.G91];2;2))" office:value-type="float" office:value="0">
            <text:p>0</text:p>
          </table:table-cell>
          <table:table-cell table:formula="of:=HEX2DEC(MID([.G91];4;2))" office:value-type="float" office:value="170">
            <text:p>170</text:p>
          </table:table-cell>
          <table:table-cell table:formula="of:=HEX2DEC(MID([.G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55</text:p>
          </table:table-cell>
          <table:table-cell table:formula="of:=CONCATENATE(&quot;(&quot;;ROUND([.N91]);&quot;,&quot;;ROUND([.O91]);&quot;,&quot;;ROUND([.P91]);&quot;)&quot;)" office:value-type="string" office:string-value="(61,-56,33)">
            <text:p>(61,-56,33)</text:p>
          </table:table-cell>
          <table:table-cell office:value-type="float" office:value="61.1">
            <text:p>61</text:p>
          </table:table-cell>
          <table:table-cell office:value-type="float" office:value="-56.3">
            <text:p>-56</text:p>
          </table:table-cell>
          <table:table-cell office:value-type="float" office:value="33.4">
            <text:p>33</text:p>
          </table:table-cell>
          <table:table-cell table:formula="of:=IF(AND([.O91]=0;[.P91]=0);IF([.N91]=0;&quot;Black&quot;;IF([.N91]=100;&quot;White&quot;;&quot;Gray&quot;));IF(ABS([.O91])&gt;ABS([.P91]);IF([.O91]&lt;0;&quot;Green&quot;;&quot;Red&quot;);IF(ABS([.O91])&lt;ABS([.P91]);IF([.P91]&lt;0;&quot;Blue&quot;;&quot;Yellow&quot;);&quot;None&quot;)) )" office:value-type="string" office:string-value="Green">
            <text:p>Green</text:p>
          </table:table-cell>
          <table:table-cell table:formula="of:=IF(AND([.O91]=0;[.P91]=0);IF([.N91]=0;&quot;&quot;;IF([.N91]=100;&quot;&quot;;&quot;&quot;));IF(ABS([.O91])&gt;ABS([.P91]);IF([.P91]&lt;0;&quot;Blue&quot;;&quot;Yellow&quot;);IF(ABS([.O91])&lt;ABS([.P91]);IF([.O91]&lt;0;&quot;Green&quot;;&quot;Red&quot;);&quot;None&quot;)) )" office:value-type="string" office:string-value="Yellow">
            <text:p>Yellow</text:p>
          </table:table-cell>
          <table:table-cell table:formula="of:=0.2126*[.H91] + 0.7152*[.I91] + 0.0722*[.J91]" office:value-type="float" office:value="127.721">
            <text:p>127.72</text:p>
          </table:table-cell>
          <table:table-cell table:formula="of:=MOD(60*IF([.Z91]=[.AA91];0;IF([.W91]=[.AA91];([.X91]-[.Y91])/([.AA91]-[.Z91]);IF([.X91]=[.AA91];2+([.Y91]-[.W91])/([.AA91]-[.Z91]);4+([.W91]-[.X91])/([.AA91]-[.Z91]))));360)" office:value-type="float" office:value="150">
            <text:p>150</text:p>
          </table:table-cell>
          <table:table-cell table:formula="of:=IF([.Z91]=[.AA91];0;IF([.V91]&lt;0.5;([.AA91]-[.Z91])/([.Z91]+[.AA91]);([.AA91]-[.Z91])/(2-[.AA91]-[.Z91])))" office:value-type="float" office:value="1">
            <text:p>1</text:p>
          </table:table-cell>
          <table:table-cell table:formula="of:=([.Z91]+[.AA91])/2" office:value-type="float" office:value="0.333333333333333">
            <text:p>0.33</text:p>
          </table:table-cell>
          <table:table-cell table:formula="of:=[.H91]/255" office:value-type="float" office:value="0">
            <text:p>0</text:p>
          </table:table-cell>
          <table:table-cell table:formula="of:=[.I91]/255" office:value-type="float" office:value="0.666666666666667">
            <text:p>0.67</text:p>
          </table:table-cell>
          <table:table-cell table:formula="of:=[.J91]/255" office:value-type="float" office:value="0.333333333333333">
            <text:p>0.33</text:p>
          </table:table-cell>
          <table:table-cell table:formula="of:=MIN([.W91];[.X91];[.Y91])" office:value-type="float" office:value="0">
            <text:p>0</text:p>
          </table:table-cell>
          <table:table-cell table:formula="of:=MAX([.W91];[.X91];[.Y91])" office:value-type="float" office:value="0.666666666666667">
            <text:p>0.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55</text:p>
          </table:table-cell>
          <table:table-cell table:formula="of:=HEX2DEC(MID([.G92];2;2))" office:value-type="float" office:value="0">
            <text:p>0</text:p>
          </table:table-cell>
          <table:table-cell table:formula="of:=HEX2DEC(MID([.G92];4;2))" office:value-type="float" office:value="255">
            <text:p>255</text:p>
          </table:table-cell>
          <table:table-cell table:formula="of:=HEX2DEC(MID([.G9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55</text:p>
          </table:table-cell>
          <table:table-cell table:formula="of:=CONCATENATE(&quot;(&quot;;ROUND([.N92]);&quot;,&quot;;ROUND([.O92]);&quot;,&quot;;ROUND([.P92]);&quot;)&quot;)" office:value-type="string" office:string-value="(88,-82,65)">
            <text:p>(88,-82,65)</text:p>
          </table:table-cell>
          <table:table-cell office:value-type="float" office:value="88.1">
            <text:p>88</text:p>
          </table:table-cell>
          <table:table-cell office:value-type="float" office:value="-82.1">
            <text:p>-82</text:p>
          </table:table-cell>
          <table:table-cell office:value-type="float" office:value="64.7">
            <text:p>65</text:p>
          </table:table-cell>
          <table:table-cell table:formula="of:=IF(AND([.O92]=0;[.P92]=0);IF([.N92]=0;&quot;Black&quot;;IF([.N92]=100;&quot;White&quot;;&quot;Gray&quot;));IF(ABS([.O92])&gt;ABS([.P92]);IF([.O92]&lt;0;&quot;Green&quot;;&quot;Red&quot;);IF(ABS([.O92])&lt;ABS([.P92]);IF([.P92]&lt;0;&quot;Blue&quot;;&quot;Yellow&quot;);&quot;None&quot;)) )" office:value-type="string" office:string-value="Green">
            <text:p>Green</text:p>
          </table:table-cell>
          <table:table-cell table:formula="of:=IF(AND([.O92]=0;[.P92]=0);IF([.N92]=0;&quot;&quot;;IF([.N92]=100;&quot;&quot;;&quot;&quot;));IF(ABS([.O92])&gt;ABS([.P92]);IF([.P92]&lt;0;&quot;Blue&quot;;&quot;Yellow&quot;);IF(ABS([.O92])&lt;ABS([.P92]);IF([.O92]&lt;0;&quot;Green&quot;;&quot;Red&quot;);&quot;None&quot;)) )" office:value-type="string" office:string-value="Yellow">
            <text:p>Yellow</text:p>
          </table:table-cell>
          <table:table-cell table:formula="of:=0.2126*[.H92] + 0.7152*[.I92] + 0.0722*[.J92]" office:value-type="float" office:value="188.513">
            <text:p>188.51</text:p>
          </table:table-cell>
          <table:table-cell table:formula="of:=MOD(60*IF([.Z92]=[.AA92];0;IF([.W92]=[.AA92];([.X92]-[.Y92])/([.AA92]-[.Z92]);IF([.X92]=[.AA92];2+([.Y92]-[.W92])/([.AA92]-[.Z92]);4+([.W92]-[.X92])/([.AA92]-[.Z92]))));360)" office:value-type="float" office:value="140">
            <text:p>140</text:p>
          </table:table-cell>
          <table:table-cell table:formula="of:=IF([.Z92]=[.AA92];0;IF([.V92]&lt;0.5;([.AA92]-[.Z92])/([.Z92]+[.AA92]);([.AA92]-[.Z92])/(2-[.AA92]-[.Z92])))" office:value-type="float" office:value="1">
            <text:p>1</text:p>
          </table:table-cell>
          <table:table-cell table:formula="of:=([.Z92]+[.AA92])/2" office:value-type="float" office:value="0.5">
            <text:p>0.5</text:p>
          </table:table-cell>
          <table:table-cell table:formula="of:=[.H92]/255" office:value-type="float" office:value="0">
            <text:p>0</text:p>
          </table:table-cell>
          <table:table-cell table:formula="of:=[.I92]/255" office:value-type="float" office:value="1">
            <text:p>1</text:p>
          </table:table-cell>
          <table:table-cell table:formula="of:=[.J92]/255" office:value-type="float" office:value="0.333333333333333">
            <text:p>0.33</text:p>
          </table:table-cell>
          <table:table-cell table:formula="of:=MIN([.W92];[.X92];[.Y92])" office:value-type="float" office:value="0">
            <text:p>0</text:p>
          </table:table-cell>
          <table:table-cell table:formula="of:=MAX([.W92];[.X92];[.Y92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AA</text:p>
          </table:table-cell>
          <table:table-cell table:formula="of:=HEX2DEC(MID([.G93];2;2))" office:value-type="float" office:value="0">
            <text:p>0</text:p>
          </table:table-cell>
          <table:table-cell table:formula="of:=HEX2DEC(MID([.G93];4;2))" office:value-type="float" office:value="255">
            <text:p>255</text:p>
          </table:table-cell>
          <table:table-cell table:formula="of:=HEX2DEC(MID([.G9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AA</text:p>
          </table:table-cell>
          <table:table-cell table:formula="of:=CONCATENATE(&quot;(&quot;;ROUND([.N93]);&quot;,&quot;;ROUND([.O93]);&quot;,&quot;;ROUND([.P93]);&quot;)&quot;)" office:value-type="string" office:string-value="(89,-69,27)">
            <text:p>(89,-69,27)</text:p>
          </table:table-cell>
          <table:table-cell office:value-type="float" office:value="89.1">
            <text:p>89</text:p>
          </table:table-cell>
          <table:table-cell office:value-type="float" office:value="-69.2">
            <text:p>-69</text:p>
          </table:table-cell>
          <table:table-cell office:value-type="float" office:value="26.8">
            <text:p>27</text:p>
          </table:table-cell>
          <table:table-cell table:formula="of:=IF(AND([.O93]=0;[.P93]=0);IF([.N93]=0;&quot;Black&quot;;IF([.N93]=100;&quot;White&quot;;&quot;Gray&quot;));IF(ABS([.O93])&gt;ABS([.P93]);IF([.O93]&lt;0;&quot;Green&quot;;&quot;Red&quot;);IF(ABS([.O93])&lt;ABS([.P93]);IF([.P93]&lt;0;&quot;Blue&quot;;&quot;Yellow&quot;);&quot;None&quot;)) )" office:value-type="string" office:string-value="Green">
            <text:p>Green</text:p>
          </table:table-cell>
          <table:table-cell table:formula="of:=IF(AND([.O93]=0;[.P93]=0);IF([.N93]=0;&quot;&quot;;IF([.N93]=100;&quot;&quot;;&quot;&quot;));IF(ABS([.O93])&gt;ABS([.P93]);IF([.P93]&lt;0;&quot;Blue&quot;;&quot;Yellow&quot;);IF(ABS([.O93])&lt;ABS([.P93]);IF([.O93]&lt;0;&quot;Green&quot;;&quot;Red&quot;);&quot;None&quot;)) )" office:value-type="string" office:string-value="Yellow">
            <text:p>Yellow</text:p>
          </table:table-cell>
          <table:table-cell table:formula="of:=0.2126*[.H93] + 0.7152*[.I93] + 0.0722*[.J93]" office:value-type="float" office:value="194.65">
            <text:p>194.65</text:p>
          </table:table-cell>
          <table:table-cell table:formula="of:=MOD(60*IF([.Z93]=[.AA93];0;IF([.W93]=[.AA93];([.X93]-[.Y93])/([.AA93]-[.Z93]);IF([.X93]=[.AA93];2+([.Y93]-[.W93])/([.AA93]-[.Z93]);4+([.W93]-[.X93])/([.AA93]-[.Z93]))));360)" office:value-type="float" office:value="160">
            <text:p>160</text:p>
          </table:table-cell>
          <table:table-cell table:formula="of:=IF([.Z93]=[.AA93];0;IF([.V93]&lt;0.5;([.AA93]-[.Z93])/([.Z93]+[.AA93]);([.AA93]-[.Z93])/(2-[.AA93]-[.Z93])))" office:value-type="float" office:value="1">
            <text:p>1</text:p>
          </table:table-cell>
          <table:table-cell table:formula="of:=([.Z93]+[.AA93])/2" office:value-type="float" office:value="0.5">
            <text:p>0.5</text:p>
          </table:table-cell>
          <table:table-cell table:formula="of:=[.H93]/255" office:value-type="float" office:value="0">
            <text:p>0</text:p>
          </table:table-cell>
          <table:table-cell table:formula="of:=[.I93]/255" office:value-type="float" office:value="1">
            <text:p>1</text:p>
          </table:table-cell>
          <table:table-cell table:formula="of:=[.J93]/255" office:value-type="float" office:value="0.666666666666667">
            <text:p>0.67</text:p>
          </table:table-cell>
          <table:table-cell table:formula="of:=MIN([.W93];[.X93];[.Y93])" office:value-type="float" office:value="0">
            <text:p>0</text:p>
          </table:table-cell>
          <table:table-cell table:formula="of:=MAX([.W93];[.X93];[.Y93]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55</text:p>
          </table:table-cell>
          <table:table-cell table:formula="of:=HEX2DEC(MID([.G94];2;2))" office:value-type="float" office:value="85">
            <text:p>85</text:p>
          </table:table-cell>
          <table:table-cell table:formula="of:=HEX2DEC(MID([.G94];4;2))" office:value-type="float" office:value="170">
            <text:p>170</text:p>
          </table:table-cell>
          <table:table-cell table:formula="of:=HEX2DEC(MID([.G9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55</text:p>
          </table:table-cell>
          <table:table-cell table:formula="of:=CONCATENATE(&quot;(&quot;;ROUND([.N94]);&quot;,&quot;;ROUND([.O94]);&quot;,&quot;;ROUND([.P94]);&quot;)&quot;)" office:value-type="string" office:string-value="(63,-43,36)">
            <text:p>(63,-43,36)</text:p>
          </table:table-cell>
          <table:table-cell office:value-type="float" office:value="62.8">
            <text:p>63</text:p>
          </table:table-cell>
          <table:table-cell office:value-type="float" office:value="-43.4">
            <text:p>-43</text:p>
          </table:table-cell>
          <table:table-cell office:value-type="float" office:value="35.9">
            <text:p>36</text:p>
          </table:table-cell>
          <table:table-cell table:formula="of:=IF(AND([.O94]=0;[.P94]=0);IF([.N94]=0;&quot;Black&quot;;IF([.N94]=100;&quot;White&quot;;&quot;Gray&quot;));IF(ABS([.O94])&gt;ABS([.P94]);IF([.O94]&lt;0;&quot;Green&quot;;&quot;Red&quot;);IF(ABS([.O94])&lt;ABS([.P94]);IF([.P94]&lt;0;&quot;Blue&quot;;&quot;Yellow&quot;);&quot;None&quot;)) )" office:value-type="string" office:string-value="Green">
            <text:p>Green</text:p>
          </table:table-cell>
          <table:table-cell table:formula="of:=IF(AND([.O94]=0;[.P94]=0);IF([.N94]=0;&quot;&quot;;IF([.N94]=100;&quot;&quot;;&quot;&quot;));IF(ABS([.O94])&gt;ABS([.P94]);IF([.P94]&lt;0;&quot;Blue&quot;;&quot;Yellow&quot;);IF(ABS([.O94])&lt;ABS([.P94]);IF([.O94]&lt;0;&quot;Green&quot;;&quot;Red&quot;);&quot;None&quot;)) )" office:value-type="string" office:string-value="Yellow">
            <text:p>Yellow</text:p>
          </table:table-cell>
          <table:table-cell table:formula="of:=0.2126*[.H94] + 0.7152*[.I94] + 0.0722*[.J94]" office:value-type="float" office:value="145.792">
            <text:p>145.79</text:p>
          </table:table-cell>
          <table:table-cell table:formula="of:=MOD(60*IF([.Z94]=[.AA94];0;IF([.W94]=[.AA94];([.X94]-[.Y94])/([.AA94]-[.Z94]);IF([.X94]=[.AA94];2+([.Y94]-[.W94])/([.AA94]-[.Z94]);4+([.W94]-[.X94])/([.AA94]-[.Z94]))));360)" office:value-type="float" office:value="120">
            <text:p>120</text:p>
          </table:table-cell>
          <table:table-cell table:formula="of:=IF([.Z94]=[.AA94];0;IF([.V94]&lt;0.5;([.AA94]-[.Z94])/([.Z94]+[.AA94]);([.AA94]-[.Z94])/(2-[.AA94]-[.Z94])))" office:value-type="float" office:value="0.333333333333333">
            <text:p>0.33</text:p>
          </table:table-cell>
          <table:table-cell table:formula="of:=([.Z94]+[.AA94])/2" office:value-type="float" office:value="0.5">
            <text:p>0.5</text:p>
          </table:table-cell>
          <table:table-cell table:formula="of:=[.H94]/255" office:value-type="float" office:value="0.333333333333333">
            <text:p>0.33</text:p>
          </table:table-cell>
          <table:table-cell table:formula="of:=[.I94]/255" office:value-type="float" office:value="0.666666666666667">
            <text:p>0.67</text:p>
          </table:table-cell>
          <table:table-cell table:formula="of:=[.J94]/255" office:value-type="float" office:value="0.333333333333333">
            <text:p>0.33</text:p>
          </table:table-cell>
          <table:table-cell table:formula="of:=MIN([.W94];[.X94];[.Y94])" office:value-type="float" office:value="0.333333333333333">
            <text:p>0.33</text:p>
          </table:table-cell>
          <table:table-cell table:formula="of:=MAX([.W94];[.X94];[.Y94])" office:value-type="float" office:value="0.666666666666667">
            <text:p>0.6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55</text:p>
          </table:table-cell>
          <table:table-cell table:formula="of:=HEX2DEC(MID([.G95];2;2))" office:value-type="float" office:value="85">
            <text:p>85</text:p>
          </table:table-cell>
          <table:table-cell table:formula="of:=HEX2DEC(MID([.G95];4;2))" office:value-type="float" office:value="255">
            <text:p>255</text:p>
          </table:table-cell>
          <table:table-cell table:formula="of:=HEX2DEC(MID([.G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55</text:p>
          </table:table-cell>
          <table:table-cell table:formula="of:=CONCATENATE(&quot;(&quot;;ROUND([.N95]);&quot;,&quot;;ROUND([.O95]);&quot;,&quot;;ROUND([.P95]);&quot;)&quot;)" office:value-type="string" office:string-value="(89,-74,66)">
            <text:p>(89,-74,66)</text:p>
          </table:table-cell>
          <table:table-cell office:value-type="float" office:value="89">
            <text:p>89</text:p>
          </table:table-cell>
          <table:table-cell office:value-type="float" office:value="-74.2">
            <text:p>-74</text:p>
          </table:table-cell>
          <table:table-cell office:value-type="float" office:value="65.9">
            <text:p>66</text:p>
          </table:table-cell>
          <table:table-cell table:formula="of:=IF(AND([.O95]=0;[.P95]=0);IF([.N95]=0;&quot;Black&quot;;IF([.N95]=100;&quot;White&quot;;&quot;Gray&quot;));IF(ABS([.O95])&gt;ABS([.P95]);IF([.O95]&lt;0;&quot;Green&quot;;&quot;Red&quot;);IF(ABS([.O95])&lt;ABS([.P95]);IF([.P95]&lt;0;&quot;Blue&quot;;&quot;Yellow&quot;);&quot;None&quot;)) )" office:value-type="string" office:string-value="Green">
            <text:p>Green</text:p>
          </table:table-cell>
          <table:table-cell table:formula="of:=IF(AND([.O95]=0;[.P95]=0);IF([.N95]=0;&quot;&quot;;IF([.N95]=100;&quot;&quot;;&quot;&quot;));IF(ABS([.O95])&gt;ABS([.P95]);IF([.P95]&lt;0;&quot;Blue&quot;;&quot;Yellow&quot;);IF(ABS([.O95])&lt;ABS([.P95]);IF([.O95]&lt;0;&quot;Green&quot;;&quot;Red&quot;);&quot;None&quot;)) )" office:value-type="string" office:string-value="Yellow">
            <text:p>Yellow</text:p>
          </table:table-cell>
          <table:table-cell table:formula="of:=0.2126*[.H95] + 0.7152*[.I95] + 0.0722*[.J95]" office:value-type="float" office:value="206.584">
            <text:p>206.58</text:p>
          </table:table-cell>
          <table:table-cell table:formula="of:=MOD(60*IF([.Z95]=[.AA95];0;IF([.W95]=[.AA95];([.X95]-[.Y95])/([.AA95]-[.Z95]);IF([.X95]=[.AA95];2+([.Y95]-[.W95])/([.AA95]-[.Z95]);4+([.W95]-[.X95])/([.AA95]-[.Z95]))));360)" office:value-type="float" office:value="120">
            <text:p>120</text:p>
          </table:table-cell>
          <table:table-cell table:formula="of:=IF([.Z95]=[.AA95];0;IF([.V95]&lt;0.5;([.AA95]-[.Z95])/([.Z95]+[.AA95]);([.AA95]-[.Z95])/(2-[.AA95]-[.Z95])))" office:value-type="float" office:value="1">
            <text:p>1</text:p>
          </table:table-cell>
          <table:table-cell table:formula="of:=([.Z95]+[.AA95])/2" office:value-type="float" office:value="0.666666666666667">
            <text:p>0.67</text:p>
          </table:table-cell>
          <table:table-cell table:formula="of:=[.H95]/255" office:value-type="float" office:value="0.333333333333333">
            <text:p>0.33</text:p>
          </table:table-cell>
          <table:table-cell table:formula="of:=[.I95]/255" office:value-type="float" office:value="1">
            <text:p>1</text:p>
          </table:table-cell>
          <table:table-cell table:formula="of:=[.J95]/255" office:value-type="float" office:value="0.333333333333333">
            <text:p>0.33</text:p>
          </table:table-cell>
          <table:table-cell table:formula="of:=MIN([.W95];[.X95];[.Y95])" office:value-type="float" office:value="0.333333333333333">
            <text:p>0.33</text:p>
          </table:table-cell>
          <table:table-cell table:formula="of:=MAX([.W95];[.X95];[.Y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AA</text:p>
          </table:table-cell>
          <table:table-cell table:formula="of:=HEX2DEC(MID([.G96];2;2))" office:value-type="float" office:value="85">
            <text:p>85</text:p>
          </table:table-cell>
          <table:table-cell table:formula="of:=HEX2DEC(MID([.G96];4;2))" office:value-type="float" office:value="255">
            <text:p>255</text:p>
          </table:table-cell>
          <table:table-cell table:formula="of:=HEX2DEC(MID([.G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AA</text:p>
          </table:table-cell>
          <table:table-cell table:formula="of:=CONCATENATE(&quot;(&quot;;ROUND([.N96]);&quot;,&quot;;ROUND([.O96]);&quot;,&quot;;ROUND([.P96]);&quot;)&quot;)" office:value-type="string" office:string-value="(90,-62,28)">
            <text:p>(90,-62,28)</text:p>
          </table:table-cell>
          <table:table-cell office:value-type="float" office:value="90">
            <text:p>90</text:p>
          </table:table-cell>
          <table:table-cell office:value-type="float" office:value="-62.3">
            <text:p>-62</text:p>
          </table:table-cell>
          <table:table-cell office:value-type="float" office:value="28.2">
            <text:p>28</text:p>
          </table:table-cell>
          <table:table-cell table:formula="of:=IF(AND([.O96]=0;[.P96]=0);IF([.N96]=0;&quot;Black&quot;;IF([.N96]=100;&quot;White&quot;;&quot;Gray&quot;));IF(ABS([.O96])&gt;ABS([.P96]);IF([.O96]&lt;0;&quot;Green&quot;;&quot;Red&quot;);IF(ABS([.O96])&lt;ABS([.P96]);IF([.P96]&lt;0;&quot;Blue&quot;;&quot;Yellow&quot;);&quot;None&quot;)) )" office:value-type="string" office:string-value="Green">
            <text:p>Green</text:p>
          </table:table-cell>
          <table:table-cell table:formula="of:=IF(AND([.O96]=0;[.P96]=0);IF([.N96]=0;&quot;&quot;;IF([.N96]=100;&quot;&quot;;&quot;&quot;));IF(ABS([.O96])&gt;ABS([.P96]);IF([.P96]&lt;0;&quot;Blue&quot;;&quot;Yellow&quot;);IF(ABS([.O96])&lt;ABS([.P96]);IF([.O96]&lt;0;&quot;Green&quot;;&quot;Red&quot;);&quot;None&quot;)) )" office:value-type="string" office:string-value="Yellow">
            <text:p>Yellow</text:p>
          </table:table-cell>
          <table:table-cell table:formula="of:=0.2126*[.H96] + 0.7152*[.I96] + 0.0722*[.J96]" office:value-type="float" office:value="212.721">
            <text:p>212.72</text:p>
          </table:table-cell>
          <table:table-cell table:formula="of:=MOD(60*IF([.Z96]=[.AA96];0;IF([.W96]=[.AA96];([.X96]-[.Y96])/([.AA96]-[.Z96]);IF([.X96]=[.AA96];2+([.Y96]-[.W96])/([.AA96]-[.Z96]);4+([.W96]-[.X96])/([.AA96]-[.Z96]))));360)" office:value-type="float" office:value="150">
            <text:p>150</text:p>
          </table:table-cell>
          <table:table-cell table:formula="of:=IF([.Z96]=[.AA96];0;IF([.V96]&lt;0.5;([.AA96]-[.Z96])/([.Z96]+[.AA96]);([.AA96]-[.Z96])/(2-[.AA96]-[.Z96])))" office:value-type="float" office:value="1">
            <text:p>1</text:p>
          </table:table-cell>
          <table:table-cell table:formula="of:=([.Z96]+[.AA96])/2" office:value-type="float" office:value="0.666666666666667">
            <text:p>0.67</text:p>
          </table:table-cell>
          <table:table-cell table:formula="of:=[.H96]/255" office:value-type="float" office:value="0.333333333333333">
            <text:p>0.33</text:p>
          </table:table-cell>
          <table:table-cell table:formula="of:=[.I96]/255" office:value-type="float" office:value="1">
            <text:p>1</text:p>
          </table:table-cell>
          <table:table-cell table:formula="of:=[.J96]/255" office:value-type="float" office:value="0.666666666666667">
            <text:p>0.67</text:p>
          </table:table-cell>
          <table:table-cell table:formula="of:=MIN([.W96];[.X96];[.Y96])" office:value-type="float" office:value="0.333333333333333">
            <text:p>0.33</text:p>
          </table:table-cell>
          <table:table-cell table:formula="of:=MAX([.W96];[.X96];[.Y96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AA</text:p>
          </table:table-cell>
          <table:table-cell table:formula="of:=HEX2DEC(MID([.G97];2;2))" office:value-type="float" office:value="170">
            <text:p>170</text:p>
          </table:table-cell>
          <table:table-cell table:formula="of:=HEX2DEC(MID([.G97];4;2))" office:value-type="float" office:value="255">
            <text:p>255</text:p>
          </table:table-cell>
          <table:table-cell table:formula="of:=HEX2DEC(MID([.G9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AA</text:p>
          </table:table-cell>
          <table:table-cell table:formula="of:=CONCATENATE(&quot;(&quot;;ROUND([.N97]);&quot;,&quot;;ROUND([.O97]);&quot;,&quot;;ROUND([.P97]);&quot;)&quot;)" office:value-type="string" office:string-value="(93,-42,33)">
            <text:p>(93,-42,33)</text:p>
          </table:table-cell>
          <table:table-cell office:value-type="float" office:value="93">
            <text:p>93</text:p>
          </table:table-cell>
          <table:table-cell office:value-type="float" office:value="-41.9">
            <text:p>-42</text:p>
          </table:table-cell>
          <table:table-cell office:value-type="float" office:value="32.7">
            <text:p>33</text:p>
          </table:table-cell>
          <table:table-cell table:formula="of:=IF(AND([.O97]=0;[.P97]=0);IF([.N97]=0;&quot;Black&quot;;IF([.N97]=100;&quot;White&quot;;&quot;Gray&quot;));IF(ABS([.O97])&gt;ABS([.P97]);IF([.O97]&lt;0;&quot;Green&quot;;&quot;Red&quot;);IF(ABS([.O97])&lt;ABS([.P97]);IF([.P97]&lt;0;&quot;Blue&quot;;&quot;Yellow&quot;);&quot;None&quot;)) )" office:value-type="string" office:string-value="Green">
            <text:p>Green</text:p>
          </table:table-cell>
          <table:table-cell table:formula="of:=IF(AND([.O97]=0;[.P97]=0);IF([.N97]=0;&quot;&quot;;IF([.N97]=100;&quot;&quot;;&quot;&quot;));IF(ABS([.O97])&gt;ABS([.P97]);IF([.P97]&lt;0;&quot;Blue&quot;;&quot;Yellow&quot;);IF(ABS([.O97])&lt;ABS([.P97]);IF([.O97]&lt;0;&quot;Green&quot;;&quot;Red&quot;);&quot;None&quot;)) )" office:value-type="string" office:string-value="Yellow">
            <text:p>Yellow</text:p>
          </table:table-cell>
          <table:table-cell table:formula="of:=0.2126*[.H97] + 0.7152*[.I97] + 0.0722*[.J97]" office:value-type="float" office:value="230.792">
            <text:p>230.79</text:p>
          </table:table-cell>
          <table:table-cell table:formula="of:=MOD(60*IF([.Z97]=[.AA97];0;IF([.W97]=[.AA97];([.X97]-[.Y97])/([.AA97]-[.Z97]);IF([.X97]=[.AA97];2+([.Y97]-[.W97])/([.AA97]-[.Z97]);4+([.W97]-[.X97])/([.AA97]-[.Z97]))));360)" office:value-type="float" office:value="120">
            <text:p>120</text:p>
          </table:table-cell>
          <table:table-cell table:formula="of:=IF([.Z97]=[.AA97];0;IF([.V97]&lt;0.5;([.AA97]-[.Z97])/([.Z97]+[.AA97]);([.AA97]-[.Z97])/(2-[.AA97]-[.Z97])))" office:value-type="float" office:value="1">
            <text:p>1</text:p>
          </table:table-cell>
          <table:table-cell table:formula="of:=([.Z97]+[.AA97])/2" office:value-type="float" office:value="0.833333333333333">
            <text:p>0.83</text:p>
          </table:table-cell>
          <table:table-cell table:formula="of:=[.H97]/255" office:value-type="float" office:value="0.666666666666667">
            <text:p>0.67</text:p>
          </table:table-cell>
          <table:table-cell table:formula="of:=[.I97]/255" office:value-type="float" office:value="1">
            <text:p>1</text:p>
          </table:table-cell>
          <table:table-cell table:formula="of:=[.J97]/255" office:value-type="float" office:value="0.666666666666667">
            <text:p>0.67</text:p>
          </table:table-cell>
          <table:table-cell table:formula="of:=MIN([.W97];[.X97];[.Y97])" office:value-type="float" office:value="0.666666666666667">
            <text:p>0.67</text:p>
          </table:table-cell>
          <table:table-cell table:formula="of:=MAX([.W97];[.X97];[.Y97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79" table:number-columns-repeated="3"/>
          <table:table-cell table:style-name="ce88" office:value-type="string">
            <text:p>#FF00FF</text:p>
          </table:table-cell>
          <table:table-cell table:formula="of:=HEX2DEC(MID([.G98];2;2))" office:value-type="float" office:value="255">
            <text:p>255</text:p>
          </table:table-cell>
          <table:table-cell table:formula="of:=HEX2DEC(MID([.G98];4;2))" office:value-type="float" office:value="0">
            <text:p>0</text:p>
          </table:table-cell>
          <table:table-cell table:formula="of:=HEX2DEC(MID([.G9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FF</text:p>
          </table:table-cell>
          <table:table-cell table:formula="of:=CONCATENATE(&quot;(&quot;;ROUND([.N98]);&quot;,&quot;;ROUND([.O98]);&quot;,&quot;;ROUND([.P98]);&quot;)&quot;)" office:value-type="string" office:string-value="(60,98,-61)">
            <text:p>(60,98,-61)</text:p>
          </table:table-cell>
          <table:table-cell office:value-type="float" office:value="60.3">
            <text:p>60</text:p>
          </table:table-cell>
          <table:table-cell office:value-type="float" office:value="98.3">
            <text:p>98</text:p>
          </table:table-cell>
          <table:table-cell office:value-type="float" office:value="-60.8">
            <text:p>-61</text:p>
          </table:table-cell>
          <table:table-cell table:formula="of:=IF(AND([.O98]=0;[.P98]=0);IF([.N98]=0;&quot;Black&quot;;IF([.N98]=100;&quot;White&quot;;&quot;Gray&quot;));IF(ABS([.O98])&gt;ABS([.P98]);IF([.O98]&lt;0;&quot;Green&quot;;&quot;Red&quot;);IF(ABS([.O98])&lt;ABS([.P98]);IF([.P98]&lt;0;&quot;Blue&quot;;&quot;Yellow&quot;);&quot;None&quot;)) )" office:value-type="string" office:string-value="Red">
            <text:p>Red</text:p>
          </table:table-cell>
          <table:table-cell table:formula="of:=IF(AND([.O98]=0;[.P98]=0);IF([.N98]=0;&quot;&quot;;IF([.N98]=100;&quot;&quot;;&quot;&quot;));IF(ABS([.O98])&gt;ABS([.P98]);IF([.P98]&lt;0;&quot;Blue&quot;;&quot;Yellow&quot;);IF(ABS([.O98])&lt;ABS([.P98]);IF([.O98]&lt;0;&quot;Green&quot;;&quot;Red&quot;);&quot;None&quot;)) )" office:value-type="string" office:string-value="Blue">
            <text:p>Blue</text:p>
          </table:table-cell>
          <table:table-cell table:formula="of:=0.2126*[.H98] + 0.7152*[.I98] + 0.0722*[.J98]" office:value-type="float" office:value="72.624">
            <text:p>72.62</text:p>
          </table:table-cell>
          <table:table-cell table:formula="of:=MOD(60*IF([.Z98]=[.AA98];0;IF([.W98]=[.AA98];([.X98]-[.Y98])/([.AA98]-[.Z98]);IF([.X98]=[.AA98];2+([.Y98]-[.W98])/([.AA98]-[.Z98]);4+([.W98]-[.X98])/([.AA98]-[.Z98]))));360)" office:value-type="float" office:value="300">
            <text:p>300</text:p>
          </table:table-cell>
          <table:table-cell table:formula="of:=IF([.Z98]=[.AA98];0;IF([.V98]&lt;0.5;([.AA98]-[.Z98])/([.Z98]+[.AA98]);([.AA98]-[.Z98])/(2-[.AA98]-[.Z98])))" office:value-type="float" office:value="1">
            <text:p>1</text:p>
          </table:table-cell>
          <table:table-cell table:formula="of:=([.Z98]+[.AA98])/2" office:value-type="float" office:value="0.5">
            <text:p>0.5</text:p>
          </table:table-cell>
          <table:table-cell table:formula="of:=[.H98]/255" office:value-type="float" office:value="1">
            <text:p>1</text:p>
          </table:table-cell>
          <table:table-cell table:formula="of:=[.I98]/255" office:value-type="float" office:value="0">
            <text:p>0</text:p>
          </table:table-cell>
          <table:table-cell table:formula="of:=[.J98]/255" office:value-type="float" office:value="1">
            <text:p>1</text:p>
          </table:table-cell>
          <table:table-cell table:formula="of:=MIN([.W98];[.X98];[.Y98])" office:value-type="float" office:value="0">
            <text:p>0</text:p>
          </table:table-cell>
          <table:table-cell table:formula="of:=MAX([.W98];[.X98];[.Y98])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79" table:number-columns-repeated="3"/>
          <table:table-cell table:style-name="ce88" office:value-type="string">
            <text:p>#AA00AA</text:p>
          </table:table-cell>
          <table:table-cell table:formula="of:=HEX2DEC(MID([.G99];2;2))" office:value-type="float" office:value="170">
            <text:p>170</text:p>
          </table:table-cell>
          <table:table-cell table:formula="of:=HEX2DEC(MID([.G99];4;2))" office:value-type="float" office:value="0">
            <text:p>0</text:p>
          </table:table-cell>
          <table:table-cell table:formula="of:=HEX2DEC(MID([.G9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AA</text:p>
          </table:table-cell>
          <table:table-cell table:formula="of:=CONCATENATE(&quot;(&quot;;ROUND([.N99]);&quot;,&quot;;ROUND([.O99]);&quot;,&quot;;ROUND([.P99]);&quot;)&quot;)" office:value-type="string" office:string-value="(40,73,-45)">
            <text:p>(40,73,-45)</text:p>
          </table:table-cell>
          <table:table-cell office:value-type="float" office:value="40.3">
            <text:p>40</text:p>
          </table:table-cell>
          <table:table-cell office:value-type="float" office:value="72.5">
            <text:p>73</text:p>
          </table:table-cell>
          <table:table-cell office:value-type="float" office:value="-44.9">
            <text:p>-45</text:p>
          </table:table-cell>
          <table:table-cell table:formula="of:=IF(AND([.O99]=0;[.P99]=0);IF([.N99]=0;&quot;Black&quot;;IF([.N99]=100;&quot;White&quot;;&quot;Gray&quot;));IF(ABS([.O99])&gt;ABS([.P99]);IF([.O99]&lt;0;&quot;Green&quot;;&quot;Red&quot;);IF(ABS([.O99])&lt;ABS([.P99]);IF([.P99]&lt;0;&quot;Blue&quot;;&quot;Yellow&quot;);&quot;None&quot;)) )" office:value-type="string" office:string-value="Red">
            <text:p>Red</text:p>
          </table:table-cell>
          <table:table-cell table:formula="of:=IF(AND([.O99]=0;[.P99]=0);IF([.N99]=0;&quot;&quot;;IF([.N99]=100;&quot;&quot;;&quot;&quot;));IF(ABS([.O99])&gt;ABS([.P99]);IF([.P99]&lt;0;&quot;Blue&quot;;&quot;Yellow&quot;);IF(ABS([.O99])&lt;ABS([.P99]);IF([.O99]&lt;0;&quot;Green&quot;;&quot;Red&quot;);&quot;None&quot;)) )" office:value-type="string" office:string-value="Blue">
            <text:p>Blue</text:p>
          </table:table-cell>
          <table:table-cell table:formula="of:=0.2126*[.H99] + 0.7152*[.I99] + 0.0722*[.J99]" office:value-type="float" office:value="48.416">
            <text:p>48.42</text:p>
          </table:table-cell>
          <table:table-cell table:formula="of:=MOD(60*IF([.Z99]=[.AA99];0;IF([.W99]=[.AA99];([.X99]-[.Y99])/([.AA99]-[.Z99]);IF([.X99]=[.AA99];2+([.Y99]-[.W99])/([.AA99]-[.Z99]);4+([.W99]-[.X99])/([.AA99]-[.Z99]))));360)" office:value-type="float" office:value="300">
            <text:p>300</text:p>
          </table:table-cell>
          <table:table-cell table:formula="of:=IF([.Z99]=[.AA99];0;IF([.V99]&lt;0.5;([.AA99]-[.Z99])/([.Z99]+[.AA99]);([.AA99]-[.Z99])/(2-[.AA99]-[.Z99])))" office:value-type="float" office:value="1">
            <text:p>1</text:p>
          </table:table-cell>
          <table:table-cell table:formula="of:=([.Z99]+[.AA99])/2" office:value-type="float" office:value="0.333333333333333">
            <text:p>0.33</text:p>
          </table:table-cell>
          <table:table-cell table:formula="of:=[.H99]/255" office:value-type="float" office:value="0.666666666666667">
            <text:p>0.67</text:p>
          </table:table-cell>
          <table:table-cell table:formula="of:=[.I99]/255" office:value-type="float" office:value="0">
            <text:p>0</text:p>
          </table:table-cell>
          <table:table-cell table:formula="of:=[.J99]/255" office:value-type="float" office:value="0.666666666666667">
            <text:p>0.67</text:p>
          </table:table-cell>
          <table:table-cell table:formula="of:=MIN([.W99];[.X99];[.Y99])" office:value-type="float" office:value="0">
            <text:p>0</text:p>
          </table:table-cell>
          <table:table-cell table:formula="of:=MAX([.W99];[.X99];[.Y99])" office:value-type="float" office:value="0.666666666666667">
            <text:p>0.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79" table:number-columns-repeated="3"/>
          <table:table-cell table:style-name="ce88" office:value-type="string">
            <text:p>#550055</text:p>
          </table:table-cell>
          <table:table-cell table:formula="of:=HEX2DEC(MID([.G100];2;2))" office:value-type="float" office:value="85">
            <text:p>85</text:p>
          </table:table-cell>
          <table:table-cell table:formula="of:=HEX2DEC(MID([.G100];4;2))" office:value-type="float" office:value="0">
            <text:p>0</text:p>
          </table:table-cell>
          <table:table-cell table:formula="of:=HEX2DEC(MID([.G10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55</text:p>
          </table:table-cell>
          <table:table-cell table:formula="of:=CONCATENATE(&quot;(&quot;;ROUND([.N100]);&quot;,&quot;;ROUND([.O100]);&quot;,&quot;;ROUND([.P100]);&quot;)&quot;)" office:value-type="string" office:string-value="(18,44,-27)">
            <text:p>(18,44,-27)</text:p>
          </table:table-cell>
          <table:table-cell office:value-type="float" office:value="18.3">
            <text:p>18</text:p>
          </table:table-cell>
          <table:table-cell office:value-type="float" office:value="44.2">
            <text:p>44</text:p>
          </table:table-cell>
          <table:table-cell office:value-type="float" office:value="-27.4">
            <text:p>-27</text:p>
          </table:table-cell>
          <table:table-cell table:formula="of:=IF(AND([.O100]=0;[.P100]=0);IF([.N100]=0;&quot;Black&quot;;IF([.N100]=100;&quot;White&quot;;&quot;Gray&quot;));IF(ABS([.O100])&gt;ABS([.P100]);IF([.O100]&lt;0;&quot;Green&quot;;&quot;Red&quot;);IF(ABS([.O100])&lt;ABS([.P100]);IF([.P100]&lt;0;&quot;Blue&quot;;&quot;Yellow&quot;);&quot;None&quot;)) )" office:value-type="string" office:string-value="Red">
            <text:p>Red</text:p>
          </table:table-cell>
          <table:table-cell table:formula="of:=IF(AND([.O100]=0;[.P100]=0);IF([.N100]=0;&quot;&quot;;IF([.N100]=100;&quot;&quot;;&quot;&quot;));IF(ABS([.O100])&gt;ABS([.P100]);IF([.P100]&lt;0;&quot;Blue&quot;;&quot;Yellow&quot;);IF(ABS([.O100])&lt;ABS([.P100]);IF([.O100]&lt;0;&quot;Green&quot;;&quot;Red&quot;);&quot;None&quot;)) )" office:value-type="string" office:string-value="Blue">
            <text:p>Blue</text:p>
          </table:table-cell>
          <table:table-cell table:formula="of:=0.2126*[.H100] + 0.7152*[.I100] + 0.0722*[.J100]" office:value-type="float" office:value="24.208">
            <text:p>24.21</text:p>
          </table:table-cell>
          <table:table-cell table:formula="of:=MOD(60*IF([.Z100]=[.AA100];0;IF([.W100]=[.AA100];([.X100]-[.Y100])/([.AA100]-[.Z100]);IF([.X100]=[.AA100];2+([.Y100]-[.W100])/([.AA100]-[.Z100]);4+([.W100]-[.X100])/([.AA100]-[.Z100]))));360)" office:value-type="float" office:value="300">
            <text:p>300</text:p>
          </table:table-cell>
          <table:table-cell table:formula="of:=IF([.Z100]=[.AA100];0;IF([.V100]&lt;0.5;([.AA100]-[.Z100])/([.Z100]+[.AA100]);([.AA100]-[.Z100])/(2-[.AA100]-[.Z100])))" office:value-type="float" office:value="1">
            <text:p>1</text:p>
          </table:table-cell>
          <table:table-cell table:formula="of:=([.Z100]+[.AA100])/2" office:value-type="float" office:value="0.166666666666667">
            <text:p>0.17</text:p>
          </table:table-cell>
          <table:table-cell table:formula="of:=[.H100]/255" office:value-type="float" office:value="0.333333333333333">
            <text:p>0.33</text:p>
          </table:table-cell>
          <table:table-cell table:formula="of:=[.I100]/255" office:value-type="float" office:value="0">
            <text:p>0</text:p>
          </table:table-cell>
          <table:table-cell table:formula="of:=[.J100]/255" office:value-type="float" office:value="0.333333333333333">
            <text:p>0.33</text:p>
          </table:table-cell>
          <table:table-cell table:formula="of:=MIN([.W100];[.X100];[.Y100])" office:value-type="float" office:value="0">
            <text:p>0</text:p>
          </table:table-cell>
          <table:table-cell table:formula="of:=MAX([.W100];[.X100];[.Y100])" office:value-type="float" office:value="0.333333333333333">
            <text:p>0.3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FF</text:p>
          </table:table-cell>
          <table:table-cell table:formula="of:=HEX2DEC(MID([.G101];2;2))" office:value-type="float" office:value="170">
            <text:p>170</text:p>
          </table:table-cell>
          <table:table-cell table:formula="of:=HEX2DEC(MID([.G101];4;2))" office:value-type="float" office:value="0">
            <text:p>0</text:p>
          </table:table-cell>
          <table:table-cell table:formula="of:=HEX2DEC(MID([.G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FF</text:p>
          </table:table-cell>
          <table:table-cell table:formula="of:=CONCATENATE(&quot;(&quot;;ROUND([.N101]);&quot;,&quot;;ROUND([.O101]);&quot;,&quot;;ROUND([.P101]);&quot;)&quot;)" office:value-type="string" office:string-value="(47,87,-84)">
            <text:p>(47,87,-84)</text:p>
          </table:table-cell>
          <table:table-cell office:value-type="float" office:value="46.7">
            <text:p>47</text:p>
          </table:table-cell>
          <table:table-cell office:value-type="float" office:value="87">
            <text:p>87</text:p>
          </table:table-cell>
          <table:table-cell office:value-type="float" office:value="-83.6">
            <text:p>-84</text:p>
          </table:table-cell>
          <table:table-cell table:formula="of:=IF(AND([.O101]=0;[.P101]=0);IF([.N101]=0;&quot;Black&quot;;IF([.N101]=100;&quot;White&quot;;&quot;Gray&quot;));IF(ABS([.O101])&gt;ABS([.P101]);IF([.O101]&lt;0;&quot;Green&quot;;&quot;Red&quot;);IF(ABS([.O101])&lt;ABS([.P101]);IF([.P101]&lt;0;&quot;Blue&quot;;&quot;Yellow&quot;);&quot;None&quot;)) )" office:value-type="string" office:string-value="Red">
            <text:p>Red</text:p>
          </table:table-cell>
          <table:table-cell table:formula="of:=IF(AND([.O101]=0;[.P101]=0);IF([.N101]=0;&quot;&quot;;IF([.N101]=100;&quot;&quot;;&quot;&quot;));IF(ABS([.O101])&gt;ABS([.P101]);IF([.P101]&lt;0;&quot;Blue&quot;;&quot;Yellow&quot;);IF(ABS([.O101])&lt;ABS([.P101]);IF([.O101]&lt;0;&quot;Green&quot;;&quot;Red&quot;);&quot;None&quot;)) )" office:value-type="string" office:string-value="Blue">
            <text:p>Blue</text:p>
          </table:table-cell>
          <table:table-cell table:formula="of:=0.2126*[.H101] + 0.7152*[.I101] + 0.0722*[.J101]" office:value-type="float" office:value="54.553">
            <text:p>54.55</text:p>
          </table:table-cell>
          <table:table-cell table:formula="of:=MOD(60*IF([.Z101]=[.AA101];0;IF([.W101]=[.AA101];([.X101]-[.Y101])/([.AA101]-[.Z101]);IF([.X101]=[.AA101];2+([.Y101]-[.W101])/([.AA101]-[.Z101]);4+([.W101]-[.X101])/([.AA101]-[.Z101]))));360)" office:value-type="float" office:value="280">
            <text:p>280</text:p>
          </table:table-cell>
          <table:table-cell table:formula="of:=IF([.Z101]=[.AA101];0;IF([.V101]&lt;0.5;([.AA101]-[.Z101])/([.Z101]+[.AA101]);([.AA101]-[.Z101])/(2-[.AA101]-[.Z101])))" office:value-type="float" office:value="1">
            <text:p>1</text:p>
          </table:table-cell>
          <table:table-cell table:formula="of:=([.Z101]+[.AA101])/2" office:value-type="float" office:value="0.5">
            <text:p>0.5</text:p>
          </table:table-cell>
          <table:table-cell table:formula="of:=[.H101]/255" office:value-type="float" office:value="0.666666666666667">
            <text:p>0.67</text:p>
          </table:table-cell>
          <table:table-cell table:formula="of:=[.I101]/255" office:value-type="float" office:value="0">
            <text:p>0</text:p>
          </table:table-cell>
          <table:table-cell table:formula="of:=[.J101]/255" office:value-type="float" office:value="1">
            <text:p>1</text:p>
          </table:table-cell>
          <table:table-cell table:formula="of:=MIN([.W101];[.X101];[.Y101])" office:value-type="float" office:value="0">
            <text:p>0</text:p>
          </table:table-cell>
          <table:table-cell table:formula="of:=MAX([.W101];[.X101];[.Y101]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AA</text:p>
          </table:table-cell>
          <table:table-cell table:formula="of:=HEX2DEC(MID([.G102];2;2))" office:value-type="float" office:value="170">
            <text:p>170</text:p>
          </table:table-cell>
          <table:table-cell table:formula="of:=HEX2DEC(MID([.G102];4;2))" office:value-type="float" office:value="85">
            <text:p>85</text:p>
          </table:table-cell>
          <table:table-cell table:formula="of:=HEX2DEC(MID([.G10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AA</text:p>
          </table:table-cell>
          <table:table-cell table:formula="of:=CONCATENATE(&quot;(&quot;;ROUND([.N102]);&quot;,&quot;;ROUND([.O102]);&quot;,&quot;;ROUND([.P102]);&quot;)&quot;)" office:value-type="string" office:string-value="(49,47,-31)">
            <text:p>(49,47,-31)</text:p>
          </table:table-cell>
          <table:table-cell office:value-type="float" office:value="49.4">
            <text:p>49</text:p>
          </table:table-cell>
          <table:table-cell office:value-type="float" office:value="47">
            <text:p>47</text:p>
          </table:table-cell>
          <table:table-cell office:value-type="float" office:value="-30.5">
            <text:p>-31</text:p>
          </table:table-cell>
          <table:table-cell table:formula="of:=IF(AND([.O102]=0;[.P102]=0);IF([.N102]=0;&quot;Black&quot;;IF([.N102]=100;&quot;White&quot;;&quot;Gray&quot;));IF(ABS([.O102])&gt;ABS([.P102]);IF([.O102]&lt;0;&quot;Green&quot;;&quot;Red&quot;);IF(ABS([.O102])&lt;ABS([.P102]);IF([.P102]&lt;0;&quot;Blue&quot;;&quot;Yellow&quot;);&quot;None&quot;)) )" office:value-type="string" office:string-value="Red">
            <text:p>Red</text:p>
          </table:table-cell>
          <table:table-cell table:formula="of:=IF(AND([.O102]=0;[.P102]=0);IF([.N102]=0;&quot;&quot;;IF([.N102]=100;&quot;&quot;;&quot;&quot;));IF(ABS([.O102])&gt;ABS([.P102]);IF([.P102]&lt;0;&quot;Blue&quot;;&quot;Yellow&quot;);IF(ABS([.O102])&lt;ABS([.P102]);IF([.O102]&lt;0;&quot;Green&quot;;&quot;Red&quot;);&quot;None&quot;)) )" office:value-type="string" office:string-value="Blue">
            <text:p>Blue</text:p>
          </table:table-cell>
          <table:table-cell table:formula="of:=0.2126*[.H102] + 0.7152*[.I102] + 0.0722*[.J102]" office:value-type="float" office:value="109.208">
            <text:p>109.21</text:p>
          </table:table-cell>
          <table:table-cell table:formula="of:=MOD(60*IF([.Z102]=[.AA102];0;IF([.W102]=[.AA102];([.X102]-[.Y102])/([.AA102]-[.Z102]);IF([.X102]=[.AA102];2+([.Y102]-[.W102])/([.AA102]-[.Z102]);4+([.W102]-[.X102])/([.AA102]-[.Z102]))));360)" office:value-type="float" office:value="300">
            <text:p>300</text:p>
          </table:table-cell>
          <table:table-cell table:formula="of:=IF([.Z102]=[.AA102];0;IF([.V102]&lt;0.5;([.AA102]-[.Z102])/([.Z102]+[.AA102]);([.AA102]-[.Z102])/(2-[.AA102]-[.Z102])))" office:value-type="float" office:value="0.333333333333333">
            <text:p>0.33</text:p>
          </table:table-cell>
          <table:table-cell table:formula="of:=([.Z102]+[.AA102])/2" office:value-type="float" office:value="0.5">
            <text:p>0.5</text:p>
          </table:table-cell>
          <table:table-cell table:formula="of:=[.H102]/255" office:value-type="float" office:value="0.666666666666667">
            <text:p>0.67</text:p>
          </table:table-cell>
          <table:table-cell table:formula="of:=[.I102]/255" office:value-type="float" office:value="0.333333333333333">
            <text:p>0.33</text:p>
          </table:table-cell>
          <table:table-cell table:formula="of:=[.J102]/255" office:value-type="float" office:value="0.666666666666667">
            <text:p>0.67</text:p>
          </table:table-cell>
          <table:table-cell table:formula="of:=MIN([.W102];[.X102];[.Y102])" office:value-type="float" office:value="0.333333333333333">
            <text:p>0.33</text:p>
          </table:table-cell>
          <table:table-cell table:formula="of:=MAX([.W102];[.X102];[.Y102])" office:value-type="float" office:value="0.666666666666667">
            <text:p>0.6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AA</text:p>
          </table:table-cell>
          <table:table-cell table:formula="of:=HEX2DEC(MID([.G103];2;2))" office:value-type="float" office:value="255">
            <text:p>255</text:p>
          </table:table-cell>
          <table:table-cell table:formula="of:=HEX2DEC(MID([.G103];4;2))" office:value-type="float" office:value="0">
            <text:p>0</text:p>
          </table:table-cell>
          <table:table-cell table:formula="of:=HEX2DEC(MID([.G10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AA</text:p>
          </table:table-cell>
          <table:table-cell table:formula="of:=CONCATENATE(&quot;(&quot;;ROUND([.N103]);&quot;,&quot;;ROUND([.O103]);&quot;,&quot;;ROUND([.P103]);&quot;)&quot;)" office:value-type="string" office:string-value="(56,88,-19)">
            <text:p>(56,88,-19)</text:p>
          </table:table-cell>
          <table:table-cell office:value-type="float" office:value="56.2">
            <text:p>56</text:p>
          </table:table-cell>
          <table:table-cell office:value-type="float" office:value="88.1">
            <text:p>88</text:p>
          </table:table-cell>
          <table:table-cell office:value-type="float" office:value="-18.8">
            <text:p>-19</text:p>
          </table:table-cell>
          <table:table-cell table:formula="of:=IF(AND([.O103]=0;[.P103]=0);IF([.N103]=0;&quot;Black&quot;;IF([.N103]=100;&quot;White&quot;;&quot;Gray&quot;));IF(ABS([.O103])&gt;ABS([.P103]);IF([.O103]&lt;0;&quot;Green&quot;;&quot;Red&quot;);IF(ABS([.O103])&lt;ABS([.P103]);IF([.P103]&lt;0;&quot;Blue&quot;;&quot;Yellow&quot;);&quot;None&quot;)) )" office:value-type="string" office:string-value="Red">
            <text:p>Red</text:p>
          </table:table-cell>
          <table:table-cell table:formula="of:=IF(AND([.O103]=0;[.P103]=0);IF([.N103]=0;&quot;&quot;;IF([.N103]=100;&quot;&quot;;&quot;&quot;));IF(ABS([.O103])&gt;ABS([.P103]);IF([.P103]&lt;0;&quot;Blue&quot;;&quot;Yellow&quot;);IF(ABS([.O103])&lt;ABS([.P103]);IF([.O103]&lt;0;&quot;Green&quot;;&quot;Red&quot;);&quot;None&quot;)) )" office:value-type="string" office:string-value="Blue">
            <text:p>Blue</text:p>
          </table:table-cell>
          <table:table-cell table:formula="of:=0.2126*[.H103] + 0.7152*[.I103] + 0.0722*[.J103]" office:value-type="float" office:value="66.487">
            <text:p>66.49</text:p>
          </table:table-cell>
          <table:table-cell table:formula="of:=MOD(60*IF([.Z103]=[.AA103];0;IF([.W103]=[.AA103];([.X103]-[.Y103])/([.AA103]-[.Z103]);IF([.X103]=[.AA103];2+([.Y103]-[.W103])/([.AA103]-[.Z103]);4+([.W103]-[.X103])/([.AA103]-[.Z103]))));360)" office:value-type="float" office:value="320">
            <text:p>320</text:p>
          </table:table-cell>
          <table:table-cell table:formula="of:=IF([.Z103]=[.AA103];0;IF([.V103]&lt;0.5;([.AA103]-[.Z103])/([.Z103]+[.AA103]);([.AA103]-[.Z103])/(2-[.AA103]-[.Z103])))" office:value-type="float" office:value="1">
            <text:p>1</text:p>
          </table:table-cell>
          <table:table-cell table:formula="of:=([.Z103]+[.AA103])/2" office:value-type="float" office:value="0.5">
            <text:p>0.5</text:p>
          </table:table-cell>
          <table:table-cell table:formula="of:=[.H103]/255" office:value-type="float" office:value="1">
            <text:p>1</text:p>
          </table:table-cell>
          <table:table-cell table:formula="of:=[.I103]/255" office:value-type="float" office:value="0">
            <text:p>0</text:p>
          </table:table-cell>
          <table:table-cell table:formula="of:=[.J103]/255" office:value-type="float" office:value="0.666666666666667">
            <text:p>0.67</text:p>
          </table:table-cell>
          <table:table-cell table:formula="of:=MIN([.W103];[.X103];[.Y103])" office:value-type="float" office:value="0">
            <text:p>0</text:p>
          </table:table-cell>
          <table:table-cell table:formula="of:=MAX([.W103];[.X103];[.Y103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AA</text:p>
          </table:table-cell>
          <table:table-cell table:formula="of:=HEX2DEC(MID([.G104];2;2))" office:value-type="float" office:value="255">
            <text:p>255</text:p>
          </table:table-cell>
          <table:table-cell table:formula="of:=HEX2DEC(MID([.G104];4;2))" office:value-type="float" office:value="85">
            <text:p>85</text:p>
          </table:table-cell>
          <table:table-cell table:formula="of:=HEX2DEC(MID([.G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AA</text:p>
          </table:table-cell>
          <table:table-cell table:formula="of:=CONCATENATE(&quot;(&quot;;ROUND([.N104]);&quot;,&quot;;ROUND([.O104]);&quot;,&quot;;ROUND([.P104]);&quot;)&quot;)" office:value-type="string" office:string-value="(62,71,-10)">
            <text:p>(62,71,-10)</text:p>
          </table:table-cell>
          <table:table-cell office:value-type="float" office:value="62.2">
            <text:p>62</text:p>
          </table:table-cell>
          <table:table-cell office:value-type="float" office:value="71.1">
            <text:p>71</text:p>
          </table:table-cell>
          <table:table-cell office:value-type="float" office:value="-9.8">
            <text:p>-10</text:p>
          </table:table-cell>
          <table:table-cell table:formula="of:=IF(AND([.O104]=0;[.P104]=0);IF([.N104]=0;&quot;Black&quot;;IF([.N104]=100;&quot;White&quot;;&quot;Gray&quot;));IF(ABS([.O104])&gt;ABS([.P104]);IF([.O104]&lt;0;&quot;Green&quot;;&quot;Red&quot;);IF(ABS([.O104])&lt;ABS([.P104]);IF([.P104]&lt;0;&quot;Blue&quot;;&quot;Yellow&quot;);&quot;None&quot;)) )" office:value-type="string" office:string-value="Red">
            <text:p>Red</text:p>
          </table:table-cell>
          <table:table-cell table:formula="of:=IF(AND([.O104]=0;[.P104]=0);IF([.N104]=0;&quot;&quot;;IF([.N104]=100;&quot;&quot;;&quot;&quot;));IF(ABS([.O104])&gt;ABS([.P104]);IF([.P104]&lt;0;&quot;Blue&quot;;&quot;Yellow&quot;);IF(ABS([.O104])&lt;ABS([.P104]);IF([.O104]&lt;0;&quot;Green&quot;;&quot;Red&quot;);&quot;None&quot;)) )" office:value-type="string" office:string-value="Blue">
            <text:p>Blue</text:p>
          </table:table-cell>
          <table:table-cell table:formula="of:=0.2126*[.H104] + 0.7152*[.I104] + 0.0722*[.J104]" office:value-type="float" office:value="127.279">
            <text:p>127.28</text:p>
          </table:table-cell>
          <table:table-cell table:formula="of:=MOD(60*IF([.Z104]=[.AA104];0;IF([.W104]=[.AA104];([.X104]-[.Y104])/([.AA104]-[.Z104]);IF([.X104]=[.AA104];2+([.Y104]-[.W104])/([.AA104]-[.Z104]);4+([.W104]-[.X104])/([.AA104]-[.Z104]))));360)" office:value-type="float" office:value="330">
            <text:p>330</text:p>
          </table:table-cell>
          <table:table-cell table:formula="of:=IF([.Z104]=[.AA104];0;IF([.V104]&lt;0.5;([.AA104]-[.Z104])/([.Z104]+[.AA104]);([.AA104]-[.Z104])/(2-[.AA104]-[.Z104])))" office:value-type="float" office:value="1">
            <text:p>1</text:p>
          </table:table-cell>
          <table:table-cell table:formula="of:=([.Z104]+[.AA104])/2" office:value-type="float" office:value="0.666666666666667">
            <text:p>0.67</text:p>
          </table:table-cell>
          <table:table-cell table:formula="of:=[.H104]/255" office:value-type="float" office:value="1">
            <text:p>1</text:p>
          </table:table-cell>
          <table:table-cell table:formula="of:=[.I104]/255" office:value-type="float" office:value="0.333333333333333">
            <text:p>0.33</text:p>
          </table:table-cell>
          <table:table-cell table:formula="of:=[.J104]/255" office:value-type="float" office:value="0.666666666666667">
            <text:p>0.67</text:p>
          </table:table-cell>
          <table:table-cell table:formula="of:=MIN([.W104];[.X104];[.Y104])" office:value-type="float" office:value="0.333333333333333">
            <text:p>0.33</text:p>
          </table:table-cell>
          <table:table-cell table:formula="of:=MAX([.W104];[.X104];[.Y104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FF</text:p>
          </table:table-cell>
          <table:table-cell table:formula="of:=HEX2DEC(MID([.G105];2;2))" office:value-type="float" office:value="255">
            <text:p>255</text:p>
          </table:table-cell>
          <table:table-cell table:formula="of:=HEX2DEC(MID([.G105];4;2))" office:value-type="float" office:value="85">
            <text:p>85</text:p>
          </table:table-cell>
          <table:table-cell table:formula="of:=HEX2DEC(MID([.G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FF</text:p>
          </table:table-cell>
          <table:table-cell table:formula="of:=CONCATENATE(&quot;(&quot;;ROUND([.N105]);&quot;,&quot;;ROUND([.O105]);&quot;,&quot;;ROUND([.P105]);&quot;)&quot;)" office:value-type="string" office:string-value="(66,83,-52)">
            <text:p>(66,83,-52)</text:p>
          </table:table-cell>
          <table:table-cell office:value-type="float" office:value="65.7">
            <text:p>66</text:p>
          </table:table-cell>
          <table:table-cell office:value-type="float" office:value="82.6">
            <text:p>83</text:p>
          </table:table-cell>
          <table:table-cell office:value-type="float" office:value="-52.2">
            <text:p>-52</text:p>
          </table:table-cell>
          <table:table-cell table:formula="of:=IF(AND([.O105]=0;[.P105]=0);IF([.N105]=0;&quot;Black&quot;;IF([.N105]=100;&quot;White&quot;;&quot;Gray&quot;));IF(ABS([.O105])&gt;ABS([.P105]);IF([.O105]&lt;0;&quot;Green&quot;;&quot;Red&quot;);IF(ABS([.O105])&lt;ABS([.P105]);IF([.P105]&lt;0;&quot;Blue&quot;;&quot;Yellow&quot;);&quot;None&quot;)) )" office:value-type="string" office:string-value="Red">
            <text:p>Red</text:p>
          </table:table-cell>
          <table:table-cell table:formula="of:=IF(AND([.O105]=0;[.P105]=0);IF([.N105]=0;&quot;&quot;;IF([.N105]=100;&quot;&quot;;&quot;&quot;));IF(ABS([.O105])&gt;ABS([.P105]);IF([.P105]&lt;0;&quot;Blue&quot;;&quot;Yellow&quot;);IF(ABS([.O105])&lt;ABS([.P105]);IF([.O105]&lt;0;&quot;Green&quot;;&quot;Red&quot;);&quot;None&quot;)) )" office:value-type="string" office:string-value="Blue">
            <text:p>Blue</text:p>
          </table:table-cell>
          <table:table-cell table:formula="of:=0.2126*[.H105] + 0.7152*[.I105] + 0.0722*[.J105]" office:value-type="float" office:value="133.416">
            <text:p>133.42</text:p>
          </table:table-cell>
          <table:table-cell table:formula="of:=MOD(60*IF([.Z105]=[.AA105];0;IF([.W105]=[.AA105];([.X105]-[.Y105])/([.AA105]-[.Z105]);IF([.X105]=[.AA105];2+([.Y105]-[.W105])/([.AA105]-[.Z105]);4+([.W105]-[.X105])/([.AA105]-[.Z105]))));360)" office:value-type="float" office:value="300">
            <text:p>300</text:p>
          </table:table-cell>
          <table:table-cell table:formula="of:=IF([.Z105]=[.AA105];0;IF([.V105]&lt;0.5;([.AA105]-[.Z105])/([.Z105]+[.AA105]);([.AA105]-[.Z105])/(2-[.AA105]-[.Z105])))" office:value-type="float" office:value="1">
            <text:p>1</text:p>
          </table:table-cell>
          <table:table-cell table:formula="of:=([.Z105]+[.AA105])/2" office:value-type="float" office:value="0.666666666666667">
            <text:p>0.67</text:p>
          </table:table-cell>
          <table:table-cell table:formula="of:=[.H105]/255" office:value-type="float" office:value="1">
            <text:p>1</text:p>
          </table:table-cell>
          <table:table-cell table:formula="of:=[.I105]/255" office:value-type="float" office:value="0.333333333333333">
            <text:p>0.33</text:p>
          </table:table-cell>
          <table:table-cell table:formula="of:=[.J105]/255" office:value-type="float" office:value="1">
            <text:p>1</text:p>
          </table:table-cell>
          <table:table-cell table:formula="of:=MIN([.W105];[.X105];[.Y105])" office:value-type="float" office:value="0.333333333333333">
            <text:p>0.33</text:p>
          </table:table-cell>
          <table:table-cell table:formula="of:=MAX([.W105];[.X105];[.Y105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FF</text:p>
          </table:table-cell>
          <table:table-cell table:formula="of:=HEX2DEC(MID([.G106];2;2))" office:value-type="float" office:value="255">
            <text:p>255</text:p>
          </table:table-cell>
          <table:table-cell table:formula="of:=HEX2DEC(MID([.G106];4;2))" office:value-type="float" office:value="170">
            <text:p>170</text:p>
          </table:table-cell>
          <table:table-cell table:formula="of:=HEX2DEC(MID([.G10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FF</text:p>
          </table:table-cell>
          <table:table-cell table:formula="of:=CONCATENATE(&quot;(&quot;;ROUND([.N106]);&quot;,&quot;;ROUND([.O106]);&quot;,&quot;;ROUND([.P106]);&quot;)&quot;)" office:value-type="string" office:string-value="(80,44,-30)">
            <text:p>(80,44,-30)</text:p>
          </table:table-cell>
          <table:table-cell office:value-type="float" office:value="80.3">
            <text:p>80</text:p>
          </table:table-cell>
          <table:table-cell office:value-type="float" office:value="44.2">
            <text:p>44</text:p>
          </table:table-cell>
          <table:table-cell office:value-type="float" office:value="-29.5">
            <text:p>-30</text:p>
          </table:table-cell>
          <table:table-cell table:formula="of:=IF(AND([.O106]=0;[.P106]=0);IF([.N106]=0;&quot;Black&quot;;IF([.N106]=100;&quot;White&quot;;&quot;Gray&quot;));IF(ABS([.O106])&gt;ABS([.P106]);IF([.O106]&lt;0;&quot;Green&quot;;&quot;Red&quot;);IF(ABS([.O106])&lt;ABS([.P106]);IF([.P106]&lt;0;&quot;Blue&quot;;&quot;Yellow&quot;);&quot;None&quot;)) )" office:value-type="string" office:string-value="Red">
            <text:p>Red</text:p>
          </table:table-cell>
          <table:table-cell table:formula="of:=IF(AND([.O106]=0;[.P106]=0);IF([.N106]=0;&quot;&quot;;IF([.N106]=100;&quot;&quot;;&quot;&quot;));IF(ABS([.O106])&gt;ABS([.P106]);IF([.P106]&lt;0;&quot;Blue&quot;;&quot;Yellow&quot;);IF(ABS([.O106])&lt;ABS([.P106]);IF([.O106]&lt;0;&quot;Green&quot;;&quot;Red&quot;);&quot;None&quot;)) )" office:value-type="string" office:string-value="Blue">
            <text:p>Blue</text:p>
          </table:table-cell>
          <table:table-cell table:formula="of:=0.2126*[.H106] + 0.7152*[.I106] + 0.0722*[.J106]" office:value-type="float" office:value="194.208">
            <text:p>194.21</text:p>
          </table:table-cell>
          <table:table-cell table:formula="of:=MOD(60*IF([.Z106]=[.AA106];0;IF([.W106]=[.AA106];([.X106]-[.Y106])/([.AA106]-[.Z106]);IF([.X106]=[.AA106];2+([.Y106]-[.W106])/([.AA106]-[.Z106]);4+([.W106]-[.X106])/([.AA106]-[.Z106]))));360)" office:value-type="float" office:value="300">
            <text:p>300</text:p>
          </table:table-cell>
          <table:table-cell table:formula="of:=IF([.Z106]=[.AA106];0;IF([.V106]&lt;0.5;([.AA106]-[.Z106])/([.Z106]+[.AA106]);([.AA106]-[.Z106])/(2-[.AA106]-[.Z106])))" office:value-type="float" office:value="1">
            <text:p>1</text:p>
          </table:table-cell>
          <table:table-cell table:formula="of:=([.Z106]+[.AA106])/2" office:value-type="float" office:value="0.833333333333333">
            <text:p>0.83</text:p>
          </table:table-cell>
          <table:table-cell table:formula="of:=[.H106]/255" office:value-type="float" office:value="1">
            <text:p>1</text:p>
          </table:table-cell>
          <table:table-cell table:formula="of:=[.I106]/255" office:value-type="float" office:value="0.666666666666667">
            <text:p>0.67</text:p>
          </table:table-cell>
          <table:table-cell table:formula="of:=[.J106]/255" office:value-type="float" office:value="1">
            <text:p>1</text:p>
          </table:table-cell>
          <table:table-cell table:formula="of:=MIN([.W106];[.X106];[.Y106])" office:value-type="float" office:value="0.666666666666667">
            <text:p>0.67</text:p>
          </table:table-cell>
          <table:table-cell table:formula="of:=MAX([.W106];[.X106];[.Y106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79" table:number-columns-repeated="3"/>
          <table:table-cell table:style-name="ce88" office:value-type="string">
            <text:p>#FF0000</text:p>
          </table:table-cell>
          <table:table-cell table:formula="of:=HEX2DEC(MID([.G107];2;2))" office:value-type="float" office:value="255">
            <text:p>255</text:p>
          </table:table-cell>
          <table:table-cell table:formula="of:=HEX2DEC(MID([.G107];4;2))" office:value-type="float" office:value="0">
            <text:p>0</text:p>
          </table:table-cell>
          <table:table-cell table:formula="of:=HEX2DEC(MID([.G10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00</text:p>
          </table:table-cell>
          <table:table-cell table:formula="of:=CONCATENATE(&quot;(&quot;;ROUND([.N107]);&quot;,&quot;;ROUND([.O107]);&quot;,&quot;;ROUND([.P107]);&quot;)&quot;)" office:value-type="string" office:string-value="(53,80,67)">
            <text:p>(53,80,67)</text:p>
          </table:table-cell>
          <table:table-cell office:value-type="float" office:value="53.2">
            <text:p>53</text:p>
          </table:table-cell>
          <table:table-cell office:value-type="float" office:value="80.1">
            <text:p>80</text:p>
          </table:table-cell>
          <table:table-cell office:value-type="float" office:value="67.2">
            <text:p>67</text:p>
          </table:table-cell>
          <table:table-cell table:formula="of:=IF(AND([.O107]=0;[.P107]=0);IF([.N107]=0;&quot;Black&quot;;IF([.N107]=100;&quot;White&quot;;&quot;Gray&quot;));IF(ABS([.O107])&gt;ABS([.P107]);IF([.O107]&lt;0;&quot;Green&quot;;&quot;Red&quot;);IF(ABS([.O107])&lt;ABS([.P107]);IF([.P107]&lt;0;&quot;Blue&quot;;&quot;Yellow&quot;);&quot;None&quot;)) )" office:value-type="string" office:string-value="Red">
            <text:p>Red</text:p>
          </table:table-cell>
          <table:table-cell table:formula="of:=IF(AND([.O107]=0;[.P107]=0);IF([.N107]=0;&quot;&quot;;IF([.N107]=100;&quot;&quot;;&quot;&quot;));IF(ABS([.O107])&gt;ABS([.P107]);IF([.P107]&lt;0;&quot;Blue&quot;;&quot;Yellow&quot;);IF(ABS([.O107])&lt;ABS([.P107]);IF([.O107]&lt;0;&quot;Green&quot;;&quot;Red&quot;);&quot;None&quot;)) )" office:value-type="string" office:string-value="Yellow">
            <text:p>Yellow</text:p>
          </table:table-cell>
          <table:table-cell table:formula="of:=0.2126*[.H107] + 0.7152*[.I107] + 0.0722*[.J107]" office:value-type="float" office:value="54.213">
            <text:p>54.21</text:p>
          </table:table-cell>
          <table:table-cell table:formula="of:=MOD(60*IF([.Z107]=[.AA107];0;IF([.W107]=[.AA107];([.X107]-[.Y107])/([.AA107]-[.Z107]);IF([.X107]=[.AA107];2+([.Y107]-[.W107])/([.AA107]-[.Z107]);4+([.W107]-[.X107])/([.AA107]-[.Z107]))));360)" office:value-type="float" office:value="0">
            <text:p>0</text:p>
          </table:table-cell>
          <table:table-cell table:formula="of:=IF([.Z107]=[.AA107];0;IF([.V107]&lt;0.5;([.AA107]-[.Z107])/([.Z107]+[.AA107]);([.AA107]-[.Z107])/(2-[.AA107]-[.Z107])))" office:value-type="float" office:value="1">
            <text:p>1</text:p>
          </table:table-cell>
          <table:table-cell table:formula="of:=([.Z107]+[.AA107])/2" office:value-type="float" office:value="0.5">
            <text:p>0.5</text:p>
          </table:table-cell>
          <table:table-cell table:formula="of:=[.H107]/255" office:value-type="float" office:value="1">
            <text:p>1</text:p>
          </table:table-cell>
          <table:table-cell table:formula="of:=[.I107]/255" office:value-type="float" office:value="0">
            <text:p>0</text:p>
          </table:table-cell>
          <table:table-cell table:formula="of:=[.J107]/255" office:value-type="float" office:value="0">
            <text:p>0</text:p>
          </table:table-cell>
          <table:table-cell table:formula="of:=MIN([.W107];[.X107];[.Y107])" office:value-type="float" office:value="0">
            <text:p>0</text:p>
          </table:table-cell>
          <table:table-cell table:formula="of:=MAX([.W107];[.X107];[.Y10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79" table:number-columns-repeated="3"/>
          <table:table-cell table:style-name="ce88" office:value-type="string">
            <text:p>#AA0000</text:p>
          </table:table-cell>
          <table:table-cell table:formula="of:=HEX2DEC(MID([.G108];2;2))" office:value-type="float" office:value="170">
            <text:p>170</text:p>
          </table:table-cell>
          <table:table-cell table:formula="of:=HEX2DEC(MID([.G108];4;2))" office:value-type="float" office:value="0">
            <text:p>0</text:p>
          </table:table-cell>
          <table:table-cell table:formula="of:=HEX2DEC(MID([.G10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00</text:p>
          </table:table-cell>
          <table:table-cell table:formula="of:=CONCATENATE(&quot;(&quot;;ROUND([.N108]);&quot;,&quot;;ROUND([.O108]);&quot;,&quot;;ROUND([.P108]);&quot;)&quot;)" office:value-type="string" office:string-value="(35,59,49)">
            <text:p>(35,59,49)</text:p>
          </table:table-cell>
          <table:table-cell office:value-type="float" office:value="35.1">
            <text:p>35</text:p>
          </table:table-cell>
          <table:table-cell office:value-type="float" office:value="59.1">
            <text:p>59</text:p>
          </table:table-cell>
          <table:table-cell office:value-type="float" office:value="49.4">
            <text:p>49</text:p>
          </table:table-cell>
          <table:table-cell table:formula="of:=IF(AND([.O108]=0;[.P108]=0);IF([.N108]=0;&quot;Black&quot;;IF([.N108]=100;&quot;White&quot;;&quot;Gray&quot;));IF(ABS([.O108])&gt;ABS([.P108]);IF([.O108]&lt;0;&quot;Green&quot;;&quot;Red&quot;);IF(ABS([.O108])&lt;ABS([.P108]);IF([.P108]&lt;0;&quot;Blue&quot;;&quot;Yellow&quot;);&quot;None&quot;)) )" office:value-type="string" office:string-value="Red">
            <text:p>Red</text:p>
          </table:table-cell>
          <table:table-cell table:formula="of:=IF(AND([.O108]=0;[.P108]=0);IF([.N108]=0;&quot;&quot;;IF([.N108]=100;&quot;&quot;;&quot;&quot;));IF(ABS([.O108])&gt;ABS([.P108]);IF([.P108]&lt;0;&quot;Blue&quot;;&quot;Yellow&quot;);IF(ABS([.O108])&lt;ABS([.P108]);IF([.O108]&lt;0;&quot;Green&quot;;&quot;Red&quot;);&quot;None&quot;)) )" office:value-type="string" office:string-value="Yellow">
            <text:p>Yellow</text:p>
          </table:table-cell>
          <table:table-cell table:formula="of:=0.2126*[.H108] + 0.7152*[.I108] + 0.0722*[.J108]" office:value-type="float" office:value="36.142">
            <text:p>36.14</text:p>
          </table:table-cell>
          <table:table-cell table:formula="of:=MOD(60*IF([.Z108]=[.AA108];0;IF([.W108]=[.AA108];([.X108]-[.Y108])/([.AA108]-[.Z108]);IF([.X108]=[.AA108];2+([.Y108]-[.W108])/([.AA108]-[.Z108]);4+([.W108]-[.X108])/([.AA108]-[.Z108]))));360)" office:value-type="float" office:value="0">
            <text:p>0</text:p>
          </table:table-cell>
          <table:table-cell table:formula="of:=IF([.Z108]=[.AA108];0;IF([.V108]&lt;0.5;([.AA108]-[.Z108])/([.Z108]+[.AA108]);([.AA108]-[.Z108])/(2-[.AA108]-[.Z108])))" office:value-type="float" office:value="1">
            <text:p>1</text:p>
          </table:table-cell>
          <table:table-cell table:formula="of:=([.Z108]+[.AA108])/2" office:value-type="float" office:value="0.333333333333333">
            <text:p>0.33</text:p>
          </table:table-cell>
          <table:table-cell table:formula="of:=[.H108]/255" office:value-type="float" office:value="0.666666666666667">
            <text:p>0.67</text:p>
          </table:table-cell>
          <table:table-cell table:formula="of:=[.I108]/255" office:value-type="float" office:value="0">
            <text:p>0</text:p>
          </table:table-cell>
          <table:table-cell table:formula="of:=[.J108]/255" office:value-type="float" office:value="0">
            <text:p>0</text:p>
          </table:table-cell>
          <table:table-cell table:formula="of:=MIN([.W108];[.X108];[.Y108])" office:value-type="float" office:value="0">
            <text:p>0</text:p>
          </table:table-cell>
          <table:table-cell table:formula="of:=MAX([.W108];[.X108];[.Y108])" office:value-type="float" office:value="0.666666666666667">
            <text:p>0.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79" table:number-columns-repeated="3"/>
          <table:table-cell table:style-name="ce88" office:value-type="string">
            <text:p>#550000</text:p>
          </table:table-cell>
          <table:table-cell table:formula="of:=HEX2DEC(MID([.G109];2;2))" office:value-type="float" office:value="85">
            <text:p>85</text:p>
          </table:table-cell>
          <table:table-cell table:formula="of:=HEX2DEC(MID([.G109];4;2))" office:value-type="float" office:value="0">
            <text:p>0</text:p>
          </table:table-cell>
          <table:table-cell table:formula="of:=HEX2DEC(MID([.G10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00</text:p>
          </table:table-cell>
          <table:table-cell table:formula="of:=CONCATENATE(&quot;(&quot;;ROUND([.N109]);&quot;,&quot;;ROUND([.O109]);&quot;,&quot;;ROUND([.P109]);&quot;)&quot;)" office:value-type="string" office:string-value="(15,36,24)">
            <text:p>(15,36,24)</text:p>
          </table:table-cell>
          <table:table-cell office:value-type="float" office:value="15.1">
            <text:p>15</text:p>
          </table:table-cell>
          <table:table-cell office:value-type="float" office:value="36">
            <text:p>36</text:p>
          </table:table-cell>
          <table:table-cell office:value-type="float" office:value="23.6">
            <text:p>24</text:p>
          </table:table-cell>
          <table:table-cell table:formula="of:=IF(AND([.O109]=0;[.P109]=0);IF([.N109]=0;&quot;Black&quot;;IF([.N109]=100;&quot;White&quot;;&quot;Gray&quot;));IF(ABS([.O109])&gt;ABS([.P109]);IF([.O109]&lt;0;&quot;Green&quot;;&quot;Red&quot;);IF(ABS([.O109])&lt;ABS([.P109]);IF([.P109]&lt;0;&quot;Blue&quot;;&quot;Yellow&quot;);&quot;None&quot;)) )" office:value-type="string" office:string-value="Red">
            <text:p>Red</text:p>
          </table:table-cell>
          <table:table-cell table:formula="of:=IF(AND([.O109]=0;[.P109]=0);IF([.N109]=0;&quot;&quot;;IF([.N109]=100;&quot;&quot;;&quot;&quot;));IF(ABS([.O109])&gt;ABS([.P109]);IF([.P109]&lt;0;&quot;Blue&quot;;&quot;Yellow&quot;);IF(ABS([.O109])&lt;ABS([.P109]);IF([.O109]&lt;0;&quot;Green&quot;;&quot;Red&quot;);&quot;None&quot;)) )" office:value-type="string" office:string-value="Yellow">
            <text:p>Yellow</text:p>
          </table:table-cell>
          <table:table-cell table:formula="of:=0.2126*[.H109] + 0.7152*[.I109] + 0.0722*[.J109]" office:value-type="float" office:value="18.071">
            <text:p>18.07</text:p>
          </table:table-cell>
          <table:table-cell table:formula="of:=MOD(60*IF([.Z109]=[.AA109];0;IF([.W109]=[.AA109];([.X109]-[.Y109])/([.AA109]-[.Z109]);IF([.X109]=[.AA109];2+([.Y109]-[.W109])/([.AA109]-[.Z109]);4+([.W109]-[.X109])/([.AA109]-[.Z109]))));360)" office:value-type="float" office:value="0">
            <text:p>0</text:p>
          </table:table-cell>
          <table:table-cell table:formula="of:=IF([.Z109]=[.AA109];0;IF([.V109]&lt;0.5;([.AA109]-[.Z109])/([.Z109]+[.AA109]);([.AA109]-[.Z109])/(2-[.AA109]-[.Z109])))" office:value-type="float" office:value="1">
            <text:p>1</text:p>
          </table:table-cell>
          <table:table-cell table:formula="of:=([.Z109]+[.AA109])/2" office:value-type="float" office:value="0.166666666666667">
            <text:p>0.17</text:p>
          </table:table-cell>
          <table:table-cell table:formula="of:=[.H109]/255" office:value-type="float" office:value="0.333333333333333">
            <text:p>0.33</text:p>
          </table:table-cell>
          <table:table-cell table:formula="of:=[.I109]/255" office:value-type="float" office:value="0">
            <text:p>0</text:p>
          </table:table-cell>
          <table:table-cell table:formula="of:=[.J109]/255" office:value-type="float" office:value="0">
            <text:p>0</text:p>
          </table:table-cell>
          <table:table-cell table:formula="of:=MIN([.W109];[.X109];[.Y109])" office:value-type="float" office:value="0">
            <text:p>0</text:p>
          </table:table-cell>
          <table:table-cell table:formula="of:=MAX([.W109];[.X109];[.Y109])" office:value-type="float" office:value="0.333333333333333">
            <text:p>0.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55</text:p>
          </table:table-cell>
          <table:table-cell table:formula="of:=HEX2DEC(MID([.G110];2;2))" office:value-type="float" office:value="170">
            <text:p>170</text:p>
          </table:table-cell>
          <table:table-cell table:formula="of:=HEX2DEC(MID([.G110];4;2))" office:value-type="float" office:value="0">
            <text:p>0</text:p>
          </table:table-cell>
          <table:table-cell table:formula="of:=HEX2DEC(MID([.G11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55</text:p>
          </table:table-cell>
          <table:table-cell table:formula="of:=CONCATENATE(&quot;(&quot;;ROUND([.N110]);&quot;,&quot;;ROUND([.O110]);&quot;,&quot;;ROUND([.P110]);&quot;)&quot;)" office:value-type="string" office:string-value="(36,63,2)">
            <text:p>(36,63,2)</text:p>
          </table:table-cell>
          <table:table-cell office:value-type="float" office:value="36.4">
            <text:p>36</text:p>
          </table:table-cell>
          <table:table-cell office:value-type="float" office:value="62.5">
            <text:p>63</text:p>
          </table:table-cell>
          <table:table-cell office:value-type="float" office:value="1.9">
            <text:p>2</text:p>
          </table:table-cell>
          <table:table-cell table:formula="of:=IF(AND([.O110]=0;[.P110]=0);IF([.N110]=0;&quot;Black&quot;;IF([.N110]=100;&quot;White&quot;;&quot;Gray&quot;));IF(ABS([.O110])&gt;ABS([.P110]);IF([.O110]&lt;0;&quot;Green&quot;;&quot;Red&quot;);IF(ABS([.O110])&lt;ABS([.P110]);IF([.P110]&lt;0;&quot;Blue&quot;;&quot;Yellow&quot;);&quot;None&quot;)) )" office:value-type="string" office:string-value="Red">
            <text:p>Red</text:p>
          </table:table-cell>
          <table:table-cell table:formula="of:=IF(AND([.O110]=0;[.P110]=0);IF([.N110]=0;&quot;&quot;;IF([.N110]=100;&quot;&quot;;&quot;&quot;));IF(ABS([.O110])&gt;ABS([.P110]);IF([.P110]&lt;0;&quot;Blue&quot;;&quot;Yellow&quot;);IF(ABS([.O110])&lt;ABS([.P110]);IF([.O110]&lt;0;&quot;Green&quot;;&quot;Red&quot;);&quot;None&quot;)) )" office:value-type="string" office:string-value="Yellow">
            <text:p>Yellow</text:p>
          </table:table-cell>
          <table:table-cell table:formula="of:=0.2126*[.H110] + 0.7152*[.I110] + 0.0722*[.J110]" office:value-type="float" office:value="42.279">
            <text:p>42.28</text:p>
          </table:table-cell>
          <table:table-cell table:formula="of:=MOD(60*IF([.Z110]=[.AA110];0;IF([.W110]=[.AA110];([.X110]-[.Y110])/([.AA110]-[.Z110]);IF([.X110]=[.AA110];2+([.Y110]-[.W110])/([.AA110]-[.Z110]);4+([.W110]-[.X110])/([.AA110]-[.Z110]))));360)" office:value-type="float" office:value="330">
            <text:p>330</text:p>
          </table:table-cell>
          <table:table-cell table:formula="of:=IF([.Z110]=[.AA110];0;IF([.V110]&lt;0.5;([.AA110]-[.Z110])/([.Z110]+[.AA110]);([.AA110]-[.Z110])/(2-[.AA110]-[.Z110])))" office:value-type="float" office:value="1">
            <text:p>1</text:p>
          </table:table-cell>
          <table:table-cell table:formula="of:=([.Z110]+[.AA110])/2" office:value-type="float" office:value="0.333333333333333">
            <text:p>0.33</text:p>
          </table:table-cell>
          <table:table-cell table:formula="of:=[.H110]/255" office:value-type="float" office:value="0.666666666666667">
            <text:p>0.67</text:p>
          </table:table-cell>
          <table:table-cell table:formula="of:=[.I110]/255" office:value-type="float" office:value="0">
            <text:p>0</text:p>
          </table:table-cell>
          <table:table-cell table:formula="of:=[.J110]/255" office:value-type="float" office:value="0.333333333333333">
            <text:p>0.33</text:p>
          </table:table-cell>
          <table:table-cell table:formula="of:=MIN([.W110];[.X110];[.Y110])" office:value-type="float" office:value="0">
            <text:p>0</text:p>
          </table:table-cell>
          <table:table-cell table:formula="of:=MAX([.W110];[.X110];[.Y110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55</text:p>
          </table:table-cell>
          <table:table-cell table:formula="of:=HEX2DEC(MID([.G111];2;2))" office:value-type="float" office:value="170">
            <text:p>170</text:p>
          </table:table-cell>
          <table:table-cell table:formula="of:=HEX2DEC(MID([.G111];4;2))" office:value-type="float" office:value="85">
            <text:p>85</text:p>
          </table:table-cell>
          <table:table-cell table:formula="of:=HEX2DEC(MID([.G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55</text:p>
          </table:table-cell>
          <table:table-cell table:formula="of:=CONCATENATE(&quot;(&quot;;ROUND([.N111]);&quot;,&quot;;ROUND([.O111]);&quot;,&quot;;ROUND([.P111]);&quot;)&quot;)" office:value-type="string" office:string-value="(47,35,16)">
            <text:p>(47,35,16)</text:p>
          </table:table-cell>
          <table:table-cell office:value-type="float" office:value="46.6">
            <text:p>47</text:p>
          </table:table-cell>
          <table:table-cell office:value-type="float" office:value="34.8">
            <text:p>35</text:p>
          </table:table-cell>
          <table:table-cell office:value-type="float" office:value="16.2">
            <text:p>16</text:p>
          </table:table-cell>
          <table:table-cell table:formula="of:=IF(AND([.O111]=0;[.P111]=0);IF([.N111]=0;&quot;Black&quot;;IF([.N111]=100;&quot;White&quot;;&quot;Gray&quot;));IF(ABS([.O111])&gt;ABS([.P111]);IF([.O111]&lt;0;&quot;Green&quot;;&quot;Red&quot;);IF(ABS([.O111])&lt;ABS([.P111]);IF([.P111]&lt;0;&quot;Blue&quot;;&quot;Yellow&quot;);&quot;None&quot;)) )" office:value-type="string" office:string-value="Red">
            <text:p>Red</text:p>
          </table:table-cell>
          <table:table-cell table:formula="of:=IF(AND([.O111]=0;[.P111]=0);IF([.N111]=0;&quot;&quot;;IF([.N111]=100;&quot;&quot;;&quot;&quot;));IF(ABS([.O111])&gt;ABS([.P111]);IF([.P111]&lt;0;&quot;Blue&quot;;&quot;Yellow&quot;);IF(ABS([.O111])&lt;ABS([.P111]);IF([.O111]&lt;0;&quot;Green&quot;;&quot;Red&quot;);&quot;None&quot;)) )" office:value-type="string" office:string-value="Yellow">
            <text:p>Yellow</text:p>
          </table:table-cell>
          <table:table-cell table:formula="of:=0.2126*[.H111] + 0.7152*[.I111] + 0.0722*[.J111]" office:value-type="float" office:value="103.071">
            <text:p>103.07</text:p>
          </table:table-cell>
          <table:table-cell table:formula="of:=MOD(60*IF([.Z111]=[.AA111];0;IF([.W111]=[.AA111];([.X111]-[.Y111])/([.AA111]-[.Z111]);IF([.X111]=[.AA111];2+([.Y111]-[.W111])/([.AA111]-[.Z111]);4+([.W111]-[.X111])/([.AA111]-[.Z111]))));360)" office:value-type="float" office:value="0">
            <text:p>0</text:p>
          </table:table-cell>
          <table:table-cell table:formula="of:=IF([.Z111]=[.AA111];0;IF([.V111]&lt;0.5;([.AA111]-[.Z111])/([.Z111]+[.AA111]);([.AA111]-[.Z111])/(2-[.AA111]-[.Z111])))" office:value-type="float" office:value="0.333333333333333">
            <text:p>0.33</text:p>
          </table:table-cell>
          <table:table-cell table:formula="of:=([.Z111]+[.AA111])/2" office:value-type="float" office:value="0.5">
            <text:p>0.5</text:p>
          </table:table-cell>
          <table:table-cell table:formula="of:=[.H111]/255" office:value-type="float" office:value="0.666666666666667">
            <text:p>0.67</text:p>
          </table:table-cell>
          <table:table-cell table:formula="of:=[.I111]/255" office:value-type="float" office:value="0.333333333333333">
            <text:p>0.33</text:p>
          </table:table-cell>
          <table:table-cell table:formula="of:=[.J111]/255" office:value-type="float" office:value="0.333333333333333">
            <text:p>0.33</text:p>
          </table:table-cell>
          <table:table-cell table:formula="of:=MIN([.W111];[.X111];[.Y111])" office:value-type="float" office:value="0.333333333333333">
            <text:p>0.33</text:p>
          </table:table-cell>
          <table:table-cell table:formula="of:=MAX([.W111];[.X111];[.Y111])" office:value-type="float" office:value="0.666666666666667">
            <text:p>0.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55</text:p>
          </table:table-cell>
          <table:table-cell table:formula="of:=HEX2DEC(MID([.G112];2;2))" office:value-type="float" office:value="255">
            <text:p>255</text:p>
          </table:table-cell>
          <table:table-cell table:formula="of:=HEX2DEC(MID([.G112];4;2))" office:value-type="float" office:value="0">
            <text:p>0</text:p>
          </table:table-cell>
          <table:table-cell table:formula="of:=HEX2DEC(MID([.G11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55</text:p>
          </table:table-cell>
          <table:table-cell table:formula="of:=CONCATENATE(&quot;(&quot;;ROUND([.N112]);&quot;,&quot;;ROUND([.O112]);&quot;,&quot;;ROUND([.P112]);&quot;)&quot;)" office:value-type="string" office:string-value="(54,82,29)">
            <text:p>(54,82,29)</text:p>
          </table:table-cell>
          <table:table-cell office:value-type="float" office:value="53.9">
            <text:p>54</text:p>
          </table:table-cell>
          <table:table-cell office:value-type="float" office:value="82">
            <text:p>82</text:p>
          </table:table-cell>
          <table:table-cell office:value-type="float" office:value="28.7">
            <text:p>29</text:p>
          </table:table-cell>
          <table:table-cell table:formula="of:=IF(AND([.O112]=0;[.P112]=0);IF([.N112]=0;&quot;Black&quot;;IF([.N112]=100;&quot;White&quot;;&quot;Gray&quot;));IF(ABS([.O112])&gt;ABS([.P112]);IF([.O112]&lt;0;&quot;Green&quot;;&quot;Red&quot;);IF(ABS([.O112])&lt;ABS([.P112]);IF([.P112]&lt;0;&quot;Blue&quot;;&quot;Yellow&quot;);&quot;None&quot;)) )" office:value-type="string" office:string-value="Red">
            <text:p>Red</text:p>
          </table:table-cell>
          <table:table-cell table:formula="of:=IF(AND([.O112]=0;[.P112]=0);IF([.N112]=0;&quot;&quot;;IF([.N112]=100;&quot;&quot;;&quot;&quot;));IF(ABS([.O112])&gt;ABS([.P112]);IF([.P112]&lt;0;&quot;Blue&quot;;&quot;Yellow&quot;);IF(ABS([.O112])&lt;ABS([.P112]);IF([.O112]&lt;0;&quot;Green&quot;;&quot;Red&quot;);&quot;None&quot;)) )" office:value-type="string" office:string-value="Yellow">
            <text:p>Yellow</text:p>
          </table:table-cell>
          <table:table-cell table:formula="of:=0.2126*[.H112] + 0.7152*[.I112] + 0.0722*[.J112]" office:value-type="float" office:value="60.35">
            <text:p>60.35</text:p>
          </table:table-cell>
          <table:table-cell table:formula="of:=MOD(60*IF([.Z112]=[.AA112];0;IF([.W112]=[.AA112];([.X112]-[.Y112])/([.AA112]-[.Z112]);IF([.X112]=[.AA112];2+([.Y112]-[.W112])/([.AA112]-[.Z112]);4+([.W112]-[.X112])/([.AA112]-[.Z112]))));360)" office:value-type="float" office:value="340">
            <text:p>340</text:p>
          </table:table-cell>
          <table:table-cell table:formula="of:=IF([.Z112]=[.AA112];0;IF([.V112]&lt;0.5;([.AA112]-[.Z112])/([.Z112]+[.AA112]);([.AA112]-[.Z112])/(2-[.AA112]-[.Z112])))" office:value-type="float" office:value="1">
            <text:p>1</text:p>
          </table:table-cell>
          <table:table-cell table:formula="of:=([.Z112]+[.AA112])/2" office:value-type="float" office:value="0.5">
            <text:p>0.5</text:p>
          </table:table-cell>
          <table:table-cell table:formula="of:=[.H112]/255" office:value-type="float" office:value="1">
            <text:p>1</text:p>
          </table:table-cell>
          <table:table-cell table:formula="of:=[.I112]/255" office:value-type="float" office:value="0">
            <text:p>0</text:p>
          </table:table-cell>
          <table:table-cell table:formula="of:=[.J112]/255" office:value-type="float" office:value="0.333333333333333">
            <text:p>0.33</text:p>
          </table:table-cell>
          <table:table-cell table:formula="of:=MIN([.W112];[.X112];[.Y112])" office:value-type="float" office:value="0">
            <text:p>0</text:p>
          </table:table-cell>
          <table:table-cell table:formula="of:=MAX([.W112];[.X112];[.Y112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55</text:p>
          </table:table-cell>
          <table:table-cell table:formula="of:=HEX2DEC(MID([.G113];2;2))" office:value-type="float" office:value="255">
            <text:p>255</text:p>
          </table:table-cell>
          <table:table-cell table:formula="of:=HEX2DEC(MID([.G113];4;2))" office:value-type="float" office:value="85">
            <text:p>85</text:p>
          </table:table-cell>
          <table:table-cell table:formula="of:=HEX2DEC(MID([.G11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55</text:p>
          </table:table-cell>
          <table:table-cell table:formula="of:=CONCATENATE(&quot;(&quot;;ROUND([.N113]);&quot;,&quot;;ROUND([.O113]);&quot;,&quot;;ROUND([.P113]);&quot;)&quot;)" office:value-type="string" office:string-value="(60,64,37)">
            <text:p>(60,64,37)</text:p>
          </table:table-cell>
          <table:table-cell office:value-type="float" office:value="60.3">
            <text:p>60</text:p>
          </table:table-cell>
          <table:table-cell office:value-type="float" office:value="64.2">
            <text:p>64</text:p>
          </table:table-cell>
          <table:table-cell office:value-type="float" office:value="36.5">
            <text:p>37</text:p>
          </table:table-cell>
          <table:table-cell table:formula="of:=IF(AND([.O113]=0;[.P113]=0);IF([.N113]=0;&quot;Black&quot;;IF([.N113]=100;&quot;White&quot;;&quot;Gray&quot;));IF(ABS([.O113])&gt;ABS([.P113]);IF([.O113]&lt;0;&quot;Green&quot;;&quot;Red&quot;);IF(ABS([.O113])&lt;ABS([.P113]);IF([.P113]&lt;0;&quot;Blue&quot;;&quot;Yellow&quot;);&quot;None&quot;)) )" office:value-type="string" office:string-value="Red">
            <text:p>Red</text:p>
          </table:table-cell>
          <table:table-cell table:formula="of:=IF(AND([.O113]=0;[.P113]=0);IF([.N113]=0;&quot;&quot;;IF([.N113]=100;&quot;&quot;;&quot;&quot;));IF(ABS([.O113])&gt;ABS([.P113]);IF([.P113]&lt;0;&quot;Blue&quot;;&quot;Yellow&quot;);IF(ABS([.O113])&lt;ABS([.P113]);IF([.O113]&lt;0;&quot;Green&quot;;&quot;Red&quot;);&quot;None&quot;)) )" office:value-type="string" office:string-value="Yellow">
            <text:p>Yellow</text:p>
          </table:table-cell>
          <table:table-cell table:formula="of:=0.2126*[.H113] + 0.7152*[.I113] + 0.0722*[.J113]" office:value-type="float" office:value="121.142">
            <text:p>121.14</text:p>
          </table:table-cell>
          <table:table-cell table:formula="of:=MOD(60*IF([.Z113]=[.AA113];0;IF([.W113]=[.AA113];([.X113]-[.Y113])/([.AA113]-[.Z113]);IF([.X113]=[.AA113];2+([.Y113]-[.W113])/([.AA113]-[.Z113]);4+([.W113]-[.X113])/([.AA113]-[.Z113]))));360)" office:value-type="float" office:value="0">
            <text:p>0</text:p>
          </table:table-cell>
          <table:table-cell table:formula="of:=IF([.Z113]=[.AA113];0;IF([.V113]&lt;0.5;([.AA113]-[.Z113])/([.Z113]+[.AA113]);([.AA113]-[.Z113])/(2-[.AA113]-[.Z113])))" office:value-type="float" office:value="1">
            <text:p>1</text:p>
          </table:table-cell>
          <table:table-cell table:formula="of:=([.Z113]+[.AA113])/2" office:value-type="float" office:value="0.666666666666667">
            <text:p>0.67</text:p>
          </table:table-cell>
          <table:table-cell table:formula="of:=[.H113]/255" office:value-type="float" office:value="1">
            <text:p>1</text:p>
          </table:table-cell>
          <table:table-cell table:formula="of:=[.I113]/255" office:value-type="float" office:value="0.333333333333333">
            <text:p>0.33</text:p>
          </table:table-cell>
          <table:table-cell table:formula="of:=[.J113]/255" office:value-type="float" office:value="0.333333333333333">
            <text:p>0.33</text:p>
          </table:table-cell>
          <table:table-cell table:formula="of:=MIN([.W113];[.X113];[.Y113])" office:value-type="float" office:value="0.333333333333333">
            <text:p>0.33</text:p>
          </table:table-cell>
          <table:table-cell table:formula="of:=MAX([.W113];[.X113];[.Y11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AA</text:p>
          </table:table-cell>
          <table:table-cell table:formula="of:=HEX2DEC(MID([.G114];2;2))" office:value-type="float" office:value="255">
            <text:p>255</text:p>
          </table:table-cell>
          <table:table-cell table:formula="of:=HEX2DEC(MID([.G114];4;2))" office:value-type="float" office:value="170">
            <text:p>170</text:p>
          </table:table-cell>
          <table:table-cell table:formula="of:=HEX2DEC(MID([.G11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AA</text:p>
          </table:table-cell>
          <table:table-cell table:formula="of:=CONCATENATE(&quot;(&quot;;ROUND([.N114]);&quot;,&quot;;ROUND([.O114]);&quot;,&quot;;ROUND([.P114]);&quot;)&quot;)" office:value-type="string" office:string-value="(78,31,13)">
            <text:p>(78,31,13)</text:p>
          </table:table-cell>
          <table:table-cell office:value-type="float" office:value="77.8">
            <text:p>78</text:p>
          </table:table-cell>
          <table:table-cell office:value-type="float" office:value="31.2">
            <text:p>31</text:p>
          </table:table-cell>
          <table:table-cell office:value-type="float" office:value="12.9">
            <text:p>13</text:p>
          </table:table-cell>
          <table:table-cell table:formula="of:=IF(AND([.O114]=0;[.P114]=0);IF([.N114]=0;&quot;Black&quot;;IF([.N114]=100;&quot;White&quot;;&quot;Gray&quot;));IF(ABS([.O114])&gt;ABS([.P114]);IF([.O114]&lt;0;&quot;Green&quot;;&quot;Red&quot;);IF(ABS([.O114])&lt;ABS([.P114]);IF([.P114]&lt;0;&quot;Blue&quot;;&quot;Yellow&quot;);&quot;None&quot;)) )" office:value-type="string" office:string-value="Red">
            <text:p>Red</text:p>
          </table:table-cell>
          <table:table-cell table:formula="of:=IF(AND([.O114]=0;[.P114]=0);IF([.N114]=0;&quot;&quot;;IF([.N114]=100;&quot;&quot;;&quot;&quot;));IF(ABS([.O114])&gt;ABS([.P114]);IF([.P114]&lt;0;&quot;Blue&quot;;&quot;Yellow&quot;);IF(ABS([.O114])&lt;ABS([.P114]);IF([.O114]&lt;0;&quot;Green&quot;;&quot;Red&quot;);&quot;None&quot;)) )" office:value-type="string" office:string-value="Yellow">
            <text:p>Yellow</text:p>
          </table:table-cell>
          <table:table-cell table:formula="of:=0.2126*[.H114] + 0.7152*[.I114] + 0.0722*[.J114]" office:value-type="float" office:value="188.071">
            <text:p>188.07</text:p>
          </table:table-cell>
          <table:table-cell table:formula="of:=MOD(60*IF([.Z114]=[.AA114];0;IF([.W114]=[.AA114];([.X114]-[.Y114])/([.AA114]-[.Z114]);IF([.X114]=[.AA114];2+([.Y114]-[.W114])/([.AA114]-[.Z114]);4+([.W114]-[.X114])/([.AA114]-[.Z114]))));360)" office:value-type="float" office:value="0">
            <text:p>0</text:p>
          </table:table-cell>
          <table:table-cell table:formula="of:=IF([.Z114]=[.AA114];0;IF([.V114]&lt;0.5;([.AA114]-[.Z114])/([.Z114]+[.AA114]);([.AA114]-[.Z114])/(2-[.AA114]-[.Z114])))" office:value-type="float" office:value="1">
            <text:p>1</text:p>
          </table:table-cell>
          <table:table-cell table:formula="of:=([.Z114]+[.AA114])/2" office:value-type="float" office:value="0.833333333333333">
            <text:p>0.83</text:p>
          </table:table-cell>
          <table:table-cell table:formula="of:=[.H114]/255" office:value-type="float" office:value="1">
            <text:p>1</text:p>
          </table:table-cell>
          <table:table-cell table:formula="of:=[.I114]/255" office:value-type="float" office:value="0.666666666666667">
            <text:p>0.67</text:p>
          </table:table-cell>
          <table:table-cell table:formula="of:=[.J114]/255" office:value-type="float" office:value="0.666666666666667">
            <text:p>0.67</text:p>
          </table:table-cell>
          <table:table-cell table:formula="of:=MIN([.W114];[.X114];[.Y114])" office:value-type="float" office:value="0.666666666666667">
            <text:p>0.67</text:p>
          </table:table-cell>
          <table:table-cell table:formula="of:=MAX([.W114];[.X114];[.Y114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79" table:number-columns-repeated="3"/>
          <table:table-cell table:style-name="ce88" office:value-type="string">
            <text:p>#FFFFFF</text:p>
          </table:table-cell>
          <table:table-cell table:formula="of:=HEX2DEC(MID([.G115];2;2))" office:value-type="float" office:value="255">
            <text:p>255</text:p>
          </table:table-cell>
          <table:table-cell table:formula="of:=HEX2DEC(MID([.G115];4;2))" office:value-type="float" office:value="255">
            <text:p>255</text:p>
          </table:table-cell>
          <table:table-cell table:formula="of:=HEX2DEC(MID([.G11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FF</text:p>
          </table:table-cell>
          <table:table-cell table:formula="of:=CONCATENATE(&quot;(&quot;;ROUND([.N115]);&quot;,&quot;;ROUND([.O115]);&quot;,&quot;;ROUND([.P115]);&quot;)&quot;)" office:value-type="string" office:string-value="(100,0,0)">
            <text:p>(100,0,0)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IF(AND([.O115]=0;[.P115]=0);IF([.N115]=0;&quot;Black&quot;;IF([.N115]=100;&quot;White&quot;;&quot;Gray&quot;));IF(ABS([.O115])&gt;ABS([.P115]);IF([.O115]&lt;0;&quot;Green&quot;;&quot;Red&quot;);IF(ABS([.O115])&lt;ABS([.P115]);IF([.P115]&lt;0;&quot;Blue&quot;;&quot;Yellow&quot;);&quot;None&quot;)) )" office:value-type="string" office:string-value="White">
            <text:p>White</text:p>
          </table:table-cell>
          <table:table-cell table:formula="of:=IF(AND([.O115]=0;[.P115]=0);IF([.N115]=0;&quot;&quot;;IF([.N115]=100;&quot;&quot;;&quot;&quot;));IF(ABS([.O115])&gt;ABS([.P115]);IF([.P115]&lt;0;&quot;Blue&quot;;&quot;Yellow&quot;);IF(ABS([.O115])&lt;ABS([.P115]);IF([.O115]&lt;0;&quot;Green&quot;;&quot;Red&quot;);&quot;None&quot;)) )">
            <text:p/>
          </table:table-cell>
          <table:table-cell table:formula="of:=0.2126*[.H115] + 0.7152*[.I115] + 0.0722*[.J115]" office:value-type="float" office:value="255">
            <text:p>255</text:p>
          </table:table-cell>
          <table:table-cell table:formula="of:=MOD(60*IF([.Z115]=[.AA115];0;IF([.W115]=[.AA115];([.X115]-[.Y115])/([.AA115]-[.Z115]);IF([.X115]=[.AA115];2+([.Y115]-[.W115])/([.AA115]-[.Z115]);4+([.W115]-[.X115])/([.AA115]-[.Z115]))));360)" office:value-type="float" office:value="0">
            <text:p>0</text:p>
          </table:table-cell>
          <table:table-cell table:formula="of:=IF([.Z115]=[.AA115];0;IF([.V115]&lt;0.5;([.AA115]-[.Z115])/([.Z115]+[.AA115]);([.AA115]-[.Z115])/(2-[.AA115]-[.Z115])))" office:value-type="float" office:value="0">
            <text:p>0</text:p>
          </table:table-cell>
          <table:table-cell table:formula="of:=([.Z115]+[.AA115])/2" office:value-type="float" office:value="1">
            <text:p>1</text:p>
          </table:table-cell>
          <table:table-cell table:formula="of:=[.H115]/255" office:value-type="float" office:value="1">
            <text:p>1</text:p>
          </table:table-cell>
          <table:table-cell table:formula="of:=[.I115]/255" office:value-type="float" office:value="1">
            <text:p>1</text:p>
          </table:table-cell>
          <table:table-cell table:formula="of:=[.J115]/255" office:value-type="float" office:value="1">
            <text:p>1</text:p>
          </table:table-cell>
          <table:table-cell table:formula="of:=MIN([.W115];[.X115];[.Y115])" office:value-type="float" office:value="1">
            <text:p>1</text:p>
          </table:table-cell>
          <table:table-cell table:formula="of:=MAX([.W115];[.X115];[.Y11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79" table:number-columns-repeated="3"/>
          <table:table-cell table:style-name="ce88" office:value-type="string">
            <text:p>#FFFF00</text:p>
          </table:table-cell>
          <table:table-cell table:formula="of:=HEX2DEC(MID([.G116];2;2))" office:value-type="float" office:value="255">
            <text:p>255</text:p>
          </table:table-cell>
          <table:table-cell table:formula="of:=HEX2DEC(MID([.G116];4;2))" office:value-type="float" office:value="255">
            <text:p>255</text:p>
          </table:table-cell>
          <table:table-cell table:formula="of:=HEX2DEC(MID([.G11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00</text:p>
          </table:table-cell>
          <table:table-cell table:formula="of:=CONCATENATE(&quot;(&quot;;ROUND([.N116]);&quot;,&quot;;ROUND([.O116]);&quot;,&quot;;ROUND([.P116]);&quot;)&quot;)" office:value-type="string" office:string-value="(97,-22,95)">
            <text:p>(97,-22,95)</text:p>
          </table:table-cell>
          <table:table-cell office:value-type="float" office:value="97.1">
            <text:p>97</text:p>
          </table:table-cell>
          <table:table-cell office:value-type="float" office:value="-21.6">
            <text:p>-22</text:p>
          </table:table-cell>
          <table:table-cell office:value-type="float" office:value="94.5">
            <text:p>95</text:p>
          </table:table-cell>
          <table:table-cell table:formula="of:=IF(AND([.O116]=0;[.P116]=0);IF([.N116]=0;&quot;Black&quot;;IF([.N116]=100;&quot;White&quot;;&quot;Gray&quot;));IF(ABS([.O116])&gt;ABS([.P116]);IF([.O116]&lt;0;&quot;Green&quot;;&quot;Red&quot;);IF(ABS([.O116])&lt;ABS([.P116]);IF([.P116]&lt;0;&quot;Blue&quot;;&quot;Yellow&quot;);&quot;None&quot;)) )" office:value-type="string" office:string-value="Yellow">
            <text:p>Yellow</text:p>
          </table:table-cell>
          <table:table-cell table:formula="of:=IF(AND([.O116]=0;[.P116]=0);IF([.N116]=0;&quot;&quot;;IF([.N116]=100;&quot;&quot;;&quot;&quot;));IF(ABS([.O116])&gt;ABS([.P116]);IF([.P116]&lt;0;&quot;Blue&quot;;&quot;Yellow&quot;);IF(ABS([.O116])&lt;ABS([.P116]);IF([.O116]&lt;0;&quot;Green&quot;;&quot;Red&quot;);&quot;None&quot;)) )" office:value-type="string" office:string-value="Green">
            <text:p>Green</text:p>
          </table:table-cell>
          <table:table-cell table:formula="of:=0.2126*[.H116] + 0.7152*[.I116] + 0.0722*[.J116]" office:value-type="float" office:value="236.589">
            <text:p>236.59</text:p>
          </table:table-cell>
          <table:table-cell table:formula="of:=MOD(60*IF([.Z116]=[.AA116];0;IF([.W116]=[.AA116];([.X116]-[.Y116])/([.AA116]-[.Z116]);IF([.X116]=[.AA116];2+([.Y116]-[.W116])/([.AA116]-[.Z116]);4+([.W116]-[.X116])/([.AA116]-[.Z116]))));360)" office:value-type="float" office:value="60">
            <text:p>60</text:p>
          </table:table-cell>
          <table:table-cell table:formula="of:=IF([.Z116]=[.AA116];0;IF([.V116]&lt;0.5;([.AA116]-[.Z116])/([.Z116]+[.AA116]);([.AA116]-[.Z116])/(2-[.AA116]-[.Z116])))" office:value-type="float" office:value="1">
            <text:p>1</text:p>
          </table:table-cell>
          <table:table-cell table:formula="of:=([.Z116]+[.AA116])/2" office:value-type="float" office:value="0.5">
            <text:p>0.5</text:p>
          </table:table-cell>
          <table:table-cell table:formula="of:=[.H116]/255" office:value-type="float" office:value="1">
            <text:p>1</text:p>
          </table:table-cell>
          <table:table-cell table:formula="of:=[.I116]/255" office:value-type="float" office:value="1">
            <text:p>1</text:p>
          </table:table-cell>
          <table:table-cell table:formula="of:=[.J116]/255" office:value-type="float" office:value="0">
            <text:p>0</text:p>
          </table:table-cell>
          <table:table-cell table:formula="of:=MIN([.W116];[.X116];[.Y116])" office:value-type="float" office:value="0">
            <text:p>0</text:p>
          </table:table-cell>
          <table:table-cell table:formula="of:=MAX([.W116];[.X116];[.Y116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79" table:number-columns-repeated="3"/>
          <table:table-cell table:style-name="ce88" office:value-type="string">
            <text:p>#AAAA00</text:p>
          </table:table-cell>
          <table:table-cell table:formula="of:=HEX2DEC(MID([.G117];2;2))" office:value-type="float" office:value="170">
            <text:p>170</text:p>
          </table:table-cell>
          <table:table-cell table:formula="of:=HEX2DEC(MID([.G117];4;2))" office:value-type="float" office:value="170">
            <text:p>170</text:p>
          </table:table-cell>
          <table:table-cell table:formula="of:=HEX2DEC(MID([.G11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00</text:p>
          </table:table-cell>
          <table:table-cell table:formula="of:=CONCATENATE(&quot;(&quot;;ROUND([.N117]);&quot;,&quot;;ROUND([.O117]);&quot;,&quot;;ROUND([.P117]);&quot;)&quot;)" office:value-type="string" office:string-value="(68,-16,70)">
            <text:p>(68,-16,70)</text:p>
          </table:table-cell>
          <table:table-cell office:value-type="float" office:value="67.5">
            <text:p>68</text:p>
          </table:table-cell>
          <table:table-cell office:value-type="float" office:value="-15.9">
            <text:p>-16</text:p>
          </table:table-cell>
          <table:table-cell office:value-type="float" office:value="69.7">
            <text:p>70</text:p>
          </table:table-cell>
          <table:table-cell table:formula="of:=IF(AND([.O117]=0;[.P117]=0);IF([.N117]=0;&quot;Black&quot;;IF([.N117]=100;&quot;White&quot;;&quot;Gray&quot;));IF(ABS([.O117])&gt;ABS([.P117]);IF([.O117]&lt;0;&quot;Green&quot;;&quot;Red&quot;);IF(ABS([.O117])&lt;ABS([.P117]);IF([.P117]&lt;0;&quot;Blue&quot;;&quot;Yellow&quot;);&quot;None&quot;)) )" office:value-type="string" office:string-value="Yellow">
            <text:p>Yellow</text:p>
          </table:table-cell>
          <table:table-cell table:formula="of:=IF(AND([.O117]=0;[.P117]=0);IF([.N117]=0;&quot;&quot;;IF([.N117]=100;&quot;&quot;;&quot;&quot;));IF(ABS([.O117])&gt;ABS([.P117]);IF([.P117]&lt;0;&quot;Blue&quot;;&quot;Yellow&quot;);IF(ABS([.O117])&lt;ABS([.P117]);IF([.O117]&lt;0;&quot;Green&quot;;&quot;Red&quot;);&quot;None&quot;)) )" office:value-type="string" office:string-value="Green">
            <text:p>Green</text:p>
          </table:table-cell>
          <table:table-cell table:formula="of:=0.2126*[.H117] + 0.7152*[.I117] + 0.0722*[.J117]" office:value-type="float" office:value="157.726">
            <text:p>157.73</text:p>
          </table:table-cell>
          <table:table-cell table:formula="of:=MOD(60*IF([.Z117]=[.AA117];0;IF([.W117]=[.AA117];([.X117]-[.Y117])/([.AA117]-[.Z117]);IF([.X117]=[.AA117];2+([.Y117]-[.W117])/([.AA117]-[.Z117]);4+([.W117]-[.X117])/([.AA117]-[.Z117]))));360)" office:value-type="float" office:value="60">
            <text:p>60</text:p>
          </table:table-cell>
          <table:table-cell table:formula="of:=IF([.Z117]=[.AA117];0;IF([.V117]&lt;0.5;([.AA117]-[.Z117])/([.Z117]+[.AA117]);([.AA117]-[.Z117])/(2-[.AA117]-[.Z117])))" office:value-type="float" office:value="1">
            <text:p>1</text:p>
          </table:table-cell>
          <table:table-cell table:formula="of:=([.Z117]+[.AA117])/2" office:value-type="float" office:value="0.333333333333333">
            <text:p>0.33</text:p>
          </table:table-cell>
          <table:table-cell table:formula="of:=[.H117]/255" office:value-type="float" office:value="0.666666666666667">
            <text:p>0.67</text:p>
          </table:table-cell>
          <table:table-cell table:formula="of:=[.I117]/255" office:value-type="float" office:value="0.666666666666667">
            <text:p>0.67</text:p>
          </table:table-cell>
          <table:table-cell table:formula="of:=[.J117]/255" office:value-type="float" office:value="0">
            <text:p>0</text:p>
          </table:table-cell>
          <table:table-cell table:formula="of:=MIN([.W117];[.X117];[.Y117])" office:value-type="float" office:value="0">
            <text:p>0</text:p>
          </table:table-cell>
          <table:table-cell table:formula="of:=MAX([.W117];[.X117];[.Y117])" office:value-type="float" office:value="0.666666666666667">
            <text:p>0.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79" table:number-columns-repeated="3"/>
          <table:table-cell table:style-name="ce88" office:value-type="string">
            <text:p>#555500</text:p>
          </table:table-cell>
          <table:table-cell table:formula="of:=HEX2DEC(MID([.G118];2;2))" office:value-type="float" office:value="85">
            <text:p>85</text:p>
          </table:table-cell>
          <table:table-cell table:formula="of:=HEX2DEC(MID([.G118];4;2))" office:value-type="float" office:value="85">
            <text:p>85</text:p>
          </table:table-cell>
          <table:table-cell table:formula="of:=HEX2DEC(MID([.G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00</text:p>
          </table:table-cell>
          <table:table-cell table:formula="of:=CONCATENATE(&quot;(&quot;;ROUND([.N118]);&quot;,&quot;;ROUND([.O118]);&quot;,&quot;;ROUND([.P118]);&quot;)&quot;)" office:value-type="string" office:string-value="(35,-10,43)">
            <text:p>(35,-10,43)</text:p>
          </table:table-cell>
          <table:table-cell office:value-type="float" office:value="34.9">
            <text:p>35</text:p>
          </table:table-cell>
          <table:table-cell office:value-type="float" office:value="-9.7">
            <text:p>-10</text:p>
          </table:table-cell>
          <table:table-cell office:value-type="float" office:value="42.5">
            <text:p>43</text:p>
          </table:table-cell>
          <table:table-cell table:formula="of:=IF(AND([.O118]=0;[.P118]=0);IF([.N118]=0;&quot;Black&quot;;IF([.N118]=100;&quot;White&quot;;&quot;Gray&quot;));IF(ABS([.O118])&gt;ABS([.P118]);IF([.O118]&lt;0;&quot;Green&quot;;&quot;Red&quot;);IF(ABS([.O118])&lt;ABS([.P118]);IF([.P118]&lt;0;&quot;Blue&quot;;&quot;Yellow&quot;);&quot;None&quot;)) )" office:value-type="string" office:string-value="Yellow">
            <text:p>Yellow</text:p>
          </table:table-cell>
          <table:table-cell table:formula="of:=IF(AND([.O118]=0;[.P118]=0);IF([.N118]=0;&quot;&quot;;IF([.N118]=100;&quot;&quot;;&quot;&quot;));IF(ABS([.O118])&gt;ABS([.P118]);IF([.P118]&lt;0;&quot;Blue&quot;;&quot;Yellow&quot;);IF(ABS([.O118])&lt;ABS([.P118]);IF([.O118]&lt;0;&quot;Green&quot;;&quot;Red&quot;);&quot;None&quot;)) )" office:value-type="string" office:string-value="Green">
            <text:p>Green</text:p>
          </table:table-cell>
          <table:table-cell table:formula="of:=0.2126*[.H118] + 0.7152*[.I118] + 0.0722*[.J118]" office:value-type="float" office:value="78.863">
            <text:p>78.86</text:p>
          </table:table-cell>
          <table:table-cell table:formula="of:=MOD(60*IF([.Z118]=[.AA118];0;IF([.W118]=[.AA118];([.X118]-[.Y118])/([.AA118]-[.Z118]);IF([.X118]=[.AA118];2+([.Y118]-[.W118])/([.AA118]-[.Z118]);4+([.W118]-[.X118])/([.AA118]-[.Z118]))));360)" office:value-type="float" office:value="60">
            <text:p>60</text:p>
          </table:table-cell>
          <table:table-cell table:formula="of:=IF([.Z118]=[.AA118];0;IF([.V118]&lt;0.5;([.AA118]-[.Z118])/([.Z118]+[.AA118]);([.AA118]-[.Z118])/(2-[.AA118]-[.Z118])))" office:value-type="float" office:value="1">
            <text:p>1</text:p>
          </table:table-cell>
          <table:table-cell table:formula="of:=([.Z118]+[.AA118])/2" office:value-type="float" office:value="0.166666666666667">
            <text:p>0.17</text:p>
          </table:table-cell>
          <table:table-cell table:formula="of:=[.H118]/255" office:value-type="float" office:value="0.333333333333333">
            <text:p>0.33</text:p>
          </table:table-cell>
          <table:table-cell table:formula="of:=[.I118]/255" office:value-type="float" office:value="0.333333333333333">
            <text:p>0.33</text:p>
          </table:table-cell>
          <table:table-cell table:formula="of:=[.J118]/255" office:value-type="float" office:value="0">
            <text:p>0</text:p>
          </table:table-cell>
          <table:table-cell table:formula="of:=MIN([.W118];[.X118];[.Y118])" office:value-type="float" office:value="0">
            <text:p>0</text:p>
          </table:table-cell>
          <table:table-cell table:formula="of:=MAX([.W118];[.X118];[.Y118])" office:value-type="float" office:value="0.333333333333333">
            <text:p>0.3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00</text:p>
          </table:table-cell>
          <table:table-cell table:formula="of:=HEX2DEC(MID([.G119];2;2))" office:value-type="float" office:value="85">
            <text:p>85</text:p>
          </table:table-cell>
          <table:table-cell table:formula="of:=HEX2DEC(MID([.G119];4;2))" office:value-type="float" office:value="170">
            <text:p>170</text:p>
          </table:table-cell>
          <table:table-cell table:formula="of:=HEX2DEC(MID([.G11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00</text:p>
          </table:table-cell>
          <table:table-cell table:formula="of:=CONCATENATE(&quot;(&quot;;ROUND([.N119]);&quot;,&quot;;ROUND([.O119]);&quot;,&quot;;ROUND([.P119]);&quot;)&quot;)" office:value-type="string" office:string-value="(62,-50,63)">
            <text:p>(62,-50,63)</text:p>
          </table:table-cell>
          <table:table-cell office:value-type="float" office:value="62.2">
            <text:p>62</text:p>
          </table:table-cell>
          <table:table-cell office:value-type="float" office:value="-49.5">
            <text:p>-50</text:p>
          </table:table-cell>
          <table:table-cell office:value-type="float" office:value="63.4">
            <text:p>63</text:p>
          </table:table-cell>
          <table:table-cell table:formula="of:=IF(AND([.O119]=0;[.P119]=0);IF([.N119]=0;&quot;Black&quot;;IF([.N119]=100;&quot;White&quot;;&quot;Gray&quot;));IF(ABS([.O119])&gt;ABS([.P119]);IF([.O119]&lt;0;&quot;Green&quot;;&quot;Red&quot;);IF(ABS([.O119])&lt;ABS([.P119]);IF([.P119]&lt;0;&quot;Blue&quot;;&quot;Yellow&quot;);&quot;None&quot;)) )" office:value-type="string" office:string-value="Yellow">
            <text:p>Yellow</text:p>
          </table:table-cell>
          <table:table-cell table:formula="of:=IF(AND([.O119]=0;[.P119]=0);IF([.N119]=0;&quot;&quot;;IF([.N119]=100;&quot;&quot;;&quot;&quot;));IF(ABS([.O119])&gt;ABS([.P119]);IF([.P119]&lt;0;&quot;Blue&quot;;&quot;Yellow&quot;);IF(ABS([.O119])&lt;ABS([.P119]);IF([.O119]&lt;0;&quot;Green&quot;;&quot;Red&quot;);&quot;None&quot;)) )" office:value-type="string" office:string-value="Green">
            <text:p>Green</text:p>
          </table:table-cell>
          <table:table-cell table:formula="of:=0.2126*[.H119] + 0.7152*[.I119] + 0.0722*[.J119]" office:value-type="float" office:value="139.655">
            <text:p>139.66</text:p>
          </table:table-cell>
          <table:table-cell table:formula="of:=MOD(60*IF([.Z119]=[.AA119];0;IF([.W119]=[.AA119];([.X119]-[.Y119])/([.AA119]-[.Z119]);IF([.X119]=[.AA119];2+([.Y119]-[.W119])/([.AA119]-[.Z119]);4+([.W119]-[.X119])/([.AA119]-[.Z119]))));360)" office:value-type="float" office:value="90">
            <text:p>90</text:p>
          </table:table-cell>
          <table:table-cell table:formula="of:=IF([.Z119]=[.AA119];0;IF([.V119]&lt;0.5;([.AA119]-[.Z119])/([.Z119]+[.AA119]);([.AA119]-[.Z119])/(2-[.AA119]-[.Z119])))" office:value-type="float" office:value="1">
            <text:p>1</text:p>
          </table:table-cell>
          <table:table-cell table:formula="of:=([.Z119]+[.AA119])/2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[.I119]/255" office:value-type="float" office:value="0.666666666666667">
            <text:p>0.67</text:p>
          </table:table-cell>
          <table:table-cell table:formula="of:=[.J119]/255" office:value-type="float" office:value="0">
            <text:p>0</text:p>
          </table:table-cell>
          <table:table-cell table:formula="of:=MIN([.W119];[.X119];[.Y119])" office:value-type="float" office:value="0">
            <text:p>0</text:p>
          </table:table-cell>
          <table:table-cell table:formula="of:=MAX([.W119];[.X119];[.Y119])" office:value-type="float" office:value="0.666666666666667">
            <text:p>0.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00</text:p>
          </table:table-cell>
          <table:table-cell table:formula="of:=HEX2DEC(MID([.G120];2;2))" office:value-type="float" office:value="85">
            <text:p>85</text:p>
          </table:table-cell>
          <table:table-cell table:formula="of:=HEX2DEC(MID([.G120];4;2))" office:value-type="float" office:value="255">
            <text:p>255</text:p>
          </table:table-cell>
          <table:table-cell table:formula="of:=HEX2DEC(MID([.G12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00</text:p>
          </table:table-cell>
          <table:table-cell table:formula="of:=CONCATENATE(&quot;(&quot;;ROUND([.N120]);&quot;,&quot;;ROUND([.O120]);&quot;,&quot;;ROUND([.P120]);&quot;)&quot;)" office:value-type="string" office:string-value="(89,-78,84)">
            <text:p>(89,-78,84)</text:p>
          </table:table-cell>
          <table:table-cell office:value-type="float" office:value="88.7">
            <text:p>89</text:p>
          </table:table-cell>
          <table:table-cell office:value-type="float" office:value="-78">
            <text:p>-78</text:p>
          </table:table-cell>
          <table:table-cell office:value-type="float" office:value="84.3">
            <text:p>84</text:p>
          </table:table-cell>
          <table:table-cell table:formula="of:=IF(AND([.O120]=0;[.P120]=0);IF([.N120]=0;&quot;Black&quot;;IF([.N120]=100;&quot;White&quot;;&quot;Gray&quot;));IF(ABS([.O120])&gt;ABS([.P120]);IF([.O120]&lt;0;&quot;Green&quot;;&quot;Red&quot;);IF(ABS([.O120])&lt;ABS([.P120]);IF([.P120]&lt;0;&quot;Blue&quot;;&quot;Yellow&quot;);&quot;None&quot;)) )" office:value-type="string" office:string-value="Yellow">
            <text:p>Yellow</text:p>
          </table:table-cell>
          <table:table-cell table:formula="of:=IF(AND([.O120]=0;[.P120]=0);IF([.N120]=0;&quot;&quot;;IF([.N120]=100;&quot;&quot;;&quot;&quot;));IF(ABS([.O120])&gt;ABS([.P120]);IF([.P120]&lt;0;&quot;Blue&quot;;&quot;Yellow&quot;);IF(ABS([.O120])&lt;ABS([.P120]);IF([.O120]&lt;0;&quot;Green&quot;;&quot;Red&quot;);&quot;None&quot;)) )" office:value-type="string" office:string-value="Green">
            <text:p>Green</text:p>
          </table:table-cell>
          <table:table-cell table:formula="of:=0.2126*[.H120] + 0.7152*[.I120] + 0.0722*[.J120]" office:value-type="float" office:value="200.447">
            <text:p>200.45</text:p>
          </table:table-cell>
          <table:table-cell table:formula="of:=MOD(60*IF([.Z120]=[.AA120];0;IF([.W120]=[.AA120];([.X120]-[.Y120])/([.AA120]-[.Z120]);IF([.X120]=[.AA120];2+([.Y120]-[.W120])/([.AA120]-[.Z120]);4+([.W120]-[.X120])/([.AA120]-[.Z120]))));360)" office:value-type="float" office:value="100">
            <text:p>100</text:p>
          </table:table-cell>
          <table:table-cell table:formula="of:=IF([.Z120]=[.AA120];0;IF([.V120]&lt;0.5;([.AA120]-[.Z120])/([.Z120]+[.AA120]);([.AA120]-[.Z120])/(2-[.AA120]-[.Z120])))" office:value-type="float" office:value="1">
            <text:p>1</text:p>
          </table:table-cell>
          <table:table-cell table:formula="of:=([.Z120]+[.AA120])/2" office:value-type="float" office:value="0.5">
            <text:p>0.5</text:p>
          </table:table-cell>
          <table:table-cell table:formula="of:=[.H120]/255" office:value-type="float" office:value="0.333333333333333">
            <text:p>0.33</text:p>
          </table:table-cell>
          <table:table-cell table:formula="of:=[.I120]/255" office:value-type="float" office:value="1">
            <text:p>1</text:p>
          </table:table-cell>
          <table:table-cell table:formula="of:=[.J120]/255" office:value-type="float" office:value="0">
            <text:p>0</text:p>
          </table:table-cell>
          <table:table-cell table:formula="of:=MIN([.W120];[.X120];[.Y120])" office:value-type="float" office:value="0">
            <text:p>0</text:p>
          </table:table-cell>
          <table:table-cell table:formula="of:=MAX([.W120];[.X120];[.Y120]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55</text:p>
          </table:table-cell>
          <table:table-cell table:formula="of:=HEX2DEC(MID([.G121];2;2))" office:value-type="float" office:value="170">
            <text:p>170</text:p>
          </table:table-cell>
          <table:table-cell table:formula="of:=HEX2DEC(MID([.G121];4;2))" office:value-type="float" office:value="170">
            <text:p>170</text:p>
          </table:table-cell>
          <table:table-cell table:formula="of:=HEX2DEC(MID([.G12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55</text:p>
          </table:table-cell>
          <table:table-cell table:formula="of:=CONCATENATE(&quot;(&quot;;ROUND([.N121]);&quot;,&quot;;ROUND([.O121]);&quot;,&quot;;ROUND([.P121]);&quot;)&quot;)" office:value-type="string" office:string-value="(68,-12,43)">
            <text:p>(68,-12,43)</text:p>
          </table:table-cell>
          <table:table-cell office:value-type="float" office:value="68">
            <text:p>68</text:p>
          </table:table-cell>
          <table:table-cell office:value-type="float" office:value="-12">
            <text:p>-12</text:p>
          </table:table-cell>
          <table:table-cell office:value-type="float" office:value="43.4">
            <text:p>43</text:p>
          </table:table-cell>
          <table:table-cell table:formula="of:=IF(AND([.O121]=0;[.P121]=0);IF([.N121]=0;&quot;Black&quot;;IF([.N121]=100;&quot;White&quot;;&quot;Gray&quot;));IF(ABS([.O121])&gt;ABS([.P121]);IF([.O121]&lt;0;&quot;Green&quot;;&quot;Red&quot;);IF(ABS([.O121])&lt;ABS([.P121]);IF([.P121]&lt;0;&quot;Blue&quot;;&quot;Yellow&quot;);&quot;None&quot;)) )" office:value-type="string" office:string-value="Yellow">
            <text:p>Yellow</text:p>
          </table:table-cell>
          <table:table-cell table:formula="of:=IF(AND([.O121]=0;[.P121]=0);IF([.N121]=0;&quot;&quot;;IF([.N121]=100;&quot;&quot;;&quot;&quot;));IF(ABS([.O121])&gt;ABS([.P121]);IF([.P121]&lt;0;&quot;Blue&quot;;&quot;Yellow&quot;);IF(ABS([.O121])&lt;ABS([.P121]);IF([.O121]&lt;0;&quot;Green&quot;;&quot;Red&quot;);&quot;None&quot;)) )" office:value-type="string" office:string-value="Green">
            <text:p>Green</text:p>
          </table:table-cell>
          <table:table-cell table:formula="of:=0.2126*[.H121] + 0.7152*[.I121] + 0.0722*[.J121]" office:value-type="float" office:value="163.863">
            <text:p>163.86</text:p>
          </table:table-cell>
          <table:table-cell table:formula="of:=MOD(60*IF([.Z121]=[.AA121];0;IF([.W121]=[.AA121];([.X121]-[.Y121])/([.AA121]-[.Z121]);IF([.X121]=[.AA121];2+([.Y121]-[.W121])/([.AA121]-[.Z121]);4+([.W121]-[.X121])/([.AA121]-[.Z121]))));360)" office:value-type="float" office:value="60">
            <text:p>60</text:p>
          </table:table-cell>
          <table:table-cell table:formula="of:=IF([.Z121]=[.AA121];0;IF([.V121]&lt;0.5;([.AA121]-[.Z121])/([.Z121]+[.AA121]);([.AA121]-[.Z121])/(2-[.AA121]-[.Z121])))" office:value-type="float" office:value="0.333333333333333">
            <text:p>0.33</text:p>
          </table:table-cell>
          <table:table-cell table:formula="of:=([.Z121]+[.AA121])/2" office:value-type="float" office:value="0.5">
            <text:p>0.5</text:p>
          </table:table-cell>
          <table:table-cell table:formula="of:=[.H121]/255" office:value-type="float" office:value="0.666666666666667">
            <text:p>0.67</text:p>
          </table:table-cell>
          <table:table-cell table:formula="of:=[.I121]/255" office:value-type="float" office:value="0.666666666666667">
            <text:p>0.67</text:p>
          </table:table-cell>
          <table:table-cell table:formula="of:=[.J121]/255" office:value-type="float" office:value="0.333333333333333">
            <text:p>0.33</text:p>
          </table:table-cell>
          <table:table-cell table:formula="of:=MIN([.W121];[.X121];[.Y121])" office:value-type="float" office:value="0.333333333333333">
            <text:p>0.33</text:p>
          </table:table-cell>
          <table:table-cell table:formula="of:=MAX([.W121];[.X121];[.Y121])" office:value-type="float" office:value="0.666666666666667">
            <text:p>0.6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00</text:p>
          </table:table-cell>
          <table:table-cell table:formula="of:=HEX2DEC(MID([.G122];2;2))" office:value-type="float" office:value="170">
            <text:p>170</text:p>
          </table:table-cell>
          <table:table-cell table:formula="of:=HEX2DEC(MID([.G122];4;2))" office:value-type="float" office:value="255">
            <text:p>255</text:p>
          </table:table-cell>
          <table:table-cell table:formula="of:=HEX2DEC(MID([.G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00</text:p>
          </table:table-cell>
          <table:table-cell table:formula="of:=CONCATENATE(&quot;(&quot;;ROUND([.N122]);&quot;,&quot;;ROUND([.O122]);&quot;,&quot;;ROUND([.P122]);&quot;)&quot;)" office:value-type="string" office:string-value="(92,-55,88)">
            <text:p>(92,-55,88)</text:p>
          </table:table-cell>
          <table:table-cell office:value-type="float" office:value="91.7">
            <text:p>92</text:p>
          </table:table-cell>
          <table:table-cell office:value-type="float" office:value="-54.5">
            <text:p>-55</text:p>
          </table:table-cell>
          <table:table-cell office:value-type="float" office:value="88">
            <text:p>88</text:p>
          </table:table-cell>
          <table:table-cell table:formula="of:=IF(AND([.O122]=0;[.P122]=0);IF([.N122]=0;&quot;Black&quot;;IF([.N122]=100;&quot;White&quot;;&quot;Gray&quot;));IF(ABS([.O122])&gt;ABS([.P122]);IF([.O122]&lt;0;&quot;Green&quot;;&quot;Red&quot;);IF(ABS([.O122])&lt;ABS([.P122]);IF([.P122]&lt;0;&quot;Blue&quot;;&quot;Yellow&quot;);&quot;None&quot;)) )" office:value-type="string" office:string-value="Yellow">
            <text:p>Yellow</text:p>
          </table:table-cell>
          <table:table-cell table:formula="of:=IF(AND([.O122]=0;[.P122]=0);IF([.N122]=0;&quot;&quot;;IF([.N122]=100;&quot;&quot;;&quot;&quot;));IF(ABS([.O122])&gt;ABS([.P122]);IF([.P122]&lt;0;&quot;Blue&quot;;&quot;Yellow&quot;);IF(ABS([.O122])&lt;ABS([.P122]);IF([.O122]&lt;0;&quot;Green&quot;;&quot;Red&quot;);&quot;None&quot;)) )" office:value-type="string" office:string-value="Green">
            <text:p>Green</text:p>
          </table:table-cell>
          <table:table-cell table:formula="of:=0.2126*[.H122] + 0.7152*[.I122] + 0.0722*[.J122]" office:value-type="float" office:value="218.518">
            <text:p>218.52</text:p>
          </table:table-cell>
          <table:table-cell table:formula="of:=MOD(60*IF([.Z122]=[.AA122];0;IF([.W122]=[.AA122];([.X122]-[.Y122])/([.AA122]-[.Z122]);IF([.X122]=[.AA122];2+([.Y122]-[.W122])/([.AA122]-[.Z122]);4+([.W122]-[.X122])/([.AA122]-[.Z122]))));360)" office:value-type="float" office:value="80">
            <text:p>80</text:p>
          </table:table-cell>
          <table:table-cell table:formula="of:=IF([.Z122]=[.AA122];0;IF([.V122]&lt;0.5;([.AA122]-[.Z122])/([.Z122]+[.AA122]);([.AA122]-[.Z122])/(2-[.AA122]-[.Z122])))" office:value-type="float" office:value="1">
            <text:p>1</text:p>
          </table:table-cell>
          <table:table-cell table:formula="of:=([.Z122]+[.AA122])/2" office:value-type="float" office:value="0.5">
            <text:p>0.5</text:p>
          </table:table-cell>
          <table:table-cell table:formula="of:=[.H122]/255" office:value-type="float" office:value="0.666666666666667">
            <text:p>0.67</text:p>
          </table:table-cell>
          <table:table-cell table:formula="of:=[.I122]/255" office:value-type="float" office:value="1">
            <text:p>1</text:p>
          </table:table-cell>
          <table:table-cell table:formula="of:=[.J122]/255" office:value-type="float" office:value="0">
            <text:p>0</text:p>
          </table:table-cell>
          <table:table-cell table:formula="of:=MIN([.W122];[.X122];[.Y122])" office:value-type="float" office:value="0">
            <text:p>0</text:p>
          </table:table-cell>
          <table:table-cell table:formula="of:=MAX([.W122];[.X122];[.Y122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55</text:p>
          </table:table-cell>
          <table:table-cell table:formula="of:=HEX2DEC(MID([.G123];2;2))" office:value-type="float" office:value="170">
            <text:p>170</text:p>
          </table:table-cell>
          <table:table-cell table:formula="of:=HEX2DEC(MID([.G123];4;2))" office:value-type="float" office:value="255">
            <text:p>255</text:p>
          </table:table-cell>
          <table:table-cell table:formula="of:=HEX2DEC(MID([.G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55</text:p>
          </table:table-cell>
          <table:table-cell table:formula="of:=CONCATENATE(&quot;(&quot;;ROUND([.N123]);&quot;,&quot;;ROUND([.O123]);&quot;,&quot;;ROUND([.P123]);&quot;)&quot;)" office:value-type="string" office:string-value="(92,-52,70)">
            <text:p>(92,-52,70)</text:p>
          </table:table-cell>
          <table:table-cell office:value-type="float" office:value="92">
            <text:p>92</text:p>
          </table:table-cell>
          <table:table-cell office:value-type="float" office:value="-51.5">
            <text:p>-52</text:p>
          </table:table-cell>
          <table:table-cell office:value-type="float" office:value="70.1">
            <text:p>70</text:p>
          </table:table-cell>
          <table:table-cell table:formula="of:=IF(AND([.O123]=0;[.P123]=0);IF([.N123]=0;&quot;Black&quot;;IF([.N123]=100;&quot;White&quot;;&quot;Gray&quot;));IF(ABS([.O123])&gt;ABS([.P123]);IF([.O123]&lt;0;&quot;Green&quot;;&quot;Red&quot;);IF(ABS([.O123])&lt;ABS([.P123]);IF([.P123]&lt;0;&quot;Blue&quot;;&quot;Yellow&quot;);&quot;None&quot;)) )" office:value-type="string" office:string-value="Yellow">
            <text:p>Yellow</text:p>
          </table:table-cell>
          <table:table-cell table:formula="of:=IF(AND([.O123]=0;[.P123]=0);IF([.N123]=0;&quot;&quot;;IF([.N123]=100;&quot;&quot;;&quot;&quot;));IF(ABS([.O123])&gt;ABS([.P123]);IF([.P123]&lt;0;&quot;Blue&quot;;&quot;Yellow&quot;);IF(ABS([.O123])&lt;ABS([.P123]);IF([.O123]&lt;0;&quot;Green&quot;;&quot;Red&quot;);&quot;None&quot;)) )" office:value-type="string" office:string-value="Green">
            <text:p>Green</text:p>
          </table:table-cell>
          <table:table-cell table:formula="of:=0.2126*[.H123] + 0.7152*[.I123] + 0.0722*[.J123]" office:value-type="float" office:value="224.655">
            <text:p>224.66</text:p>
          </table:table-cell>
          <table:table-cell table:formula="of:=MOD(60*IF([.Z123]=[.AA123];0;IF([.W123]=[.AA123];([.X123]-[.Y123])/([.AA123]-[.Z123]);IF([.X123]=[.AA123];2+([.Y123]-[.W123])/([.AA123]-[.Z123]);4+([.W123]-[.X123])/([.AA123]-[.Z123]))));360)" office:value-type="float" office:value="90">
            <text:p>90</text:p>
          </table:table-cell>
          <table:table-cell table:formula="of:=IF([.Z123]=[.AA123];0;IF([.V123]&lt;0.5;([.AA123]-[.Z123])/([.Z123]+[.AA123]);([.AA123]-[.Z123])/(2-[.AA123]-[.Z123])))" office:value-type="float" office:value="1">
            <text:p>1</text:p>
          </table:table-cell>
          <table:table-cell table:formula="of:=([.Z123]+[.AA123])/2" office:value-type="float" office:value="0.666666666666667">
            <text:p>0.67</text:p>
          </table:table-cell>
          <table:table-cell table:formula="of:=[.H123]/255" office:value-type="float" office:value="0.666666666666667">
            <text:p>0.67</text:p>
          </table:table-cell>
          <table:table-cell table:formula="of:=[.I123]/255" office:value-type="float" office:value="1">
            <text:p>1</text:p>
          </table:table-cell>
          <table:table-cell table:formula="of:=[.J123]/255" office:value-type="float" office:value="0.333333333333333">
            <text:p>0.33</text:p>
          </table:table-cell>
          <table:table-cell table:formula="of:=MIN([.W123];[.X123];[.Y123])" office:value-type="float" office:value="0.333333333333333">
            <text:p>0.33</text:p>
          </table:table-cell>
          <table:table-cell table:formula="of:=MAX([.W123];[.X123];[.Y123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FF55</text:p>
          </table:table-cell>
          <table:table-cell table:formula="of:=HEX2DEC(MID([.G124];2;2))" office:value-type="float" office:value="255">
            <text:p>255</text:p>
          </table:table-cell>
          <table:table-cell table:formula="of:=HEX2DEC(MID([.G124];4;2))" office:value-type="float" office:value="255">
            <text:p>255</text:p>
          </table:table-cell>
          <table:table-cell table:formula="of:=HEX2DEC(MID([.G12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55</text:p>
          </table:table-cell>
          <table:table-cell table:formula="of:=CONCATENATE(&quot;(&quot;;ROUND([.N124]);&quot;,&quot;;ROUND([.O124]);&quot;,&quot;;ROUND([.P124]);&quot;)&quot;)" office:value-type="string" office:string-value="(97,-19,77)">
            <text:p>(97,-19,77)</text:p>
          </table:table-cell>
          <table:table-cell office:value-type="float" office:value="97.4">
            <text:p>97</text:p>
          </table:table-cell>
          <table:table-cell office:value-type="float" office:value="-19.4">
            <text:p>-19</text:p>
          </table:table-cell>
          <table:table-cell office:value-type="float" office:value="77.3">
            <text:p>77</text:p>
          </table:table-cell>
          <table:table-cell table:formula="of:=IF(AND([.O124]=0;[.P124]=0);IF([.N124]=0;&quot;Black&quot;;IF([.N124]=100;&quot;White&quot;;&quot;Gray&quot;));IF(ABS([.O124])&gt;ABS([.P124]);IF([.O124]&lt;0;&quot;Green&quot;;&quot;Red&quot;);IF(ABS([.O124])&lt;ABS([.P124]);IF([.P124]&lt;0;&quot;Blue&quot;;&quot;Yellow&quot;);&quot;None&quot;)) )" office:value-type="string" office:string-value="Yellow">
            <text:p>Yellow</text:p>
          </table:table-cell>
          <table:table-cell table:formula="of:=IF(AND([.O124]=0;[.P124]=0);IF([.N124]=0;&quot;&quot;;IF([.N124]=100;&quot;&quot;;&quot;&quot;));IF(ABS([.O124])&gt;ABS([.P124]);IF([.P124]&lt;0;&quot;Blue&quot;;&quot;Yellow&quot;);IF(ABS([.O124])&lt;ABS([.P124]);IF([.O124]&lt;0;&quot;Green&quot;;&quot;Red&quot;);&quot;None&quot;)) )" office:value-type="string" office:string-value="Green">
            <text:p>Green</text:p>
          </table:table-cell>
          <table:table-cell table:formula="of:=0.2126*[.H124] + 0.7152*[.I124] + 0.0722*[.J124]" office:value-type="float" office:value="242.726">
            <text:p>242.73</text:p>
          </table:table-cell>
          <table:table-cell table:formula="of:=MOD(60*IF([.Z124]=[.AA124];0;IF([.W124]=[.AA124];([.X124]-[.Y124])/([.AA124]-[.Z124]);IF([.X124]=[.AA124];2+([.Y124]-[.W124])/([.AA124]-[.Z124]);4+([.W124]-[.X124])/([.AA124]-[.Z124]))));360)" office:value-type="float" office:value="60">
            <text:p>60</text:p>
          </table:table-cell>
          <table:table-cell table:formula="of:=IF([.Z124]=[.AA124];0;IF([.V124]&lt;0.5;([.AA124]-[.Z124])/([.Z124]+[.AA124]);([.AA124]-[.Z124])/(2-[.AA124]-[.Z124])))" office:value-type="float" office:value="1">
            <text:p>1</text:p>
          </table:table-cell>
          <table:table-cell table:formula="of:=([.Z124]+[.AA124])/2" office:value-type="float" office:value="0.666666666666667">
            <text:p>0.67</text:p>
          </table:table-cell>
          <table:table-cell table:formula="of:=[.H124]/255" office:value-type="float" office:value="1">
            <text:p>1</text:p>
          </table:table-cell>
          <table:table-cell table:formula="of:=[.I124]/255" office:value-type="float" office:value="1">
            <text:p>1</text:p>
          </table:table-cell>
          <table:table-cell table:formula="of:=[.J124]/255" office:value-type="float" office:value="0.333333333333333">
            <text:p>0.33</text:p>
          </table:table-cell>
          <table:table-cell table:formula="of:=MIN([.W124];[.X124];[.Y124])" office:value-type="float" office:value="0.333333333333333">
            <text:p>0.33</text:p>
          </table:table-cell>
          <table:table-cell table:formula="of:=MAX([.W124];[.X124];[.Y124])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79" table:number-columns-repeated="3"/>
          <table:table-cell table:style-name="ce88" office:value-type="string">
            <text:p>#FFFFAA</text:p>
          </table:table-cell>
          <table:table-cell table:formula="of:=HEX2DEC(MID([.G125];2;2))" office:value-type="float" office:value="255">
            <text:p>255</text:p>
          </table:table-cell>
          <table:table-cell table:formula="of:=HEX2DEC(MID([.G125];4;2))" office:value-type="float" office:value="255">
            <text:p>255</text:p>
          </table:table-cell>
          <table:table-cell table:formula="of:=HEX2DEC(MID([.G12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AA</text:p>
          </table:table-cell>
          <table:table-cell table:formula="of:=CONCATENATE(&quot;(&quot;;ROUND([.N125]);&quot;,&quot;;ROUND([.O125]);&quot;,&quot;;ROUND([.P125]);&quot;)&quot;)" office:value-type="string" office:string-value="(98,-12,41)">
            <text:p>(98,-12,41)</text:p>
          </table:table-cell>
          <table:table-cell office:value-type="float" office:value="98.3">
            <text:p>98</text:p>
          </table:table-cell>
          <table:table-cell office:value-type="float" office:value="-12.4">
            <text:p>-12</text:p>
          </table:table-cell>
          <table:table-cell office:value-type="float" office:value="40.7">
            <text:p>41</text:p>
          </table:table-cell>
          <table:table-cell table:formula="of:=IF(AND([.O125]=0;[.P125]=0);IF([.N125]=0;&quot;Black&quot;;IF([.N125]=100;&quot;White&quot;;&quot;Gray&quot;));IF(ABS([.O125])&gt;ABS([.P125]);IF([.O125]&lt;0;&quot;Green&quot;;&quot;Red&quot;);IF(ABS([.O125])&lt;ABS([.P125]);IF([.P125]&lt;0;&quot;Blue&quot;;&quot;Yellow&quot;);&quot;None&quot;)) )" office:value-type="string" office:string-value="Yellow">
            <text:p>Yellow</text:p>
          </table:table-cell>
          <table:table-cell table:formula="of:=IF(AND([.O125]=0;[.P125]=0);IF([.N125]=0;&quot;&quot;;IF([.N125]=100;&quot;&quot;;&quot;&quot;));IF(ABS([.O125])&gt;ABS([.P125]);IF([.P125]&lt;0;&quot;Blue&quot;;&quot;Yellow&quot;);IF(ABS([.O125])&lt;ABS([.P125]);IF([.O125]&lt;0;&quot;Green&quot;;&quot;Red&quot;);&quot;None&quot;)) )" office:value-type="string" office:string-value="Green">
            <text:p>Green</text:p>
          </table:table-cell>
          <table:table-cell table:formula="of:=0.2126*[.H125] + 0.7152*[.I125] + 0.0722*[.J125]" office:value-type="float" office:value="248.863">
            <text:p>248.86</text:p>
          </table:table-cell>
          <table:table-cell table:formula="of:=MOD(60*IF([.Z125]=[.AA125];0;IF([.W125]=[.AA125];([.X125]-[.Y125])/([.AA125]-[.Z125]);IF([.X125]=[.AA125];2+([.Y125]-[.W125])/([.AA125]-[.Z125]);4+([.W125]-[.X125])/([.AA125]-[.Z125]))));360)" office:value-type="float" office:value="60">
            <text:p>60</text:p>
          </table:table-cell>
          <table:table-cell table:formula="of:=IF([.Z125]=[.AA125];0;IF([.V125]&lt;0.5;([.AA125]-[.Z125])/([.Z125]+[.AA125]);([.AA125]-[.Z125])/(2-[.AA125]-[.Z125])))" office:value-type="float" office:value="1">
            <text:p>1</text:p>
          </table:table-cell>
          <table:table-cell table:formula="of:=([.Z125]+[.AA125])/2" office:value-type="float" office:value="0.833333333333333">
            <text:p>0.83</text:p>
          </table:table-cell>
          <table:table-cell table:formula="of:=[.H125]/255" office:value-type="float" office:value="1">
            <text:p>1</text:p>
          </table:table-cell>
          <table:table-cell table:formula="of:=[.I125]/255" office:value-type="float" office:value="1">
            <text:p>1</text:p>
          </table:table-cell>
          <table:table-cell table:formula="of:=[.J125]/255" office:value-type="float" office:value="0.666666666666667">
            <text:p>0.67</text:p>
          </table:table-cell>
          <table:table-cell table:formula="of:=MIN([.W125];[.X125];[.Y125])" office:value-type="float" office:value="0.666666666666667">
            <text:p>0.67</text:p>
          </table:table-cell>
          <table:table-cell table:formula="of:=MAX([.W125];[.X125];[.Y125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00</text:p>
          </table:table-cell>
          <table:table-cell table:formula="of:=HEX2DEC(MID([.G126];2;2))" office:value-type="float" office:value="170">
            <text:p>170</text:p>
          </table:table-cell>
          <table:table-cell table:formula="of:=HEX2DEC(MID([.G126];4;2))" office:value-type="float" office:value="85">
            <text:p>85</text:p>
          </table:table-cell>
          <table:table-cell table:formula="of:=HEX2DEC(MID([.G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00</text:p>
          </table:table-cell>
          <table:table-cell table:formula="of:=CONCATENATE(&quot;(&quot;;ROUND([.N126]);&quot;,&quot;;ROUND([.O126]);&quot;,&quot;;ROUND([.P126]);&quot;)&quot;)" office:value-type="string" office:string-value="(46,31,55)">
            <text:p>(46,31,55)</text:p>
          </table:table-cell>
          <table:table-cell office:value-type="float" office:value="45.7">
            <text:p>46</text:p>
          </table:table-cell>
          <table:table-cell office:value-type="float" office:value="30.6">
            <text:p>31</text:p>
          </table:table-cell>
          <table:table-cell office:value-type="float" office:value="54.9">
            <text:p>55</text:p>
          </table:table-cell>
          <table:table-cell table:formula="of:=IF(AND([.O126]=0;[.P126]=0);IF([.N126]=0;&quot;Black&quot;;IF([.N126]=100;&quot;White&quot;;&quot;Gray&quot;));IF(ABS([.O126])&gt;ABS([.P126]);IF([.O126]&lt;0;&quot;Green&quot;;&quot;Red&quot;);IF(ABS([.O126])&lt;ABS([.P126]);IF([.P126]&lt;0;&quot;Blue&quot;;&quot;Yellow&quot;);&quot;None&quot;)) )" office:value-type="string" office:string-value="Yellow">
            <text:p>Yellow</text:p>
          </table:table-cell>
          <table:table-cell table:formula="of:=IF(AND([.O126]=0;[.P126]=0);IF([.N126]=0;&quot;&quot;;IF([.N126]=100;&quot;&quot;;&quot;&quot;));IF(ABS([.O126])&gt;ABS([.P126]);IF([.P126]&lt;0;&quot;Blue&quot;;&quot;Yellow&quot;);IF(ABS([.O126])&lt;ABS([.P126]);IF([.O126]&lt;0;&quot;Green&quot;;&quot;Red&quot;);&quot;None&quot;)) )" office:value-type="string" office:string-value="Red">
            <text:p>Red</text:p>
          </table:table-cell>
          <table:table-cell table:formula="of:=0.2126*[.H126] + 0.7152*[.I126] + 0.0722*[.J126]" office:value-type="float" office:value="96.934">
            <text:p>96.93</text:p>
          </table:table-cell>
          <table:table-cell table:formula="of:=MOD(60*IF([.Z126]=[.AA126];0;IF([.W126]=[.AA126];([.X126]-[.Y126])/([.AA126]-[.Z126]);IF([.X126]=[.AA126];2+([.Y126]-[.W126])/([.AA126]-[.Z126]);4+([.W126]-[.X126])/([.AA126]-[.Z126]))));360)" office:value-type="float" office:value="30">
            <text:p>30</text:p>
          </table:table-cell>
          <table:table-cell table:formula="of:=IF([.Z126]=[.AA126];0;IF([.V126]&lt;0.5;([.AA126]-[.Z126])/([.Z126]+[.AA126]);([.AA126]-[.Z126])/(2-[.AA126]-[.Z126])))" office:value-type="float" office:value="1">
            <text:p>1</text:p>
          </table:table-cell>
          <table:table-cell table:formula="of:=([.Z126]+[.AA126])/2" office:value-type="float" office:value="0.333333333333333">
            <text:p>0.33</text:p>
          </table:table-cell>
          <table:table-cell table:formula="of:=[.H126]/255" office:value-type="float" office:value="0.666666666666667">
            <text:p>0.67</text:p>
          </table:table-cell>
          <table:table-cell table:formula="of:=[.I126]/255" office:value-type="float" office:value="0.333333333333333">
            <text:p>0.33</text:p>
          </table:table-cell>
          <table:table-cell table:formula="of:=[.J126]/255" office:value-type="float" office:value="0">
            <text:p>0</text:p>
          </table:table-cell>
          <table:table-cell table:formula="of:=MIN([.W126];[.X126];[.Y126])" office:value-type="float" office:value="0">
            <text:p>0</text:p>
          </table:table-cell>
          <table:table-cell table:formula="of:=MAX([.W126];[.X126];[.Y126])" office:value-type="float" office:value="0.666666666666667">
            <text:p>0.6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00</text:p>
          </table:table-cell>
          <table:table-cell table:formula="of:=HEX2DEC(MID([.G127];2;2))" office:value-type="float" office:value="255">
            <text:p>255</text:p>
          </table:table-cell>
          <table:table-cell table:formula="of:=HEX2DEC(MID([.G127];4;2))" office:value-type="float" office:value="85">
            <text:p>85</text:p>
          </table:table-cell>
          <table:table-cell table:formula="of:=HEX2DEC(MID([.G12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00</text:p>
          </table:table-cell>
          <table:table-cell table:formula="of:=CONCATENATE(&quot;(&quot;;ROUND([.N127]);&quot;,&quot;;ROUND([.O127]);&quot;,&quot;;ROUND([.P127]);&quot;)&quot;)" office:value-type="string" office:string-value="(60,62,70)">
            <text:p>(60,62,70)</text:p>
          </table:table-cell>
          <table:table-cell office:value-type="float" office:value="59.7">
            <text:p>60</text:p>
          </table:table-cell>
          <table:table-cell office:value-type="float" office:value="62.1">
            <text:p>62</text:p>
          </table:table-cell>
          <table:table-cell office:value-type="float" office:value="70">
            <text:p>70</text:p>
          </table:table-cell>
          <table:table-cell table:formula="of:=IF(AND([.O127]=0;[.P127]=0);IF([.N127]=0;&quot;Black&quot;;IF([.N127]=100;&quot;White&quot;;&quot;Gray&quot;));IF(ABS([.O127])&gt;ABS([.P127]);IF([.O127]&lt;0;&quot;Green&quot;;&quot;Red&quot;);IF(ABS([.O127])&lt;ABS([.P127]);IF([.P127]&lt;0;&quot;Blue&quot;;&quot;Yellow&quot;);&quot;None&quot;)) )" office:value-type="string" office:string-value="Yellow">
            <text:p>Yellow</text:p>
          </table:table-cell>
          <table:table-cell table:formula="of:=IF(AND([.O127]=0;[.P127]=0);IF([.N127]=0;&quot;&quot;;IF([.N127]=100;&quot;&quot;;&quot;&quot;));IF(ABS([.O127])&gt;ABS([.P127]);IF([.P127]&lt;0;&quot;Blue&quot;;&quot;Yellow&quot;);IF(ABS([.O127])&lt;ABS([.P127]);IF([.O127]&lt;0;&quot;Green&quot;;&quot;Red&quot;);&quot;None&quot;)) )" office:value-type="string" office:string-value="Red">
            <text:p>Red</text:p>
          </table:table-cell>
          <table:table-cell table:formula="of:=0.2126*[.H127] + 0.7152*[.I127] + 0.0722*[.J127]" office:value-type="float" office:value="115.005">
            <text:p>115.01</text:p>
          </table:table-cell>
          <table:table-cell table:formula="of:=MOD(60*IF([.Z127]=[.AA127];0;IF([.W127]=[.AA127];([.X127]-[.Y127])/([.AA127]-[.Z127]);IF([.X127]=[.AA127];2+([.Y127]-[.W127])/([.AA127]-[.Z127]);4+([.W127]-[.X127])/([.AA127]-[.Z127]))));360)" office:value-type="float" office:value="20">
            <text:p>20</text:p>
          </table:table-cell>
          <table:table-cell table:formula="of:=IF([.Z127]=[.AA127];0;IF([.V127]&lt;0.5;([.AA127]-[.Z127])/([.Z127]+[.AA127]);([.AA127]-[.Z127])/(2-[.AA127]-[.Z127])))" office:value-type="float" office:value="1">
            <text:p>1</text:p>
          </table:table-cell>
          <table:table-cell table:formula="of:=([.Z127]+[.AA127])/2" office:value-type="float" office:value="0.5">
            <text:p>0.5</text:p>
          </table:table-cell>
          <table:table-cell table:formula="of:=[.H127]/255" office:value-type="float" office:value="1">
            <text:p>1</text:p>
          </table:table-cell>
          <table:table-cell table:formula="of:=[.I127]/255" office:value-type="float" office:value="0.333333333333333">
            <text:p>0.33</text:p>
          </table:table-cell>
          <table:table-cell table:formula="of:=[.J127]/255" office:value-type="float" office:value="0">
            <text:p>0</text:p>
          </table:table-cell>
          <table:table-cell table:formula="of:=MIN([.W127];[.X127];[.Y127])" office:value-type="float" office:value="0">
            <text:p>0</text:p>
          </table:table-cell>
          <table:table-cell table:formula="of:=MAX([.W127];[.X127];[.Y127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00</text:p>
          </table:table-cell>
          <table:table-cell table:formula="of:=HEX2DEC(MID([.G128];2;2))" office:value-type="float" office:value="255">
            <text:p>255</text:p>
          </table:table-cell>
          <table:table-cell table:formula="of:=HEX2DEC(MID([.G128];4;2))" office:value-type="float" office:value="170">
            <text:p>170</text:p>
          </table:table-cell>
          <table:table-cell table:formula="of:=HEX2DEC(MID([.G12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00</text:p>
          </table:table-cell>
          <table:table-cell table:formula="of:=CONCATENATE(&quot;(&quot;;ROUND([.N128]);&quot;,&quot;;ROUND([.O128]);&quot;,&quot;;ROUND([.P128]);&quot;)&quot;)" office:value-type="string" office:string-value="(76,21,80)">
            <text:p>(76,21,80)</text:p>
          </table:table-cell>
          <table:table-cell office:value-type="float" office:value="76.1">
            <text:p>76</text:p>
          </table:table-cell>
          <table:table-cell office:value-type="float" office:value="21.3">
            <text:p>21</text:p>
          </table:table-cell>
          <table:table-cell office:value-type="float" office:value="79.7">
            <text:p>80</text:p>
          </table:table-cell>
          <table:table-cell table:formula="of:=IF(AND([.O128]=0;[.P128]=0);IF([.N128]=0;&quot;Black&quot;;IF([.N128]=100;&quot;White&quot;;&quot;Gray&quot;));IF(ABS([.O128])&gt;ABS([.P128]);IF([.O128]&lt;0;&quot;Green&quot;;&quot;Red&quot;);IF(ABS([.O128])&lt;ABS([.P128]);IF([.P128]&lt;0;&quot;Blue&quot;;&quot;Yellow&quot;);&quot;None&quot;)) )" office:value-type="string" office:string-value="Yellow">
            <text:p>Yellow</text:p>
          </table:table-cell>
          <table:table-cell table:formula="of:=IF(AND([.O128]=0;[.P128]=0);IF([.N128]=0;&quot;&quot;;IF([.N128]=100;&quot;&quot;;&quot;&quot;));IF(ABS([.O128])&gt;ABS([.P128]);IF([.P128]&lt;0;&quot;Blue&quot;;&quot;Yellow&quot;);IF(ABS([.O128])&lt;ABS([.P128]);IF([.O128]&lt;0;&quot;Green&quot;;&quot;Red&quot;);&quot;None&quot;)) )" office:value-type="string" office:string-value="Red">
            <text:p>Red</text:p>
          </table:table-cell>
          <table:table-cell table:formula="of:=0.2126*[.H128] + 0.7152*[.I128] + 0.0722*[.J128]" office:value-type="float" office:value="175.797">
            <text:p>175.8</text:p>
          </table:table-cell>
          <table:table-cell table:formula="of:=MOD(60*IF([.Z128]=[.AA128];0;IF([.W128]=[.AA128];([.X128]-[.Y128])/([.AA128]-[.Z128]);IF([.X128]=[.AA128];2+([.Y128]-[.W128])/([.AA128]-[.Z128]);4+([.W128]-[.X128])/([.AA128]-[.Z128]))));360)" office:value-type="float" office:value="40">
            <text:p>40</text:p>
          </table:table-cell>
          <table:table-cell table:formula="of:=IF([.Z128]=[.AA128];0;IF([.V128]&lt;0.5;([.AA128]-[.Z128])/([.Z128]+[.AA128]);([.AA128]-[.Z128])/(2-[.AA128]-[.Z128])))" office:value-type="float" office:value="1">
            <text:p>1</text:p>
          </table:table-cell>
          <table:table-cell table:formula="of:=([.Z128]+[.AA128])/2" office:value-type="float" office:value="0.5">
            <text:p>0.5</text:p>
          </table:table-cell>
          <table:table-cell table:formula="of:=[.H128]/255" office:value-type="float" office:value="1">
            <text:p>1</text:p>
          </table:table-cell>
          <table:table-cell table:formula="of:=[.I128]/255" office:value-type="float" office:value="0.666666666666667">
            <text:p>0.67</text:p>
          </table:table-cell>
          <table:table-cell table:formula="of:=[.J128]/255" office:value-type="float" office:value="0">
            <text:p>0</text:p>
          </table:table-cell>
          <table:table-cell table:formula="of:=MIN([.W128];[.X128];[.Y128])" office:value-type="float" office:value="0">
            <text:p>0</text:p>
          </table:table-cell>
          <table:table-cell table:formula="of:=MAX([.W128];[.X128];[.Y128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55</text:p>
          </table:table-cell>
          <table:table-cell table:formula="of:=HEX2DEC(MID([.G129];2;2))" office:value-type="float" office:value="255">
            <text:p>255</text:p>
          </table:table-cell>
          <table:table-cell table:formula="of:=HEX2DEC(MID([.G129];4;2))" office:value-type="float" office:value="170">
            <text:p>170</text:p>
          </table:table-cell>
          <table:table-cell table:formula="of:=HEX2DEC(MID([.G12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55</text:p>
          </table:table-cell>
          <table:table-cell table:formula="of:=CONCATENATE(&quot;(&quot;;ROUND([.N129]);&quot;,&quot;;ROUND([.O129]);&quot;,&quot;;ROUND([.P129]);&quot;)&quot;)" office:value-type="string" office:string-value="(77,24,55)">
            <text:p>(77,24,55)</text:p>
          </table:table-cell>
          <table:table-cell office:value-type="float" office:value="76.5">
            <text:p>77</text:p>
          </table:table-cell>
          <table:table-cell office:value-type="float" office:value="23.7">
            <text:p>24</text:p>
          </table:table-cell>
          <table:table-cell office:value-type="float" office:value="55.3">
            <text:p>55</text:p>
          </table:table-cell>
          <table:table-cell table:formula="of:=IF(AND([.O129]=0;[.P129]=0);IF([.N129]=0;&quot;Black&quot;;IF([.N129]=100;&quot;White&quot;;&quot;Gray&quot;));IF(ABS([.O129])&gt;ABS([.P129]);IF([.O129]&lt;0;&quot;Green&quot;;&quot;Red&quot;);IF(ABS([.O129])&lt;ABS([.P129]);IF([.P129]&lt;0;&quot;Blue&quot;;&quot;Yellow&quot;);&quot;None&quot;)) )" office:value-type="string" office:string-value="Yellow">
            <text:p>Yellow</text:p>
          </table:table-cell>
          <table:table-cell table:formula="of:=IF(AND([.O129]=0;[.P129]=0);IF([.N129]=0;&quot;&quot;;IF([.N129]=100;&quot;&quot;;&quot;&quot;));IF(ABS([.O129])&gt;ABS([.P129]);IF([.P129]&lt;0;&quot;Blue&quot;;&quot;Yellow&quot;);IF(ABS([.O129])&lt;ABS([.P129]);IF([.O129]&lt;0;&quot;Green&quot;;&quot;Red&quot;);&quot;None&quot;)) )" office:value-type="string" office:string-value="Red">
            <text:p>Red</text:p>
          </table:table-cell>
          <table:table-cell table:formula="of:=0.2126*[.H129] + 0.7152*[.I129] + 0.0722*[.J129]" office:value-type="float" office:value="181.934">
            <text:p>181.93</text:p>
          </table:table-cell>
          <table:table-cell table:formula="of:=MOD(60*IF([.Z129]=[.AA129];0;IF([.W129]=[.AA129];([.X129]-[.Y129])/([.AA129]-[.Z129]);IF([.X129]=[.AA129];2+([.Y129]-[.W129])/([.AA129]-[.Z129]);4+([.W129]-[.X129])/([.AA129]-[.Z129]))));360)" office:value-type="float" office:value="30">
            <text:p>30</text:p>
          </table:table-cell>
          <table:table-cell table:formula="of:=IF([.Z129]=[.AA129];0;IF([.V129]&lt;0.5;([.AA129]-[.Z129])/([.Z129]+[.AA129]);([.AA129]-[.Z129])/(2-[.AA129]-[.Z129])))" office:value-type="float" office:value="1">
            <text:p>1</text:p>
          </table:table-cell>
          <table:table-cell table:formula="of:=([.Z129]+[.AA129])/2" office:value-type="float" office:value="0.666666666666667">
            <text:p>0.67</text:p>
          </table:table-cell>
          <table:table-cell table:formula="of:=[.H129]/255" office:value-type="float" office:value="1">
            <text:p>1</text:p>
          </table:table-cell>
          <table:table-cell table:formula="of:=[.I129]/255" office:value-type="float" office:value="0.666666666666667">
            <text:p>0.67</text:p>
          </table:table-cell>
          <table:table-cell table:formula="of:=[.J129]/255" office:value-type="float" office:value="0.333333333333333">
            <text:p>0.33</text:p>
          </table:table-cell>
          <table:table-cell table:formula="of:=MIN([.W129];[.X129];[.Y129])" office:value-type="float" office:value="0.333333333333333">
            <text:p>0.33</text:p>
          </table:table-cell>
          <table:table-cell table:formula="of:=MAX([.W129];[.X129];[.Y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79" table:number-columns-repeated="3"/>
          <table:table-cell table:style-name="ce88" table:formula="of:=CONCATENATE(&quot;#&quot;;DEC2HEX([.H130];2);DEC2HEX([.I130];2);DEC2HEX([.J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style-name="ce88" table:formula="of:=CONCATENATE(&quot;#&quot;;DEC2HEX([.N130];2);DEC2HEX([.O130];2);DEC2HEX([.P130];2))" office:value-type="string" office:string-value="#000000">
            <text:p>#000000</text:p>
          </table:table-cell>
          <table:table-cell table:formula="of:=CONCATENATE(&quot;(&quot;;ROUND([.N130]);&quot;,&quot;;ROUND([.O130]);&quot;,&quot;;ROUND([.P130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130]=0;[.P130]=0);IF([.N130]=0;&quot;Black&quot;;IF([.N130]=100;&quot;White&quot;;&quot;Gray&quot;));IF(ABS([.O130])&gt;ABS([.P130]);IF([.O130]&lt;0;&quot;Green&quot;;&quot;Red&quot;);IF(ABS([.O130])&lt;ABS([.P130]);IF([.P130]&lt;0;&quot;Blue&quot;;&quot;Yellow&quot;);&quot;None&quot;)) )" office:value-type="string" office:string-value="Black">
            <text:p>Black</text:p>
          </table:table-cell>
          <table:table-cell table:formula="of:=IF(AND([.O130]=0;[.P130]=0);IF([.N130]=0;&quot;&quot;;IF([.N130]=100;&quot;&quot;;&quot;&quot;));IF(ABS([.O130])&gt;ABS([.P130]);IF([.P130]&lt;0;&quot;Blue&quot;;&quot;Yellow&quot;);IF(ABS([.O130])&lt;ABS([.P130]);IF([.O130]&lt;0;&quot;Green&quot;;&quot;Red&quot;);&quot;None&quot;)) )">
            <text:p/>
          </table:table-cell>
          <table:table-cell table:formula="of:=0.2126*[.H130] + 0.7152*[.I130] + 0.0722*[.J130]" office:value-type="float" office:value="0">
            <text:p>0</text:p>
          </table:table-cell>
          <table:table-cell table:formula="of:=MOD(60*IF([.Z130]=[.AA130];0;IF([.W130]=[.AA130];([.X130]-[.Y130])/([.AA130]-[.Z130]);IF([.X130]=[.AA130];2+([.Y130]-[.W130])/([.AA130]-[.Z130]);4+([.W130]-[.X130])/([.AA130]-[.Z130]))));360)" office:value-type="float" office:value="0">
            <text:p>0</text:p>
          </table:table-cell>
          <table:table-cell table:formula="of:=IF([.Z130]=[.AA130];0;IF([.V130]&lt;0.5;([.AA130]-[.Z130])/([.Z130]+[.AA130]);([.AA130]-[.Z130])/(2-[.AA130]-[.Z130])))" office:value-type="float" office:value="0">
            <text:p>0</text:p>
          </table:table-cell>
          <table:table-cell table:formula="of:=([.Z130]+[.AA130])/2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[.I130]/255" office:value-type="float" office:value="0">
            <text:p>0</text:p>
          </table:table-cell>
          <table:table-cell table:formula="of:=[.J130]/255" office:value-type="float" office:value="0">
            <text:p>0</text:p>
          </table:table-cell>
          <table:table-cell table:formula="of:=MIN([.W130];[.X130];[.Y130])" office:value-type="float" office:value="0">
            <text:p>0</text:p>
          </table:table-cell>
          <table:table-cell table:formula="of:=MAX([.W130];[.X130];[.Y130])" office:value-type="float" office:value="0">
            <text:p>0</text:p>
          </table:table-cell>
        </table:table-row>
        <table:table-row table:style-name="ro1">
          <table:table-cell table:number-columns-repeated="27"/>
        </table:table-row>
        <table:table-row table:style-name="ro3">
          <table:table-cell table:number-columns-repeated="13"/>
          <table:table-cell office:value-type="string">
            <text:p>* conversions to CIE L*a*b* using</text:p>
            <text:p>RGB Chart &amp; Multi Tool at perbang.dk</text:p>
          </table:table-cell>
          <table:table-cell table:number-columns-repeated="13"/>
        </table:table-row>
        <table:table-row table:style-name="ro3" table:number-rows-repeated="1048443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Diagram of IPTV colors" table:style-name="ta1" table:print="false">
        <office:forms form:automatic-focus="false" form:apply-design-mode="false"/>
        <table:table-column table:style-name="co4" table:default-cell-style-name="ce97"/>
        <table:table-column table:style-name="co19" table:default-cell-style-name="ce97"/>
        <table:table-column table:style-name="co20" table:default-cell-style-name="ce98"/>
        <table:table-column table:style-name="co20" table:default-cell-style-name="ce97"/>
        <table:table-column table:style-name="co21" table:number-columns-repeated="5" table:default-cell-style-name="ce98"/>
        <table:table-column table:style-name="co21" table:default-cell-style-name="ce97"/>
        <table:table-column table:style-name="co20" table:number-columns-repeated="8" table:default-cell-style-name="ce98"/>
        <table:table-column table:style-name="co20" table:default-cell-style-name="ce97"/>
        <table:table-column table:style-name="co20" table:number-columns-repeated="9" table:default-cell-style-name="ce98"/>
        <table:table-column table:style-name="co20" table:default-cell-style-name="ce97"/>
        <table:table-column table:style-name="co21" table:default-cell-style-name="ce98"/>
        <table:table-column table:style-name="co21" table:default-cell-style-name="ce97"/>
        <table:table-column table:style-name="co21" table:number-columns-repeated="10" table:default-cell-style-name="ce98"/>
        <table:table-column table:style-name="co21" table:default-cell-style-name="ce97"/>
        <table:table-column table:style-name="co21" table:number-columns-repeated="3" table:default-cell-style-name="ce98"/>
        <table:table-column table:style-name="co22" table:default-cell-style-name="ce98"/>
        <table:table-column table:style-name="co21" table:default-cell-style-name="ce97"/>
        <table:table-column table:style-name="co19" table:default-cell-style-name="ce98"/>
        <table:table-column table:style-name="co23" table:default-cell-style-name="ce97"/>
        <table:table-column table:style-name="co24" table:number-columns-repeated="2" table:default-cell-style-name="ce98"/>
        <table:table-column table:style-name="co24" table:default-cell-style-name="ce97"/>
        <table:table-column table:style-name="co25" table:default-cell-style-name="ce97"/>
        <table:table-column table:style-name="co4" table:number-columns-repeated="971" table:default-cell-style-name="ce97"/>
        <table:table-row table:style-name="ro4">
          <table:table-cell table:number-columns-repeated="18"/>
          <table:table-cell table:style-name="ce120" office:value-type="string">
            <text:p>Yellow</text:p>
            <text:p>yellow</text:p>
            <text:p><text:span text:style-name="T1">(97,-22,95)</text:span></text:p>
            <text:p>#FF FF 00</text:p>
          </table:table-cell>
          <table:table-cell table:number-columns-repeated="5"/>
          <table:table-cell table:style-name="ce128"/>
          <table:table-cell table:number-columns-repeated="999"/>
        </table:table-row>
        <table:table-row table:style-name="ro5">
          <table:table-cell table:number-columns-repeated="9"/>
          <table:table-cell table:style-name="ce109" office:value-type="string">
            <text:p>green</text:p>
            <text:p>(92,-55,88)</text:p>
            <text:p>#AA FF 00</text:p>
          </table:table-cell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5">
          <table:table-cell table:number-columns-repeated="3"/>
          <table:table-cell table:style-name="ce103" office:value-type="string">
            <text:p>green</text:p>
            <text:p>(89,-78,84)</text:p>
            <text:p>#55 FF 00</text:p>
          </table:table-cell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5">
          <table:table-cell/>
          <table:table-cell table:style-name="ce100" office:value-type="string">
            <text:p>Green</text:p>
            <text:p>(88,-86,83)</text:p>
            <text:p>#00 FF 00</text:p>
          </table:table-cell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5">
          <table:table-cell table:number-columns-repeated="3"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136" office:value-type="string">
            <text:p>orange</text:p>
            <text:p>(76,21,80)</text:p>
            <text:p>#FF AA 00</text:p>
          </table:table-cell>
          <table:table-cell/>
          <table:table-cell table:style-name="ce98"/>
          <table:table-cell table:number-columns-repeated="993"/>
        </table:table-row>
        <table:table-row table:style-name="ro5">
          <table:table-cell table:number-columns-repeated="9"/>
          <table:table-cell table:style-name="ce98"/>
          <table:table-cell table:number-columns-repeated="8"/>
          <table:table-cell table:style-name="ce98"/>
          <table:table-cell table:style-name="ce122" office:value-type="string">
            <text:p>yellow</text:p>
            <text:p>(97,-19,77)</text:p>
            <text:p>#FF FF 55</text:p>
          </table:table-cell>
          <table:table-cell table:number-columns-repeated="4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993"/>
        </table:table-row>
        <table:table-row table:style-name="ro4">
          <table:table-cell table:number-columns-repeated="9"/>
          <table:table-cell table:style-name="ce98"/>
          <table:table-cell table:style-name="ce110" office:value-type="string">
            <text:p>green</text:p>
            <text:p>(92,-52,70)</text:p>
            <text:p>#AA FF 55</text:p>
          </table:table-cell>
          <table:table-cell table:number-columns-repeated="7"/>
          <table:table-cell table:style-name="ce98"/>
          <table:table-cell/>
          <table:table-cell table:style-name="ce123" office:value-type="string">
            <text:p>brown</text:p>
            <text:p>yellow</text:p>
            <text:p>(68,-16,70)</text:p>
            <text:p>#AA AA 00</text:p>
          </table:table-cell>
          <table:table-cell table:number-columns-repeated="3"/>
          <table:table-cell table:style-name="ce128"/>
          <table:table-cell table:number-columns-repeated="14"/>
          <table:table-cell table:style-name="ce152" office:value-type="string">
            <text:p>orange</text:p>
            <text:p>(60,62,70)</text:p>
            <text:p>#FF 55 00</text:p>
          </table:table-cell>
          <table:table-cell/>
          <table:table-cell table:style-name="ce98"/>
          <table:table-cell table:number-columns-repeated="982"/>
        </table:table-row>
        <table:table-row table:style-name="ro5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160" office:value-type="string">
            <text:p>Red</text:p>
            <text:p>(53,80,67)</text:p>
            <text:p>#FF 00 00</text:p>
          </table:table-cell>
          <table:table-cell table:number-columns-repeated="977"/>
        </table:table-row>
        <table:table-row table:style-name="ro5">
          <table:table-cell table:number-columns-repeated="3"/>
          <table:table-cell table:style-name="ce98"/>
          <table:table-cell table:style-name="ce104" office:value-type="string">
            <text:p>green</text:p>
            <text:p>(89,-74,66)</text:p>
            <text:p>#55 FF 55</text:p>
          </table:table-cell>
          <table:table-cell table:number-columns-repeated="4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16"/>
          <table:table-cell table:style-name="ce98"/>
          <table:table-cell table:number-columns-repeated="982"/>
        </table:table-row>
        <table:table-row table:style-name="ro5">
          <table:table-cell/>
          <table:table-cell table:style-name="ce98"/>
          <table:table-cell table:style-name="ce102" office:value-type="string">
            <text:p>green</text:p>
            <text:p>(88,-82,65)</text:p>
            <text:p>#00 FF 55</text:p>
          </table:table-cell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16"/>
          <table:table-cell table:style-name="ce98"/>
          <table:table-cell table:number-columns-repeated="982"/>
        </table:table-row>
        <table:table-row table:style-name="ro5">
          <table:table-cell table:number-columns-repeated="9"/>
          <table:table-cell table:style-name="ce98"/>
          <table:table-cell/>
          <table:table-cell table:style-name="ce111" office:value-type="string">
            <text:p>green</text:p>
            <text:p>(62,-50,63)</text:p>
            <text:p>#55 AA 00</text:p>
          </table:table-cell>
          <table:table-cell table:number-columns-repeated="6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5">
          <table:table-cell table:number-columns-repeated="3"/>
          <table:table-cell table:style-name="ce98"/>
          <table:table-cell table:number-columns-repeated="2"/>
          <table:table-cell table:style-name="ce106" office:value-type="string">
            <text:p>green</text:p>
            <text:p>(61,-64,61)</text:p>
            <text:p>#00 AA 00</text:p>
          </table:table-cell>
          <table:table-cell table:number-columns-repeated="2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4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 table:style-name="ce138" office:value-type="string">
            <text:p>orange</text:p>
            <text:p>(77,24,55)</text:p>
            <text:p>#FF AA 55</text:p>
          </table:table-cell>
          <table:table-cell table:style-name="ce140" office:value-type="string">
            <text:p>brown</text:p>
            <text:p>orange</text:p>
            <text:p>(46,31,55)</text:p>
            <text:p>#AA 55 00</text:p>
          </table:table-cell>
          <table:table-cell table:number-columns-repeated="10"/>
          <table:table-cell table:style-name="ce98"/>
          <table:table-cell table:number-columns-repeated="982"/>
        </table:table-row>
        <table:table-row table:style-name="ro4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7"/>
          <table:table-cell table:style-name="ce151" office:value-type="string">
            <text:p>brown</text:p>
            <text:p>orange</text:p>
            <text:p>(35,59,49)</text:p>
            <text:p>#AA 00 00</text:p>
          </table:table-cell>
          <table:table-cell table:number-columns-repeated="2"/>
          <table:table-cell table:style-name="ce98"/>
          <table:table-cell table:number-columns-repeated="982"/>
        </table:table-row>
        <table:table-row table:style-name="ro4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2"/>
          <table:table-cell table:style-name="ce124" office:value-type="string">
            <text:p>brown</text:p>
            <text:p>yellow</text:p>
            <text:p>(68,-12,43)</text:p>
            <text:p>#AA AA 55</text:p>
          </table:table-cell>
          <table:table-cell table:style-name="ce126" office:value-type="string">
            <text:p>brown</text:p>
            <text:p>yellow</text:p>
            <text:p>(35,-10,43)</text:p>
            <text:p>#55 55 00</text:p>
          </table:table-cell>
          <table:table-cell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99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2"/>
          <table:table-cell table:style-name="ce125" office:value-type="string">
            <text:p>yellow</text:p>
            <text:p>(98,-12,41)</text:p>
            <text:p>#FF FF AA</text:p>
          </table:table-cell>
          <table:table-cell table:number-columns-repeated="2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6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ce116" office:value-type="string">
            <text:p>green</text:p>
            <text:p>(31,-39,37)</text:p>
            <text:p>#00 55 00</text:p>
          </table:table-cell>
          <table:table-cell table:number-columns-repeated="2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155" office:value-type="string">
            <text:p>red</text:p>
            <text:p>pink</text:p>
            <text:p>(60,64,37)</text:p>
            <text:p>#FF 55 55</text:p>
          </table:table-cell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ce113" office:value-type="string">
            <text:p>green</text:p>
            <text:p>(63,-43,36)</text:p>
            <text:p>#55 AA 55</text:p>
          </table:table-cell>
          <table:table-cell table:number-columns-repeated="4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4"/>
          <table:table-cell table:style-name="ce108" office:value-type="string">
            <text:p>green</text:p>
            <text:p>(61,-56,33)</text:p>
            <text:p>#00 AA 55</text:p>
          </table:table-cell>
          <table:table-cell table:style-name="ce98"/>
          <table:table-cell table:number-columns-repeated="4"/>
          <table:table-cell table:style-name="ce114" office:value-type="string">
            <text:p>green</text:p>
            <text:p>(93,-42,33)</text:p>
            <text:p>#AA FF AA</text:p>
          </table:table-cell>
          <table:table-cell table:number-columns-repeated="3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6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162" office:value-type="string">
            <text:p>red</text:p>
            <text:p>pink</text:p>
            <text:p>(54,82,29)</text:p>
            <text:p>#FF 00 55</text:p>
          </table:table-cell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3"/>
          <table:table-cell table:style-name="ce107" office:value-type="string">
            <text:p>green</text:p>
            <text:p>(90,-62,28)</text:p>
            <text:p>#55 FF AA</text:p>
          </table:table-cell>
          <table:table-cell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/>
          <table:table-cell table:style-name="ce105" office:value-type="string">
            <text:p>green</text:p>
            <text:p>(89,-69,27)</text:p>
            <text:p>#00 FF AA</text:p>
          </table:table-cell>
          <table:table-cell table:number-columns-repeated="3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/>
          <table:table-cell table:style-name="ce144" office:value-type="string">
            <text:p>brown</text:p>
            <text:p>(15,36,24)</text:p>
            <text:p>#55 00 00</text:p>
          </table:table-cell>
          <table:table-cell table:number-columns-repeated="8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style-name="ce142" office:value-type="string">
            <text:p>brown</text:p>
            <text:p>purple</text:p>
            <text:p>(47,35,16)</text:p>
            <text:p>#AA 55 55</text:p>
          </table:table-cell>
          <table:table-cell table:number-columns-repeated="9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141" office:value-type="string">
            <text:p>pink</text:p>
            <text:p>(78,31,13)</text:p>
            <text:p>#FF AA AA</text:p>
          </table:table-cell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9"/>
          <table:table-cell table:style-name="ce154" office:value-type="string">
            <text:p>brown</text:p>
            <text:p>purple</text:p>
            <text:p>(36,63,2)</text:p>
            <text:p>#AA 00 55</text:p>
          </table:table-cell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7">
          <table:table-cell table:style-name="ce99" table:number-columns-repeated="2"/>
          <table:table-cell table:style-name="ce101"/>
          <table:table-cell table:style-name="ce99"/>
          <table:table-cell table:style-name="ce101" table:number-columns-repeated="5"/>
          <table:table-cell table:style-name="ce99"/>
          <table:table-cell table:style-name="ce101" table:number-columns-repeated="14"/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8" table:number-columns-repeated="3"/>
          <table:table-cell table:style-name="ce137"/>
          <table:table-cell table:style-name="ce128"/>
          <table:table-cell table:style-name="ce137"/>
          <table:table-cell table:style-name="ce128" table:number-columns-repeated="10"/>
          <table:table-cell table:style-name="ce137"/>
          <table:table-cell table:style-name="ce128" table:number-columns-repeated="4"/>
          <table:table-cell table:style-name="ce137"/>
          <table:table-cell table:style-name="ce128"/>
          <table:table-cell table:style-name="ce137"/>
          <table:table-cell table:style-name="ce128" table:number-columns-repeated="2"/>
          <table:table-cell table:style-name="ce137" table:number-columns-repeated="2"/>
          <table:table-cell table:number-columns-repeated="971"/>
        </table:table-row>
        <table:table-row table:style-name="ro7">
          <table:table-cell table:style-name="ce99" table:number-columns-repeated="2"/>
          <table:table-cell table:style-name="ce101"/>
          <table:table-cell table:style-name="ce99"/>
          <table:table-cell table:style-name="ce101" table:number-columns-repeated="20"/>
          <table:table-cell table:style-name="ce130" office:value-type="string">
            <text:p>gray2/grey2</text:p>
            <text:p>(70,0,0)</text:p>
            <text:p>#AA AA AA</text:p>
          </table:table-cell>
          <table:table-cell table:style-name="ce128" table:number-columns-repeated="16"/>
          <table:table-cell table:style-name="ce137"/>
          <table:table-cell table:style-name="ce128" table:number-columns-repeated="4"/>
          <table:table-cell table:style-name="ce137"/>
          <table:table-cell table:style-name="ce128"/>
          <table:table-cell table:style-name="ce137"/>
          <table:table-cell table:style-name="ce128" table:number-columns-repeated="2"/>
          <table:table-cell table:style-name="ce137" table:number-columns-repeated="2"/>
          <table:table-cell table:number-columns-repeated="971"/>
        </table:table-row>
        <table:table-row table:style-name="ro7">
          <table:table-cell table:style-name="ce99" table:number-columns-repeated="2"/>
          <table:table-cell table:style-name="ce101" table:number-columns-repeated="22"/>
          <table:table-cell table:style-name="ce131" office:value-type="string">
            <text:p>gray1/grey1</text:p>
            <text:p>(36,0,0)</text:p>
            <text:p>#55 55 55</text:p>
          </table:table-cell>
          <table:table-cell table:style-name="ce128" table:number-columns-repeated="21"/>
          <table:table-cell table:style-name="ce137"/>
          <table:table-cell table:style-name="ce128"/>
          <table:table-cell table:style-name="ce137"/>
          <table:table-cell table:style-name="ce128" table:number-columns-repeated="2"/>
          <table:table-cell table:style-name="ce137" table:number-columns-repeated="2"/>
          <table:table-cell table:number-columns-repeated="971"/>
        </table:table-row>
        <table:table-row table:style-name="ro7">
          <table:table-cell table:style-name="ce99"/>
          <table:table-cell table:style-name="ce101" table:number-columns-repeated="23"/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28" table:number-columns-repeated="23"/>
          <table:table-cell table:style-name="ce137"/>
          <table:table-cell table:style-name="ce128" table:number-columns-repeated="2"/>
          <table:table-cell table:style-name="ce137" table:number-columns-repeated="2"/>
          <table:table-cell table:number-columns-repeated="971"/>
        </table:table-row>
        <table:table-row table:style-name="ro5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121" office:value-type="string">
            <text:p>cyan</text:p>
            <text:p>(32,-22,-6)</text:p>
            <text:p>#00 55 55</text:p>
          </table:table-cell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 table:number-columns-repeated="977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ce118" office:value-type="string">
            <text:p>cyan</text:p>
            <text:p>(95,-26,-8)</text:p>
            <text:p>#AA FF FF</text:p>
          </table:table-cell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ce119" office:value-type="string">
            <text:p>cyan</text:p>
            <text:p>(65,-26,-8)</text:p>
            <text:p>#55 AA AA</text:p>
          </table:table-cell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6"/>
          <table:table-cell table:style-name="ce117" office:value-type="string">
            <text:p>cyan</text:p>
            <text:p>(63,-36,-10)</text:p>
            <text:p>#00 AA AA</text:p>
          </table:table-cell>
          <table:table-cell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/>
          <table:table-cell table:style-name="ce157" office:value-type="string">
            <text:p>pink</text:p>
            <text:p>(62,71,-10)</text:p>
            <text:p>#FF 55 AA</text:p>
          </table:table-cell>
          <table:table-cell table:number-columns-repeated="2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4"/>
          <table:table-cell table:style-name="ce115" office:value-type="string">
            <text:p>cyan</text:p>
            <text:p>(92,-42,-13)</text:p>
            <text:p>#55 FF FF</text:p>
          </table:table-cell>
          <table:table-cell table:number-columns-repeated="3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2"/>
          <table:table-cell table:style-name="ce112" office:value-type="string">
            <text:p>Cyan</text:p>
            <text:p>(91,-48,-14)</text:p>
            <text:p>#00 FF FF</text:p>
          </table:table-cell>
          <table:table-cell table:number-columns-repeated="5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165" office:value-type="string">
            <text:p>pink</text:p>
            <text:p>(56,88,-19)</text:p>
            <text:p>#FF 00 AA</text:p>
          </table:table-cell>
          <table:table-cell table:style-name="ce98" table:number-columns-repeated="972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2"/>
          <table:table-cell table:style-name="ce145" office:value-type="string">
            <text:p>magenta</text:p>
            <text:p>purple</text:p>
            <text:p>(18,44,-27)</text:p>
            <text:p>#55 00 55</text:p>
          </table:table-cell>
          <table:table-cell table:number-columns-repeated="7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2"/>
          <table:table-cell table:style-name="ce146" office:value-type="string">
            <text:p>magenta</text:p>
            <text:p>pink</text:p>
            <text:p>(80,44,-30)</text:p>
            <text:p>#FF AA FF</text:p>
          </table:table-cell>
          <table:table-cell table:number-columns-repeated="7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4"/>
          <table:table-cell table:style-name="ce148" office:value-type="string">
            <text:p>magenta</text:p>
            <text:p>purple</text:p>
            <text:p>(49,47,-31)</text:p>
            <text:p>#AA 55 AA</text:p>
          </table:table-cell>
          <table:table-cell table:number-columns-repeated="5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2"/>
          <table:table-cell table:style-name="ce135" office:value-type="string">
            <text:p>blue</text:p>
            <text:p>purple</text:p>
            <text:p>(73,19,-42)</text:p>
            <text:p>#AA AA FF</text:p>
          </table:table-cell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2"/>
          <table:table-cell table:style-name="ce158" office:value-type="string">
            <text:p>magenta</text:p>
            <text:p>purple</text:p>
            <text:p>(40,73,-45)</text:p>
            <text:p>#AA 00 AA</text:p>
          </table:table-cell>
          <table:table-cell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 table:style-name="ce139" office:value-type="string">
            <text:p>blue</text:p>
            <text:p>purple</text:p>
            <text:p>(40,24,-46)</text:p>
            <text:p>#55 55 AA</text:p>
          </table:table-cell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style-name="ce143" office:value-type="string">
            <text:p>blue</text:p>
            <text:p>(6,35,-48)</text:p>
            <text:p>#00 00 55</text:p>
          </table:table-cell>
          <table:table-cell table:number-columns-repeated="9"/>
          <table:table-cell table:style-name="ce98"/>
          <table:table-cell table:number-columns-repeated="4"/>
          <table:table-cell table:style-name="ce98"/>
          <table:table-cell table:number-columns-repeated="977"/>
        </table:table-row>
        <table:table-row table:style-name="ro5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style-name="ce133" office:value-type="string">
            <text:p>blue</text:p>
            <text:p>(68,1,-50)</text:p>
            <text:p>#55 AA FF</text:p>
          </table:table-cell>
          <table:table-cell table:number-columns-repeated="2"/>
          <table:table-cell table:style-name="ce98"/>
          <table:table-cell/>
          <table:table-cell table:style-name="ce98"/>
          <table:table-cell table:number-columns-repeated="993"/>
        </table:table-row>
        <table:table-row table:style-name="ro6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4"/>
          <table:table-cell table:style-name="ce127" office:value-type="string">
            <text:p>blue</text:p>
            <text:p>(67,-6,-52)</text:p>
            <text:p>#00 AA FF</text:p>
          </table:table-cell>
          <table:table-cell table:style-name="ce128"/>
          <table:table-cell/>
          <table:table-cell table:style-name="ce134" office:value-type="string">
            <text:p>blue</text:p>
            <text:p>(37,13,-52)</text:p>
            <text:p>#00 55 AA</text:p>
          </table:table-cell>
          <table:table-cell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 table:number-columns-repeated="2"/>
          <table:table-cell table:style-name="ce163" office:value-type="string">
            <text:p>magenta</text:p>
            <text:p>pink</text:p>
            <text:p>(66,83,-52)</text:p>
            <text:p>#FF 55 FF</text:p>
          </table:table-cell>
          <table:table-cell table:number-columns-repeated="974"/>
        </table:table-row>
        <table:table-row table:style-name="ro6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 table:number-columns-repeated="5"/>
          <table:table-cell table:style-name="ce166" office:value-type="string">
            <text:p>Magenta</text:p>
            <text:p>pink</text:p>
            <text:p><text:span text:style-name="T1">(60,98,-61)</text:span></text:p>
            <text:p>#FF 00 FF</text:p>
          </table:table-cell>
          <table:table-cell table:number-columns-repeated="971"/>
        </table:table-row>
        <table:table-row table:style-name="ro4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office:value-type="string">
            <text:p>purple</text:p>
            <text:p>blue</text:p>
            <text:p>(26,62,-68)</text:p>
            <text:p>#55 00 AA</text:p>
          </table:table-cell>
          <table:table-cell/>
          <table:table-cell table:style-name="ce98"/>
          <table:table-cell table:number-columns-repeated="4"/>
          <table:table-cell table:style-name="ce98"/>
          <table:table-cell table:number-columns-repeated="977"/>
        </table:table-row>
        <table:table-row table:style-name="ro5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style-name="ce156" office:value-type="string">
            <text:p>purple</text:p>
            <text:p>(54,65,-71)</text:p>
            <text:p>#AA 55 FF</text:p>
          </table:table-cell>
          <table:table-cell table:number-columns-repeated="3"/>
          <table:table-cell table:style-name="ce98"/>
          <table:table-cell table:number-columns-repeated="977"/>
        </table:table-row>
        <table:table-row table:style-name="ro5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6"/>
          <table:table-cell table:style-name="ce150" office:value-type="string">
            <text:p>blue</text:p>
            <text:p>(20,58,-80)</text:p>
            <text:p>#00 00 AA</text:p>
          </table:table-cell>
          <table:table-cell table:number-columns-repeated="3"/>
          <table:table-cell table:style-name="ce98"/>
          <table:table-cell table:number-columns-repeated="4"/>
          <table:table-cell table:style-name="ce98"/>
          <table:table-cell table:number-columns-repeated="977"/>
        </table:table-row>
        <table:table-row table:style-name="ro5">
          <table:table-cell table:number-columns-repeated="3"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5"/>
          <table:table-cell table:style-name="ce149" office:value-type="string">
            <text:p>blue</text:p>
            <text:p>(47,51,-84)</text:p>
            <text:p>#55 55 FF</text:p>
          </table:table-cell>
          <table:table-cell table:number-columns-repeated="4"/>
          <table:table-cell table:style-name="ce98"/>
          <table:table-cell table:number-columns-repeated="8"/>
          <table:table-cell table:style-name="ce164" office:value-type="string">
            <text:p>purple</text:p>
            <text:p>(47,87,-84)</text:p>
            <text:p>#AA 00 FF</text:p>
          </table:table-cell>
          <table:table-cell table:number-columns-repeated="973"/>
        </table:table-row>
        <table:table-row table:style-name="ro5">
          <table:table-cell table:number-columns-repeated="3"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3"/>
          <table:table-cell table:style-name="ce147" office:value-type="string">
            <text:p>blue</text:p>
            <text:p>(44,46,-89)</text:p>
            <text:p>#00 55 FF</text:p>
          </table:table-cell>
          <table:table-cell table:number-columns-repeated="6"/>
          <table:table-cell table:style-name="ce98"/>
          <table:table-cell table:number-columns-repeated="982"/>
        </table:table-row>
        <table:table-row table:style-name="ro4">
          <table:table-cell table:number-columns-repeated="3"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5"/>
          <table:table-cell table:style-name="ce161" office:value-type="string">
            <text:p>blue</text:p>
            <text:p>purple</text:p>
            <text:p>(36,81,-101)</text:p>
            <text:p>#55 00 FF</text:p>
          </table:table-cell>
          <table:table-cell table:number-columns-repeated="976"/>
        </table:table-row>
        <table:table-row table:style-name="ro5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3"/>
          <table:table-cell table:style-name="ce159" office:value-type="string">
            <text:p>Blue</text:p>
            <text:p>(32,79,-108)</text:p>
            <text:p>#00 00 FF</text:p>
          </table:table-cell>
          <table:table-cell table:style-name="ce98"/>
          <table:table-cell table:number-columns-repeated="977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ors" table:style-name="ta1" table:print="false">
        <office:forms form:automatic-focus="false" form:apply-design-mode="false"/>
        <table:table-column table:style-name="co4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8">
          <table:table-cell/>
          <table:table-cell table:style-name="ce167" office:value-type="string">
            <text:p>white</text:p>
            <text:p>#FF FF FF</text:p>
          </table:table-cell>
          <table:table-cell table:style-name="ce167" office:value-type="string">
            <text:p>white</text:p>
            <text:p>#FF FF FF</text:p>
          </table:table-cell>
          <table:table-cell table:style-name="ce167" office:value-type="string">
            <text:p>white</text:p>
            <text:p>#FF FF FF</text:p>
          </table:table-cell>
          <table:table-cell/>
          <table:table-cell table:style-name="ce167" office:value-type="string">
            <text:p>white</text:p>
            <text:p>#FF FF FF</text:p>
          </table:table-cell>
          <table:table-cell table:style-name="ce167" office:value-type="string">
            <text:p>white</text:p>
            <text:p>#FF FF FF</text:p>
          </table:table-cell>
          <table:table-cell/>
          <table:table-cell table:style-name="ce167" office:value-type="string">
            <text:p>white</text:p>
            <text:p>#FF FF FF</text:p>
          </table:table-cell>
          <table:table-cell table:style-name="ce167" office:value-type="string">
            <text:p>white</text:p>
            <text:p>#FF FF FF</text:p>
          </table:table-cell>
        </table:table-row>
        <table:table-row table:style-name="ro8">
          <table:table-cell/>
          <table:table-cell table:style-name="ce168" office:value-type="string">
            <text:p>lighter</text:p>
            <text:p>#AA AA FF</text:p>
          </table:table-cell>
          <table:table-cell table:style-name="ce174" office:value-type="string">
            <text:p>lighter</text:p>
            <text:p>#AA FF FF</text:p>
          </table:table-cell>
          <table:table-cell table:style-name="ce179" office:value-type="string">
            <text:p>lighter</text:p>
            <text:p>#AA FF AA</text:p>
          </table:table-cell>
          <table:table-cell/>
          <table:table-cell table:style-name="ce184" office:value-type="string">
            <text:p>lighter</text:p>
            <text:p>#FF FF AA</text:p>
          </table:table-cell>
          <table:table-cell table:number-columns-repeated="2"/>
          <table:table-cell table:style-name="ce192" office:value-type="string">
            <text:p>lighter</text:p>
            <text:p>#FF AA AA</text:p>
          </table:table-cell>
          <table:table-cell table:style-name="ce197" office:value-type="string">
            <text:p>lighter</text:p>
            <text:p>#FF AA FF</text:p>
          </table:table-cell>
        </table:table-row>
        <table:table-row table:style-name="ro8">
          <table:table-cell/>
          <table:table-cell table:style-name="ce169" office:value-type="string">
            <text:p>light</text:p>
            <text:p>#55 55 FF</text:p>
          </table:table-cell>
          <table:table-cell table:style-name="ce175" office:value-type="string">
            <text:p>light</text:p>
            <text:p>#55 FF FF</text:p>
          </table:table-cell>
          <table:table-cell table:style-name="ce180" office:value-type="string">
            <text:p>light</text:p>
            <text:p>#55 FF 55</text:p>
          </table:table-cell>
          <table:table-cell/>
          <table:table-cell table:style-name="ce185" office:value-type="string">
            <text:p>light</text:p>
            <text:p>#FF FF 55</text:p>
          </table:table-cell>
          <table:table-cell table:style-name="ce189" office:value-type="string">
            <text:p>light</text:p>
            <text:p>#FF AA 55</text:p>
          </table:table-cell>
          <table:table-cell/>
          <table:table-cell table:style-name="ce193" office:value-type="string">
            <text:p>light</text:p>
            <text:p>#FF 55 55</text:p>
          </table:table-cell>
          <table:table-cell table:style-name="ce198" office:value-type="string">
            <text:p>light</text:p>
            <text:p>#FF 55 FF</text:p>
          </table:table-cell>
        </table:table-row>
        <table:table-row table:style-name="ro9">
          <table:table-cell/>
          <table:table-cell table:style-name="ce170" office:value-type="string">
            <text:p>blue</text:p>
            <text:p>#00 00 FF</text:p>
          </table:table-cell>
          <table:table-cell table:style-name="ce176" office:value-type="string">
            <text:p>cyan</text:p>
            <text:p>#00 FF FF</text:p>
          </table:table-cell>
          <table:table-cell table:style-name="ce181" office:value-type="string">
            <text:p>green</text:p>
            <text:p>#00 FF 00</text:p>
          </table:table-cell>
          <table:table-cell/>
          <table:table-cell table:style-name="ce186" office:value-type="string">
            <text:p>yellow</text:p>
            <text:p>#FF FF 00</text:p>
          </table:table-cell>
          <table:table-cell table:style-name="ce190" office:value-type="string">
            <text:p>orange</text:p>
            <text:p>#FF AA 00</text:p>
          </table:table-cell>
          <table:table-cell/>
          <table:table-cell table:style-name="ce194" office:value-type="string">
            <text:p>red</text:p>
            <text:p>#FF 00 00</text:p>
          </table:table-cell>
          <table:table-cell table:style-name="ce199" office:value-type="string">
            <text:p>magenta</text:p>
            <text:p>#FF 00 FF</text:p>
          </table:table-cell>
        </table:table-row>
        <table:table-row table:style-name="ro9">
          <table:table-cell/>
          <table:table-cell table:style-name="ce171" office:value-type="string">
            <text:p>dark</text:p>
            <text:p>#00 00 AA</text:p>
          </table:table-cell>
          <table:table-cell table:style-name="ce177" office:value-type="string">
            <text:p>dark</text:p>
            <text:p>#00 AA AA</text:p>
          </table:table-cell>
          <table:table-cell table:style-name="ce182" office:value-type="string">
            <text:p>dark</text:p>
            <text:p>#00 AA 00</text:p>
          </table:table-cell>
          <table:table-cell/>
          <table:table-cell table:style-name="ce187" office:value-type="string">
            <text:p>dark</text:p>
            <text:p>#AA AA 00</text:p>
          </table:table-cell>
          <table:table-cell table:style-name="ce191" office:value-type="string">
            <text:p>dark</text:p>
            <text:p>#FF 55 00</text:p>
          </table:table-cell>
          <table:table-cell/>
          <table:table-cell table:style-name="ce195" office:value-type="string">
            <text:p>dark</text:p>
            <text:p>#AA 00 00</text:p>
          </table:table-cell>
          <table:table-cell table:style-name="ce200" office:value-type="string">
            <text:p>dark</text:p>
            <text:p>#AA 00 AA</text:p>
          </table:table-cell>
        </table:table-row>
        <table:table-row table:style-name="ro8">
          <table:table-cell/>
          <table:table-cell table:style-name="ce172" office:value-type="string">
            <text:p>darker</text:p>
            <text:p>#00 00 55</text:p>
          </table:table-cell>
          <table:table-cell table:style-name="ce178" office:value-type="string">
            <text:p>darker</text:p>
            <text:p>#00 55 55</text:p>
          </table:table-cell>
          <table:table-cell table:style-name="ce183" office:value-type="string">
            <text:p>darker</text:p>
            <text:p>#00 55 00</text:p>
          </table:table-cell>
          <table:table-cell/>
          <table:table-cell table:style-name="ce188" office:value-type="string">
            <text:p>darker</text:p>
            <text:p>#55 55 00</text:p>
          </table:table-cell>
          <table:table-cell table:number-columns-repeated="2"/>
          <table:table-cell table:style-name="ce196" office:value-type="string">
            <text:p>darker</text:p>
            <text:p>#55 00 00</text:p>
          </table:table-cell>
          <table:table-cell table:style-name="ce201" office:value-type="string">
            <text:p>darker</text:p>
            <text:p>#55 00 55</text:p>
          </table:table-cell>
        </table:table-row>
        <table:table-row table:style-name="ro8">
          <table:table-cell/>
          <table:table-cell table:style-name="ce173" office:value-type="string">
            <text:p>black</text:p>
            <text:p>#00 00 00</text:p>
          </table:table-cell>
          <table:table-cell table:style-name="ce173" office:value-type="string">
            <text:p>black</text:p>
            <text:p>#00 00 00</text:p>
          </table:table-cell>
          <table:table-cell table:style-name="ce173" office:value-type="string">
            <text:p>black</text:p>
            <text:p>#00 00 00</text:p>
          </table:table-cell>
          <table:table-cell/>
          <table:table-cell table:style-name="ce173" office:value-type="string">
            <text:p>black</text:p>
            <text:p>#00 00 00</text:p>
          </table:table-cell>
          <table:table-cell table:style-name="ce173" office:value-type="string">
            <text:p>black</text:p>
            <text:p>#00 00 00</text:p>
          </table:table-cell>
          <table:table-cell/>
          <table:table-cell table:style-name="ce173" office:value-type="string">
            <text:p>black</text:p>
            <text:p>#00 00 00</text:p>
          </table:table-cell>
          <table:table-cell table:style-name="ce173" office:value-type="string">
            <text:p>black</text:p>
            <text:p>#00 00 00</text:p>
          </table:table-cell>
        </table:table-row>
      </table:table>
      <table:table table:name="OpenOffice Calc colors" table:style-name="ta1" table:print="false">
        <office:forms form:automatic-focus="false" form:apply-design-mode="false"/>
        <table:table-column table:style-name="co4" table:default-cell-style-name="Default"/>
        <table:table-column table:style-name="co26" table:default-cell-style-name="ce310"/>
        <table:table-column table:style-name="co4" table:default-cell-style-name="ce419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418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420" table:number-columns-repeated="1018"/>
        </table:table-row>
        <table:table-row table:style-name="ro2">
          <table:table-cell table:style-name="ce7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2"/>
          <table:table-cell table:style-name="ce311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312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4"/>
          <table:table-cell table:style-name="ce313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05"/>
          <table:table-cell table:style-name="ce314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6"/>
          <table:table-cell table:style-name="ce315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07"/>
          <table:table-cell table:style-name="ce316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8"/>
          <table:table-cell table:style-name="ce317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09"/>
          <table:table-cell table:style-name="ce318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72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75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76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10"/>
          <table:table-cell table:style-name="ce73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74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77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11"/>
          <table:table-cell table:style-name="ce319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12"/>
          <table:table-cell table:style-name="ce320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13"/>
          <table:table-cell table:style-name="ce321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14"/>
          <table:table-cell table:style-name="ce322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5"/>
          <table:table-cell table:style-name="ce323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16"/>
          <table:table-cell table:style-name="ce324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17"/>
          <table:table-cell table:style-name="ce325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18"/>
          <table:table-cell table:style-name="ce326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19"/>
          <table:table-cell table:style-name="ce327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0"/>
          <table:table-cell table:style-name="ce328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1"/>
          <table:table-cell table:style-name="ce329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2"/>
          <table:table-cell table:style-name="ce330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23"/>
          <table:table-cell table:style-name="ce331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24"/>
          <table:table-cell table:style-name="ce332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25"/>
          <table:table-cell table:style-name="ce333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26"/>
          <table:table-cell table:style-name="ce334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27"/>
          <table:table-cell table:style-name="ce335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28"/>
          <table:table-cell table:style-name="ce336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29"/>
          <table:table-cell table:style-name="ce337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230"/>
          <table:table-cell table:style-name="ce338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1"/>
          <table:table-cell table:style-name="ce339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232"/>
          <table:table-cell table:style-name="ce340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233"/>
          <table:table-cell table:style-name="ce341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234"/>
          <table:table-cell table:style-name="ce342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235"/>
          <table:table-cell table:style-name="ce343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36"/>
          <table:table-cell table:style-name="ce344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37"/>
          <table:table-cell table:style-name="ce345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38"/>
          <table:table-cell table:style-name="ce346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39"/>
          <table:table-cell table:style-name="ce347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0"/>
          <table:table-cell table:style-name="ce348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1"/>
          <table:table-cell table:style-name="ce349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2"/>
          <table:table-cell table:style-name="ce350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3"/>
          <table:table-cell table:style-name="ce351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4"/>
          <table:table-cell table:style-name="ce352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5"/>
          <table:table-cell table:style-name="ce353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46"/>
          <table:table-cell table:style-name="ce354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47"/>
          <table:table-cell table:style-name="ce355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48"/>
          <table:table-cell table:style-name="ce356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249"/>
          <table:table-cell table:style-name="ce357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50"/>
          <table:table-cell table:style-name="ce358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51"/>
          <table:table-cell table:style-name="ce359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52"/>
          <table:table-cell table:style-name="ce360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53"/>
          <table:table-cell table:style-name="ce361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54"/>
          <table:table-cell table:style-name="ce362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255"/>
          <table:table-cell table:style-name="ce363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56"/>
          <table:table-cell table:style-name="ce364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57"/>
          <table:table-cell table:style-name="ce365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58"/>
          <table:table-cell table:style-name="ce366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59"/>
          <table:table-cell table:style-name="ce367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60"/>
          <table:table-cell table:style-name="ce368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61"/>
          <table:table-cell table:style-name="ce369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2"/>
          <table:table-cell table:style-name="ce370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63"/>
          <table:table-cell table:style-name="ce371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64"/>
          <table:table-cell table:style-name="ce372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65"/>
          <table:table-cell table:style-name="ce373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66"/>
          <table:table-cell table:style-name="ce374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67"/>
          <table:table-cell table:style-name="ce375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68"/>
          <table:table-cell table:style-name="ce376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69"/>
          <table:table-cell table:style-name="ce377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70"/>
          <table:table-cell table:style-name="ce378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71"/>
          <table:table-cell table:style-name="ce379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72"/>
          <table:table-cell table:style-name="ce380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73"/>
          <table:table-cell table:style-name="ce381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74"/>
          <table:table-cell table:style-name="ce382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75"/>
          <table:table-cell table:style-name="ce383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76"/>
          <table:table-cell table:style-name="ce384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77"/>
          <table:table-cell table:style-name="ce385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78"/>
          <table:table-cell table:style-name="ce386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79"/>
          <table:table-cell table:style-name="ce387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80"/>
          <table:table-cell table:style-name="ce388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81"/>
          <table:table-cell table:style-name="ce389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82"/>
          <table:table-cell table:style-name="ce390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283"/>
          <table:table-cell table:style-name="ce391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84"/>
          <table:table-cell table:style-name="ce392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85"/>
          <table:table-cell table:style-name="ce393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86"/>
          <table:table-cell table:style-name="ce394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87"/>
          <table:table-cell table:style-name="ce395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88"/>
          <table:table-cell table:style-name="ce396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89"/>
          <table:table-cell table:style-name="ce397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90"/>
          <table:table-cell table:style-name="ce398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91"/>
          <table:table-cell table:style-name="ce399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92"/>
          <table:table-cell table:style-name="ce400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93"/>
          <table:table-cell table:style-name="ce401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94"/>
          <table:table-cell table:style-name="ce402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95"/>
          <table:table-cell table:style-name="ce403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96"/>
          <table:table-cell table:style-name="ce404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97"/>
          <table:table-cell table:style-name="ce405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298"/>
          <table:table-cell table:style-name="ce406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99"/>
          <table:table-cell table:style-name="ce407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300"/>
          <table:table-cell table:style-name="ce408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301"/>
          <table:table-cell table:style-name="ce409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302"/>
          <table:table-cell table:style-name="ce410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303"/>
          <table:table-cell table:style-name="ce411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304"/>
          <table:table-cell table:style-name="ce412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305"/>
          <table:table-cell table:style-name="ce413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306"/>
          <table:table-cell table:style-name="ce414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307"/>
          <table:table-cell table:style-name="ce415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308"/>
          <table:table-cell table:style-name="ce416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309"/>
          <table:table-cell table:style-name="ce417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11 &amp; CSS3 Colors" table:style-name="ta1" table:print="false">
        <office:forms form:automatic-focus="false" form:apply-design-mode="false"/>
        <table:table-column table:style-name="co4" table:default-cell-style-name="Default"/>
        <table:table-column table:style-name="co27" table:number-columns-repeated="2" table:default-cell-style-name="ce2"/>
        <table:table-column table:style-name="co4" table:default-cell-style-name="ce88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421"/>
          <table:table-cell table:style-name="ce427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422"/>
          <table:table-cell table:style-name="ce428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423"/>
          <table:table-cell table:style-name="ce429" office:value-type="string">
            <text:p>Antique White 1</text:p>
          </table:table-cell>
          <table:table-cell table:style-name="ce433"/>
          <table:table-cell table:style-name="ce434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435" table:number-columns-repeated="1017"/>
        </table:table-row>
        <table:table-row table:style-name="ro1">
          <table:table-cell table:style-name="ce424"/>
          <table:table-cell table:style-name="ce430" office:value-type="string">
            <text:p>Antique White 2</text:p>
          </table:table-cell>
          <table:table-cell table:style-name="ce433"/>
          <table:table-cell table:style-name="ce434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435" table:number-columns-repeated="1017"/>
        </table:table-row>
        <table:table-row table:style-name="ro1">
          <table:table-cell table:style-name="ce425"/>
          <table:table-cell table:style-name="ce431" office:value-type="string">
            <text:p>Antique White 3</text:p>
          </table:table-cell>
          <table:table-cell table:style-name="ce433"/>
          <table:table-cell table:style-name="ce434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435" table:number-columns-repeated="1017"/>
        </table:table-row>
        <table:table-row table:style-name="ro1">
          <table:table-cell table:style-name="ce426"/>
          <table:table-cell table:style-name="ce432" office:value-type="string">
            <text:p>Antique White 4</text:p>
          </table:table-cell>
          <table:table-cell table:style-name="ce433"/>
          <table:table-cell table:style-name="ce434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435" table:number-columns-repeated="1017"/>
        </table:table-row>
        <table:table-row table:style-name="ro8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8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CSS IPTV colors'.A2:'CSS IPTV colors'.AMJ65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1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9H32M56S</meta:editing-duration>
    <meta:editing-cycles>141</meta:editing-cycles>
    <meta:generator>LibreOffice/3.3$Win32 LibreOffice_project/330m17$Build-3</meta:generator>
    <dc:date>2011-08-23T11:44:17.14</dc:date>
    <meta:document-statistic meta:table-count="7" meta:cell-count="4652" meta:object-count="0"/>
    <meta:user-defined meta:name="Info 1"/>
    <meta:user-defined meta:name="Info 2"/>
    <meta:user-defined meta:name="Info 3"/>
    <meta:user-defined meta:name="Info 4"/>
  </office:meta>
</office:document-meta>
</file>